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173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2.7547in"/>
    </style:style>
    <style:style style:name="co5" style:family="table-column">
      <style:table-column-properties fo:break-before="auto" style:column-width="2.7866in"/>
    </style:style>
    <style:style style:name="co6" style:family="table-column">
      <style:table-column-properties fo:break-before="auto" style:column-width="4.640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16"/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00ff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00ff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Time</text:p>
          </table:table-cell>
          <table:table-cell table:style-name="ce1" office:value-type="string">
            <text:p>Relative Time</text:p>
          </table:table-cell>
          <table:table-cell table:style-name="ce1" office:value-type="string">
            <text:p>Delta</text:p>
          </table:table-cell>
          <table:table-cell table:style-name="ce3" office:value-type="string">
            <text:p>Task 1</text:p>
          </table:table-cell>
          <table:table-cell table:style-name="ce3" office:value-type="string">
            <text:p>Task 2</text:p>
          </table:table-cell>
          <table:table-cell table:style-name="ce3" office:value-type="string">
            <text:p>Task 3</text:p>
          </table:table-cell>
        </table:table-row>
        <table:table-row table:style-name="ro1">
          <table:table-cell office:value-type="float" office:value="6909.64588">
            <text:p>6909.645880</text:p>
          </table:table-cell>
          <table:table-cell table:number-columns-repeated="4"/>
          <table:table-cell office:value-type="string">
            <text:p>set_curr_task_dl</text:p>
          </table:table-cell>
        </table:table-row>
        <table:table-row table:style-name="ro1">
          <table:table-cell office:value-type="float" office:value="6909.645883">
            <text:p>6909.645883</text:p>
          </table:table-cell>
          <table:table-cell table:number-columns-repeated="4"/>
          <table:table-cell office:value-type="string">
            <text:p>is enqueued</text:p>
          </table:table-cell>
        </table:table-row>
        <table:table-row table:style-name="ro1">
          <table:table-cell office:value-type="float" office:value="6909.645886">
            <text:p>6909.645886</text:p>
          </table:table-cell>
          <table:table-cell table:number-columns-repeated="4"/>
          <table:table-cell office:value-type="string">
            <text:p>gets new BW pair; d_s at 6909652.882541</text:p>
          </table:table-cell>
        </table:table-row>
        <table:table-row table:style-name="ro1">
          <table:table-cell office:value-type="float" office:value="6909.645888">
            <text:p>6909.645888</text:p>
          </table:table-cell>
          <table:table-cell table:number-columns-repeated="4"/>
          <table:table-cell office:value-type="string">
            <text:p>switched_to_dl</text:p>
          </table:table-cell>
        </table:table-row>
        <table:table-row table:style-name="ro1">
          <table:table-cell office:value-type="float" office:value="6909.645895">
            <text:p>6909.645895</text:p>
          </table:table-cell>
          <table:table-cell table:number-columns-repeated="4"/>
          <table:table-cell office:value-type="string">
            <text:p>is dequeued</text:p>
          </table:table-cell>
        </table:table-row>
        <table:table-row table:style-name="ro1">
          <table:table-cell office:value-type="float" office:value="6909.645897">
            <text:p>6909.645897</text:p>
          </table:table-cell>
          <table:table-cell table:number-columns-repeated="4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09.645902">
            <text:p>6909.645902</text:p>
          </table:table-cell>
          <table:table-cell table:number-columns-repeated="3"/>
          <table:table-cell office:value-type="string">
            <text:p>set_curr_task_dl</text:p>
          </table:table-cell>
          <table:table-cell/>
        </table:table-row>
        <table:table-row table:style-name="ro1">
          <table:table-cell office:value-type="float" office:value="6909.645903">
            <text:p>6909.645903</text:p>
          </table:table-cell>
          <table:table-cell table:number-columns-repeated="3"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909.645905">
            <text:p>6909.645905</text:p>
          </table:table-cell>
          <table:table-cell table:number-columns-repeated="3"/>
          <table:table-cell office:value-type="string">
            <text:p>gets new BW pair; d_s at 6909650.903336</text:p>
          </table:table-cell>
          <table:table-cell/>
        </table:table-row>
        <table:table-row table:style-name="ro1">
          <table:table-cell office:value-type="float" office:value="6909.645907">
            <text:p>6909.645907</text:p>
          </table:table-cell>
          <table:table-cell table:number-columns-repeated="3"/>
          <table:table-cell office:value-type="string">
            <text:p>switched_to_dl</text:p>
          </table:table-cell>
          <table:table-cell/>
        </table:table-row>
        <table:table-row table:style-name="ro1">
          <table:table-cell office:value-type="float" office:value="6909.645911">
            <text:p>6909.645911</text:p>
          </table:table-cell>
          <table:table-cell table:number-columns-repeated="3"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909.645913">
            <text:p>6909.645913</text:p>
          </table:table-cell>
          <table:table-cell table:number-columns-repeated="3"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09.645916">
            <text:p>6909.645916</text:p>
          </table:table-cell>
          <table:table-cell table:number-columns-repeated="2"/>
          <table:table-cell office:value-type="string">
            <text:p>set_curr_task_dl</text:p>
          </table:table-cell>
          <table:table-cell table:number-columns-repeated="2"/>
        </table:table-row>
        <table:table-row table:style-name="ro1">
          <table:table-cell office:value-type="float" office:value="6909.645918">
            <text:p>6909.645918</text:p>
          </table:table-cell>
          <table:table-cell table:number-columns-repeated="2"/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909.64592">
            <text:p>6909.645920</text:p>
          </table:table-cell>
          <table:table-cell table:number-columns-repeated="2"/>
          <table:table-cell office:value-type="string">
            <text:p>gets new BW pair; d_s at 6909647.917838</text:p>
          </table:table-cell>
          <table:table-cell table:number-columns-repeated="2"/>
        </table:table-row>
        <table:table-row table:style-name="ro1">
          <table:table-cell office:value-type="float" office:value="6909.645922">
            <text:p>6909.645922</text:p>
          </table:table-cell>
          <table:table-cell table:number-columns-repeated="2"/>
          <table:table-cell office:value-type="string">
            <text:p>switched_to_dl</text:p>
          </table:table-cell>
          <table:table-cell table:number-columns-repeated="2"/>
        </table:table-row>
        <table:table-row table:style-name="ro1">
          <table:table-cell office:value-type="float" office:value="6909.645925">
            <text:p>6909.645925</text:p>
          </table:table-cell>
          <table:table-cell table:number-columns-repeated="2"/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909.645927">
            <text:p>6909.645927</text:p>
          </table:table-cell>
          <table:table-cell table:number-columns-repeated="2"/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912.64569">
            <text:p>6912.645690</text:p>
          </table:table-cell>
          <table:table-cell office:value-type="float" office:value="0">
            <text:p>0.000000</text:p>
          </table:table-cell>
          <table:table-cell table:number-columns-repeated="3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912.645694">
            <text:p>6912.645694</text:p>
          </table:table-cell>
          <table:table-cell table:formula="of:=[.A21]-[.A$20]" office:value-type="float" office:value="0.00000399999953515362">
            <text:p>0.000004</text:p>
          </table:table-cell>
          <table:table-cell table:formula="of:=[.B21]-[.B20]" office:value-type="float" office:value="0.00000399999953515362">
            <text:p>0.000004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912.645697">
            <text:p>6912.645697</text:p>
          </table:table-cell>
          <table:table-cell table:formula="of:=[.A22]-[.A$20]" office:value-type="float" office:value="0.00000699999964126619">
            <text:p>0.000007</text:p>
          </table:table-cell>
          <table:table-cell table:formula="of:=[.B22]-[.B21]" office:value-type="float" office:value="0.00000300000010611257">
            <text:p>0.000003</text:p>
          </table:table-cell>
          <table:table-cell table:number-columns-repeated="2"/>
          <table:table-cell office:value-type="string">
            <text:p>d_s is renewed (r + D) to 6912652.693604; c_s is fully topped up</text:p>
          </table:table-cell>
        </table:table-row>
        <table:table-row table:style-name="ro1">
          <table:table-cell office:value-type="float" office:value="6912.6457">
            <text:p>6912.645700</text:p>
          </table:table-cell>
          <table:table-cell table:formula="of:=[.A23]-[.A$20]" office:value-type="float" office:value="0.00000999999974737875">
            <text:p>0.000010</text:p>
          </table:table-cell>
          <table:table-cell table:formula="of:=[.B23]-[.B22]" office:value-type="float" office:value="0.00000300000010611257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912.645702">
            <text:p>6912.645702</text:p>
          </table:table-cell>
          <table:table-cell table:formula="of:=[.A24]-[.A$20]" office:value-type="float" office:value="0.0000119999995149556">
            <text:p>0.000012</text:p>
          </table:table-cell>
          <table:table-cell table:formula="of:=[.B24]-[.B23]" office:value-type="float" office:value="0.0000019999997675768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912.645704">
            <text:p>6912.645704</text:p>
          </table:table-cell>
          <table:table-cell table:formula="of:=[.A25]-[.A$20]" office:value-type="float" office:value="0.0000139999992825324">
            <text:p>0.000014</text:p>
          </table:table-cell>
          <table:table-cell table:formula="of:=[.B25]-[.B24]" office:value-type="float" office:value="0.00000199999976757681">
            <text:p>0.000002</text:p>
          </table:table-cell>
          <table:table-cell/>
          <table:table-cell office:value-type="string">
            <text:p>d_s is renewed (r + D) to 6912650.702011; c_s is fully topped up</text:p>
          </table:table-cell>
          <table:table-cell/>
        </table:table-row>
        <table:table-row table:style-name="ro1">
          <table:table-cell office:value-type="float" office:value="6912.645707">
            <text:p>6912.645707</text:p>
          </table:table-cell>
          <table:table-cell table:formula="of:=[.A26]-[.A$20]" office:value-type="float" office:value="0.0000169999993886449">
            <text:p>0.000017</text:p>
          </table:table-cell>
          <table:table-cell table:formula="of:=[.B26]-[.B25]" office:value-type="float" office:value="0.00000300000010611257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912.645709">
            <text:p>6912.645709</text:p>
          </table:table-cell>
          <table:table-cell table:formula="of:=[.A27]-[.A$20]" office:value-type="float" office:value="0.0000190000000657164">
            <text:p>0.000019</text:p>
          </table:table-cell>
          <table:table-cell table:formula="of:=[.B27]-[.B26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912.645711">
            <text:p>6912.645711</text:p>
          </table:table-cell>
          <table:table-cell table:formula="of:=[.A28]-[.A$20]" office:value-type="float" office:value="0.0000209999998332933">
            <text:p>0.000021</text:p>
          </table:table-cell>
          <table:table-cell table:formula="of:=[.B28]-[.B27]" office:value-type="float" office:value="0.00000199999976757681">
            <text:p>0.000002</text:p>
          </table:table-cell>
          <table:table-cell office:value-type="string">
            <text:p>d_s is renewed (r + D) to 6912647.708712; c_s is fully topped up</text:p>
          </table:table-cell>
          <table:table-cell table:number-columns-repeated="2"/>
        </table:table-row>
        <table:table-row table:style-name="ro1">
          <table:table-cell office:value-type="float" office:value="6912.645724">
            <text:p>6912.645724</text:p>
          </table:table-cell>
          <table:table-cell table:formula="of:=[.A29]-[.A$20]" office:value-type="float" office:value="0.0000339999996867846">
            <text:p>0.000034</text:p>
          </table:table-cell>
          <table:table-cell table:formula="of:=[.B29]-[.B28]" office:value-type="float" office:value="0.0000129999998534913">
            <text:p>0.000013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6912.646667">
            <text:p>6912.646667</text:p>
          </table:table-cell>
          <table:table-cell table:formula="of:=[.A30]-[.A$20]" office:value-type="float" office:value="0.000976999999693362">
            <text:p>0.000977</text:p>
          </table:table-cell>
          <table:table-cell table:formula="of:=[.B30]-[.B29]" office:value-type="float" office:value="0.000943000000006577">
            <text:p>0.00094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912.646669">
            <text:p>6912.646669</text:p>
          </table:table-cell>
          <table:table-cell table:formula="of:=[.A31]-[.A$20]" office:value-type="float" office:value="0.000978999999460939">
            <text:p>0.000979</text:p>
          </table:table-cell>
          <table:table-cell table:formula="of:=[.B31]-[.B30]" office:value-type="float" office:value="0.0000019999997675768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912.646671">
            <text:p>6912.646671</text:p>
          </table:table-cell>
          <table:table-cell table:formula="of:=[.A32]-[.A$20]" office:value-type="float" office:value="0.00098100000013801">
            <text:p>0.000981</text:p>
          </table:table-cell>
          <table:table-cell table:formula="of:=[.B32]-[.B31]" office:value-type="float" office:value="0.0000020000006770715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912.648638">
            <text:p>6912.648638</text:p>
          </table:table-cell>
          <table:table-cell table:formula="of:=[.A33]-[.A$20]" office:value-type="float" office:value="0.00294799999937823">
            <text:p>0.002948</text:p>
          </table:table-cell>
          <table:table-cell table:formula="of:=[.B33]-[.B32]" office:value-type="float" office:value="0.00196699999924022">
            <text:p>0.00196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912.648639">
            <text:p>6912.648639</text:p>
          </table:table-cell>
          <table:table-cell table:formula="of:=[.A34]-[.A$20]" office:value-type="float" office:value="0.00294899999971676">
            <text:p>0.002949</text:p>
          </table:table-cell>
          <table:table-cell table:formula="of:=[.B34]-[.B33]" office:value-type="float" office:value="0.00000100000033853576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648642">
            <text:p>6912.648642</text:p>
          </table:table-cell>
          <table:table-cell table:formula="of:=[.A35]-[.A$20]" office:value-type="float" office:value="0.00295199999982287">
            <text:p>0.002952</text:p>
          </table:table-cell>
          <table:table-cell table:formula="of:=[.B35]-[.B34]" office:value-type="float" office:value="0.00000300000010611257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912.649632">
            <text:p>6912.649632</text:p>
          </table:table-cell>
          <table:table-cell table:formula="of:=[.A36]-[.A$20]" office:value-type="float" office:value="0.00394199999936973">
            <text:p>0.003942</text:p>
          </table:table-cell>
          <table:table-cell table:formula="of:=[.B36]-[.B35]" office:value-type="float" office:value="0.000989999999546853">
            <text:p>0.00099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912.649634">
            <text:p>6912.649634</text:p>
          </table:table-cell>
          <table:table-cell table:formula="of:=[.A37]-[.A$20]" office:value-type="float" office:value="0.0039440000000468">
            <text:p>0.003944</text:p>
          </table:table-cell>
          <table:table-cell table:formula="of:=[.B37]-[.B36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912.649636">
            <text:p>6912.649636</text:p>
          </table:table-cell>
          <table:table-cell table:formula="of:=[.A38]-[.A$20]" office:value-type="float" office:value="0.00394599999981438">
            <text:p>0.003946</text:p>
          </table:table-cell>
          <table:table-cell table:formula="of:=[.B38]-[.B37]" office:value-type="float" office:value="0.00000199999976757681">
            <text:p>0.000002</text:p>
          </table:table-cell>
          <table:table-cell office:value-type="string">
            <text:p>d_s is renewed (r + D) to 6912651.633925; c_s is fully topped up</text:p>
          </table:table-cell>
          <table:table-cell table:number-columns-repeated="2"/>
        </table:table-row>
        <table:table-row table:style-name="ro1">
          <table:table-cell office:value-type="float" office:value="6912.649639">
            <text:p>6912.649639</text:p>
          </table:table-cell>
          <table:table-cell table:formula="of:=[.A39]-[.A$20]" office:value-type="float" office:value="0.00394899999992049">
            <text:p>0.003949</text:p>
          </table:table-cell>
          <table:table-cell table:formula="of:=[.B39]-[.B38]" office:value-type="float" office:value="0.00000300000010611257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6912.649642">
            <text:p>6912.649642</text:p>
          </table:table-cell>
          <table:table-cell table:formula="of:=[.A40]-[.A$20]" office:value-type="float" office:value="0.0039520000000266">
            <text:p>0.003952</text:p>
          </table:table-cell>
          <table:table-cell table:formula="of:=[.B40]-[.B39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649644">
            <text:p>6912.649644</text:p>
          </table:table-cell>
          <table:table-cell table:formula="of:=[.A41]-[.A$20]" office:value-type="float" office:value="0.00395399999979418">
            <text:p>0.003954</text:p>
          </table:table-cell>
          <table:table-cell table:formula="of:=[.B41]-[.B40]" office:value-type="float" office:value="0.0000019999997675768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912.650582">
            <text:p>6912.650582</text:p>
          </table:table-cell>
          <table:table-cell table:formula="of:=[.A42]-[.A$20]" office:value-type="float" office:value="0.00489199999992707">
            <text:p>0.004892</text:p>
          </table:table-cell>
          <table:table-cell table:formula="of:=[.B42]-[.B41]" office:value-type="float" office:value="0.000938000000132888">
            <text:p>0.00093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912.650584">
            <text:p>6912.650584</text:p>
          </table:table-cell>
          <table:table-cell table:formula="of:=[.A43]-[.A$20]" office:value-type="float" office:value="0.00489399999969464">
            <text:p>0.004894</text:p>
          </table:table-cell>
          <table:table-cell table:formula="of:=[.B43]-[.B42]" office:value-type="float" office:value="0.0000019999997675768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912.650587">
            <text:p>6912.650587</text:p>
          </table:table-cell>
          <table:table-cell table:formula="of:=[.A44]-[.A$20]" office:value-type="float" office:value="0.00489699999980076">
            <text:p>0.004897</text:p>
          </table:table-cell>
          <table:table-cell table:formula="of:=[.B44]-[.B43]" office:value-type="float" office:value="0.00000300000010611257">
            <text:p>0.000003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6912.650631">
            <text:p>6912.650631</text:p>
          </table:table-cell>
          <table:table-cell table:formula="of:=[.A45]-[.A$20]" office:value-type="float" office:value="0.00494100000014441">
            <text:p>0.004941</text:p>
          </table:table-cell>
          <table:table-cell table:formula="of:=[.B45]-[.B44]" office:value-type="float" office:value="0.000044000000343658">
            <text:p>0.00004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912.650632">
            <text:p>6912.650632</text:p>
          </table:table-cell>
          <table:table-cell table:formula="of:=[.A46]-[.A$20]" office:value-type="float" office:value="0.00494199999957345">
            <text:p>0.004942</text:p>
          </table:table-cell>
          <table:table-cell table:formula="of:=[.B46]-[.B45]" office:value-type="float" office:value="0.000000999999429041054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912.650636">
            <text:p>6912.650636</text:p>
          </table:table-cell>
          <table:table-cell table:formula="of:=[.A47]-[.A$20]" office:value-type="float" office:value="0.0049460000000181">
            <text:p>0.004946</text:p>
          </table:table-cell>
          <table:table-cell table:formula="of:=[.B47]-[.B46]" office:value-type="float" office:value="0.00000400000044464832">
            <text:p>0.000004</text:p>
          </table:table-cell>
          <table:table-cell/>
          <table:table-cell office:value-type="string">
            <text:p>0.030109 / 0.069540 &gt; 2.000000 / 5.000000</text:p>
          </table:table-cell>
          <table:table-cell/>
        </table:table-row>
        <table:table-row table:style-name="ro1">
          <table:table-cell office:value-type="float" office:value="6912.650638">
            <text:p>6912.650638</text:p>
          </table:table-cell>
          <table:table-cell table:formula="of:=[.A48]-[.A$20]" office:value-type="float" office:value="0.00494799999978568">
            <text:p>0.004948</text:p>
          </table:table-cell>
          <table:table-cell table:formula="of:=[.B48]-[.B47]" office:value-type="float" office:value="0.00000199999976757681">
            <text:p>0.000002</text:p>
          </table:table-cell>
          <table:table-cell/>
          <table:table-cell office:value-type="string">
            <text:p>d_s is renewed (r + D) to 6912655.632471; c_s is fully topped up</text:p>
          </table:table-cell>
          <table:table-cell/>
        </table:table-row>
        <table:table-row table:style-name="ro1">
          <table:table-cell office:value-type="float" office:value="6912.652588">
            <text:p>6912.652588</text:p>
          </table:table-cell>
          <table:table-cell table:formula="of:=[.A49]-[.A$20]" office:value-type="float" office:value="0.00689799999963725">
            <text:p>0.006898</text:p>
          </table:table-cell>
          <table:table-cell table:formula="of:=[.B49]-[.B48]" office:value-type="float" office:value="0.00194999999985157">
            <text:p>0.001950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912.65259">
            <text:p>6912.652590</text:p>
          </table:table-cell>
          <table:table-cell table:formula="of:=[.A50]-[.A$20]" office:value-type="float" office:value="0.00689999999940483">
            <text:p>0.006900</text:p>
          </table:table-cell>
          <table:table-cell table:formula="of:=[.B50]-[.B49]" office:value-type="float" office:value="0.00000199999976757681">
            <text:p>0.000002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6912.652593">
            <text:p>6912.652593</text:p>
          </table:table-cell>
          <table:table-cell table:formula="of:=[.A51]-[.A$20]" office:value-type="float" office:value="0.00690299999951094">
            <text:p>0.006903</text:p>
          </table:table-cell>
          <table:table-cell table:formula="of:=[.B51]-[.B50]" office:value-type="float" office:value="0.00000300000010611257">
            <text:p>0.000003</text:p>
          </table:table-cell>
          <table:table-cell table:number-columns-repeated="2"/>
          <table:table-cell office:value-type="string">
            <text:p>uses up its c_s; 6912652.587979-6912652.006856=0.581123</text:p>
          </table:table-cell>
        </table:table-row>
        <table:table-row table:style-name="ro1">
          <table:table-cell office:value-type="float" office:value="6912.652598">
            <text:p>6912.652598</text:p>
          </table:table-cell>
          <table:table-cell table:formula="of:=[.A52]-[.A$20]" office:value-type="float" office:value="0.00690799999938463">
            <text:p>0.006908</text:p>
          </table:table-cell>
          <table:table-cell table:formula="of:=[.B52]-[.B51]" office:value-type="float" office:value="0.00000499999987368938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6526">
            <text:p>6912.652600</text:p>
          </table:table-cell>
          <table:table-cell table:formula="of:=[.A53]-[.A$20]" office:value-type="float" office:value="0.0069100000000617">
            <text:p>0.006910</text:p>
          </table:table-cell>
          <table:table-cell table:formula="of:=[.B53]-[.B52]" office:value-type="float" office:value="0.00000200000067707151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912.652704">
            <text:p>6912.652704</text:p>
          </table:table-cell>
          <table:table-cell table:formula="of:=[.A54]-[.A$20]" office:value-type="float" office:value="0.00701399999979913">
            <text:p>0.007014</text:p>
          </table:table-cell>
          <table:table-cell table:formula="of:=[.B54]-[.B53]" office:value-type="float" office:value="0.000103999999737425">
            <text:p>0.000104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6912.653632">
            <text:p>6912.653632</text:p>
          </table:table-cell>
          <table:table-cell table:formula="of:=[.A55]-[.A$20]" office:value-type="float" office:value="0.00794199999927514">
            <text:p>0.007942</text:p>
          </table:table-cell>
          <table:table-cell table:formula="of:=[.B55]-[.B54]" office:value-type="float" office:value="0.000927999999476015">
            <text:p>0.00092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912.653634">
            <text:p>6912.653634</text:p>
          </table:table-cell>
          <table:table-cell table:formula="of:=[.A56]-[.A$20]" office:value-type="float" office:value="0.00794399999995221">
            <text:p>0.007944</text:p>
          </table:table-cell>
          <table:table-cell table:formula="of:=[.B56]-[.B55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912.653636">
            <text:p>6912.653636</text:p>
          </table:table-cell>
          <table:table-cell table:formula="of:=[.A57]-[.A$20]" office:value-type="float" office:value="0.00794599999971979">
            <text:p>0.007946</text:p>
          </table:table-cell>
          <table:table-cell table:formula="of:=[.B57]-[.B56]" office:value-type="float" office:value="0.00000199999976757681">
            <text:p>0.000002</text:p>
          </table:table-cell>
          <table:table-cell office:value-type="string">
            <text:p>d_s is renewed (r + D) to 6912655.633795; c_s is fully topped up</text:p>
          </table:table-cell>
          <table:table-cell table:number-columns-repeated="2"/>
        </table:table-row>
        <table:table-row table:style-name="ro1">
          <table:table-cell office:value-type="float" office:value="6912.654559">
            <text:p>6912.654559</text:p>
          </table:table-cell>
          <table:table-cell table:formula="of:=[.A58]-[.A$20]" office:value-type="float" office:value="0.00886899999932211">
            <text:p>0.008869</text:p>
          </table:table-cell>
          <table:table-cell table:formula="of:=[.B58]-[.B57]" office:value-type="float" office:value="0.000922999999602325">
            <text:p>0.00092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912.65456">
            <text:p>6912.654560</text:p>
          </table:table-cell>
          <table:table-cell table:formula="of:=[.A59]-[.A$20]" office:value-type="float" office:value="0.00886999999966065">
            <text:p>0.008870</text:p>
          </table:table-cell>
          <table:table-cell table:formula="of:=[.B59]-[.B58]" office:value-type="float" office:value="0.00000100000033853576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654562">
            <text:p>6912.654562</text:p>
          </table:table-cell>
          <table:table-cell table:formula="of:=[.A60]-[.A$20]" office:value-type="float" office:value="0.00887199999942823">
            <text:p>0.008872</text:p>
          </table:table-cell>
          <table:table-cell table:formula="of:=[.B60]-[.B59]" office:value-type="float" office:value="0.0000019999997675768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912.655505">
            <text:p>6912.655505</text:p>
          </table:table-cell>
          <table:table-cell table:formula="of:=[.A61]-[.A$20]" office:value-type="float" office:value="0.0098149999994348">
            <text:p>0.009815</text:p>
          </table:table-cell>
          <table:table-cell table:formula="of:=[.B61]-[.B60]" office:value-type="float" office:value="0.000943000000006577">
            <text:p>0.00094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912.655507">
            <text:p>6912.655507</text:p>
          </table:table-cell>
          <table:table-cell table:formula="of:=[.A62]-[.A$20]" office:value-type="float" office:value="0.00981700000011188">
            <text:p>0.009817</text:p>
          </table:table-cell>
          <table:table-cell table:formula="of:=[.B62]-[.B61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912.655706">
            <text:p>6912.655706</text:p>
          </table:table-cell>
          <table:table-cell table:formula="of:=[.A63]-[.A$20]" office:value-type="float" office:value="0.0100159999992684">
            <text:p>0.010016</text:p>
          </table:table-cell>
          <table:table-cell table:formula="of:=[.B63]-[.B62]" office:value-type="float" office:value="0.000198999999156513">
            <text:p>0.000199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912.655708">
            <text:p>6912.655708</text:p>
          </table:table-cell>
          <table:table-cell table:formula="of:=[.A64]-[.A$20]" office:value-type="float" office:value="0.0100179999999455">
            <text:p>0.010018</text:p>
          </table:table-cell>
          <table:table-cell table:formula="of:=[.B64]-[.B63]" office:value-type="float" office:value="0.0000020000006770715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912.65571">
            <text:p>6912.655710</text:p>
          </table:table-cell>
          <table:table-cell table:formula="of:=[.A65]-[.A$20]" office:value-type="float" office:value="0.010019999999713">
            <text:p>0.010020</text:p>
          </table:table-cell>
          <table:table-cell table:formula="of:=[.B65]-[.B64]" office:value-type="float" office:value="0.00000199999976757681">
            <text:p>0.000002</text:p>
          </table:table-cell>
          <table:table-cell table:number-columns-repeated="2"/>
          <table:table-cell office:value-type="string">
            <text:p>d_s is renewed (r + D) to 6912662.708262; c_s is fully topped up</text:p>
          </table:table-cell>
        </table:table-row>
        <table:table-row table:style-name="ro1">
          <table:table-cell office:value-type="float" office:value="6912.655713">
            <text:p>6912.655713</text:p>
          </table:table-cell>
          <table:table-cell table:formula="of:=[.A66]-[.A$20]" office:value-type="float" office:value="0.0100229999998191">
            <text:p>0.010023</text:p>
          </table:table-cell>
          <table:table-cell table:formula="of:=[.B66]-[.B65]" office:value-type="float" office:value="0.00000300000010611257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912.655715">
            <text:p>6912.655715</text:p>
          </table:table-cell>
          <table:table-cell table:formula="of:=[.A67]-[.A$20]" office:value-type="float" office:value="0.0100249999995867">
            <text:p>0.010025</text:p>
          </table:table-cell>
          <table:table-cell table:formula="of:=[.B67]-[.B66]" office:value-type="float" office:value="0.0000019999997675768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912.655717">
            <text:p>6912.655717</text:p>
          </table:table-cell>
          <table:table-cell table:formula="of:=[.A68]-[.A$20]" office:value-type="float" office:value="0.0100269999993543">
            <text:p>0.010027</text:p>
          </table:table-cell>
          <table:table-cell table:formula="of:=[.B68]-[.B67]" office:value-type="float" office:value="0.00000199999976757681">
            <text:p>0.000002</text:p>
          </table:table-cell>
          <table:table-cell/>
          <table:table-cell office:value-type="string">
            <text:p>d_s is renewed (r + D) to 6912660.708262; c_s is fully topped up</text:p>
          </table:table-cell>
          <table:table-cell/>
        </table:table-row>
        <table:table-row table:style-name="ro1">
          <table:table-cell office:value-type="float" office:value="6912.655729">
            <text:p>6912.655729</text:p>
          </table:table-cell>
          <table:table-cell table:formula="of:=[.A69]-[.A$20]" office:value-type="float" office:value="0.0100389999997788">
            <text:p>0.010039</text:p>
          </table:table-cell>
          <table:table-cell table:formula="of:=[.B69]-[.B68]" office:value-type="float" office:value="0.0000120000004244503">
            <text:p>0.000012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6912.657632">
            <text:p>6912.657632</text:p>
          </table:table-cell>
          <table:table-cell table:formula="of:=[.A70]-[.A$20]" office:value-type="float" office:value="0.01194200000009">
            <text:p>0.011942</text:p>
          </table:table-cell>
          <table:table-cell table:formula="of:=[.B70]-[.B69]" office:value-type="float" office:value="0.00190300000031129">
            <text:p>0.0019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912.657634">
            <text:p>6912.657634</text:p>
          </table:table-cell>
          <table:table-cell table:formula="of:=[.A71]-[.A$20]" office:value-type="float" office:value="0.0119439999998576">
            <text:p>0.011944</text:p>
          </table:table-cell>
          <table:table-cell table:formula="of:=[.B71]-[.B70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912.657637">
            <text:p>6912.657637</text:p>
          </table:table-cell>
          <table:table-cell table:formula="of:=[.A72]-[.A$20]" office:value-type="float" office:value="0.0119469999999637">
            <text:p>0.011947</text:p>
          </table:table-cell>
          <table:table-cell table:formula="of:=[.B72]-[.B71]" office:value-type="float" office:value="0.00000300000010611257">
            <text:p>0.000003</text:p>
          </table:table-cell>
          <table:table-cell office:value-type="string">
            <text:p>d_s is renewed (r + D) to 6912659.634424; c_s is fully topped up</text:p>
          </table:table-cell>
          <table:table-cell table:number-columns-repeated="2"/>
        </table:table-row>
        <table:table-row table:style-name="ro1">
          <table:table-cell office:value-type="float" office:value="6912.657639">
            <text:p>6912.657639</text:p>
          </table:table-cell>
          <table:table-cell table:formula="of:=[.A73]-[.A$20]" office:value-type="float" office:value="0.0119489999997313">
            <text:p>0.011949</text:p>
          </table:table-cell>
          <table:table-cell table:formula="of:=[.B73]-[.B72]" office:value-type="float" office:value="0.00000199999976757681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6912.657642">
            <text:p>6912.657642</text:p>
          </table:table-cell>
          <table:table-cell table:formula="of:=[.A74]-[.A$20]" office:value-type="float" office:value="0.0119519999998374">
            <text:p>0.011952</text:p>
          </table:table-cell>
          <table:table-cell table:formula="of:=[.B74]-[.B73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657644">
            <text:p>6912.657644</text:p>
          </table:table-cell>
          <table:table-cell table:formula="of:=[.A75]-[.A$20]" office:value-type="float" office:value="0.011953999999605">
            <text:p>0.011954</text:p>
          </table:table-cell>
          <table:table-cell table:formula="of:=[.B75]-[.B74]" office:value-type="float" office:value="0.0000019999997675768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912.658588">
            <text:p>6912.658588</text:p>
          </table:table-cell>
          <table:table-cell table:formula="of:=[.A76]-[.A$20]" office:value-type="float" office:value="0.0128979999999501">
            <text:p>0.012898</text:p>
          </table:table-cell>
          <table:table-cell table:formula="of:=[.B76]-[.B75]" office:value-type="float" office:value="0.000944000000345113">
            <text:p>0.00094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912.65859">
            <text:p>6912.658590</text:p>
          </table:table-cell>
          <table:table-cell table:formula="of:=[.A77]-[.A$20]" office:value-type="float" office:value="0.0128999999997177">
            <text:p>0.012900</text:p>
          </table:table-cell>
          <table:table-cell table:formula="of:=[.B77]-[.B76]" office:value-type="float" office:value="0.0000019999997675768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912.658593">
            <text:p>6912.658593</text:p>
          </table:table-cell>
          <table:table-cell table:formula="of:=[.A78]-[.A$20]" office:value-type="float" office:value="0.0129029999998238">
            <text:p>0.012903</text:p>
          </table:table-cell>
          <table:table-cell table:formula="of:=[.B78]-[.B77]" office:value-type="float" office:value="0.00000300000010611257">
            <text:p>0.0000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912.658655">
            <text:p>6912.658655</text:p>
          </table:table-cell>
          <table:table-cell table:formula="of:=[.A79]-[.A$20]" office:value-type="float" office:value="0.0129649999998946">
            <text:p>0.012965</text:p>
          </table:table-cell>
          <table:table-cell table:formula="of:=[.B79]-[.B78]" office:value-type="float" office:value="0.0000620000000708387">
            <text:p>0.00006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912.658657">
            <text:p>6912.658657</text:p>
          </table:table-cell>
          <table:table-cell table:formula="of:=[.A80]-[.A$20]" office:value-type="float" office:value="0.0129669999996622">
            <text:p>0.012967</text:p>
          </table:table-cell>
          <table:table-cell table:formula="of:=[.B80]-[.B79]" office:value-type="float" office:value="0.00000199999976757681">
            <text:p>0.00000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912.65866">
            <text:p>6912.658660</text:p>
          </table:table-cell>
          <table:table-cell table:formula="of:=[.A81]-[.A$20]" office:value-type="float" office:value="0.0129699999997683">
            <text:p>0.012970</text:p>
          </table:table-cell>
          <table:table-cell table:formula="of:=[.B81]-[.B80]" office:value-type="float" office:value="0.00000300000010611257">
            <text:p>0.000003</text:p>
          </table:table-cell>
          <table:table-cell/>
          <table:table-cell office:value-type="string">
            <text:p>uses up its c_s; 6912658.655530-6912658.587813=0.067717</text:p>
          </table:table-cell>
          <table:table-cell/>
        </table:table-row>
        <table:table-row table:style-name="ro1">
          <table:table-cell office:value-type="float" office:value="6912.658664">
            <text:p>6912.658664</text:p>
          </table:table-cell>
          <table:table-cell table:formula="of:=[.A82]-[.A$20]" office:value-type="float" office:value="0.0129739999993035">
            <text:p>0.012974</text:p>
          </table:table-cell>
          <table:table-cell table:formula="of:=[.B82]-[.B81]" office:value-type="float" office:value="0.00000399999953515362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658666">
            <text:p>6912.658666</text:p>
          </table:table-cell>
          <table:table-cell table:formula="of:=[.A83]-[.A$20]" office:value-type="float" office:value="0.0129759999999806">
            <text:p>0.012976</text:p>
          </table:table-cell>
          <table:table-cell table:formula="of:=[.B83]-[.B82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912.658668">
            <text:p>6912.658668</text:p>
          </table:table-cell>
          <table:table-cell table:formula="of:=[.A84]-[.A$20]" office:value-type="float" office:value="0.0129779999997481">
            <text:p>0.012978</text:p>
          </table:table-cell>
          <table:table-cell table:formula="of:=[.B84]-[.B83]" office:value-type="float" office:value="0.0000019999997675768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658672">
            <text:p>6912.658672</text:p>
          </table:table-cell>
          <table:table-cell table:formula="of:=[.A85]-[.A$20]" office:value-type="float" office:value="0.0129819999992833">
            <text:p>0.012982</text:p>
          </table:table-cell>
          <table:table-cell table:formula="of:=[.B85]-[.B84]" office:value-type="float" office:value="0.00000399999953515362">
            <text:p>0.000004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6912.660634">
            <text:p>6912.660634</text:p>
          </table:table-cell>
          <table:table-cell table:formula="of:=[.A86]-[.A$20]" office:value-type="float" office:value="0.0149439999995593">
            <text:p>0.014944</text:p>
          </table:table-cell>
          <table:table-cell table:formula="of:=[.B86]-[.B85]" office:value-type="float" office:value="0.00196200000027602">
            <text:p>0.00196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912.660637">
            <text:p>6912.660637</text:p>
          </table:table-cell>
          <table:table-cell table:formula="of:=[.A87]-[.A$20]" office:value-type="float" office:value="0.0149469999996654">
            <text:p>0.014947</text:p>
          </table:table-cell>
          <table:table-cell table:formula="of:=[.B87]-[.B86]" office:value-type="float" office:value="0.00000300000010611257">
            <text:p>0.000003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6912.660639">
            <text:p>6912.660639</text:p>
          </table:table-cell>
          <table:table-cell table:formula="of:=[.A88]-[.A$20]" office:value-type="float" office:value="0.014948999999433">
            <text:p>0.014949</text:p>
          </table:table-cell>
          <table:table-cell table:formula="of:=[.B88]-[.B87]" office:value-type="float" office:value="0.00000199999976757681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6912.660642">
            <text:p>6912.660642</text:p>
          </table:table-cell>
          <table:table-cell table:formula="of:=[.A89]-[.A$20]" office:value-type="float" office:value="0.0149519999995391">
            <text:p>0.014952</text:p>
          </table:table-cell>
          <table:table-cell table:formula="of:=[.B89]-[.B88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660646">
            <text:p>6912.660646</text:p>
          </table:table-cell>
          <table:table-cell table:formula="of:=[.A90]-[.A$20]" office:value-type="float" office:value="0.0149559999999838">
            <text:p>0.014956</text:p>
          </table:table-cell>
          <table:table-cell table:formula="of:=[.B90]-[.B89]" office:value-type="float" office:value="0.00000400000044464832">
            <text:p>0.000004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6912.66072">
            <text:p>6912.660720</text:p>
          </table:table-cell>
          <table:table-cell table:formula="of:=[.A91]-[.A$20]" office:value-type="float" office:value="0.0150299999995696">
            <text:p>0.015030</text:p>
          </table:table-cell>
          <table:table-cell table:formula="of:=[.B91]-[.B90]" office:value-type="float" office:value="0.0000739999995857943">
            <text:p>0.000074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912.660721">
            <text:p>6912.660721</text:p>
          </table:table-cell>
          <table:table-cell table:formula="of:=[.A92]-[.A$20]" office:value-type="float" office:value="0.0150309999999081">
            <text:p>0.015031</text:p>
          </table:table-cell>
          <table:table-cell table:formula="of:=[.B92]-[.B91]" office:value-type="float" office:value="0.00000100000033853576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912.660724">
            <text:p>6912.660724</text:p>
          </table:table-cell>
          <table:table-cell table:formula="of:=[.A93]-[.A$20]" office:value-type="float" office:value="0.0150340000000142">
            <text:p>0.015034</text:p>
          </table:table-cell>
          <table:table-cell table:formula="of:=[.B93]-[.B92]" office:value-type="float" office:value="0.00000300000010611257">
            <text:p>0.000003</text:p>
          </table:table-cell>
          <table:table-cell/>
          <table:table-cell office:value-type="string">
            <text:p>postpones its deadline to 6912665.708262; c_s is topped up to 1.998351</text:p>
          </table:table-cell>
          <table:table-cell/>
        </table:table-row>
        <table:table-row table:style-name="ro1">
          <table:table-cell office:value-type="float" office:value="6912.661632">
            <text:p>6912.661632</text:p>
          </table:table-cell>
          <table:table-cell table:formula="of:=[.A94]-[.A$20]" office:value-type="float" office:value="0.0159419999999955">
            <text:p>0.015942</text:p>
          </table:table-cell>
          <table:table-cell table:formula="of:=[.B94]-[.B93]" office:value-type="float" office:value="0.000907999999981257">
            <text:p>0.00090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912.661634">
            <text:p>6912.661634</text:p>
          </table:table-cell>
          <table:table-cell table:formula="of:=[.A95]-[.A$20]" office:value-type="float" office:value="0.015943999999763">
            <text:p>0.015944</text:p>
          </table:table-cell>
          <table:table-cell table:formula="of:=[.B95]-[.B94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912.661637">
            <text:p>6912.661637</text:p>
          </table:table-cell>
          <table:table-cell table:formula="of:=[.A96]-[.A$20]" office:value-type="float" office:value="0.0159469999998692">
            <text:p>0.015947</text:p>
          </table:table-cell>
          <table:table-cell table:formula="of:=[.B96]-[.B95]" office:value-type="float" office:value="0.00000300000010611257">
            <text:p>0.000003</text:p>
          </table:table-cell>
          <table:table-cell office:value-type="string">
            <text:p>d_s is renewed (r + D) to 6912663.634433; c_s is fully topped up</text:p>
          </table:table-cell>
          <table:table-cell table:number-columns-repeated="2"/>
        </table:table-row>
        <table:table-row table:style-name="ro1">
          <table:table-cell office:value-type="float" office:value="6912.661722">
            <text:p>6912.661722</text:p>
          </table:table-cell>
          <table:table-cell table:formula="of:=[.A97]-[.A$20]" office:value-type="float" office:value="0.0160319999995409">
            <text:p>0.016032</text:p>
          </table:table-cell>
          <table:table-cell table:formula="of:=[.B97]-[.B96]" office:value-type="float" office:value="0.0000849999996717088">
            <text:p>0.000085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912.661724">
            <text:p>6912.661724</text:p>
          </table:table-cell>
          <table:table-cell table:formula="of:=[.A98]-[.A$20]" office:value-type="float" office:value="0.0160339999993084">
            <text:p>0.016034</text:p>
          </table:table-cell>
          <table:table-cell table:formula="of:=[.B98]-[.B97]" office:value-type="float" office:value="0.00000199999976757681">
            <text:p>0.000002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6912.661727">
            <text:p>6912.661727</text:p>
          </table:table-cell>
          <table:table-cell table:formula="of:=[.A99]-[.A$20]" office:value-type="float" office:value="0.0160369999994145">
            <text:p>0.016037</text:p>
          </table:table-cell>
          <table:table-cell table:formula="of:=[.B99]-[.B98]" office:value-type="float" office:value="0.00000300000010611257">
            <text:p>0.000003</text:p>
          </table:table-cell>
          <table:table-cell table:number-columns-repeated="2"/>
          <table:table-cell office:value-type="string">
            <text:p>uses up its c_s; 6912661.722086-6912660.636692=1.085394</text:p>
          </table:table-cell>
        </table:table-row>
        <table:table-row table:style-name="ro1">
          <table:table-cell office:value-type="float" office:value="6912.661732">
            <text:p>6912.661732</text:p>
          </table:table-cell>
          <table:table-cell table:formula="of:=[.A100]-[.A$20]" office:value-type="float" office:value="0.0160419999992882">
            <text:p>0.016042</text:p>
          </table:table-cell>
          <table:table-cell table:formula="of:=[.B100]-[.B99]" office:value-type="float" office:value="0.00000499999987368938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661734">
            <text:p>6912.661734</text:p>
          </table:table-cell>
          <table:table-cell table:formula="of:=[.A101]-[.A$20]" office:value-type="float" office:value="0.0160439999999653">
            <text:p>0.016044</text:p>
          </table:table-cell>
          <table:table-cell table:formula="of:=[.B101]-[.B100]" office:value-type="float" office:value="0.0000020000006770715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912.662672">
            <text:p>6912.662672</text:p>
          </table:table-cell>
          <table:table-cell table:formula="of:=[.A102]-[.A$20]" office:value-type="float" office:value="0.0169820000000982">
            <text:p>0.016982</text:p>
          </table:table-cell>
          <table:table-cell table:formula="of:=[.B102]-[.B101]" office:value-type="float" office:value="0.000938000000132888">
            <text:p>0.00093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912.662673">
            <text:p>6912.662673</text:p>
          </table:table-cell>
          <table:table-cell table:formula="of:=[.A103]-[.A$20]" office:value-type="float" office:value="0.0169829999995272">
            <text:p>0.016983</text:p>
          </table:table-cell>
          <table:table-cell table:formula="of:=[.B103]-[.B102]" office:value-type="float" office:value="0.000000999999429041054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912.662675">
            <text:p>6912.662675</text:p>
          </table:table-cell>
          <table:table-cell table:formula="of:=[.A104]-[.A$20]" office:value-type="float" office:value="0.0169849999992948">
            <text:p>0.016985</text:p>
          </table:table-cell>
          <table:table-cell table:formula="of:=[.B104]-[.B103]" office:value-type="float" office:value="0.0000019999997675768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912.662678">
            <text:p>6912.662678</text:p>
          </table:table-cell>
          <table:table-cell table:formula="of:=[.A105]-[.A$20]" office:value-type="float" office:value="0.0169879999994009">
            <text:p>0.016988</text:p>
          </table:table-cell>
          <table:table-cell table:formula="of:=[.B105]-[.B104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66268">
            <text:p>6912.662680</text:p>
          </table:table-cell>
          <table:table-cell table:formula="of:=[.A106]-[.A$20]" office:value-type="float" office:value="0.016990000000078">
            <text:p>0.016990</text:p>
          </table:table-cell>
          <table:table-cell table:formula="of:=[.B106]-[.B105]" office:value-type="float" office:value="0.00000200000067707151">
            <text:p>0.000002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6912.662716">
            <text:p>6912.662716</text:p>
          </table:table-cell>
          <table:table-cell table:formula="of:=[.A107]-[.A$20]" office:value-type="float" office:value="0.0170259999995324">
            <text:p>0.017026</text:p>
          </table:table-cell>
          <table:table-cell table:formula="of:=[.B107]-[.B106]" office:value-type="float" office:value="0.0000359999994543614">
            <text:p>0.000036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6912.664649">
            <text:p>6912.664649</text:p>
          </table:table-cell>
          <table:table-cell table:formula="of:=[.A108]-[.A$20]" office:value-type="float" office:value="0.0189589999999953">
            <text:p>0.018959</text:p>
          </table:table-cell>
          <table:table-cell table:formula="of:=[.B108]-[.B107]" office:value-type="float" office:value="0.00193300000046293">
            <text:p>0.00193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912.664651">
            <text:p>6912.664651</text:p>
          </table:table-cell>
          <table:table-cell table:formula="of:=[.A109]-[.A$20]" office:value-type="float" office:value="0.0189609999997629">
            <text:p>0.018961</text:p>
          </table:table-cell>
          <table:table-cell table:formula="of:=[.B109]-[.B108]" office:value-type="float" office:value="0.0000019999997675768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66564">
            <text:p>6912.665640</text:p>
          </table:table-cell>
          <table:table-cell table:formula="of:=[.A110]-[.A$20]" office:value-type="float" office:value="0.0199499999998807">
            <text:p>0.019950</text:p>
          </table:table-cell>
          <table:table-cell table:formula="of:=[.B110]-[.B109]" office:value-type="float" office:value="0.000989000000117812">
            <text:p>0.000989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912.665644">
            <text:p>6912.665644</text:p>
          </table:table-cell>
          <table:table-cell table:formula="of:=[.A111]-[.A$20]" office:value-type="float" office:value="0.0199539999994158">
            <text:p>0.019954</text:p>
          </table:table-cell>
          <table:table-cell table:formula="of:=[.B111]-[.B110]" office:value-type="float" office:value="0.00000399999953515362">
            <text:p>0.000004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912.665647">
            <text:p>6912.665647</text:p>
          </table:table-cell>
          <table:table-cell table:formula="of:=[.A112]-[.A$20]" office:value-type="float" office:value="0.0199569999995219">
            <text:p>0.019957</text:p>
          </table:table-cell>
          <table:table-cell table:formula="of:=[.B112]-[.B111]" office:value-type="float" office:value="0.00000300000010611257">
            <text:p>0.000003</text:p>
          </table:table-cell>
          <table:table-cell table:number-columns-repeated="2"/>
          <table:table-cell office:value-type="string">
            <text:p>d_s is renewed (r + D) to 6912672.643536; c_s is fully topped up</text:p>
          </table:table-cell>
        </table:table-row>
        <table:table-row table:style-name="ro1">
          <table:table-cell office:value-type="float" office:value="6912.66565">
            <text:p>6912.665650</text:p>
          </table:table-cell>
          <table:table-cell table:formula="of:=[.A113]-[.A$20]" office:value-type="float" office:value="0.0199599999996281">
            <text:p>0.019960</text:p>
          </table:table-cell>
          <table:table-cell table:formula="of:=[.B113]-[.B112]" office:value-type="float" office:value="0.00000300000010611257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912.665652">
            <text:p>6912.665652</text:p>
          </table:table-cell>
          <table:table-cell table:formula="of:=[.A114]-[.A$20]" office:value-type="float" office:value="0.0199619999993956">
            <text:p>0.019962</text:p>
          </table:table-cell>
          <table:table-cell table:formula="of:=[.B114]-[.B113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912.665654">
            <text:p>6912.665654</text:p>
          </table:table-cell>
          <table:table-cell table:formula="of:=[.A115]-[.A$20]" office:value-type="float" office:value="0.0199640000000727">
            <text:p>0.019964</text:p>
          </table:table-cell>
          <table:table-cell table:formula="of:=[.B115]-[.B114]" office:value-type="float" office:value="0.00000200000067707151">
            <text:p>0.000002</text:p>
          </table:table-cell>
          <table:table-cell office:value-type="string">
            <text:p>d_s is renewed (r + D) to 6912667.643536; c_s is fully topped up</text:p>
          </table:table-cell>
          <table:table-cell table:number-columns-repeated="2"/>
        </table:table-row>
        <table:table-row table:style-name="ro1">
          <table:table-cell office:value-type="float" office:value="6912.665657">
            <text:p>6912.665657</text:p>
          </table:table-cell>
          <table:table-cell table:formula="of:=[.A116]-[.A$20]" office:value-type="float" office:value="0.0199669999992693">
            <text:p>0.019967</text:p>
          </table:table-cell>
          <table:table-cell table:formula="of:=[.B116]-[.B115]" office:value-type="float" office:value="0.00000299999919661786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912.665658">
            <text:p>6912.665658</text:p>
          </table:table-cell>
          <table:table-cell table:formula="of:=[.A117]-[.A$20]" office:value-type="float" office:value="0.0199679999996079">
            <text:p>0.019968</text:p>
          </table:table-cell>
          <table:table-cell table:formula="of:=[.B117]-[.B116]" office:value-type="float" office:value="0.00000100000033853576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912.665662">
            <text:p>6912.665662</text:p>
          </table:table-cell>
          <table:table-cell table:formula="of:=[.A118]-[.A$20]" office:value-type="float" office:value="0.0199720000000525">
            <text:p>0.019972</text:p>
          </table:table-cell>
          <table:table-cell table:formula="of:=[.B118]-[.B117]" office:value-type="float" office:value="0.00000400000044464832">
            <text:p>0.000004</text:p>
          </table:table-cell>
          <table:table-cell/>
          <table:table-cell office:value-type="string">
            <text:p>0.022015 / 0.064726 &lt;= 2.000000 / 5.000000</text:p>
          </table:table-cell>
          <table:table-cell/>
        </table:table-row>
        <table:table-row table:style-name="ro1">
          <table:table-cell office:value-type="float" office:value="6912.665664">
            <text:p>6912.665664</text:p>
          </table:table-cell>
          <table:table-cell table:formula="of:=[.A119]-[.A$20]" office:value-type="float" office:value="0.0199739999998201">
            <text:p>0.019974</text:p>
          </table:table-cell>
          <table:table-cell table:formula="of:=[.B119]-[.B118]" office:value-type="float" office:value="0.00000199999976757681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6912.665679">
            <text:p>6912.665679</text:p>
          </table:table-cell>
          <table:table-cell table:formula="of:=[.A120]-[.A$20]" office:value-type="float" office:value="0.0199889999994411">
            <text:p>0.019989</text:p>
          </table:table-cell>
          <table:table-cell table:formula="of:=[.B120]-[.B119]" office:value-type="float" office:value="0.0000149999996210681">
            <text:p>0.000015</text:p>
          </table:table-cell>
          <table:table-cell/>
          <table:table-cell office:value-type="string">
            <text:p>is pick_next_task_dl-ed by Xorg (999)</text:p>
          </table:table-cell>
          <table:table-cell/>
        </table:table-row>
        <table:table-row table:style-name="ro1">
          <table:table-cell office:value-type="float" office:value="6912.667634">
            <text:p>6912.667634</text:p>
          </table:table-cell>
          <table:table-cell table:formula="of:=[.A121]-[.A$20]" office:value-type="float" office:value="0.0219440000000759">
            <text:p>0.021944</text:p>
          </table:table-cell>
          <table:table-cell table:formula="of:=[.B121]-[.B120]" office:value-type="float" office:value="0.00195500000063475">
            <text:p>0.00195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912.667636">
            <text:p>6912.667636</text:p>
          </table:table-cell>
          <table:table-cell table:formula="of:=[.A122]-[.A$20]" office:value-type="float" office:value="0.0219459999998435">
            <text:p>0.021946</text:p>
          </table:table-cell>
          <table:table-cell table:formula="of:=[.B122]-[.B121]" office:value-type="float" office:value="0.00000199999976757681">
            <text:p>0.000002</text:p>
          </table:table-cell>
          <table:table-cell/>
          <table:table-cell office:value-type="string">
            <text:p>rorun dmiss</text:p>
          </table:table-cell>
          <table:table-cell/>
        </table:table-row>
        <table:table-row table:style-name="ro1">
          <table:table-cell office:value-type="float" office:value="6912.667638">
            <text:p>6912.667638</text:p>
          </table:table-cell>
          <table:table-cell table:formula="of:=[.A123]-[.A$20]" office:value-type="float" office:value="0.0219479999996111">
            <text:p>0.021948</text:p>
          </table:table-cell>
          <table:table-cell table:formula="of:=[.B123]-[.B122]" office:value-type="float" office:value="0.00000199999976757681">
            <text:p>0.000002</text:p>
          </table:table-cell>
          <table:table-cell/>
          <table:table-cell office:value-type="string">
            <text:p>uses up its c_s; 6912667.633218-6912665.643536=1.989682</text:p>
          </table:table-cell>
          <table:table-cell/>
        </table:table-row>
        <table:table-row table:style-name="ro1">
          <table:table-cell office:value-type="float" office:value="6912.667642">
            <text:p>6912.667642</text:p>
          </table:table-cell>
          <table:table-cell table:formula="of:=[.A124]-[.A$20]" office:value-type="float" office:value="0.0219520000000557">
            <text:p>0.021952</text:p>
          </table:table-cell>
          <table:table-cell table:formula="of:=[.B124]-[.B123]" office:value-type="float" office:value="0.00000400000044464832">
            <text:p>0.000004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912.667645">
            <text:p>6912.667645</text:p>
          </table:table-cell>
          <table:table-cell table:formula="of:=[.A125]-[.A$20]" office:value-type="float" office:value="0.0219550000001618">
            <text:p>0.021955</text:p>
          </table:table-cell>
          <table:table-cell table:formula="of:=[.B125]-[.B124]" office:value-type="float" office:value="0.00000300000010611257">
            <text:p>0.000003</text:p>
          </table:table-cell>
          <table:table-cell/>
          <table:table-cell office:value-type="string">
            <text:p>postpones its deadline to 6912675.708262; c_s is topped up to 0.107377</text:p>
          </table:table-cell>
          <table:table-cell/>
        </table:table-row>
        <table:table-row table:style-name="ro1">
          <table:table-cell office:value-type="float" office:value="6912.667647">
            <text:p>6912.667647</text:p>
          </table:table-cell>
          <table:table-cell table:formula="of:=[.A126]-[.A$20]" office:value-type="float" office:value="0.0219569999999294">
            <text:p>0.021957</text:p>
          </table:table-cell>
          <table:table-cell table:formula="of:=[.B126]-[.B125]" office:value-type="float" office:value="0.0000019999997675768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667649">
            <text:p>6912.667649</text:p>
          </table:table-cell>
          <table:table-cell table:formula="of:=[.A127]-[.A$20]" office:value-type="float" office:value="0.021958999999697">
            <text:p>0.021959</text:p>
          </table:table-cell>
          <table:table-cell table:formula="of:=[.B127]-[.B126]" office:value-type="float" office:value="0.0000019999997675768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912.668011">
            <text:p>6912.668011</text:p>
          </table:table-cell>
          <table:table-cell table:formula="of:=[.A128]-[.A$20]" office:value-type="float" office:value="0.0223209999994651">
            <text:p>0.022321</text:p>
          </table:table-cell>
          <table:table-cell table:formula="of:=[.B128]-[.B127]" office:value-type="float" office:value="0.000361999999768159">
            <text:p>0.000362</text:p>
          </table:table-cell>
          <table:table-cell office:value-type="string">
            <text:p>dmiss</text:p>
          </table:table-cell>
          <table:table-cell table:number-columns-repeated="2"/>
        </table:table-row>
        <table:table-row table:style-name="ro1">
          <table:table-cell office:value-type="float" office:value="6912.668014">
            <text:p>6912.668014</text:p>
          </table:table-cell>
          <table:table-cell table:formula="of:=[.A129]-[.A$20]" office:value-type="float" office:value="0.0223239999995712">
            <text:p>0.022324</text:p>
          </table:table-cell>
          <table:table-cell table:formula="of:=[.B129]-[.B128]" office:value-type="float" office:value="0.00000300000010611257">
            <text:p>0.000003</text:p>
          </table:table-cell>
          <table:table-cell office:value-type="string">
            <text:p>uses up its c_s; 6912668.010667-6912667.633218=0.377449</text:p>
          </table:table-cell>
          <table:table-cell table:number-columns-repeated="2"/>
        </table:table-row>
        <table:table-row table:style-name="ro1">
          <table:table-cell office:value-type="float" office:value="6912.668018">
            <text:p>6912.668018</text:p>
          </table:table-cell>
          <table:table-cell table:formula="of:=[.A130]-[.A$20]" office:value-type="float" office:value="0.0223280000000159">
            <text:p>0.022328</text:p>
          </table:table-cell>
          <table:table-cell table:formula="of:=[.B130]-[.B129]" office:value-type="float" office:value="0.00000400000044464832">
            <text:p>0.000004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912.668021">
            <text:p>6912.668021</text:p>
          </table:table-cell>
          <table:table-cell table:formula="of:=[.A131]-[.A$20]" office:value-type="float" office:value="0.022331000000122">
            <text:p>0.022331</text:p>
          </table:table-cell>
          <table:table-cell table:formula="of:=[.B131]-[.B130]" office:value-type="float" office:value="0.00000300000010611257">
            <text:p>0.000003</text:p>
          </table:table-cell>
          <table:table-cell office:value-type="string">
            <text:p>postpones its deadline to 6912669.643536; c_s is topped up to 0.632869</text:p>
          </table:table-cell>
          <table:table-cell table:number-columns-repeated="2"/>
        </table:table-row>
        <table:table-row table:style-name="ro1">
          <table:table-cell office:value-type="float" office:value="6912.668028">
            <text:p>6912.668028</text:p>
          </table:table-cell>
          <table:table-cell table:formula="of:=[.A132]-[.A$20]" office:value-type="float" office:value="0.0223379999997633">
            <text:p>0.022338</text:p>
          </table:table-cell>
          <table:table-cell table:formula="of:=[.B132]-[.B131]" office:value-type="float" office:value="0.00000699999964126619">
            <text:p>0.000007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912.668033">
            <text:p>6912.668033</text:p>
          </table:table-cell>
          <table:table-cell table:formula="of:=[.A133]-[.A$20]" office:value-type="float" office:value="0.022342999999637">
            <text:p>0.022343</text:p>
          </table:table-cell>
          <table:table-cell table:formula="of:=[.B133]-[.B132]" office:value-type="float" office:value="0.00000499999987368938">
            <text:p>0.000005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6912.668639">
            <text:p>6912.668639</text:p>
          </table:table-cell>
          <table:table-cell table:formula="of:=[.A134]-[.A$20]" office:value-type="float" office:value="0.0229490000001533">
            <text:p>0.022949</text:p>
          </table:table-cell>
          <table:table-cell table:formula="of:=[.B134]-[.B133]" office:value-type="float" office:value="0.00060600000051636">
            <text:p>0.00060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912.668641">
            <text:p>6912.668641</text:p>
          </table:table-cell>
          <table:table-cell table:formula="of:=[.A135]-[.A$20]" office:value-type="float" office:value="0.0229509999999209">
            <text:p>0.022951</text:p>
          </table:table-cell>
          <table:table-cell table:formula="of:=[.B135]-[.B134]" office:value-type="float" office:value="0.0000019999997675768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912.668643">
            <text:p>6912.668643</text:p>
          </table:table-cell>
          <table:table-cell table:formula="of:=[.A136]-[.A$20]" office:value-type="float" office:value="0.0229529999996885">
            <text:p>0.022953</text:p>
          </table:table-cell>
          <table:table-cell table:formula="of:=[.B136]-[.B135]" office:value-type="float" office:value="0.00000199999976757681">
            <text:p>0.000002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6912.668645">
            <text:p>6912.668645</text:p>
          </table:table-cell>
          <table:table-cell table:formula="of:=[.A137]-[.A$20]" office:value-type="float" office:value="0.022954999999456">
            <text:p>0.022955</text:p>
          </table:table-cell>
          <table:table-cell table:formula="of:=[.B137]-[.B136]" office:value-type="float" office:value="0.0000019999997675768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668647">
            <text:p>6912.668647</text:p>
          </table:table-cell>
          <table:table-cell table:formula="of:=[.A138]-[.A$20]" office:value-type="float" office:value="0.0229570000001331">
            <text:p>0.022957</text:p>
          </table:table-cell>
          <table:table-cell table:formula="of:=[.B138]-[.B137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6912.669632">
            <text:p>6912.669632</text:p>
          </table:table-cell>
          <table:table-cell table:formula="of:=[.A139]-[.A$20]" office:value-type="float" office:value="0.0239419999998063">
            <text:p>0.023942</text:p>
          </table:table-cell>
          <table:table-cell table:formula="of:=[.B139]-[.B138]" office:value-type="float" office:value="0.000984999999673164">
            <text:p>0.00098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912.669634">
            <text:p>6912.669634</text:p>
          </table:table-cell>
          <table:table-cell table:formula="of:=[.A140]-[.A$20]" office:value-type="float" office:value="0.0239439999995739">
            <text:p>0.023944</text:p>
          </table:table-cell>
          <table:table-cell table:formula="of:=[.B140]-[.B139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912.669637">
            <text:p>6912.669637</text:p>
          </table:table-cell>
          <table:table-cell table:formula="of:=[.A141]-[.A$20]" office:value-type="float" office:value="0.02394699999968">
            <text:p>0.023947</text:p>
          </table:table-cell>
          <table:table-cell table:formula="of:=[.B141]-[.B140]" office:value-type="float" office:value="0.00000300000010611257">
            <text:p>0.000003</text:p>
          </table:table-cell>
          <table:table-cell office:value-type="string">
            <text:p>0.004530 / 0.009251 &lt;= 1.000000 / 2.000000</text:p>
          </table:table-cell>
          <table:table-cell table:number-columns-repeated="2"/>
        </table:table-row>
        <table:table-row table:style-name="ro1">
          <table:table-cell office:value-type="float" office:value="6912.669639">
            <text:p>6912.669639</text:p>
          </table:table-cell>
          <table:table-cell table:formula="of:=[.A142]-[.A$20]" office:value-type="float" office:value="0.0239489999994475">
            <text:p>0.023949</text:p>
          </table:table-cell>
          <table:table-cell table:formula="of:=[.B142]-[.B141]" office:value-type="float" office:value="0.00000199999976757681">
            <text:p>0.000002</text:p>
          </table:table-cell>
          <table:table-cell office:value-type="string">
            <text:p>resumes its BW pair</text:p>
          </table:table-cell>
          <table:table-cell table:number-columns-repeated="2"/>
        </table:table-row>
        <table:table-row table:style-name="ro1">
          <table:table-cell office:value-type="float" office:value="6912.669641">
            <text:p>6912.669641</text:p>
          </table:table-cell>
          <table:table-cell table:formula="of:=[.A143]-[.A$20]" office:value-type="float" office:value="0.0239510000001246">
            <text:p>0.023951</text:p>
          </table:table-cell>
          <table:table-cell table:formula="of:=[.B143]-[.B142]" office:value-type="float" office:value="0.00000200000067707151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6912.669647">
            <text:p>6912.669647</text:p>
          </table:table-cell>
          <table:table-cell table:formula="of:=[.A144]-[.A$20]" office:value-type="float" office:value="0.0239569999994274">
            <text:p>0.023957</text:p>
          </table:table-cell>
          <table:table-cell table:formula="of:=[.B144]-[.B143]" office:value-type="float" office:value="0.00000599999930273043">
            <text:p>0.000006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66965">
            <text:p>6912.669650</text:p>
          </table:table-cell>
          <table:table-cell table:formula="of:=[.A145]-[.A$20]" office:value-type="float" office:value="0.0239599999995335">
            <text:p>0.023960</text:p>
          </table:table-cell>
          <table:table-cell table:formula="of:=[.B145]-[.B144]" office:value-type="float" office:value="0.00000300000010611257">
            <text:p>0.000003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912.670594">
            <text:p>6912.670594</text:p>
          </table:table-cell>
          <table:table-cell table:formula="of:=[.A146]-[.A$20]" office:value-type="float" office:value="0.0249039999998786">
            <text:p>0.024904</text:p>
          </table:table-cell>
          <table:table-cell table:formula="of:=[.B146]-[.B145]" office:value-type="float" office:value="0.000944000000345113">
            <text:p>0.00094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912.670596">
            <text:p>6912.670596</text:p>
          </table:table-cell>
          <table:table-cell table:formula="of:=[.A147]-[.A$20]" office:value-type="float" office:value="0.0249059999996462">
            <text:p>0.024906</text:p>
          </table:table-cell>
          <table:table-cell table:formula="of:=[.B147]-[.B146]" office:value-type="float" office:value="0.00000199999976757681">
            <text:p>0.000002</text:p>
          </table:table-cell>
          <table:table-cell office:value-type="string">
            <text:p>rorun dmiss</text:p>
          </table:table-cell>
          <table:table-cell table:number-columns-repeated="2"/>
        </table:table-row>
        <table:table-row table:style-name="ro1">
          <table:table-cell office:value-type="float" office:value="6912.670599">
            <text:p>6912.670599</text:p>
          </table:table-cell>
          <table:table-cell table:formula="of:=[.A148]-[.A$20]" office:value-type="float" office:value="0.0249089999997523">
            <text:p>0.024909</text:p>
          </table:table-cell>
          <table:table-cell table:formula="of:=[.B148]-[.B147]" office:value-type="float" office:value="0.00000300000010611257">
            <text:p>0.000003</text:p>
          </table:table-cell>
          <table:table-cell office:value-type="string">
            <text:p>uses up its c_s; 6912670.594225-6912669.646745=0.947480</text:p>
          </table:table-cell>
          <table:table-cell table:number-columns-repeated="2"/>
        </table:table-row>
        <table:table-row table:style-name="ro1">
          <table:table-cell office:value-type="float" office:value="6912.670602">
            <text:p>6912.670602</text:p>
          </table:table-cell>
          <table:table-cell table:formula="of:=[.A149]-[.A$20]" office:value-type="float" office:value="0.0249119999998584">
            <text:p>0.024912</text:p>
          </table:table-cell>
          <table:table-cell table:formula="of:=[.B149]-[.B148]" office:value-type="float" office:value="0.0000030000001061125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912.670605">
            <text:p>6912.670605</text:p>
          </table:table-cell>
          <table:table-cell table:formula="of:=[.A150]-[.A$20]" office:value-type="float" office:value="0.0249149999999645">
            <text:p>0.024915</text:p>
          </table:table-cell>
          <table:table-cell table:formula="of:=[.B150]-[.B149]" office:value-type="float" office:value="0.00000300000010611257">
            <text:p>0.000003</text:p>
          </table:table-cell>
          <table:table-cell office:value-type="string">
            <text:p>postpones its deadline to 6912673.643536; c_s is topped up to 0.106361</text:p>
          </table:table-cell>
          <table:table-cell table:number-columns-repeated="2"/>
        </table:table-row>
        <table:table-row table:style-name="ro1">
          <table:table-cell office:value-type="float" office:value="6912.670607">
            <text:p>6912.670607</text:p>
          </table:table-cell>
          <table:table-cell table:formula="of:=[.A151]-[.A$20]" office:value-type="float" office:value="0.0249169999997321">
            <text:p>0.024917</text:p>
          </table:table-cell>
          <table:table-cell table:formula="of:=[.B151]-[.B150]" office:value-type="float" office:value="0.0000019999997675768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912.670611">
            <text:p>6912.670611</text:p>
          </table:table-cell>
          <table:table-cell table:formula="of:=[.A152]-[.A$20]" office:value-type="float" office:value="0.0249209999992672">
            <text:p>0.024921</text:p>
          </table:table-cell>
          <table:table-cell table:formula="of:=[.B152]-[.B151]" office:value-type="float" office:value="0.00000399999953515362">
            <text:p>0.000004</text:p>
          </table:table-cell>
          <table:table-cell/>
          <table:table-cell table:style-name="ce4"/>
          <table:table-cell table:style-name="ce4" office:value-type="string">
            <text:p>is pick_next_task_dl-ed by Task 1</text:p>
          </table:table-cell>
        </table:table-row>
        <table:table-row table:style-name="ro1">
          <table:table-cell office:value-type="float" office:value="6912.670631">
            <text:p>6912.670631</text:p>
          </table:table-cell>
          <table:table-cell table:formula="of:=[.A153]-[.A$20]" office:value-type="float" office:value="0.0249409999996715">
            <text:p>0.024941</text:p>
          </table:table-cell>
          <table:table-cell table:formula="of:=[.B153]-[.B152]" office:value-type="float" office:value="0.0000200000004042522">
            <text:p>0.000020</text:p>
          </table:table-cell>
          <table:table-cell/>
          <table:table-cell table:style-name="ce4" office:value-type="string">
            <text:p>select_task_rq_dl</text:p>
          </table:table-cell>
          <table:table-cell table:style-name="ce4"/>
        </table:table-row>
        <table:table-row table:style-name="ro1">
          <table:table-cell office:value-type="float" office:value="6912.670632">
            <text:p>6912.670632</text:p>
          </table:table-cell>
          <table:table-cell table:formula="of:=[.A154]-[.A$20]" office:value-type="float" office:value="0.02494200000001">
            <text:p>0.024942</text:p>
          </table:table-cell>
          <table:table-cell table:formula="of:=[.B154]-[.B153]" office:value-type="float" office:value="0.00000100000033853576">
            <text:p>0.000001</text:p>
          </table:table-cell>
          <table:table-cell/>
          <table:table-cell table:style-name="ce5" office:value-type="string">
            <text:p>is enqueued</text:p>
          </table:table-cell>
          <table:table-cell table:style-name="ce4"/>
        </table:table-row>
        <table:table-row table:style-name="ro1">
          <table:table-cell office:value-type="float" office:value="6912.670635">
            <text:p>6912.670635</text:p>
          </table:table-cell>
          <table:table-cell table:formula="of:=[.A155]-[.A$20]" office:value-type="float" office:value="0.0249450000001161">
            <text:p>0.024945</text:p>
          </table:table-cell>
          <table:table-cell table:formula="of:=[.B155]-[.B154]" office:value-type="float" office:value="0.00000300000010611257">
            <text:p>0.000003</text:p>
          </table:table-cell>
          <table:table-cell/>
          <table:table-cell table:style-name="ce4" office:value-type="string">
            <text:p>0.107377 / 5.075665 &lt;= 2.000000 / 5.000000</text:p>
          </table:table-cell>
          <table:table-cell table:style-name="ce4"/>
        </table:table-row>
        <table:table-row table:style-name="ro1">
          <table:table-cell office:value-type="float" office:value="6912.670637">
            <text:p>6912.670637</text:p>
          </table:table-cell>
          <table:table-cell table:formula="of:=[.A156]-[.A$20]" office:value-type="float" office:value="0.0249469999998837">
            <text:p>0.024947</text:p>
          </table:table-cell>
          <table:table-cell table:formula="of:=[.B156]-[.B155]" office:value-type="float" office:value="0.00000199999976757681">
            <text:p>0.000002</text:p>
          </table:table-cell>
          <table:table-cell/>
          <table:table-cell table:style-name="ce4" office:value-type="string">
            <text:p>resumes its BW pair</text:p>
          </table:table-cell>
          <table:table-cell table:style-name="ce4"/>
        </table:table-row>
        <table:table-row table:style-name="ro1">
          <table:table-cell office:value-type="float" office:value="6912.672617">
            <text:p>6912.672617</text:p>
          </table:table-cell>
          <table:table-cell table:formula="of:=[.A157]-[.A$20]" office:value-type="float" office:value="0.0269269999998869">
            <text:p>0.026927</text:p>
          </table:table-cell>
          <table:table-cell table:formula="of:=[.B157]-[.B156]" office:value-type="float" office:value="0.0019800000000032">
            <text:p>0.001980</text:p>
          </table:table-cell>
          <table:table-cell/>
          <table:table-cell table:style-name="ce4"/>
          <table:table-cell table:style-name="ce4" office:value-type="string">
            <text:p>is dequeued</text:p>
          </table:table-cell>
        </table:table-row>
        <table:table-row table:style-name="ro1">
          <table:table-cell office:value-type="float" office:value="6912.672619">
            <text:p>6912.672619</text:p>
          </table:table-cell>
          <table:table-cell table:formula="of:=[.A158]-[.A$20]" office:value-type="float" office:value="0.0269289999996545">
            <text:p>0.026929</text:p>
          </table:table-cell>
          <table:table-cell table:formula="of:=[.B158]-[.B157]" office:value-type="float" office:value="0.00000199999976757681">
            <text:p>0.000002</text:p>
          </table:table-cell>
          <table:table-cell/>
          <table:table-cell table:style-name="ce4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672623">
            <text:p>6912.672623</text:p>
          </table:table-cell>
          <table:table-cell table:formula="of:=[.A159]-[.A$20]" office:value-type="float" office:value="0.0269330000000991">
            <text:p>0.026933</text:p>
          </table:table-cell>
          <table:table-cell table:formula="of:=[.B159]-[.B158]" office:value-type="float" office:value="0.00000400000044464832">
            <text:p>0.000004</text:p>
          </table:table-cell>
          <table:table-cell/>
          <table:table-cell table:style-name="ce4"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912.672626">
            <text:p>6912.672626</text:p>
          </table:table-cell>
          <table:table-cell table:formula="of:=[.A160]-[.A$20]" office:value-type="float" office:value="0.0269359999992957">
            <text:p>0.026936</text:p>
          </table:table-cell>
          <table:table-cell table:formula="of:=[.B160]-[.B159]" office:value-type="float" office:value="0.00000299999919661786">
            <text:p>0.000003</text:p>
          </table:table-cell>
          <table:table-cell/>
          <table:table-cell table:style-name="ce5"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672627">
            <text:p>6912.672627</text:p>
          </table:table-cell>
          <table:table-cell table:formula="of:=[.A161]-[.A$20]" office:value-type="float" office:value="0.0269369999996343">
            <text:p>0.026937</text:p>
          </table:table-cell>
          <table:table-cell table:formula="of:=[.B161]-[.B160]" office:value-type="float" office:value="0.00000100000033853576">
            <text:p>0.000001</text:p>
          </table:table-cell>
          <table:table-cell/>
          <table:table-cell table:style-name="ce4" office:value-type="string">
            <text:p>rorun</text:p>
          </table:table-cell>
          <table:table-cell/>
        </table:table-row>
        <table:table-row table:style-name="ro1">
          <table:table-cell office:value-type="float" office:value="6912.67263">
            <text:p>6912.672630</text:p>
          </table:table-cell>
          <table:table-cell table:formula="of:=[.A162]-[.A$20]" office:value-type="float" office:value="0.0269399999997404">
            <text:p>0.026940</text:p>
          </table:table-cell>
          <table:table-cell table:formula="of:=[.B162]-[.B161]" office:value-type="float" office:value="0.00000300000010611257">
            <text:p>0.000003</text:p>
          </table:table-cell>
          <table:table-cell/>
          <table:table-cell table:style-name="ce4" office:value-type="string">
            <text:p>uses up its c_s; 6912672.625654-6912670.632597=1.993057 ← <text:span text:style-name="T1">rq-&gt;clock is not updated when Task 2 is picked by Task 3</text:span></text:p>
          </table:table-cell>
          <table:table-cell/>
        </table:table-row>
        <table:table-row table:style-name="ro1">
          <table:table-cell office:value-type="float" office:value="6912.673638">
            <text:p>6912.673638</text:p>
          </table:table-cell>
          <table:table-cell table:formula="of:=[.A163]-[.A$20]" office:value-type="float" office:value="0.0279479999999239">
            <text:p>0.027948</text:p>
          </table:table-cell>
          <table:table-cell table:formula="of:=[.B163]-[.B162]" office:value-type="float" office:value="0.00100800000018353">
            <text:p>0.001008</text:p>
          </table:table-cell>
          <table:table-cell table:style-name="ce4" office:value-type="string">
            <text:p>select_task_rq_dl</text:p>
          </table:table-cell>
          <table:table-cell table:style-name="ce6" office:value-type="string">
            <text:p>1008 us cannot be used by Task 2 because SCHED_DEADLINE thinks that Task 2 has run for 1120 us while in fact it is Task 3 that is running</text:p>
          </table:table-cell>
          <table:table-cell/>
        </table:table-row>
        <table:table-row table:style-name="ro1">
          <table:table-cell office:value-type="float" office:value="6912.673642">
            <text:p>6912.673642</text:p>
          </table:table-cell>
          <table:table-cell table:formula="of:=[.A164]-[.A$20]" office:value-type="float" office:value="0.0279519999994591">
            <text:p>0.027952</text:p>
          </table:table-cell>
          <table:table-cell table:formula="of:=[.B164]-[.B163]" office:value-type="float" office:value="0.00000399999953515362">
            <text:p>0.000004</text:p>
          </table:table-cell>
          <table:table-cell office:value-type="string">
            <text:p>is enqueued</text:p>
          </table:table-cell>
          <table:table-cell table:style-name="ce4"/>
          <table:table-cell/>
        </table:table-row>
        <table:table-row table:style-name="ro1">
          <table:table-cell office:value-type="float" office:value="6912.673646">
            <text:p>6912.673646</text:p>
          </table:table-cell>
          <table:table-cell table:formula="of:=[.A165]-[.A$20]" office:value-type="float" office:value="0.0279559999999037">
            <text:p>0.027956</text:p>
          </table:table-cell>
          <table:table-cell table:formula="of:=[.B165]-[.B164]" office:value-type="float" office:value="0.00000400000044464832">
            <text:p>0.000004</text:p>
          </table:table-cell>
          <table:table-cell office:value-type="string">
            <text:p>0.106361 / 0.001958 &gt; 1.000000 / 2.000000</text:p>
          </table:table-cell>
          <table:table-cell table:style-name="ce4"/>
          <table:table-cell/>
        </table:table-row>
        <table:table-row table:style-name="ro1">
          <table:table-cell office:value-type="float" office:value="6912.673648">
            <text:p>6912.673648</text:p>
          </table:table-cell>
          <table:table-cell table:formula="of:=[.A166]-[.A$20]" office:value-type="float" office:value="0.0279579999996713">
            <text:p>0.027958</text:p>
          </table:table-cell>
          <table:table-cell table:formula="of:=[.B166]-[.B165]" office:value-type="float" office:value="0.00000199999976757681">
            <text:p>0.000002</text:p>
          </table:table-cell>
          <table:table-cell office:value-type="string">
            <text:p>d_s is renewed (r + D) to 6912675.641578; c_s is fully topped up</text:p>
          </table:table-cell>
          <table:table-cell table:style-name="ce4"/>
          <table:table-cell/>
        </table:table-row>
        <table:table-row table:style-name="ro1">
          <table:table-cell office:value-type="float" office:value="6912.673653">
            <text:p>6912.673653</text:p>
          </table:table-cell>
          <table:table-cell table:formula="of:=[.A167]-[.A$20]" office:value-type="float" office:value="0.027962999999545">
            <text:p>0.027963</text:p>
          </table:table-cell>
          <table:table-cell table:formula="of:=[.B167]-[.B166]" office:value-type="float" office:value="0.00000499999987368938">
            <text:p>0.000005</text:p>
          </table:table-cell>
          <table:table-cell office:value-type="string">
            <text:p>is pick_next_task_dl-ed by Xorg (999)</text:p>
          </table:table-cell>
          <table:table-cell table:style-name="ce4"/>
          <table:table-cell/>
        </table:table-row>
        <table:table-row table:style-name="ro1">
          <table:table-cell office:value-type="float" office:value="6912.673657">
            <text:p>6912.673657</text:p>
          </table:table-cell>
          <table:table-cell table:formula="of:=[.A168]-[.A$20]" office:value-type="float" office:value="0.0279669999999896">
            <text:p>0.027967</text:p>
          </table:table-cell>
          <table:table-cell table:formula="of:=[.B168]-[.B167]" office:value-type="float" office:value="0.00000400000044464832">
            <text:p>0.000004</text:p>
          </table:table-cell>
          <table:table-cell office:value-type="string">
            <text:p>put_prev_task_dl</text:p>
          </table:table-cell>
          <table:table-cell table:style-name="ce4"/>
          <table:table-cell/>
        </table:table-row>
        <table:table-row table:style-name="ro1">
          <table:table-cell office:value-type="float" office:value="6912.673662">
            <text:p>6912.673662</text:p>
          </table:table-cell>
          <table:table-cell table:formula="of:=[.A169]-[.A$20]" office:value-type="float" office:value="0.0279719999998633">
            <text:p>0.027972</text:p>
          </table:table-cell>
          <table:table-cell table:formula="of:=[.B169]-[.B168]" office:value-type="float" office:value="0.00000499999987368938">
            <text:p>0.000005</text:p>
          </table:table-cell>
          <table:table-cell office:value-type="string">
            <text:p>is pick_next_task_dl-ed by Task 1</text:p>
          </table:table-cell>
          <table:table-cell table:style-name="ce4"/>
          <table:table-cell/>
        </table:table-row>
        <table:table-row table:style-name="ro1">
          <table:table-cell office:value-type="float" office:value="6912.674631">
            <text:p>6912.674631</text:p>
          </table:table-cell>
          <table:table-cell table:formula="of:=[.A170]-[.A$20]" office:value-type="float" office:value="0.0289409999995769">
            <text:p>0.028941</text:p>
          </table:table-cell>
          <table:table-cell table:formula="of:=[.B170]-[.B169]" office:value-type="float" office:value="0.00096899999971356">
            <text:p>0.000969</text:p>
          </table:table-cell>
          <table:table-cell office:value-type="string">
            <text:p>is dequeued</text:p>
          </table:table-cell>
          <table:table-cell table:style-name="ce4"/>
          <table:table-cell/>
        </table:table-row>
        <table:table-row table:style-name="ro1">
          <table:table-cell office:value-type="float" office:value="6912.674632">
            <text:p>6912.674632</text:p>
          </table:table-cell>
          <table:table-cell table:formula="of:=[.A171]-[.A$20]" office:value-type="float" office:value="0.0289419999999154">
            <text:p>0.028942</text:p>
          </table:table-cell>
          <table:table-cell table:formula="of:=[.B171]-[.B170]" office:value-type="float" office:value="0.00000100000033853576">
            <text:p>0.000001</text:p>
          </table:table-cell>
          <table:table-cell office:value-type="string">
            <text:p>put_prev_task_dl</text:p>
          </table:table-cell>
          <table:table-cell table:style-name="ce4"/>
          <table:table-cell/>
        </table:table-row>
        <table:table-row table:style-name="ro1">
          <table:table-cell office:value-type="float" office:value="6912.67571">
            <text:p>6912.675710</text:p>
          </table:table-cell>
          <table:table-cell table:formula="of:=[.A172]-[.A$20]" office:value-type="float" office:value="0.0300200000001496">
            <text:p>0.030020</text:p>
          </table:table-cell>
          <table:table-cell table:formula="of:=[.B172]-[.B171]" office:value-type="float" office:value="0.00107800000023417">
            <text:p>0.001078</text:p>
          </table:table-cell>
          <table:table-cell/>
          <table:table-cell table:style-name="ce4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912.675713">
            <text:p>6912.675713</text:p>
          </table:table-cell>
          <table:table-cell table:formula="of:=[.A173]-[.A$20]" office:value-type="float" office:value="0.0300229999993462">
            <text:p>0.030023</text:p>
          </table:table-cell>
          <table:table-cell table:formula="of:=[.B173]-[.B172]" office:value-type="float" office:value="0.00000299999919661786">
            <text:p>0.000003</text:p>
          </table:table-cell>
          <table:table-cell/>
          <table:table-cell table:style-name="ce4"/>
          <table:table-cell office:value-type="string">
            <text:p>is enqueued</text:p>
          </table:table-cell>
        </table:table-row>
        <table:table-row table:style-name="ro1">
          <table:table-cell office:value-type="float" office:value="6912.675716">
            <text:p>6912.675716</text:p>
          </table:table-cell>
          <table:table-cell table:formula="of:=[.A174]-[.A$20]" office:value-type="float" office:value="0.0300259999994523">
            <text:p>0.030026</text:p>
          </table:table-cell>
          <table:table-cell table:formula="of:=[.B174]-[.B173]" office:value-type="float" office:value="0.00000300000010611257">
            <text:p>0.000003</text:p>
          </table:table-cell>
          <table:table-cell/>
          <table:table-cell table:style-name="ce4"/>
          <table:table-cell office:value-type="string">
            <text:p>d_s is renewed (r + D) to 6912682.713292; c_s is fully topped up</text:p>
          </table:table-cell>
        </table:table-row>
        <table:table-row table:style-name="ro1">
          <table:table-cell office:value-type="float" office:value="6912.675722">
            <text:p>6912.675722</text:p>
          </table:table-cell>
          <table:table-cell table:formula="of:=[.A175]-[.A$20]" office:value-type="float" office:value="0.0300319999996645">
            <text:p>0.030032</text:p>
          </table:table-cell>
          <table:table-cell table:formula="of:=[.B175]-[.B174]" office:value-type="float" office:value="0.00000600000021222513">
            <text:p>0.000006</text:p>
          </table:table-cell>
          <table:table-cell/>
          <table:table-cell table:style-name="ce4"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912.675723">
            <text:p>6912.675723</text:p>
          </table:table-cell>
          <table:table-cell table:formula="of:=[.A176]-[.A$20]" office:value-type="float" office:value="0.0300330000000031">
            <text:p>0.030033</text:p>
          </table:table-cell>
          <table:table-cell table:formula="of:=[.B176]-[.B175]" office:value-type="float" office:value="0.00000100000033853576">
            <text:p>0.000001</text:p>
          </table:table-cell>
          <table:table-cell/>
          <table:table-cell table:style-name="ce4" office:value-type="string">
            <text:p>is enqueued</text:p>
          </table:table-cell>
          <table:table-cell/>
        </table:table-row>
        <table:table-row table:style-name="ro1">
          <table:table-cell office:value-type="float" office:value="6912.675727">
            <text:p>6912.675727</text:p>
          </table:table-cell>
          <table:table-cell table:formula="of:=[.A177]-[.A$20]" office:value-type="float" office:value="0.0300369999995382">
            <text:p>0.030037</text:p>
          </table:table-cell>
          <table:table-cell table:formula="of:=[.B177]-[.B176]" office:value-type="float" office:value="0.00000399999953515362">
            <text:p>0.000004</text:p>
          </table:table-cell>
          <table:table-cell/>
          <table:table-cell table:style-name="ce4" office:value-type="string">
            <text:p>postpones its deadline to 6912680.708262; c_s is topped up to 0.114320</text:p>
          </table:table-cell>
          <table:table-cell/>
        </table:table-row>
        <table:table-row table:style-name="ro1">
          <table:table-cell office:value-type="float" office:value="6912.675729">
            <text:p>6912.675729</text:p>
          </table:table-cell>
          <table:table-cell table:formula="of:=[.A178]-[.A$20]" office:value-type="float" office:value="0.0300389999993058">
            <text:p>0.030039</text:p>
          </table:table-cell>
          <table:table-cell table:formula="of:=[.B178]-[.B177]" office:value-type="float" office:value="0.00000199999976757681">
            <text:p>0.000002</text:p>
          </table:table-cell>
          <table:table-cell/>
          <table:table-cell table:style-name="ce4" office:value-type="string">
            <text:p>preempts swapper (0)</text:p>
          </table:table-cell>
          <table:table-cell/>
        </table:table-row>
        <table:table-row table:style-name="ro1">
          <table:table-cell office:value-type="float" office:value="6912.675742">
            <text:p>6912.675742</text:p>
          </table:table-cell>
          <table:table-cell table:formula="of:=[.A179]-[.A$20]" office:value-type="float" office:value="0.0300520000000688">
            <text:p>0.030052</text:p>
          </table:table-cell>
          <table:table-cell table:formula="of:=[.B179]-[.B178]" office:value-type="float" office:value="0.000013000000762986">
            <text:p>0.000013</text:p>
          </table:table-cell>
          <table:table-cell/>
          <table:table-cell table:style-name="ce4"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6912.675746">
            <text:p>6912.675746</text:p>
          </table:table-cell>
          <table:table-cell table:formula="of:=[.A180]-[.A$20]" office:value-type="float" office:value="0.030055999999604">
            <text:p>0.030056</text:p>
          </table:table-cell>
          <table:table-cell table:formula="of:=[.B180]-[.B179]" office:value-type="float" office:value="0.00000399999953515362">
            <text:p>0.000004</text:p>
          </table:table-cell>
          <table:table-cell/>
          <table:table-cell table:style-name="ce4"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675749">
            <text:p>6912.675749</text:p>
          </table:table-cell>
          <table:table-cell table:formula="of:=[.A181]-[.A$20]" office:value-type="float" office:value="0.0300589999997101">
            <text:p>0.030059</text:p>
          </table:table-cell>
          <table:table-cell table:formula="of:=[.B181]-[.B180]" office:value-type="float" office:value="0.00000300000010611257">
            <text:p>0.000003</text:p>
          </table:table-cell>
          <table:table-cell/>
          <table:table-cell table:style-name="ce4"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6912.676011">
            <text:p>6912.676011</text:p>
          </table:table-cell>
          <table:table-cell table:formula="of:=[.A182]-[.A$20]" office:value-type="float" office:value="0.030320999999276">
            <text:p>0.030321</text:p>
          </table:table-cell>
          <table:table-cell table:formula="of:=[.B182]-[.B181]" office:value-type="float" office:value="0.000261999999565887">
            <text:p>0.000262</text:p>
          </table:table-cell>
          <table:table-cell/>
          <table:table-cell table:style-name="ce4" office:value-type="string">
            <text:p>rorun</text:p>
          </table:table-cell>
          <table:table-cell/>
        </table:table-row>
        <table:table-row table:style-name="ro1">
          <table:table-cell office:value-type="float" office:value="6912.676014">
            <text:p>6912.676014</text:p>
          </table:table-cell>
          <table:table-cell table:formula="of:=[.A183]-[.A$20]" office:value-type="float" office:value="0.0303239999993821">
            <text:p>0.030324</text:p>
          </table:table-cell>
          <table:table-cell table:formula="of:=[.B183]-[.B182]" office:value-type="float" office:value="0.00000300000010611257">
            <text:p>0.000003</text:p>
          </table:table-cell>
          <table:table-cell/>
          <table:table-cell table:style-name="ce4" office:value-type="string">
            <text:p>uses up its c_s; 6912676.010283-6912675.745712=0.264571</text:p>
          </table:table-cell>
          <table:table-cell/>
        </table:table-row>
        <table:table-row table:style-name="ro1">
          <table:table-cell office:value-type="float" office:value="6912.676023">
            <text:p>6912.676023</text:p>
          </table:table-cell>
          <table:table-cell table:formula="of:=[.A184]-[.A$20]" office:value-type="float" office:value="0.0303329999997004">
            <text:p>0.030333</text:p>
          </table:table-cell>
          <table:table-cell table:formula="of:=[.B184]-[.B183]" office:value-type="float" office:value="0.0000090000003183377">
            <text:p>0.000009</text:p>
          </table:table-cell>
          <table:table-cell/>
          <table:table-cell table:style-name="ce4"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676025">
            <text:p>6912.676025</text:p>
          </table:table-cell>
          <table:table-cell table:formula="of:=[.A185]-[.A$20]" office:value-type="float" office:value="0.030334999999468">
            <text:p>0.030335</text:p>
          </table:table-cell>
          <table:table-cell table:formula="of:=[.B185]-[.B184]" office:value-type="float" office:value="0.00000199999976757681">
            <text:p>0.000002</text:p>
          </table:table-cell>
          <table:table-cell/>
          <table:table-cell table:style-name="ce4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912.677632">
            <text:p>6912.677632</text:p>
          </table:table-cell>
          <table:table-cell table:formula="of:=[.A186]-[.A$20]" office:value-type="float" office:value="0.0319419999996171">
            <text:p>0.031942</text:p>
          </table:table-cell>
          <table:table-cell table:formula="of:=[.B186]-[.B185]" office:value-type="float" office:value="0.00160700000014913">
            <text:p>0.001607</text:p>
          </table:table-cell>
          <table:table-cell office:value-type="string">
            <text:p>select_task_rq_dl</text:p>
          </table:table-cell>
          <table:table-cell table:style-name="ce4"/>
          <table:table-cell/>
        </table:table-row>
        <table:table-row table:style-name="ro1">
          <table:table-cell office:value-type="float" office:value="6912.677634">
            <text:p>6912.677634</text:p>
          </table:table-cell>
          <table:table-cell table:formula="of:=[.A187]-[.A$20]" office:value-type="float" office:value="0.0319439999993847">
            <text:p>0.031944</text:p>
          </table:table-cell>
          <table:table-cell table:formula="of:=[.B187]-[.B186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style-name="ce4"/>
          <table:table-cell/>
        </table:table-row>
        <table:table-row table:style-name="ro1">
          <table:table-cell office:value-type="float" office:value="6912.677637">
            <text:p>6912.677637</text:p>
          </table:table-cell>
          <table:table-cell table:formula="of:=[.A188]-[.A$20]" office:value-type="float" office:value="0.0319469999994908">
            <text:p>0.031947</text:p>
          </table:table-cell>
          <table:table-cell table:formula="of:=[.B188]-[.B187]" office:value-type="float" office:value="0.00000300000010611257">
            <text:p>0.000003</text:p>
          </table:table-cell>
          <table:table-cell office:value-type="string">
            <text:p>d_s is renewed (r + D) to 6912679.634112; c_s is fully topped up</text:p>
          </table:table-cell>
          <table:table-cell table:style-name="ce4"/>
          <table:table-cell/>
        </table:table-row>
        <table:table-row table:style-name="ro1">
          <table:table-cell office:value-type="float" office:value="6912.677639">
            <text:p>6912.677639</text:p>
          </table:table-cell>
          <table:table-cell table:formula="of:=[.A189]-[.A$20]" office:value-type="float" office:value="0.0319490000001679">
            <text:p>0.031949</text:p>
          </table:table-cell>
          <table:table-cell table:formula="of:=[.B189]-[.B188]" office:value-type="float" office:value="0.00000200000067707151">
            <text:p>0.000002</text:p>
          </table:table-cell>
          <table:table-cell office:value-type="string">
            <text:p>preempts Task 3</text:p>
          </table:table-cell>
          <table:table-cell table:style-name="ce4"/>
          <table:table-cell/>
        </table:table-row>
        <table:table-row table:style-name="ro1">
          <table:table-cell office:value-type="float" office:value="6912.677642">
            <text:p>6912.677642</text:p>
          </table:table-cell>
          <table:table-cell table:formula="of:=[.A190]-[.A$20]" office:value-type="float" office:value="0.0319519999993645">
            <text:p>0.031952</text:p>
          </table:table-cell>
          <table:table-cell table:formula="of:=[.B190]-[.B189]" office:value-type="float" office:value="0.00000299999919661786">
            <text:p>0.000003</text:p>
          </table:table-cell>
          <table:table-cell/>
          <table:table-cell table:style-name="ce4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677644">
            <text:p>6912.677644</text:p>
          </table:table-cell>
          <table:table-cell table:formula="of:=[.A191]-[.A$20]" office:value-type="float" office:value="0.0319540000000416">
            <text:p>0.031954</text:p>
          </table:table-cell>
          <table:table-cell table:formula="of:=[.B191]-[.B190]" office:value-type="float" office:value="0.00000200000067707151">
            <text:p>0.000002</text:p>
          </table:table-cell>
          <table:table-cell office:value-type="string">
            <text:p>is pick_next_task_dl-ed by Task 3</text:p>
          </table:table-cell>
          <table:table-cell table:style-name="ce4"/>
          <table:table-cell/>
        </table:table-row>
        <table:table-row table:style-name="ro1">
          <table:table-cell office:value-type="float" office:value="6912.678585">
            <text:p>6912.678585</text:p>
          </table:table-cell>
          <table:table-cell table:formula="of:=[.A192]-[.A$20]" office:value-type="float" office:value="0.0328949999993711">
            <text:p>0.032895</text:p>
          </table:table-cell>
          <table:table-cell table:formula="of:=[.B192]-[.B191]" office:value-type="float" office:value="0.000940999999329506">
            <text:p>0.000941</text:p>
          </table:table-cell>
          <table:table-cell office:value-type="string">
            <text:p>is dequeued</text:p>
          </table:table-cell>
          <table:table-cell table:style-name="ce4"/>
          <table:table-cell/>
        </table:table-row>
        <table:table-row table:style-name="ro1">
          <table:table-cell office:value-type="float" office:value="6912.678586">
            <text:p>6912.678586</text:p>
          </table:table-cell>
          <table:table-cell table:formula="of:=[.A193]-[.A$20]" office:value-type="float" office:value="0.0328959999997096">
            <text:p>0.032896</text:p>
          </table:table-cell>
          <table:table-cell table:formula="of:=[.B193]-[.B192]" office:value-type="float" office:value="0.00000100000033853576">
            <text:p>0.000001</text:p>
          </table:table-cell>
          <table:table-cell office:value-type="string">
            <text:p>put_prev_task_dl</text:p>
          </table:table-cell>
          <table:table-cell table:style-name="ce4"/>
          <table:table-cell/>
        </table:table-row>
        <table:table-row table:style-name="ro1">
          <table:table-cell office:value-type="float" office:value="6912.678589">
            <text:p>6912.678589</text:p>
          </table:table-cell>
          <table:table-cell table:formula="of:=[.A194]-[.A$20]" office:value-type="float" office:value="0.0328989999998157">
            <text:p>0.032899</text:p>
          </table:table-cell>
          <table:table-cell table:formula="of:=[.B194]-[.B193]" office:value-type="float" office:value="0.00000300000010611257">
            <text:p>0.000003</text:p>
          </table:table-cell>
          <table:table-cell/>
          <table:table-cell table:style-name="ce4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6912.679941">
            <text:p>6912.679941</text:p>
          </table:table-cell>
          <table:table-cell table:formula="of:=[.A195]-[.A$20]" office:value-type="float" office:value="0.0342510000000402">
            <text:p>0.034251</text:p>
          </table:table-cell>
          <table:table-cell table:formula="of:=[.B195]-[.B194]" office:value-type="float" office:value="0.00135200000022451">
            <text:p>0.001352</text:p>
          </table:table-cell>
          <table:table-cell/>
          <table:table-cell table:style-name="ce4"/>
          <table:table-cell office:value-type="string">
            <text:p>is dequeued</text:p>
          </table:table-cell>
        </table:table-row>
        <table:table-row table:style-name="ro1">
          <table:table-cell office:value-type="float" office:value="6912.679942">
            <text:p>6912.679942</text:p>
          </table:table-cell>
          <table:table-cell table:formula="of:=[.A196]-[.A$20]" office:value-type="float" office:value="0.0342519999994693">
            <text:p>0.034252</text:p>
          </table:table-cell>
          <table:table-cell table:formula="of:=[.B196]-[.B195]" office:value-type="float" office:value="0.000000999999429041054">
            <text:p>0.000001</text:p>
          </table:table-cell>
          <table:table-cell/>
          <table:table-cell table:style-name="ce4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680771">
            <text:p>6912.680771</text:p>
          </table:table-cell>
          <table:table-cell table:formula="of:=[.A197]-[.A$20]" office:value-type="float" office:value="0.035080999999991">
            <text:p>0.035081</text:p>
          </table:table-cell>
          <table:table-cell table:formula="of:=[.B197]-[.B196]" office:value-type="float" office:value="0.000829000000521774">
            <text:p>0.000829</text:p>
          </table:table-cell>
          <table:table-cell/>
          <table:table-cell table:style-name="ce4"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912.680773">
            <text:p>6912.680773</text:p>
          </table:table-cell>
          <table:table-cell table:formula="of:=[.A198]-[.A$20]" office:value-type="float" office:value="0.0350829999997586">
            <text:p>0.035083</text:p>
          </table:table-cell>
          <table:table-cell table:formula="of:=[.B198]-[.B197]" office:value-type="float" office:value="0.00000199999976757681">
            <text:p>0.000002</text:p>
          </table:table-cell>
          <table:table-cell/>
          <table:table-cell table:style-name="ce4" office:value-type="string">
            <text:p>is enqueued</text:p>
          </table:table-cell>
          <table:table-cell/>
        </table:table-row>
        <table:table-row table:style-name="ro1">
          <table:table-cell office:value-type="float" office:value="6912.680776">
            <text:p>6912.680776</text:p>
          </table:table-cell>
          <table:table-cell table:formula="of:=[.A199]-[.A$20]" office:value-type="float" office:value="0.0350859999998647">
            <text:p>0.035086</text:p>
          </table:table-cell>
          <table:table-cell table:formula="of:=[.B199]-[.B198]" office:value-type="float" office:value="0.00000300000010611257">
            <text:p>0.000003</text:p>
          </table:table-cell>
          <table:table-cell/>
          <table:table-cell table:style-name="ce4" office:value-type="string">
            <text:p>postpones its deadline to 6912685.708262; c_s is topped up to 1.817329</text:p>
          </table:table-cell>
          <table:table-cell/>
        </table:table-row>
        <table:table-row table:style-name="ro1">
          <table:table-cell office:value-type="float" office:value="6912.680778">
            <text:p>6912.680778</text:p>
          </table:table-cell>
          <table:table-cell table:formula="of:=[.A200]-[.A$20]" office:value-type="float" office:value="0.0350879999996323">
            <text:p>0.035088</text:p>
          </table:table-cell>
          <table:table-cell table:formula="of:=[.B200]-[.B199]" office:value-type="float" office:value="0.00000199999976757681">
            <text:p>0.000002</text:p>
          </table:table-cell>
          <table:table-cell/>
          <table:table-cell table:style-name="ce4" office:value-type="string">
            <text:p>preempts swapper (0)</text:p>
          </table:table-cell>
          <table:table-cell/>
        </table:table-row>
        <table:table-row table:style-name="ro1">
          <table:table-cell office:value-type="float" office:value="6912.680792">
            <text:p>6912.680792</text:p>
          </table:table-cell>
          <table:table-cell table:formula="of:=[.A201]-[.A$20]" office:value-type="float" office:value="0.0351019999998243">
            <text:p>0.035102</text:p>
          </table:table-cell>
          <table:table-cell table:formula="of:=[.B201]-[.B200]" office:value-type="float" office:value="0.0000140000001920271">
            <text:p>0.000014</text:p>
          </table:table-cell>
          <table:table-cell/>
          <table:table-cell table:style-name="ce4"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6912.681634">
            <text:p>6912.681634</text:p>
          </table:table-cell>
          <table:table-cell table:formula="of:=[.A202]-[.A$20]" office:value-type="float" office:value="0.0359439999992901">
            <text:p>0.035944</text:p>
          </table:table-cell>
          <table:table-cell table:formula="of:=[.B202]-[.B201]" office:value-type="float" office:value="0.00084199999946577">
            <text:p>0.000842</text:p>
          </table:table-cell>
          <table:table-cell office:value-type="string">
            <text:p>select_task_rq_dl</text:p>
          </table:table-cell>
          <table:table-cell table:style-name="ce4"/>
          <table:table-cell/>
        </table:table-row>
        <table:table-row table:style-name="ro1">
          <table:table-cell office:value-type="float" office:value="6912.681635">
            <text:p>6912.681635</text:p>
          </table:table-cell>
          <table:table-cell table:formula="of:=[.A203]-[.A$20]" office:value-type="float" office:value="0.0359449999996286">
            <text:p>0.035945</text:p>
          </table:table-cell>
          <table:table-cell table:formula="of:=[.B203]-[.B202]" office:value-type="float" office:value="0.00000100000033853576">
            <text:p>0.000001</text:p>
          </table:table-cell>
          <table:table-cell office:value-type="string">
            <text:p>is enqueued</text:p>
          </table:table-cell>
          <table:table-cell table:style-name="ce4"/>
          <table:table-cell/>
        </table:table-row>
        <table:table-row table:style-name="ro1">
          <table:table-cell office:value-type="float" office:value="6912.681638">
            <text:p>6912.681638</text:p>
          </table:table-cell>
          <table:table-cell table:formula="of:=[.A204]-[.A$20]" office:value-type="float" office:value="0.0359479999997347">
            <text:p>0.035948</text:p>
          </table:table-cell>
          <table:table-cell table:formula="of:=[.B204]-[.B203]" office:value-type="float" office:value="0.00000300000010611257">
            <text:p>0.000003</text:p>
          </table:table-cell>
          <table:table-cell office:value-type="string">
            <text:p>d_s is renewed (r + D) to 6912683.635495; c_s is fully topped up</text:p>
          </table:table-cell>
          <table:table-cell table:style-name="ce4"/>
          <table:table-cell/>
        </table:table-row>
        <table:table-row table:style-name="ro1">
          <table:table-cell office:value-type="float" office:value="6912.68164">
            <text:p>6912.681640</text:p>
          </table:table-cell>
          <table:table-cell table:formula="of:=[.A205]-[.A$20]" office:value-type="float" office:value="0.0359499999995023">
            <text:p>0.035950</text:p>
          </table:table-cell>
          <table:table-cell table:formula="of:=[.B205]-[.B204]" office:value-type="float" office:value="0.00000199999976757681">
            <text:p>0.000002</text:p>
          </table:table-cell>
          <table:table-cell office:value-type="string">
            <text:p>preempts Task 2</text:p>
          </table:table-cell>
          <table:table-cell table:style-name="ce4"/>
          <table:table-cell/>
        </table:table-row>
        <table:table-row table:style-name="ro1">
          <table:table-cell office:value-type="float" office:value="6912.681645">
            <text:p>6912.681645</text:p>
          </table:table-cell>
          <table:table-cell table:formula="of:=[.A206]-[.A$20]" office:value-type="float" office:value="0.035954999999376">
            <text:p>0.035955</text:p>
          </table:table-cell>
          <table:table-cell table:formula="of:=[.B206]-[.B205]" office:value-type="float" office:value="0.00000499999987368938">
            <text:p>0.000005</text:p>
          </table:table-cell>
          <table:table-cell/>
          <table:table-cell table:style-name="ce4"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681647">
            <text:p>6912.681647</text:p>
          </table:table-cell>
          <table:table-cell table:formula="of:=[.A207]-[.A$20]" office:value-type="float" office:value="0.0359570000000531">
            <text:p>0.035957</text:p>
          </table:table-cell>
          <table:table-cell table:formula="of:=[.B207]-[.B206]" office:value-type="float" office:value="0.00000200000067707151">
            <text:p>0.000002</text:p>
          </table:table-cell>
          <table:table-cell office:value-type="string">
            <text:p>is pick_next_task_dl-ed by Task 2</text:p>
          </table:table-cell>
          <table:table-cell table:style-name="ce4"/>
          <table:table-cell/>
        </table:table-row>
        <table:table-row table:style-name="ro1">
          <table:table-cell office:value-type="float" office:value="6912.682592">
            <text:p>6912.682592</text:p>
          </table:table-cell>
          <table:table-cell table:formula="of:=[.A208]-[.A$20]" office:value-type="float" office:value="0.0369019999998272">
            <text:p>0.036902</text:p>
          </table:table-cell>
          <table:table-cell table:formula="of:=[.B208]-[.B207]" office:value-type="float" office:value="0.000944999999774154">
            <text:p>0.000945</text:p>
          </table:table-cell>
          <table:table-cell office:value-type="string">
            <text:p>is dequeued</text:p>
          </table:table-cell>
          <table:table-cell table:style-name="ce4"/>
          <table:table-cell/>
        </table:table-row>
        <table:table-row table:style-name="ro1">
          <table:table-cell office:value-type="float" office:value="6912.682593">
            <text:p>6912.682593</text:p>
          </table:table-cell>
          <table:table-cell table:formula="of:=[.A209]-[.A$20]" office:value-type="float" office:value="0.0369030000001658">
            <text:p>0.036903</text:p>
          </table:table-cell>
          <table:table-cell table:formula="of:=[.B209]-[.B208]" office:value-type="float" office:value="0.00000100000033853576">
            <text:p>0.000001</text:p>
          </table:table-cell>
          <table:table-cell office:value-type="string">
            <text:p>put_prev_task_dl</text:p>
          </table:table-cell>
          <table:table-cell table:style-name="ce4"/>
          <table:table-cell/>
        </table:table-row>
        <table:table-row table:style-name="ro1">
          <table:table-cell office:value-type="float" office:value="6912.682597">
            <text:p>6912.682597</text:p>
          </table:table-cell>
          <table:table-cell table:formula="of:=[.A210]-[.A$20]" office:value-type="float" office:value="0.0369069999997009">
            <text:p>0.036907</text:p>
          </table:table-cell>
          <table:table-cell table:formula="of:=[.B210]-[.B209]" office:value-type="float" office:value="0.00000399999953515362">
            <text:p>0.000004</text:p>
          </table:table-cell>
          <table:table-cell/>
          <table:table-cell table:style-name="ce4"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912.683461">
            <text:p>6912.683461</text:p>
          </table:table-cell>
          <table:table-cell table:formula="of:=[.A211]-[.A$20]" office:value-type="float" office:value="0.0377709999993385">
            <text:p>0.037771</text:p>
          </table:table-cell>
          <table:table-cell table:formula="of:=[.B211]-[.B210]" office:value-type="float" office:value="0.000863999999637599">
            <text:p>0.000864</text:p>
          </table:table-cell>
          <table:table-cell/>
          <table:table-cell table:style-name="ce4" office:value-type="string">
            <text:p>is dequeued</text:p>
          </table:table-cell>
          <table:table-cell/>
        </table:table-row>
        <table:table-row table:style-name="ro1">
          <table:table-cell office:value-type="float" office:value="6912.683463">
            <text:p>6912.683463</text:p>
          </table:table-cell>
          <table:table-cell table:formula="of:=[.A212]-[.A$20]" office:value-type="float" office:value="0.0377730000000156">
            <text:p>0.037773</text:p>
          </table:table-cell>
          <table:table-cell table:formula="of:=[.B212]-[.B211]" office:value-type="float" office:value="0.00000200000067707151">
            <text:p>0.00000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912.683465">
            <text:p>6912.683465</text:p>
          </table:table-cell>
          <table:table-cell table:formula="of:=[.A213]-[.A$20]" office:value-type="float" office:value="0.0377749999997832">
            <text:p>0.037775</text:p>
          </table:table-cell>
          <table:table-cell table:formula="of:=[.B213]-[.B212]" office:value-type="float" office:value="0.00000199999976757681">
            <text:p>0.000002</text:p>
          </table:table-cell>
          <table:table-cell/>
          <table:table-cell office:value-type="string">
            <text:p>uses up its c_s; 6912683.460871-6912682.591670=0.869201</text:p>
          </table:table-cell>
          <table:table-cell/>
        </table:table-row>
        <table:table-row table:style-name="ro1">
          <table:table-cell office:value-type="float" office:value="6912.683469">
            <text:p>6912.683469</text:p>
          </table:table-cell>
          <table:table-cell table:formula="of:=[.A214]-[.A$20]" office:value-type="float" office:value="0.0377789999993183">
            <text:p>0.037779</text:p>
          </table:table-cell>
          <table:table-cell table:formula="of:=[.B214]-[.B213]" office:value-type="float" office:value="0.00000399999953515362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683473">
            <text:p>6912.683473</text:p>
          </table:table-cell>
          <table:table-cell table:formula="of:=[.A215]-[.A$20]" office:value-type="float" office:value="0.037782999999763">
            <text:p>0.037783</text:p>
          </table:table-cell>
          <table:table-cell table:formula="of:=[.B215]-[.B214]" office:value-type="float" office:value="0.00000400000044464832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912.683475">
            <text:p>6912.683475</text:p>
          </table:table-cell>
          <table:table-cell table:formula="of:=[.A216]-[.A$20]" office:value-type="float" office:value="0.0377849999995306">
            <text:p>0.037785</text:p>
          </table:table-cell>
          <table:table-cell table:formula="of:=[.B216]-[.B215]" office:value-type="float" office:value="0.00000199999976757681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6912.685649">
            <text:p>6912.685649</text:p>
          </table:table-cell>
          <table:table-cell table:formula="of:=[.A217]-[.A$20]" office:value-type="float" office:value="0.0399589999997261">
            <text:p>0.039959</text:p>
          </table:table-cell>
          <table:table-cell table:formula="of:=[.B217]-[.B216]" office:value-type="float" office:value="0.00217400000019552">
            <text:p>0.002174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912.685653">
            <text:p>6912.685653</text:p>
          </table:table-cell>
          <table:table-cell table:formula="of:=[.A218]-[.A$20]" office:value-type="float" office:value="0.0399629999992612">
            <text:p>0.039963</text:p>
          </table:table-cell>
          <table:table-cell table:formula="of:=[.B218]-[.B217]" office:value-type="float" office:value="0.00000399999953515362">
            <text:p>0.000004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912.685656">
            <text:p>6912.685656</text:p>
          </table:table-cell>
          <table:table-cell table:formula="of:=[.A219]-[.A$20]" office:value-type="float" office:value="0.0399659999993673">
            <text:p>0.039966</text:p>
          </table:table-cell>
          <table:table-cell table:formula="of:=[.B219]-[.B218]" office:value-type="float" office:value="0.00000300000010611257">
            <text:p>0.000003</text:p>
          </table:table-cell>
          <table:table-cell table:number-columns-repeated="2"/>
          <table:table-cell office:value-type="string">
            <text:p>d_s is renewed (r + D) to 6912692.652431; c_s is fully topped up</text:p>
          </table:table-cell>
        </table:table-row>
        <table:table-row table:style-name="ro1">
          <table:table-cell office:value-type="float" office:value="6912.685658">
            <text:p>6912.685658</text:p>
          </table:table-cell>
          <table:table-cell table:formula="of:=[.A220]-[.A$20]" office:value-type="float" office:value="0.0399680000000444">
            <text:p>0.039968</text:p>
          </table:table-cell>
          <table:table-cell table:formula="of:=[.B220]-[.B219]" office:value-type="float" office:value="0.00000200000067707151">
            <text:p>0.00000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912.68566">
            <text:p>6912.685660</text:p>
          </table:table-cell>
          <table:table-cell table:formula="of:=[.A221]-[.A$20]" office:value-type="float" office:value="0.039969999999812">
            <text:p>0.039970</text:p>
          </table:table-cell>
          <table:table-cell table:formula="of:=[.B221]-[.B220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912.685663">
            <text:p>6912.685663</text:p>
          </table:table-cell>
          <table:table-cell table:formula="of:=[.A222]-[.A$20]" office:value-type="float" office:value="0.0399729999999181">
            <text:p>0.039973</text:p>
          </table:table-cell>
          <table:table-cell table:formula="of:=[.B222]-[.B221]" office:value-type="float" office:value="0.00000300000010611257">
            <text:p>0.000003</text:p>
          </table:table-cell>
          <table:table-cell office:value-type="string">
            <text:p>d_s is renewed (r + D) to 6912687.660237; c_s is fully topped up</text:p>
          </table:table-cell>
          <table:table-cell table:number-columns-repeated="2"/>
        </table:table-row>
        <table:table-row table:style-name="ro1">
          <table:table-cell office:value-type="float" office:value="6912.68567">
            <text:p>6912.685670</text:p>
          </table:table-cell>
          <table:table-cell table:formula="of:=[.A223]-[.A$20]" office:value-type="float" office:value="0.0399799999995594">
            <text:p>0.039980</text:p>
          </table:table-cell>
          <table:table-cell table:formula="of:=[.B223]-[.B222]" office:value-type="float" office:value="0.00000699999964126619">
            <text:p>0.000007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6912.685721">
            <text:p>6912.685721</text:p>
          </table:table-cell>
          <table:table-cell table:formula="of:=[.A224]-[.A$20]" office:value-type="float" office:value="0.0400309999995443">
            <text:p>0.040031</text:p>
          </table:table-cell>
          <table:table-cell table:formula="of:=[.B224]-[.B223]" office:value-type="float" office:value="0.0000509999999849242">
            <text:p>0.000051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912.685723">
            <text:p>6912.685723</text:p>
          </table:table-cell>
          <table:table-cell table:formula="of:=[.A225]-[.A$20]" office:value-type="float" office:value="0.0400329999993119">
            <text:p>0.040033</text:p>
          </table:table-cell>
          <table:table-cell table:formula="of:=[.B225]-[.B224]" office:value-type="float" office:value="0.0000019999997675768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912.685726">
            <text:p>6912.685726</text:p>
          </table:table-cell>
          <table:table-cell table:formula="of:=[.A226]-[.A$20]" office:value-type="float" office:value="0.040035999999418">
            <text:p>0.040036</text:p>
          </table:table-cell>
          <table:table-cell table:formula="of:=[.B226]-[.B225]" office:value-type="float" office:value="0.00000300000010611257">
            <text:p>0.000003</text:p>
          </table:table-cell>
          <table:table-cell/>
          <table:table-cell office:value-type="string">
            <text:p>postpones its deadline to 6912690.708262; c_s is topped up to 1.441469</text:p>
          </table:table-cell>
          <table:table-cell/>
        </table:table-row>
        <table:table-row table:style-name="ro1">
          <table:table-cell office:value-type="float" office:value="6912.686623">
            <text:p>6912.686623</text:p>
          </table:table-cell>
          <table:table-cell table:formula="of:=[.A227]-[.A$20]" office:value-type="float" office:value="0.0409329999993133">
            <text:p>0.040933</text:p>
          </table:table-cell>
          <table:table-cell table:formula="of:=[.B227]-[.B226]" office:value-type="float" office:value="0.000896999999895343">
            <text:p>0.00089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912.686625">
            <text:p>6912.686625</text:p>
          </table:table-cell>
          <table:table-cell table:formula="of:=[.A228]-[.A$20]" office:value-type="float" office:value="0.0409349999999904">
            <text:p>0.040935</text:p>
          </table:table-cell>
          <table:table-cell table:formula="of:=[.B228]-[.B227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912.68663">
            <text:p>6912.686630</text:p>
          </table:table-cell>
          <table:table-cell table:formula="of:=[.A229]-[.A$20]" office:value-type="float" office:value="0.0409399999998641">
            <text:p>0.040940</text:p>
          </table:table-cell>
          <table:table-cell table:formula="of:=[.B229]-[.B228]" office:value-type="float" office:value="0.0000049999998736893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912.686634">
            <text:p>6912.686634</text:p>
          </table:table-cell>
          <table:table-cell table:formula="of:=[.A230]-[.A$20]" office:value-type="float" office:value="0.0409439999993992">
            <text:p>0.040944</text:p>
          </table:table-cell>
          <table:table-cell table:formula="of:=[.B230]-[.B229]" office:value-type="float" office:value="0.00000399999953515362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686638">
            <text:p>6912.686638</text:p>
          </table:table-cell>
          <table:table-cell table:formula="of:=[.A231]-[.A$20]" office:value-type="float" office:value="0.0409479999998439">
            <text:p>0.040948</text:p>
          </table:table-cell>
          <table:table-cell table:formula="of:=[.B231]-[.B230]" office:value-type="float" office:value="0.00000400000044464832">
            <text:p>0.000004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6912.688354">
            <text:p>6912.688354</text:p>
          </table:table-cell>
          <table:table-cell table:formula="of:=[.A232]-[.A$20]" office:value-type="float" office:value="0.0426639999996041">
            <text:p>0.042664</text:p>
          </table:table-cell>
          <table:table-cell table:formula="of:=[.B232]-[.B231]" office:value-type="float" office:value="0.00171599999976024">
            <text:p>0.001716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912.688358">
            <text:p>6912.688358</text:p>
          </table:table-cell>
          <table:table-cell table:formula="of:=[.A233]-[.A$20]" office:value-type="float" office:value="0.0426680000000488">
            <text:p>0.042668</text:p>
          </table:table-cell>
          <table:table-cell table:formula="of:=[.B233]-[.B232]" office:value-type="float" office:value="0.00000400000044464832">
            <text:p>0.000004</text:p>
          </table:table-cell>
          <table:table-cell/>
          <table:table-cell office:value-type="string">
            <text:p>uses up its c_s; 6912688.352543-6912688.009988=0.342555</text:p>
          </table:table-cell>
          <table:table-cell/>
        </table:table-row>
        <table:table-row table:style-name="ro1">
          <table:table-cell office:value-type="float" office:value="6912.688363">
            <text:p>6912.688363</text:p>
          </table:table-cell>
          <table:table-cell table:formula="of:=[.A234]-[.A$20]" office:value-type="float" office:value="0.0426729999999225">
            <text:p>0.042673</text:p>
          </table:table-cell>
          <table:table-cell table:formula="of:=[.B234]-[.B233]" office:value-type="float" office:value="0.00000499999987368938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688365">
            <text:p>6912.688365</text:p>
          </table:table-cell>
          <table:table-cell table:formula="of:=[.A235]-[.A$20]" office:value-type="float" office:value="0.04267499999969">
            <text:p>0.042675</text:p>
          </table:table-cell>
          <table:table-cell table:formula="of:=[.B235]-[.B234]" office:value-type="float" office:value="0.0000019999997675768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912.689632">
            <text:p>6912.689632</text:p>
          </table:table-cell>
          <table:table-cell table:formula="of:=[.A236]-[.A$20]" office:value-type="float" office:value="0.0439419999993334">
            <text:p>0.043942</text:p>
          </table:table-cell>
          <table:table-cell table:formula="of:=[.B236]-[.B235]" office:value-type="float" office:value="0.0012669999996433">
            <text:p>0.00126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912.689634">
            <text:p>6912.689634</text:p>
          </table:table-cell>
          <table:table-cell table:formula="of:=[.A237]-[.A$20]" office:value-type="float" office:value="0.0439440000000104">
            <text:p>0.043944</text:p>
          </table:table-cell>
          <table:table-cell table:formula="of:=[.B237]-[.B236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912.689637">
            <text:p>6912.689637</text:p>
          </table:table-cell>
          <table:table-cell table:formula="of:=[.A238]-[.A$20]" office:value-type="float" office:value="0.0439470000001165">
            <text:p>0.043947</text:p>
          </table:table-cell>
          <table:table-cell table:formula="of:=[.B238]-[.B237]" office:value-type="float" office:value="0.00000300000010611257">
            <text:p>0.000003</text:p>
          </table:table-cell>
          <table:table-cell office:value-type="string">
            <text:p>d_s is renewed (r + D) to 6912691.634285; c_s is fully topped up</text:p>
          </table:table-cell>
          <table:table-cell table:number-columns-repeated="2"/>
        </table:table-row>
        <table:table-row table:style-name="ro1">
          <table:table-cell office:value-type="float" office:value="6912.689639">
            <text:p>6912.689639</text:p>
          </table:table-cell>
          <table:table-cell table:formula="of:=[.A239]-[.A$20]" office:value-type="float" office:value="0.0439489999998841">
            <text:p>0.043949</text:p>
          </table:table-cell>
          <table:table-cell table:formula="of:=[.B239]-[.B238]" office:value-type="float" office:value="0.00000199999976757681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6912.689642">
            <text:p>6912.689642</text:p>
          </table:table-cell>
          <table:table-cell table:formula="of:=[.A240]-[.A$20]" office:value-type="float" office:value="0.0439519999999902">
            <text:p>0.043952</text:p>
          </table:table-cell>
          <table:table-cell table:formula="of:=[.B240]-[.B239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689645">
            <text:p>6912.689645</text:p>
          </table:table-cell>
          <table:table-cell table:formula="of:=[.A241]-[.A$20]" office:value-type="float" office:value="0.0439550000000963">
            <text:p>0.043955</text:p>
          </table:table-cell>
          <table:table-cell table:formula="of:=[.B241]-[.B240]" office:value-type="float" office:value="0.00000300000010611257">
            <text:p>0.000003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912.690583">
            <text:p>6912.690583</text:p>
          </table:table-cell>
          <table:table-cell table:formula="of:=[.A242]-[.A$20]" office:value-type="float" office:value="0.0448929999993197">
            <text:p>0.044893</text:p>
          </table:table-cell>
          <table:table-cell table:formula="of:=[.B242]-[.B241]" office:value-type="float" office:value="0.000937999999223393">
            <text:p>0.00093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912.690585">
            <text:p>6912.690585</text:p>
          </table:table-cell>
          <table:table-cell table:formula="of:=[.A243]-[.A$20]" office:value-type="float" office:value="0.0448949999999968">
            <text:p>0.044895</text:p>
          </table:table-cell>
          <table:table-cell table:formula="of:=[.B243]-[.B242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912.690588">
            <text:p>6912.690588</text:p>
          </table:table-cell>
          <table:table-cell table:formula="of:=[.A244]-[.A$20]" office:value-type="float" office:value="0.0448980000001029">
            <text:p>0.044898</text:p>
          </table:table-cell>
          <table:table-cell table:formula="of:=[.B244]-[.B243]" office:value-type="float" office:value="0.00000300000010611257">
            <text:p>0.000003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6912.690715">
            <text:p>6912.690715</text:p>
          </table:table-cell>
          <table:table-cell table:formula="of:=[.A245]-[.A$20]" office:value-type="float" office:value="0.0450249999994412">
            <text:p>0.045025</text:p>
          </table:table-cell>
          <table:table-cell table:formula="of:=[.B245]-[.B244]" office:value-type="float" office:value="0.000126999999338295">
            <text:p>0.000127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912.690717">
            <text:p>6912.690717</text:p>
          </table:table-cell>
          <table:table-cell table:formula="of:=[.A246]-[.A$20]" office:value-type="float" office:value="0.0450270000001183">
            <text:p>0.045027</text:p>
          </table:table-cell>
          <table:table-cell table:formula="of:=[.B246]-[.B245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912.690719">
            <text:p>6912.690719</text:p>
          </table:table-cell>
          <table:table-cell table:formula="of:=[.A247]-[.A$20]" office:value-type="float" office:value="0.0450289999998859">
            <text:p>0.045029</text:p>
          </table:table-cell>
          <table:table-cell table:formula="of:=[.B247]-[.B246]" office:value-type="float" office:value="0.00000199999976757681">
            <text:p>0.000002</text:p>
          </table:table-cell>
          <table:table-cell/>
          <table:table-cell office:value-type="string">
            <text:p>postpones its deadline to 6912695.708262; c_s is topped up to 1.712070</text:p>
          </table:table-cell>
          <table:table-cell/>
        </table:table-row>
        <table:table-row table:style-name="ro1">
          <table:table-cell office:value-type="float" office:value="6912.692312">
            <text:p>6912.692312</text:p>
          </table:table-cell>
          <table:table-cell table:formula="of:=[.A248]-[.A$20]" office:value-type="float" office:value="0.046621999999843">
            <text:p>0.046622</text:p>
          </table:table-cell>
          <table:table-cell table:formula="of:=[.B248]-[.B247]" office:value-type="float" office:value="0.0015929999999571">
            <text:p>0.001593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912.692314">
            <text:p>6912.692314</text:p>
          </table:table-cell>
          <table:table-cell table:formula="of:=[.A249]-[.A$20]" office:value-type="float" office:value="0.0466239999996105">
            <text:p>0.046624</text:p>
          </table:table-cell>
          <table:table-cell table:formula="of:=[.B249]-[.B248]" office:value-type="float" office:value="0.00000199999976757681">
            <text:p>0.000002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6912.692317">
            <text:p>6912.692317</text:p>
          </table:table-cell>
          <table:table-cell table:formula="of:=[.A250]-[.A$20]" office:value-type="float" office:value="0.0466269999997166">
            <text:p>0.046627</text:p>
          </table:table-cell>
          <table:table-cell table:formula="of:=[.B250]-[.B249]" office:value-type="float" office:value="0.00000300000010611257">
            <text:p>0.000003</text:p>
          </table:table-cell>
          <table:table-cell table:number-columns-repeated="2"/>
          <table:table-cell office:value-type="string">
            <text:p>uses up its c_s; 6912692.311335-6912692.007110=0.304225</text:p>
          </table:table-cell>
        </table:table-row>
        <table:table-row table:style-name="ro1">
          <table:table-cell office:value-type="float" office:value="6912.692321">
            <text:p>6912.692321</text:p>
          </table:table-cell>
          <table:table-cell table:formula="of:=[.A251]-[.A$20]" office:value-type="float" office:value="0.0466310000001613">
            <text:p>0.046631</text:p>
          </table:table-cell>
          <table:table-cell table:formula="of:=[.B251]-[.B250]" office:value-type="float" office:value="0.00000400000044464832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692326">
            <text:p>6912.692326</text:p>
          </table:table-cell>
          <table:table-cell table:formula="of:=[.A252]-[.A$20]" office:value-type="float" office:value="0.046636000000035">
            <text:p>0.046636</text:p>
          </table:table-cell>
          <table:table-cell table:formula="of:=[.B252]-[.B251]" office:value-type="float" office:value="0.00000499999987368938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912.692607">
            <text:p>6912.692607</text:p>
          </table:table-cell>
          <table:table-cell table:formula="of:=[.A253]-[.A$20]" office:value-type="float" office:value="0.0469169999996666">
            <text:p>0.046917</text:p>
          </table:table-cell>
          <table:table-cell table:formula="of:=[.B253]-[.B252]" office:value-type="float" office:value="0.000280999999631604">
            <text:p>0.00028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912.692608">
            <text:p>6912.692608</text:p>
          </table:table-cell>
          <table:table-cell table:formula="of:=[.A254]-[.A$20]" office:value-type="float" office:value="0.0469180000000051">
            <text:p>0.046918</text:p>
          </table:table-cell>
          <table:table-cell table:formula="of:=[.B254]-[.B253]" office:value-type="float" office:value="0.00000100000033853576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692613">
            <text:p>6912.692613</text:p>
          </table:table-cell>
          <table:table-cell table:formula="of:=[.A255]-[.A$20]" office:value-type="float" office:value="0.0469229999998788">
            <text:p>0.046923</text:p>
          </table:table-cell>
          <table:table-cell table:formula="of:=[.B255]-[.B254]" office:value-type="float" office:value="0.00000499999987368938">
            <text:p>0.00000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912.692615">
            <text:p>6912.692615</text:p>
          </table:table-cell>
          <table:table-cell table:formula="of:=[.A256]-[.A$20]" office:value-type="float" office:value="0.0469249999996464">
            <text:p>0.046925</text:p>
          </table:table-cell>
          <table:table-cell table:formula="of:=[.B256]-[.B255]" office:value-type="float" office:value="0.0000019999997675768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912.692618">
            <text:p>6912.692618</text:p>
          </table:table-cell>
          <table:table-cell table:formula="of:=[.A257]-[.A$20]" office:value-type="float" office:value="0.0469279999997525">
            <text:p>0.046928</text:p>
          </table:table-cell>
          <table:table-cell table:formula="of:=[.B257]-[.B256]" office:value-type="float" office:value="0.00000300000010611257">
            <text:p>0.000003</text:p>
          </table:table-cell>
          <table:table-cell/>
          <table:table-cell office:value-type="string">
            <text:p>1.416774 / 3.093440 &gt; 2.000000 / 5.000000</text:p>
          </table:table-cell>
          <table:table-cell/>
        </table:table-row>
        <table:table-row table:style-name="ro1">
          <table:table-cell office:value-type="float" office:value="6912.69262">
            <text:p>6912.692620</text:p>
          </table:table-cell>
          <table:table-cell table:formula="of:=[.A258]-[.A$20]" office:value-type="float" office:value="0.0469299999995201">
            <text:p>0.046930</text:p>
          </table:table-cell>
          <table:table-cell table:formula="of:=[.B258]-[.B257]" office:value-type="float" office:value="0.00000199999976757681">
            <text:p>0.000002</text:p>
          </table:table-cell>
          <table:table-cell/>
          <table:table-cell office:value-type="string">
            <text:p>d_s is renewed (r + D) to 6912697.614822; c_s is fully topped up</text:p>
          </table:table-cell>
          <table:table-cell/>
        </table:table-row>
        <table:table-row table:style-name="ro1">
          <table:table-cell office:value-type="float" office:value="6912.692628">
            <text:p>6912.692628</text:p>
          </table:table-cell>
          <table:table-cell table:formula="of:=[.A259]-[.A$20]" office:value-type="float" office:value="0.0469379999994999">
            <text:p>0.046938</text:p>
          </table:table-cell>
          <table:table-cell table:formula="of:=[.B259]-[.B258]" office:value-type="float" office:value="0.00000799999997980194">
            <text:p>0.000008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6912.692662">
            <text:p>6912.692662</text:p>
          </table:table-cell>
          <table:table-cell table:formula="of:=[.A260]-[.A$20]" office:value-type="float" office:value="0.0469720000000962">
            <text:p>0.046972</text:p>
          </table:table-cell>
          <table:table-cell table:formula="of:=[.B260]-[.B259]" office:value-type="float" office:value="0.0000340000005962793">
            <text:p>0.000034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6912.693632">
            <text:p>6912.693632</text:p>
          </table:table-cell>
          <table:table-cell table:formula="of:=[.A261]-[.A$20]" office:value-type="float" office:value="0.0479420000001483">
            <text:p>0.047942</text:p>
          </table:table-cell>
          <table:table-cell table:formula="of:=[.B261]-[.B260]" office:value-type="float" office:value="0.000970000000052096">
            <text:p>0.00097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912.693634">
            <text:p>6912.693634</text:p>
          </table:table-cell>
          <table:table-cell table:formula="of:=[.A262]-[.A$20]" office:value-type="float" office:value="0.0479439999999158">
            <text:p>0.047944</text:p>
          </table:table-cell>
          <table:table-cell table:formula="of:=[.B262]-[.B261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912.693636">
            <text:p>6912.693636</text:p>
          </table:table-cell>
          <table:table-cell table:formula="of:=[.A263]-[.A$20]" office:value-type="float" office:value="0.0479459999996834">
            <text:p>0.047946</text:p>
          </table:table-cell>
          <table:table-cell table:formula="of:=[.B263]-[.B262]" office:value-type="float" office:value="0.00000199999976757681">
            <text:p>0.000002</text:p>
          </table:table-cell>
          <table:table-cell office:value-type="string">
            <text:p>d_s is renewed (r + D) to 6912695.633916; c_s is fully topped up</text:p>
          </table:table-cell>
          <table:table-cell table:number-columns-repeated="2"/>
        </table:table-row>
        <table:table-row table:style-name="ro1">
          <table:table-cell office:value-type="float" office:value="6912.693639">
            <text:p>6912.693639</text:p>
          </table:table-cell>
          <table:table-cell table:formula="of:=[.A264]-[.A$20]" office:value-type="float" office:value="0.0479489999997895">
            <text:p>0.047949</text:p>
          </table:table-cell>
          <table:table-cell table:formula="of:=[.B264]-[.B263]" office:value-type="float" office:value="0.00000300000010611257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6912.693642">
            <text:p>6912.693642</text:p>
          </table:table-cell>
          <table:table-cell table:formula="of:=[.A265]-[.A$20]" office:value-type="float" office:value="0.0479519999998956">
            <text:p>0.047952</text:p>
          </table:table-cell>
          <table:table-cell table:formula="of:=[.B265]-[.B264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693644">
            <text:p>6912.693644</text:p>
          </table:table-cell>
          <table:table-cell table:formula="of:=[.A266]-[.A$20]" office:value-type="float" office:value="0.0479539999996632">
            <text:p>0.047954</text:p>
          </table:table-cell>
          <table:table-cell table:formula="of:=[.B266]-[.B265]" office:value-type="float" office:value="0.0000019999997675768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912.694588">
            <text:p>6912.694588</text:p>
          </table:table-cell>
          <table:table-cell table:formula="of:=[.A267]-[.A$20]" office:value-type="float" office:value="0.0488980000000083">
            <text:p>0.048898</text:p>
          </table:table-cell>
          <table:table-cell table:formula="of:=[.B267]-[.B266]" office:value-type="float" office:value="0.000944000000345113">
            <text:p>0.00094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912.69459">
            <text:p>6912.694590</text:p>
          </table:table-cell>
          <table:table-cell table:formula="of:=[.A268]-[.A$20]" office:value-type="float" office:value="0.0488999999997759">
            <text:p>0.048900</text:p>
          </table:table-cell>
          <table:table-cell table:formula="of:=[.B268]-[.B267]" office:value-type="float" office:value="0.0000019999997675768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912.694594">
            <text:p>6912.694594</text:p>
          </table:table-cell>
          <table:table-cell table:formula="of:=[.A269]-[.A$20]" office:value-type="float" office:value="0.0489039999993111">
            <text:p>0.048904</text:p>
          </table:table-cell>
          <table:table-cell table:formula="of:=[.B269]-[.B268]" office:value-type="float" office:value="0.00000399999953515362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912.695539">
            <text:p>6912.695539</text:p>
          </table:table-cell>
          <table:table-cell table:formula="of:=[.A270]-[.A$20]" office:value-type="float" office:value="0.0498489999999947">
            <text:p>0.049849</text:p>
          </table:table-cell>
          <table:table-cell table:formula="of:=[.B270]-[.B269]" office:value-type="float" office:value="0.000945000000683649">
            <text:p>0.00094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912.695541">
            <text:p>6912.695541</text:p>
          </table:table-cell>
          <table:table-cell table:formula="of:=[.A271]-[.A$20]" office:value-type="float" office:value="0.0498509999997623">
            <text:p>0.049851</text:p>
          </table:table-cell>
          <table:table-cell table:formula="of:=[.B271]-[.B270]" office:value-type="float" office:value="0.0000019999997675768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695544">
            <text:p>6912.695544</text:p>
          </table:table-cell>
          <table:table-cell table:formula="of:=[.A272]-[.A$20]" office:value-type="float" office:value="0.0498539999998684">
            <text:p>0.049854</text:p>
          </table:table-cell>
          <table:table-cell table:formula="of:=[.B272]-[.B271]" office:value-type="float" office:value="0.00000300000010611257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912.695546">
            <text:p>6912.695546</text:p>
          </table:table-cell>
          <table:table-cell table:formula="of:=[.A273]-[.A$20]" office:value-type="float" office:value="0.049855999999636">
            <text:p>0.049856</text:p>
          </table:table-cell>
          <table:table-cell table:formula="of:=[.B273]-[.B272]" office:value-type="float" office:value="0.0000019999997675768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912.695549">
            <text:p>6912.695549</text:p>
          </table:table-cell>
          <table:table-cell table:formula="of:=[.A274]-[.A$20]" office:value-type="float" office:value="0.0498589999997421">
            <text:p>0.049859</text:p>
          </table:table-cell>
          <table:table-cell table:formula="of:=[.B274]-[.B273]" office:value-type="float" office:value="0.00000300000010611257">
            <text:p>0.000003</text:p>
          </table:table-cell>
          <table:table-cell/>
          <table:table-cell office:value-type="string">
            <text:p>0.034745 / 2.068765 &lt;= 2.000000 / 5.000000</text:p>
          </table:table-cell>
          <table:table-cell/>
        </table:table-row>
        <table:table-row table:style-name="ro1">
          <table:table-cell office:value-type="float" office:value="6912.695551">
            <text:p>6912.695551</text:p>
          </table:table-cell>
          <table:table-cell table:formula="of:=[.A275]-[.A$20]" office:value-type="float" office:value="0.0498609999995097">
            <text:p>0.049861</text:p>
          </table:table-cell>
          <table:table-cell table:formula="of:=[.B275]-[.B274]" office:value-type="float" office:value="0.00000199999976757681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6912.695556">
            <text:p>6912.695556</text:p>
          </table:table-cell>
          <table:table-cell table:formula="of:=[.A276]-[.A$20]" office:value-type="float" office:value="0.0498659999993834">
            <text:p>0.049866</text:p>
          </table:table-cell>
          <table:table-cell table:formula="of:=[.B276]-[.B275]" office:value-type="float" office:value="0.00000499999987368938">
            <text:p>0.000005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6912.69563">
            <text:p>6912.695630</text:p>
          </table:table-cell>
          <table:table-cell table:formula="of:=[.A277]-[.A$20]" office:value-type="float" office:value="0.0499399999998786">
            <text:p>0.049940</text:p>
          </table:table-cell>
          <table:table-cell table:formula="of:=[.B277]-[.B276]" office:value-type="float" office:value="0.000074000000495289">
            <text:p>0.000074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912.695632">
            <text:p>6912.695632</text:p>
          </table:table-cell>
          <table:table-cell table:formula="of:=[.A278]-[.A$20]" office:value-type="float" office:value="0.0499419999996462">
            <text:p>0.049942</text:p>
          </table:table-cell>
          <table:table-cell table:formula="of:=[.B278]-[.B277]" office:value-type="float" office:value="0.0000019999997675768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912.695634">
            <text:p>6912.695634</text:p>
          </table:table-cell>
          <table:table-cell table:formula="of:=[.A279]-[.A$20]" office:value-type="float" office:value="0.0499439999994138">
            <text:p>0.049944</text:p>
          </table:table-cell>
          <table:table-cell table:formula="of:=[.B279]-[.B278]" office:value-type="float" office:value="0.00000199999976757681">
            <text:p>0.000002</text:p>
          </table:table-cell>
          <table:table-cell table:number-columns-repeated="2"/>
          <table:table-cell office:value-type="string">
            <text:p>d_s is renewed (r + D) to 6912702.632155; c_s is fully topped up</text:p>
          </table:table-cell>
        </table:table-row>
        <table:table-row table:style-name="ro1">
          <table:table-cell office:value-type="float" office:value="6912.696007">
            <text:p>6912.696007</text:p>
          </table:table-cell>
          <table:table-cell table:formula="of:=[.A280]-[.A$20]" office:value-type="float" office:value="0.0503169999992679">
            <text:p>0.050317</text:p>
          </table:table-cell>
          <table:table-cell table:formula="of:=[.B280]-[.B279]" office:value-type="float" office:value="0.000372999999854073">
            <text:p>0.000373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912.69601">
            <text:p>6912.696010</text:p>
          </table:table-cell>
          <table:table-cell table:formula="of:=[.A281]-[.A$20]" office:value-type="float" office:value="0.050319999999374">
            <text:p>0.050320</text:p>
          </table:table-cell>
          <table:table-cell table:formula="of:=[.B281]-[.B280]" office:value-type="float" office:value="0.00000300000010611257">
            <text:p>0.000003</text:p>
          </table:table-cell>
          <table:table-cell/>
          <table:table-cell office:value-type="string">
            <text:p>uses up its c_s; 6912695.632155-6912695.554074=0.078081</text:p>
          </table:table-cell>
          <table:table-cell/>
        </table:table-row>
        <table:table-row table:style-name="ro1">
          <table:table-cell office:value-type="float" office:value="6912.696019">
            <text:p>6912.696019</text:p>
          </table:table-cell>
          <table:table-cell table:formula="of:=[.A282]-[.A$20]" office:value-type="float" office:value="0.0503289999996923">
            <text:p>0.050329</text:p>
          </table:table-cell>
          <table:table-cell table:formula="of:=[.B282]-[.B281]" office:value-type="float" office:value="0.0000090000003183377">
            <text:p>0.000009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696021">
            <text:p>6912.696021</text:p>
          </table:table-cell>
          <table:table-cell table:formula="of:=[.A283]-[.A$20]" office:value-type="float" office:value="0.0503309999994599">
            <text:p>0.050331</text:p>
          </table:table-cell>
          <table:table-cell table:formula="of:=[.B283]-[.B282]" office:value-type="float" office:value="0.0000019999997675768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912.696024">
            <text:p>6912.696024</text:p>
          </table:table-cell>
          <table:table-cell table:formula="of:=[.A284]-[.A$20]" office:value-type="float" office:value="0.050333999999566">
            <text:p>0.050334</text:p>
          </table:table-cell>
          <table:table-cell table:formula="of:=[.B284]-[.B283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696029">
            <text:p>6912.696029</text:p>
          </table:table-cell>
          <table:table-cell table:formula="of:=[.A285]-[.A$20]" office:value-type="float" office:value="0.0503389999994397">
            <text:p>0.050339</text:p>
          </table:table-cell>
          <table:table-cell table:formula="of:=[.B285]-[.B284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6912.697632">
            <text:p>6912.697632</text:p>
          </table:table-cell>
          <table:table-cell table:formula="of:=[.A286]-[.A$20]" office:value-type="float" office:value="0.0519420000000537">
            <text:p>0.051942</text:p>
          </table:table-cell>
          <table:table-cell table:formula="of:=[.B286]-[.B285]" office:value-type="float" office:value="0.00160300000061397">
            <text:p>0.0016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912.697634">
            <text:p>6912.697634</text:p>
          </table:table-cell>
          <table:table-cell table:formula="of:=[.A287]-[.A$20]" office:value-type="float" office:value="0.0519439999998212">
            <text:p>0.051944</text:p>
          </table:table-cell>
          <table:table-cell table:formula="of:=[.B287]-[.B286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912.697637">
            <text:p>6912.697637</text:p>
          </table:table-cell>
          <table:table-cell table:formula="of:=[.A288]-[.A$20]" office:value-type="float" office:value="0.0519469999999274">
            <text:p>0.051947</text:p>
          </table:table-cell>
          <table:table-cell table:formula="of:=[.B288]-[.B287]" office:value-type="float" office:value="0.00000300000010611257">
            <text:p>0.000003</text:p>
          </table:table-cell>
          <table:table-cell office:value-type="string">
            <text:p>d_s is renewed (r + D) to 6912699.634406; c_s is fully topped up</text:p>
          </table:table-cell>
          <table:table-cell table:number-columns-repeated="2"/>
        </table:table-row>
        <table:table-row table:style-name="ro1">
          <table:table-cell office:value-type="float" office:value="6912.697639">
            <text:p>6912.697639</text:p>
          </table:table-cell>
          <table:table-cell table:formula="of:=[.A289]-[.A$20]" office:value-type="float" office:value="0.0519489999996949">
            <text:p>0.051949</text:p>
          </table:table-cell>
          <table:table-cell table:formula="of:=[.B289]-[.B288]" office:value-type="float" office:value="0.00000199999976757681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6912.697644">
            <text:p>6912.697644</text:p>
          </table:table-cell>
          <table:table-cell table:formula="of:=[.A290]-[.A$20]" office:value-type="float" office:value="0.0519539999995686">
            <text:p>0.051954</text:p>
          </table:table-cell>
          <table:table-cell table:formula="of:=[.B290]-[.B289]" office:value-type="float" office:value="0.00000499999987368938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697646">
            <text:p>6912.697646</text:p>
          </table:table-cell>
          <table:table-cell table:formula="of:=[.A291]-[.A$20]" office:value-type="float" office:value="0.0519559999993362">
            <text:p>0.051956</text:p>
          </table:table-cell>
          <table:table-cell table:formula="of:=[.B291]-[.B290]" office:value-type="float" office:value="0.0000019999997675768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912.697995">
            <text:p>6912.697995</text:p>
          </table:table-cell>
          <table:table-cell table:formula="of:=[.A292]-[.A$20]" office:value-type="float" office:value="0.0523050000001604">
            <text:p>0.052305</text:p>
          </table:table-cell>
          <table:table-cell table:formula="of:=[.B292]-[.B291]" office:value-type="float" office:value="0.000349000000824162">
            <text:p>0.000349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912.697996">
            <text:p>6912.697996</text:p>
          </table:table-cell>
          <table:table-cell table:formula="of:=[.A293]-[.A$20]" office:value-type="float" office:value="0.0523059999995894">
            <text:p>0.052306</text:p>
          </table:table-cell>
          <table:table-cell table:formula="of:=[.B293]-[.B292]" office:value-type="float" office:value="0.000000999999429041054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912.697999">
            <text:p>6912.697999</text:p>
          </table:table-cell>
          <table:table-cell table:formula="of:=[.A294]-[.A$20]" office:value-type="float" office:value="0.0523089999996955">
            <text:p>0.052309</text:p>
          </table:table-cell>
          <table:table-cell table:formula="of:=[.B294]-[.B293]" office:value-type="float" office:value="0.00000300000010611257">
            <text:p>0.000003</text:p>
          </table:table-cell>
          <table:table-cell/>
          <table:table-cell office:value-type="string">
            <text:p>postpones its deadline to 6912702.614822; c_s is topped up to 1.956664</text:p>
          </table:table-cell>
          <table:table-cell/>
        </table:table-row>
        <table:table-row table:style-name="ro1">
          <table:table-cell office:value-type="float" office:value="6912.698594">
            <text:p>6912.698594</text:p>
          </table:table-cell>
          <table:table-cell table:formula="of:=[.A295]-[.A$20]" office:value-type="float" office:value="0.052904000000126">
            <text:p>0.052904</text:p>
          </table:table-cell>
          <table:table-cell table:formula="of:=[.B295]-[.B294]" office:value-type="float" office:value="0.000595000000430446">
            <text:p>0.00059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912.698595">
            <text:p>6912.698595</text:p>
          </table:table-cell>
          <table:table-cell table:formula="of:=[.A296]-[.A$20]" office:value-type="float" office:value="0.052904999999555">
            <text:p>0.052905</text:p>
          </table:table-cell>
          <table:table-cell table:formula="of:=[.B296]-[.B295]" office:value-type="float" office:value="0.000000999999429041054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912.6986">
            <text:p>6912.698600</text:p>
          </table:table-cell>
          <table:table-cell table:formula="of:=[.A297]-[.A$20]" office:value-type="float" office:value="0.0529099999994287">
            <text:p>0.052910</text:p>
          </table:table-cell>
          <table:table-cell table:formula="of:=[.B297]-[.B296]" office:value-type="float" office:value="0.0000049999998736893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912.700156">
            <text:p>6912.700156</text:p>
          </table:table-cell>
          <table:table-cell table:formula="of:=[.A298]-[.A$20]" office:value-type="float" office:value="0.0544659999995929">
            <text:p>0.054466</text:p>
          </table:table-cell>
          <table:table-cell table:formula="of:=[.B298]-[.B297]" office:value-type="float" office:value="0.0015560000001642">
            <text:p>0.00155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912.700158">
            <text:p>6912.700158</text:p>
          </table:table-cell>
          <table:table-cell table:formula="of:=[.A299]-[.A$20]" office:value-type="float" office:value="0.0544679999993605">
            <text:p>0.054468</text:p>
          </table:table-cell>
          <table:table-cell table:formula="of:=[.B299]-[.B298]" office:value-type="float" office:value="0.0000019999997675768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700161">
            <text:p>6912.700161</text:p>
          </table:table-cell>
          <table:table-cell table:formula="of:=[.A300]-[.A$20]" office:value-type="float" office:value="0.0544709999994666">
            <text:p>0.054471</text:p>
          </table:table-cell>
          <table:table-cell table:formula="of:=[.B300]-[.B299]" office:value-type="float" office:value="0.00000300000010611257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912.701519">
            <text:p>6912.701519</text:p>
          </table:table-cell>
          <table:table-cell table:formula="of:=[.A301]-[.A$20]" office:value-type="float" office:value="0.0558289999999033">
            <text:p>0.055829</text:p>
          </table:table-cell>
          <table:table-cell table:formula="of:=[.B301]-[.B300]" office:value-type="float" office:value="0.00135800000043673">
            <text:p>0.001358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912.70152">
            <text:p>6912.701520</text:p>
          </table:table-cell>
          <table:table-cell table:formula="of:=[.A302]-[.A$20]" office:value-type="float" office:value="0.0558299999993324">
            <text:p>0.055830</text:p>
          </table:table-cell>
          <table:table-cell table:formula="of:=[.B302]-[.B301]" office:value-type="float" office:value="0.000000999999429041054">
            <text:p>0.000001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6912.701523">
            <text:p>6912.701523</text:p>
          </table:table-cell>
          <table:table-cell table:formula="of:=[.A303]-[.A$20]" office:value-type="float" office:value="0.0558329999994385">
            <text:p>0.055833</text:p>
          </table:table-cell>
          <table:table-cell table:formula="of:=[.B303]-[.B302]" office:value-type="float" office:value="0.00000300000010611257">
            <text:p>0.000003</text:p>
          </table:table-cell>
          <table:table-cell table:number-columns-repeated="2"/>
          <table:table-cell office:value-type="string">
            <text:p>uses up its c_s; 6912701.518420-6912700.155450=1.362970</text:p>
          </table:table-cell>
        </table:table-row>
        <table:table-row table:style-name="ro1">
          <table:table-cell office:value-type="float" office:value="6912.701527">
            <text:p>6912.701527</text:p>
          </table:table-cell>
          <table:table-cell table:formula="of:=[.A304]-[.A$20]" office:value-type="float" office:value="0.0558369999998831">
            <text:p>0.055837</text:p>
          </table:table-cell>
          <table:table-cell table:formula="of:=[.B304]-[.B303]" office:value-type="float" office:value="0.00000400000044464832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701532">
            <text:p>6912.701532</text:p>
          </table:table-cell>
          <table:table-cell table:formula="of:=[.A305]-[.A$20]" office:value-type="float" office:value="0.0558419999997568">
            <text:p>0.055842</text:p>
          </table:table-cell>
          <table:table-cell table:formula="of:=[.B305]-[.B304]" office:value-type="float" office:value="0.00000499999987368938">
            <text:p>0.00000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912.701534">
            <text:p>6912.701534</text:p>
          </table:table-cell>
          <table:table-cell table:formula="of:=[.A306]-[.A$20]" office:value-type="float" office:value="0.0558439999995244">
            <text:p>0.055844</text:p>
          </table:table-cell>
          <table:table-cell table:formula="of:=[.B306]-[.B305]" office:value-type="float" office:value="0.0000019999997675768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912.701537">
            <text:p>6912.701537</text:p>
          </table:table-cell>
          <table:table-cell table:formula="of:=[.A307]-[.A$20]" office:value-type="float" office:value="0.0558469999996305">
            <text:p>0.055847</text:p>
          </table:table-cell>
          <table:table-cell table:formula="of:=[.B307]-[.B306]" office:value-type="float" office:value="0.00000300000010611257">
            <text:p>0.000003</text:p>
          </table:table-cell>
          <table:table-cell/>
          <table:table-cell office:value-type="string">
            <text:p>0.394918 / 1.080657 &lt;= 2.000000 / 5.000000</text:p>
          </table:table-cell>
          <table:table-cell/>
        </table:table-row>
        <table:table-row table:style-name="ro1">
          <table:table-cell office:value-type="float" office:value="6912.701539">
            <text:p>6912.701539</text:p>
          </table:table-cell>
          <table:table-cell table:formula="of:=[.A308]-[.A$20]" office:value-type="float" office:value="0.0558489999993981">
            <text:p>0.055849</text:p>
          </table:table-cell>
          <table:table-cell table:formula="of:=[.B308]-[.B307]" office:value-type="float" office:value="0.00000199999976757681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6912.701545">
            <text:p>6912.701545</text:p>
          </table:table-cell>
          <table:table-cell table:formula="of:=[.A309]-[.A$20]" office:value-type="float" office:value="0.0558549999996103">
            <text:p>0.055855</text:p>
          </table:table-cell>
          <table:table-cell table:formula="of:=[.B309]-[.B308]" office:value-type="float" office:value="0.00000600000021222513">
            <text:p>0.000006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6912.701633">
            <text:p>6912.701633</text:p>
          </table:table-cell>
          <table:table-cell table:formula="of:=[.A310]-[.A$20]" office:value-type="float" office:value="0.0559429999993881">
            <text:p>0.055943</text:p>
          </table:table-cell>
          <table:table-cell table:formula="of:=[.B310]-[.B309]" office:value-type="float" office:value="0.0000879999997778214">
            <text:p>0.00008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912.701635">
            <text:p>6912.701635</text:p>
          </table:table-cell>
          <table:table-cell table:formula="of:=[.A311]-[.A$20]" office:value-type="float" office:value="0.0559450000000652">
            <text:p>0.055945</text:p>
          </table:table-cell>
          <table:table-cell table:formula="of:=[.B311]-[.B310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912.701637">
            <text:p>6912.701637</text:p>
          </table:table-cell>
          <table:table-cell table:formula="of:=[.A312]-[.A$20]" office:value-type="float" office:value="0.0559469999998328">
            <text:p>0.055947</text:p>
          </table:table-cell>
          <table:table-cell table:formula="of:=[.B312]-[.B311]" office:value-type="float" office:value="0.00000199999976757681">
            <text:p>0.000002</text:p>
          </table:table-cell>
          <table:table-cell office:value-type="string">
            <text:p>d_s is renewed (r + D) to 6912703.634639; c_s is fully topped up</text:p>
          </table:table-cell>
          <table:table-cell table:number-columns-repeated="2"/>
        </table:table-row>
        <table:table-row table:style-name="ro1">
          <table:table-cell office:value-type="float" office:value="6912.702641">
            <text:p>6912.702641</text:p>
          </table:table-cell>
          <table:table-cell table:formula="of:=[.A313]-[.A$20]" office:value-type="float" office:value="0.0569509999995717">
            <text:p>0.056951</text:p>
          </table:table-cell>
          <table:table-cell table:formula="of:=[.B313]-[.B312]" office:value-type="float" office:value="0.00100399999973888">
            <text:p>0.001004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6912.703149">
            <text:p>6912.703149</text:p>
          </table:table-cell>
          <table:table-cell table:formula="of:=[.A314]-[.A$20]" office:value-type="float" office:value="0.0574589999996533">
            <text:p>0.057459</text:p>
          </table:table-cell>
          <table:table-cell table:formula="of:=[.B314]-[.B313]" office:value-type="float" office:value="0.000508000000081665">
            <text:p>0.000508</text:p>
          </table:table-cell>
          <table:table-cell/>
          <table:table-cell office:value-type="string">
            <text:p>rorun dmiss</text:p>
          </table:table-cell>
          <table:table-cell/>
        </table:table-row>
        <table:table-row table:style-name="ro1">
          <table:table-cell office:value-type="float" office:value="6912.703152">
            <text:p>6912.703152</text:p>
          </table:table-cell>
          <table:table-cell table:formula="of:=[.A315]-[.A$20]" office:value-type="float" office:value="0.0574619999997594">
            <text:p>0.057462</text:p>
          </table:table-cell>
          <table:table-cell table:formula="of:=[.B315]-[.B314]" office:value-type="float" office:value="0.00000300000010611257">
            <text:p>0.000003</text:p>
          </table:table-cell>
          <table:table-cell/>
          <table:table-cell office:value-type="string">
            <text:p>uses up its c_s; 6912703.148614-6912701.542638=1.605976</text:p>
          </table:table-cell>
          <table:table-cell/>
        </table:table-row>
        <table:table-row table:style-name="ro1">
          <table:table-cell office:value-type="float" office:value="6912.703155">
            <text:p>6912.703155</text:p>
          </table:table-cell>
          <table:table-cell table:formula="of:=[.A316]-[.A$20]" office:value-type="float" office:value="0.0574649999998655">
            <text:p>0.057465</text:p>
          </table:table-cell>
          <table:table-cell table:formula="of:=[.B316]-[.B315]" office:value-type="float" office:value="0.00000300000010611257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912.703158">
            <text:p>6912.703158</text:p>
          </table:table-cell>
          <table:table-cell table:formula="of:=[.A317]-[.A$20]" office:value-type="float" office:value="0.0574679999999717">
            <text:p>0.057468</text:p>
          </table:table-cell>
          <table:table-cell table:formula="of:=[.B317]-[.B316]" office:value-type="float" office:value="0.00000300000010611257">
            <text:p>0.000003</text:p>
          </table:table-cell>
          <table:table-cell/>
          <table:table-cell office:value-type="string">
            <text:p>postpones its deadline to 6912707.614822; c_s is topped up to 0.255150</text:p>
          </table:table-cell>
          <table:table-cell/>
        </table:table-row>
        <table:table-row table:style-name="ro1">
          <table:table-cell office:value-type="float" office:value="6912.703163">
            <text:p>6912.703163</text:p>
          </table:table-cell>
          <table:table-cell table:formula="of:=[.A318]-[.A$20]" office:value-type="float" office:value="0.0574729999998453">
            <text:p>0.057473</text:p>
          </table:table-cell>
          <table:table-cell table:formula="of:=[.B318]-[.B317]" office:value-type="float" office:value="0.00000499999987368938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703165">
            <text:p>6912.703165</text:p>
          </table:table-cell>
          <table:table-cell table:formula="of:=[.A319]-[.A$20]" office:value-type="float" office:value="0.0574749999996129">
            <text:p>0.057475</text:p>
          </table:table-cell>
          <table:table-cell table:formula="of:=[.B319]-[.B318]" office:value-type="float" office:value="0.0000019999997675768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912.70401">
            <text:p>6912.704010</text:p>
          </table:table-cell>
          <table:table-cell table:formula="of:=[.A320]-[.A$20]" office:value-type="float" office:value="0.0583200000000943">
            <text:p>0.058320</text:p>
          </table:table-cell>
          <table:table-cell table:formula="of:=[.B320]-[.B319]" office:value-type="float" office:value="0.000845000000481377">
            <text:p>0.000845</text:p>
          </table:table-cell>
          <table:table-cell office:value-type="string">
            <text:p>dmiss</text:p>
          </table:table-cell>
          <table:table-cell table:number-columns-repeated="2"/>
        </table:table-row>
        <table:table-row table:style-name="ro1">
          <table:table-cell office:value-type="float" office:value="6912.704013">
            <text:p>6912.704013</text:p>
          </table:table-cell>
          <table:table-cell table:formula="of:=[.A321]-[.A$20]" office:value-type="float" office:value="0.0583229999992909">
            <text:p>0.058323</text:p>
          </table:table-cell>
          <table:table-cell table:formula="of:=[.B321]-[.B320]" office:value-type="float" office:value="0.00000299999919661786">
            <text:p>0.000003</text:p>
          </table:table-cell>
          <table:table-cell office:value-type="string">
            <text:p>uses up its c_s; 6912704.008813-6912703.163140=0.845673</text:p>
          </table:table-cell>
          <table:table-cell table:number-columns-repeated="2"/>
        </table:table-row>
        <table:table-row table:style-name="ro1">
          <table:table-cell office:value-type="float" office:value="6912.704017">
            <text:p>6912.704017</text:p>
          </table:table-cell>
          <table:table-cell table:formula="of:=[.A322]-[.A$20]" office:value-type="float" office:value="0.0583269999997356">
            <text:p>0.058327</text:p>
          </table:table-cell>
          <table:table-cell table:formula="of:=[.B322]-[.B321]" office:value-type="float" office:value="0.00000400000044464832">
            <text:p>0.000004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912.704019">
            <text:p>6912.704019</text:p>
          </table:table-cell>
          <table:table-cell table:formula="of:=[.A323]-[.A$20]" office:value-type="float" office:value="0.0583289999995031">
            <text:p>0.058329</text:p>
          </table:table-cell>
          <table:table-cell table:formula="of:=[.B323]-[.B322]" office:value-type="float" office:value="0.00000199999976757681">
            <text:p>0.000002</text:p>
          </table:table-cell>
          <table:table-cell office:value-type="string">
            <text:p>postpones its deadline to 6912705.634639; c_s is topped up to 0.625826</text:p>
          </table:table-cell>
          <table:table-cell table:number-columns-repeated="2"/>
        </table:table-row>
        <table:table-row table:style-name="ro1">
          <table:table-cell office:value-type="float" office:value="6912.704026">
            <text:p>6912.704026</text:p>
          </table:table-cell>
          <table:table-cell table:formula="of:=[.A324]-[.A$20]" office:value-type="float" office:value="0.0583360000000539">
            <text:p>0.058336</text:p>
          </table:table-cell>
          <table:table-cell table:formula="of:=[.B324]-[.B323]" office:value-type="float" office:value="0.00000700000055076089">
            <text:p>0.000007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912.704031">
            <text:p>6912.704031</text:p>
          </table:table-cell>
          <table:table-cell table:formula="of:=[.A325]-[.A$20]" office:value-type="float" office:value="0.0583409999999276">
            <text:p>0.058341</text:p>
          </table:table-cell>
          <table:table-cell table:formula="of:=[.B325]-[.B324]" office:value-type="float" office:value="0.00000499999987368938">
            <text:p>0.000005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6912.704145">
            <text:p>6912.704145</text:p>
          </table:table-cell>
          <table:table-cell table:formula="of:=[.A326]-[.A$20]" office:value-type="float" office:value="0.0584549999994124">
            <text:p>0.058455</text:p>
          </table:table-cell>
          <table:table-cell table:formula="of:=[.B326]-[.B325]" office:value-type="float" office:value="0.000113999999484804">
            <text:p>0.00011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912.704147">
            <text:p>6912.704147</text:p>
          </table:table-cell>
          <table:table-cell table:formula="of:=[.A327]-[.A$20]" office:value-type="float" office:value="0.0584570000000895">
            <text:p>0.058457</text:p>
          </table:table-cell>
          <table:table-cell table:formula="of:=[.B327]-[.B326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912.70415">
            <text:p>6912.704150</text:p>
          </table:table-cell>
          <table:table-cell table:formula="of:=[.A328]-[.A$20]" office:value-type="float" office:value="0.0584599999992861">
            <text:p>0.058460</text:p>
          </table:table-cell>
          <table:table-cell table:formula="of:=[.B328]-[.B327]" office:value-type="float" office:value="0.00000299999919661786">
            <text:p>0.0000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912.704538">
            <text:p>6912.704538</text:p>
          </table:table-cell>
          <table:table-cell table:formula="of:=[.A329]-[.A$20]" office:value-type="float" office:value="0.0588479999996707">
            <text:p>0.058848</text:p>
          </table:table-cell>
          <table:table-cell table:formula="of:=[.B329]-[.B328]" office:value-type="float" office:value="0.000388000000384636">
            <text:p>0.00038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912.70454">
            <text:p>6912.704540</text:p>
          </table:table-cell>
          <table:table-cell table:formula="of:=[.A330]-[.A$20]" office:value-type="float" office:value="0.0588499999994383">
            <text:p>0.058850</text:p>
          </table:table-cell>
          <table:table-cell table:formula="of:=[.B330]-[.B329]" office:value-type="float" office:value="0.00000199999976757681">
            <text:p>0.00000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912.704543">
            <text:p>6912.704543</text:p>
          </table:table-cell>
          <table:table-cell table:formula="of:=[.A331]-[.A$20]" office:value-type="float" office:value="0.0588529999995444">
            <text:p>0.058853</text:p>
          </table:table-cell>
          <table:table-cell table:formula="of:=[.B331]-[.B330]" office:value-type="float" office:value="0.00000300000010611257">
            <text:p>0.000003</text:p>
          </table:table-cell>
          <table:table-cell/>
          <table:table-cell office:value-type="string">
            <text:p>uses up its c_s; 6912704.538306-6912704.144962=0.393344</text:p>
          </table:table-cell>
          <table:table-cell/>
        </table:table-row>
        <table:table-row table:style-name="ro1">
          <table:table-cell office:value-type="float" office:value="6912.704547">
            <text:p>6912.704547</text:p>
          </table:table-cell>
          <table:table-cell table:formula="of:=[.A332]-[.A$20]" office:value-type="float" office:value="0.0588569999999891">
            <text:p>0.058857</text:p>
          </table:table-cell>
          <table:table-cell table:formula="of:=[.B332]-[.B331]" office:value-type="float" office:value="0.00000400000044464832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704551">
            <text:p>6912.704551</text:p>
          </table:table-cell>
          <table:table-cell table:formula="of:=[.A333]-[.A$20]" office:value-type="float" office:value="0.0588609999995242">
            <text:p>0.058861</text:p>
          </table:table-cell>
          <table:table-cell table:formula="of:=[.B333]-[.B332]" office:value-type="float" office:value="0.00000399999953515362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912.704553">
            <text:p>6912.704553</text:p>
          </table:table-cell>
          <table:table-cell table:formula="of:=[.A334]-[.A$20]" office:value-type="float" office:value="0.0588629999992918">
            <text:p>0.058863</text:p>
          </table:table-cell>
          <table:table-cell table:formula="of:=[.B334]-[.B333]" office:value-type="float" office:value="0.00000199999976757681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6912.705646">
            <text:p>6912.705646</text:p>
          </table:table-cell>
          <table:table-cell table:formula="of:=[.A335]-[.A$20]" office:value-type="float" office:value="0.0599560000000565">
            <text:p>0.059956</text:p>
          </table:table-cell>
          <table:table-cell table:formula="of:=[.B335]-[.B334]" office:value-type="float" office:value="0.00109300000076473">
            <text:p>0.001093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912.705649">
            <text:p>6912.705649</text:p>
          </table:table-cell>
          <table:table-cell table:formula="of:=[.A336]-[.A$20]" office:value-type="float" office:value="0.0599590000001626">
            <text:p>0.059959</text:p>
          </table:table-cell>
          <table:table-cell table:formula="of:=[.B336]-[.B335]" office:value-type="float" office:value="0.0000030000001061125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912.705652">
            <text:p>6912.705652</text:p>
          </table:table-cell>
          <table:table-cell table:formula="of:=[.A337]-[.A$20]" office:value-type="float" office:value="0.0599619999993593">
            <text:p>0.059962</text:p>
          </table:table-cell>
          <table:table-cell table:formula="of:=[.B337]-[.B336]" office:value-type="float" office:value="0.00000299999919661786">
            <text:p>0.000003</text:p>
          </table:table-cell>
          <table:table-cell table:number-columns-repeated="2"/>
          <table:table-cell office:value-type="string">
            <text:p>d_s is renewed (r + D) to 6912712.648978; c_s is fully topped up</text:p>
          </table:table-cell>
        </table:table-row>
        <table:table-row table:style-name="ro1">
          <table:table-cell office:value-type="float" office:value="6912.705654">
            <text:p>6912.705654</text:p>
          </table:table-cell>
          <table:table-cell table:formula="of:=[.A338]-[.A$20]" office:value-type="float" office:value="0.0599640000000363">
            <text:p>0.059964</text:p>
          </table:table-cell>
          <table:table-cell table:formula="of:=[.B338]-[.B337]" office:value-type="float" office:value="0.00000200000067707151">
            <text:p>0.00000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912.705656">
            <text:p>6912.705656</text:p>
          </table:table-cell>
          <table:table-cell table:formula="of:=[.A339]-[.A$20]" office:value-type="float" office:value="0.0599659999998039">
            <text:p>0.059966</text:p>
          </table:table-cell>
          <table:table-cell table:formula="of:=[.B339]-[.B338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912.705658">
            <text:p>6912.705658</text:p>
          </table:table-cell>
          <table:table-cell table:formula="of:=[.A340]-[.A$20]" office:value-type="float" office:value="0.0599679999995715">
            <text:p>0.059968</text:p>
          </table:table-cell>
          <table:table-cell table:formula="of:=[.B340]-[.B339]" office:value-type="float" office:value="0.00000199999976757681">
            <text:p>0.000002</text:p>
          </table:table-cell>
          <table:table-cell office:value-type="string">
            <text:p>d_s is renewed (r + D) to 6912707.648978; c_s is fully topped up</text:p>
          </table:table-cell>
          <table:table-cell table:number-columns-repeated="2"/>
        </table:table-row>
        <table:table-row table:style-name="ro1">
          <table:table-cell office:value-type="float" office:value="6912.705665">
            <text:p>6912.705665</text:p>
          </table:table-cell>
          <table:table-cell table:formula="of:=[.A341]-[.A$20]" office:value-type="float" office:value="0.0599750000001222">
            <text:p>0.059975</text:p>
          </table:table-cell>
          <table:table-cell table:formula="of:=[.B341]-[.B340]" office:value-type="float" office:value="0.00000700000055076089">
            <text:p>0.000007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6912.706614">
            <text:p>6912.706614</text:p>
          </table:table-cell>
          <table:table-cell table:formula="of:=[.A342]-[.A$20]" office:value-type="float" office:value="0.0609239999994315">
            <text:p>0.060924</text:p>
          </table:table-cell>
          <table:table-cell table:formula="of:=[.B342]-[.B341]" office:value-type="float" office:value="0.000948999999309308">
            <text:p>0.00094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912.706616">
            <text:p>6912.706616</text:p>
          </table:table-cell>
          <table:table-cell table:formula="of:=[.A343]-[.A$20]" office:value-type="float" office:value="0.0609260000001086">
            <text:p>0.060926</text:p>
          </table:table-cell>
          <table:table-cell table:formula="of:=[.B343]-[.B342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912.706618">
            <text:p>6912.706618</text:p>
          </table:table-cell>
          <table:table-cell table:formula="of:=[.A344]-[.A$20]" office:value-type="float" office:value="0.0609279999998762">
            <text:p>0.060928</text:p>
          </table:table-cell>
          <table:table-cell table:formula="of:=[.B344]-[.B343]" office:value-type="float" office:value="0.00000199999976757681">
            <text:p>0.000002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6912.706621">
            <text:p>6912.706621</text:p>
          </table:table-cell>
          <table:table-cell table:formula="of:=[.A345]-[.A$20]" office:value-type="float" office:value="0.0609309999999823">
            <text:p>0.060931</text:p>
          </table:table-cell>
          <table:table-cell table:formula="of:=[.B345]-[.B344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706623">
            <text:p>6912.706623</text:p>
          </table:table-cell>
          <table:table-cell table:formula="of:=[.A346]-[.A$20]" office:value-type="float" office:value="0.0609329999997499">
            <text:p>0.060933</text:p>
          </table:table-cell>
          <table:table-cell table:formula="of:=[.B346]-[.B345]" office:value-type="float" office:value="0.00000199999976757681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6912.707622">
            <text:p>6912.707622</text:p>
          </table:table-cell>
          <table:table-cell table:formula="of:=[.A347]-[.A$20]" office:value-type="float" office:value="0.0619319999996151">
            <text:p>0.061932</text:p>
          </table:table-cell>
          <table:table-cell table:formula="of:=[.B347]-[.B346]" office:value-type="float" office:value="0.000998999999865191">
            <text:p>0.000999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912.707624">
            <text:p>6912.707624</text:p>
          </table:table-cell>
          <table:table-cell table:formula="of:=[.A348]-[.A$20]" office:value-type="float" office:value="0.0619339999993827">
            <text:p>0.061934</text:p>
          </table:table-cell>
          <table:table-cell table:formula="of:=[.B348]-[.B347]" office:value-type="float" office:value="0.0000019999997675768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912.707626">
            <text:p>6912.707626</text:p>
          </table:table-cell>
          <table:table-cell table:formula="of:=[.A349]-[.A$20]" office:value-type="float" office:value="0.0619360000000597">
            <text:p>0.061936</text:p>
          </table:table-cell>
          <table:table-cell table:formula="of:=[.B349]-[.B348]" office:value-type="float" office:value="0.00000200000067707151">
            <text:p>0.000002</text:p>
          </table:table-cell>
          <table:table-cell/>
          <table:table-cell office:value-type="string">
            <text:p>postpones its deadline to 6912712.614822; c_s is topped up to 1.847280</text:p>
          </table:table-cell>
          <table:table-cell/>
        </table:table-row>
        <table:table-row table:style-name="ro1">
          <table:table-cell office:value-type="float" office:value="6912.707629">
            <text:p>6912.707629</text:p>
          </table:table-cell>
          <table:table-cell table:formula="of:=[.A350]-[.A$20]" office:value-type="float" office:value="0.0619390000001658">
            <text:p>0.061939</text:p>
          </table:table-cell>
          <table:table-cell table:formula="of:=[.B350]-[.B349]" office:value-type="float" office:value="0.00000300000010611257">
            <text:p>0.000003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6912.707632">
            <text:p>6912.707632</text:p>
          </table:table-cell>
          <table:table-cell table:formula="of:=[.A351]-[.A$20]" office:value-type="float" office:value="0.0619419999993625">
            <text:p>0.061942</text:p>
          </table:table-cell>
          <table:table-cell table:formula="of:=[.B351]-[.B350]" office:value-type="float" office:value="0.00000299999919661786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707637">
            <text:p>6912.707637</text:p>
          </table:table-cell>
          <table:table-cell table:formula="of:=[.A352]-[.A$20]" office:value-type="float" office:value="0.0619470000001456">
            <text:p>0.061947</text:p>
          </table:table-cell>
          <table:table-cell table:formula="of:=[.B352]-[.B351]" office:value-type="float" office:value="0.00000500000078318408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912.707641">
            <text:p>6912.707641</text:p>
          </table:table-cell>
          <table:table-cell table:formula="of:=[.A353]-[.A$20]" office:value-type="float" office:value="0.0619509999996808">
            <text:p>0.061951</text:p>
          </table:table-cell>
          <table:table-cell table:formula="of:=[.B353]-[.B352]" office:value-type="float" office:value="0.00000399999953515362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707646">
            <text:p>6912.707646</text:p>
          </table:table-cell>
          <table:table-cell table:formula="of:=[.A354]-[.A$20]" office:value-type="float" office:value="0.0619559999995545">
            <text:p>0.061956</text:p>
          </table:table-cell>
          <table:table-cell table:formula="of:=[.B354]-[.B353]" office:value-type="float" office:value="0.00000499999987368938">
            <text:p>0.000005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6912.709624">
            <text:p>6912.709624</text:p>
          </table:table-cell>
          <table:table-cell table:formula="of:=[.A355]-[.A$20]" office:value-type="float" office:value="0.0639339999997901">
            <text:p>0.063934</text:p>
          </table:table-cell>
          <table:table-cell table:formula="of:=[.B355]-[.B354]" office:value-type="float" office:value="0.00197800000023562">
            <text:p>0.00197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912.709626">
            <text:p>6912.709626</text:p>
          </table:table-cell>
          <table:table-cell table:formula="of:=[.A356]-[.A$20]" office:value-type="float" office:value="0.0639359999995577">
            <text:p>0.063936</text:p>
          </table:table-cell>
          <table:table-cell table:formula="of:=[.B356]-[.B355]" office:value-type="float" office:value="0.00000199999976757681">
            <text:p>0.00000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912.709629">
            <text:p>6912.709629</text:p>
          </table:table-cell>
          <table:table-cell table:formula="of:=[.A357]-[.A$20]" office:value-type="float" office:value="0.0639389999996638">
            <text:p>0.063939</text:p>
          </table:table-cell>
          <table:table-cell table:formula="of:=[.B357]-[.B356]" office:value-type="float" office:value="0.00000300000010611257">
            <text:p>0.000003</text:p>
          </table:table-cell>
          <table:table-cell/>
          <table:table-cell office:value-type="string">
            <text:p>uses up its c_s; 6912709.623064-6912708.805662=0.817402</text:p>
          </table:table-cell>
          <table:table-cell/>
        </table:table-row>
        <table:table-row table:style-name="ro1">
          <table:table-cell office:value-type="float" office:value="6912.709632">
            <text:p>6912.709632</text:p>
          </table:table-cell>
          <table:table-cell table:formula="of:=[.A358]-[.A$20]" office:value-type="float" office:value="0.0639419999997699">
            <text:p>0.063942</text:p>
          </table:table-cell>
          <table:table-cell table:formula="of:=[.B358]-[.B357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709636">
            <text:p>6912.709636</text:p>
          </table:table-cell>
          <table:table-cell table:formula="of:=[.A359]-[.A$20]" office:value-type="float" office:value="0.0639459999993051">
            <text:p>0.063946</text:p>
          </table:table-cell>
          <table:table-cell table:formula="of:=[.B359]-[.B358]" office:value-type="float" office:value="0.00000399999953515362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912.70964">
            <text:p>6912.709640</text:p>
          </table:table-cell>
          <table:table-cell table:formula="of:=[.A360]-[.A$20]" office:value-type="float" office:value="0.0639499999997497">
            <text:p>0.063950</text:p>
          </table:table-cell>
          <table:table-cell table:formula="of:=[.B360]-[.B359]" office:value-type="float" office:value="0.00000400000044464832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912.709642">
            <text:p>6912.709642</text:p>
          </table:table-cell>
          <table:table-cell table:formula="of:=[.A361]-[.A$20]" office:value-type="float" office:value="0.0639519999995173">
            <text:p>0.063952</text:p>
          </table:table-cell>
          <table:table-cell table:formula="of:=[.B361]-[.B360]" office:value-type="float" office:value="0.00000199999976757681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6912.709644">
            <text:p>6912.709644</text:p>
          </table:table-cell>
          <table:table-cell table:formula="of:=[.A362]-[.A$20]" office:value-type="float" office:value="0.0639539999992849">
            <text:p>0.063954</text:p>
          </table:table-cell>
          <table:table-cell table:formula="of:=[.B362]-[.B361]" office:value-type="float" office:value="0.00000199999976757681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6912.709646">
            <text:p>6912.709646</text:p>
          </table:table-cell>
          <table:table-cell table:formula="of:=[.A363]-[.A$20]" office:value-type="float" office:value="0.0639559999999619">
            <text:p>0.063956</text:p>
          </table:table-cell>
          <table:table-cell table:formula="of:=[.B363]-[.B362]" office:value-type="float" office:value="0.00000200000067707151">
            <text:p>0.00000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912.709648">
            <text:p>6912.709648</text:p>
          </table:table-cell>
          <table:table-cell table:formula="of:=[.A364]-[.A$20]" office:value-type="float" office:value="0.0639579999997295">
            <text:p>0.063958</text:p>
          </table:table-cell>
          <table:table-cell table:formula="of:=[.B364]-[.B363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912.70965">
            <text:p>6912.709650</text:p>
          </table:table-cell>
          <table:table-cell table:formula="of:=[.A365]-[.A$20]" office:value-type="float" office:value="0.0639599999994971">
            <text:p>0.063960</text:p>
          </table:table-cell>
          <table:table-cell table:formula="of:=[.B365]-[.B364]" office:value-type="float" office:value="0.00000199999976757681">
            <text:p>0.000002</text:p>
          </table:table-cell>
          <table:table-cell office:value-type="string">
            <text:p>d_s is renewed (r + D) to 6912711.641625; c_s is fully topped up</text:p>
          </table:table-cell>
          <table:table-cell table:number-columns-repeated="2"/>
        </table:table-row>
        <table:table-row table:style-name="ro1">
          <table:table-cell office:value-type="float" office:value="6912.709652">
            <text:p>6912.709652</text:p>
          </table:table-cell>
          <table:table-cell table:formula="of:=[.A366]-[.A$20]" office:value-type="float" office:value="0.0639619999992647">
            <text:p>0.063962</text:p>
          </table:table-cell>
          <table:table-cell table:formula="of:=[.B366]-[.B365]" office:value-type="float" office:value="0.00000199999976757681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6912.709659">
            <text:p>6912.709659</text:p>
          </table:table-cell>
          <table:table-cell table:formula="of:=[.A367]-[.A$20]" office:value-type="float" office:value="0.0639689999998154">
            <text:p>0.063969</text:p>
          </table:table-cell>
          <table:table-cell table:formula="of:=[.B367]-[.B366]" office:value-type="float" office:value="0.00000700000055076089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709661">
            <text:p>6912.709661</text:p>
          </table:table-cell>
          <table:table-cell table:formula="of:=[.A368]-[.A$20]" office:value-type="float" office:value="0.063970999999583">
            <text:p>0.063971</text:p>
          </table:table-cell>
          <table:table-cell table:formula="of:=[.B368]-[.B367]" office:value-type="float" office:value="0.0000019999997675768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912.710599">
            <text:p>6912.710599</text:p>
          </table:table-cell>
          <table:table-cell table:formula="of:=[.A369]-[.A$20]" office:value-type="float" office:value="0.0649089999997159">
            <text:p>0.064909</text:p>
          </table:table-cell>
          <table:table-cell table:formula="of:=[.B369]-[.B368]" office:value-type="float" office:value="0.000938000000132888">
            <text:p>0.00093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912.710601">
            <text:p>6912.710601</text:p>
          </table:table-cell>
          <table:table-cell table:formula="of:=[.A370]-[.A$20]" office:value-type="float" office:value="0.0649109999994835">
            <text:p>0.064911</text:p>
          </table:table-cell>
          <table:table-cell table:formula="of:=[.B370]-[.B369]" office:value-type="float" office:value="0.0000019999997675768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912.710605">
            <text:p>6912.710605</text:p>
          </table:table-cell>
          <table:table-cell table:formula="of:=[.A371]-[.A$20]" office:value-type="float" office:value="0.0649149999999281">
            <text:p>0.064915</text:p>
          </table:table-cell>
          <table:table-cell table:formula="of:=[.B371]-[.B370]" office:value-type="float" office:value="0.00000400000044464832">
            <text:p>0.000004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6912.712576">
            <text:p>6912.712576</text:p>
          </table:table-cell>
          <table:table-cell table:formula="of:=[.A372]-[.A$20]" office:value-type="float" office:value="0.066885999999613">
            <text:p>0.066886</text:p>
          </table:table-cell>
          <table:table-cell table:formula="of:=[.B372]-[.B371]" office:value-type="float" office:value="0.00197099999968486">
            <text:p>0.001971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912.712578">
            <text:p>6912.712578</text:p>
          </table:table-cell>
          <table:table-cell table:formula="of:=[.A373]-[.A$20]" office:value-type="float" office:value="0.0668879999993806">
            <text:p>0.066888</text:p>
          </table:table-cell>
          <table:table-cell table:formula="of:=[.B373]-[.B372]" office:value-type="float" office:value="0.00000199999976757681">
            <text:p>0.000002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6912.71258">
            <text:p>6912.712580</text:p>
          </table:table-cell>
          <table:table-cell table:formula="of:=[.A374]-[.A$20]" office:value-type="float" office:value="0.0668900000000576">
            <text:p>0.066890</text:p>
          </table:table-cell>
          <table:table-cell table:formula="of:=[.B374]-[.B373]" office:value-type="float" office:value="0.00000200000067707151">
            <text:p>0.000002</text:p>
          </table:table-cell>
          <table:table-cell table:number-columns-repeated="2"/>
          <table:table-cell office:value-type="string">
            <text:p>uses up its c_s; 6912712.575560-6912712.006952=0.568608</text:p>
          </table:table-cell>
        </table:table-row>
        <table:table-row table:style-name="ro1">
          <table:table-cell office:value-type="float" office:value="6912.712584">
            <text:p>6912.712584</text:p>
          </table:table-cell>
          <table:table-cell table:formula="of:=[.A375]-[.A$20]" office:value-type="float" office:value="0.0668939999995928">
            <text:p>0.066894</text:p>
          </table:table-cell>
          <table:table-cell table:formula="of:=[.B375]-[.B374]" office:value-type="float" office:value="0.00000399999953515362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712638">
            <text:p>6912.712638</text:p>
          </table:table-cell>
          <table:table-cell table:formula="of:=[.A376]-[.A$20]" office:value-type="float" office:value="0.0669479999996838">
            <text:p>0.066948</text:p>
          </table:table-cell>
          <table:table-cell table:formula="of:=[.B376]-[.B375]" office:value-type="float" office:value="0.0000540000000910368">
            <text:p>0.000054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912.71264">
            <text:p>6912.712640</text:p>
          </table:table-cell>
          <table:table-cell table:formula="of:=[.A377]-[.A$20]" office:value-type="float" office:value="0.0669499999994514">
            <text:p>0.066950</text:p>
          </table:table-cell>
          <table:table-cell table:formula="of:=[.B377]-[.B376]" office:value-type="float" office:value="0.0000019999997675768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912.712643">
            <text:p>6912.712643</text:p>
          </table:table-cell>
          <table:table-cell table:formula="of:=[.A378]-[.A$20]" office:value-type="float" office:value="0.0669529999995575">
            <text:p>0.066953</text:p>
          </table:table-cell>
          <table:table-cell table:formula="of:=[.B378]-[.B377]" office:value-type="float" office:value="0.00000300000010611257">
            <text:p>0.000003</text:p>
          </table:table-cell>
          <table:table-cell/>
          <table:table-cell office:value-type="string">
            <text:p>postpones its deadline to 6912717.614822; c_s is topped up to 1.856319</text:p>
          </table:table-cell>
          <table:table-cell/>
        </table:table-row>
        <table:table-row table:style-name="ro1">
          <table:table-cell office:value-type="float" office:value="6912.712645">
            <text:p>6912.712645</text:p>
          </table:table-cell>
          <table:table-cell table:formula="of:=[.A379]-[.A$20]" office:value-type="float" office:value="0.0669549999993251">
            <text:p>0.066955</text:p>
          </table:table-cell>
          <table:table-cell table:formula="of:=[.B379]-[.B378]" office:value-type="float" office:value="0.00000199999976757681">
            <text:p>0.000002</text:p>
          </table:table-cell>
          <table:table-cell/>
          <table:table-cell office:value-type="string">
            <text:p>preempts swapper (0)</text:p>
          </table:table-cell>
          <table:table-cell/>
        </table:table-row>
        <table:table-row table:style-name="ro1">
          <table:table-cell office:value-type="float" office:value="6912.712652">
            <text:p>6912.712652</text:p>
          </table:table-cell>
          <table:table-cell table:formula="of:=[.A380]-[.A$20]" office:value-type="float" office:value="0.0669619999998758">
            <text:p>0.066962</text:p>
          </table:table-cell>
          <table:table-cell table:formula="of:=[.B380]-[.B379]" office:value-type="float" office:value="0.00000700000055076089">
            <text:p>0.000007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6912.712655">
            <text:p>6912.712655</text:p>
          </table:table-cell>
          <table:table-cell table:formula="of:=[.A381]-[.A$20]" office:value-type="float" office:value="0.066964999999982">
            <text:p>0.066965</text:p>
          </table:table-cell>
          <table:table-cell table:formula="of:=[.B381]-[.B380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712658">
            <text:p>6912.712658</text:p>
          </table:table-cell>
          <table:table-cell table:formula="of:=[.A382]-[.A$20]" office:value-type="float" office:value="0.0669680000000881">
            <text:p>0.066968</text:p>
          </table:table-cell>
          <table:table-cell table:formula="of:=[.B382]-[.B381]" office:value-type="float" office:value="0.00000300000010611257">
            <text:p>0.000003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6912.712662">
            <text:p>6912.712662</text:p>
          </table:table-cell>
          <table:table-cell table:formula="of:=[.A383]-[.A$20]" office:value-type="float" office:value="0.0669719999996232">
            <text:p>0.066972</text:p>
          </table:table-cell>
          <table:table-cell table:formula="of:=[.B383]-[.B382]" office:value-type="float" office:value="0.00000399999953515362">
            <text:p>0.000004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6912.713633">
            <text:p>6912.713633</text:p>
          </table:table-cell>
          <table:table-cell table:formula="of:=[.A384]-[.A$20]" office:value-type="float" office:value="0.0679430000000139">
            <text:p>0.067943</text:p>
          </table:table-cell>
          <table:table-cell table:formula="of:=[.B384]-[.B383]" office:value-type="float" office:value="0.000971000000390632">
            <text:p>0.00097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912.713635">
            <text:p>6912.713635</text:p>
          </table:table-cell>
          <table:table-cell table:formula="of:=[.A385]-[.A$20]" office:value-type="float" office:value="0.0679449999997814">
            <text:p>0.067945</text:p>
          </table:table-cell>
          <table:table-cell table:formula="of:=[.B385]-[.B384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912.713638">
            <text:p>6912.713638</text:p>
          </table:table-cell>
          <table:table-cell table:formula="of:=[.A386]-[.A$20]" office:value-type="float" office:value="0.0679479999998875">
            <text:p>0.067948</text:p>
          </table:table-cell>
          <table:table-cell table:formula="of:=[.B386]-[.B385]" office:value-type="float" office:value="0.00000300000010611257">
            <text:p>0.000003</text:p>
          </table:table-cell>
          <table:table-cell office:value-type="string">
            <text:p>d_s is renewed (r + D) to 6912715.635379; c_s is fully topped up</text:p>
          </table:table-cell>
          <table:table-cell table:number-columns-repeated="2"/>
        </table:table-row>
        <table:table-row table:style-name="ro1">
          <table:table-cell office:value-type="float" office:value="6912.71364">
            <text:p>6912.713640</text:p>
          </table:table-cell>
          <table:table-cell table:formula="of:=[.A387]-[.A$20]" office:value-type="float" office:value="0.0679499999996551">
            <text:p>0.067950</text:p>
          </table:table-cell>
          <table:table-cell table:formula="of:=[.B387]-[.B386]" office:value-type="float" office:value="0.00000199999976757681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6912.713645">
            <text:p>6912.713645</text:p>
          </table:table-cell>
          <table:table-cell table:formula="of:=[.A388]-[.A$20]" office:value-type="float" office:value="0.0679549999995288">
            <text:p>0.067955</text:p>
          </table:table-cell>
          <table:table-cell table:formula="of:=[.B388]-[.B387]" office:value-type="float" office:value="0.00000499999987368938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713647">
            <text:p>6912.713647</text:p>
          </table:table-cell>
          <table:table-cell table:formula="of:=[.A389]-[.A$20]" office:value-type="float" office:value="0.0679569999992964">
            <text:p>0.067957</text:p>
          </table:table-cell>
          <table:table-cell table:formula="of:=[.B389]-[.B388]" office:value-type="float" office:value="0.0000019999997675768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912.714585">
            <text:p>6912.714585</text:p>
          </table:table-cell>
          <table:table-cell table:formula="of:=[.A390]-[.A$20]" office:value-type="float" office:value="0.0688949999994293">
            <text:p>0.068895</text:p>
          </table:table-cell>
          <table:table-cell table:formula="of:=[.B390]-[.B389]" office:value-type="float" office:value="0.000938000000132888">
            <text:p>0.00093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912.714586">
            <text:p>6912.714586</text:p>
          </table:table-cell>
          <table:table-cell table:formula="of:=[.A391]-[.A$20]" office:value-type="float" office:value="0.0688959999997678">
            <text:p>0.068896</text:p>
          </table:table-cell>
          <table:table-cell table:formula="of:=[.B391]-[.B390]" office:value-type="float" office:value="0.00000100000033853576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912.71459">
            <text:p>6912.714590</text:p>
          </table:table-cell>
          <table:table-cell table:formula="of:=[.A392]-[.A$20]" office:value-type="float" office:value="0.068899999999303">
            <text:p>0.068900</text:p>
          </table:table-cell>
          <table:table-cell table:formula="of:=[.B392]-[.B391]" office:value-type="float" office:value="0.00000399999953515362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912.715585">
            <text:p>6912.715585</text:p>
          </table:table-cell>
          <table:table-cell table:formula="of:=[.A393]-[.A$20]" office:value-type="float" office:value="0.069894999999633">
            <text:p>0.069895</text:p>
          </table:table-cell>
          <table:table-cell table:formula="of:=[.B393]-[.B392]" office:value-type="float" office:value="0.000995000000330037">
            <text:p>0.00099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912.715587">
            <text:p>6912.715587</text:p>
          </table:table-cell>
          <table:table-cell table:formula="of:=[.A394]-[.A$20]" office:value-type="float" office:value="0.0698969999994006">
            <text:p>0.069897</text:p>
          </table:table-cell>
          <table:table-cell table:formula="of:=[.B394]-[.B393]" office:value-type="float" office:value="0.00000199999976757681">
            <text:p>0.00000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912.715589">
            <text:p>6912.715589</text:p>
          </table:table-cell>
          <table:table-cell table:formula="of:=[.A395]-[.A$20]" office:value-type="float" office:value="0.0698990000000777">
            <text:p>0.069899</text:p>
          </table:table-cell>
          <table:table-cell table:formula="of:=[.B395]-[.B394]" office:value-type="float" office:value="0.00000200000067707151">
            <text:p>0.000002</text:p>
          </table:table-cell>
          <table:table-cell/>
          <table:table-cell office:value-type="string">
            <text:p>uses up its c_s; 6912715.584732-6912714.584565=1.000167</text:p>
          </table:table-cell>
          <table:table-cell/>
        </table:table-row>
        <table:table-row table:style-name="ro1">
          <table:table-cell office:value-type="float" office:value="6912.715593">
            <text:p>6912.715593</text:p>
          </table:table-cell>
          <table:table-cell table:formula="of:=[.A396]-[.A$20]" office:value-type="float" office:value="0.0699029999996128">
            <text:p>0.069903</text:p>
          </table:table-cell>
          <table:table-cell table:formula="of:=[.B396]-[.B395]" office:value-type="float" office:value="0.00000399999953515362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715598">
            <text:p>6912.715598</text:p>
          </table:table-cell>
          <table:table-cell table:formula="of:=[.A397]-[.A$20]" office:value-type="float" office:value="0.0699079999994865">
            <text:p>0.069908</text:p>
          </table:table-cell>
          <table:table-cell table:formula="of:=[.B397]-[.B396]" office:value-type="float" office:value="0.00000499999987368938">
            <text:p>0.00000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912.7156">
            <text:p>6912.715600</text:p>
          </table:table-cell>
          <table:table-cell table:formula="of:=[.A398]-[.A$20]" office:value-type="float" office:value="0.0699100000001636">
            <text:p>0.069910</text:p>
          </table:table-cell>
          <table:table-cell table:formula="of:=[.B398]-[.B397]" office:value-type="float" office:value="0.00000200000067707151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6912.715646">
            <text:p>6912.715646</text:p>
          </table:table-cell>
          <table:table-cell table:formula="of:=[.A399]-[.A$20]" office:value-type="float" office:value="0.0699559999993653">
            <text:p>0.069956</text:p>
          </table:table-cell>
          <table:table-cell table:formula="of:=[.B399]-[.B398]" office:value-type="float" office:value="0.0000459999992017401">
            <text:p>0.000046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912.715648">
            <text:p>6912.715648</text:p>
          </table:table-cell>
          <table:table-cell table:formula="of:=[.A400]-[.A$20]" office:value-type="float" office:value="0.0699580000000424">
            <text:p>0.069958</text:p>
          </table:table-cell>
          <table:table-cell table:formula="of:=[.B400]-[.B399]" office:value-type="float" office:value="0.0000020000006770715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912.71565">
            <text:p>6912.715650</text:p>
          </table:table-cell>
          <table:table-cell table:formula="of:=[.A401]-[.A$20]" office:value-type="float" office:value="0.06995999999981">
            <text:p>0.069960</text:p>
          </table:table-cell>
          <table:table-cell table:formula="of:=[.B401]-[.B400]" office:value-type="float" office:value="0.00000199999976757681">
            <text:p>0.000002</text:p>
          </table:table-cell>
          <table:table-cell table:number-columns-repeated="2"/>
          <table:table-cell office:value-type="string">
            <text:p>d_s is renewed (r + D) to 6912722.647911; c_s is fully topped up</text:p>
          </table:table-cell>
        </table:table-row>
        <table:table-row table:style-name="ro1">
          <table:table-cell office:value-type="float" office:value="6912.715661">
            <text:p>6912.715661</text:p>
          </table:table-cell>
          <table:table-cell table:formula="of:=[.A402]-[.A$20]" office:value-type="float" office:value="0.0699709999998959">
            <text:p>0.069971</text:p>
          </table:table-cell>
          <table:table-cell table:formula="of:=[.B402]-[.B401]" office:value-type="float" office:value="0.0000110000000859145">
            <text:p>0.000011</text:p>
          </table:table-cell>
          <table:table-cell table:number-columns-repeated="2"/>
          <table:table-cell office:value-type="string">
            <text:p>is pick_next_task_dl-ed by swapper (0)</text:p>
          </table:table-cell>
        </table:table-row>
        <table:table-row table:style-name="ro1">
          <table:table-cell office:value-type="float" office:value="6912.715664">
            <text:p>6912.715664</text:p>
          </table:table-cell>
          <table:table-cell table:formula="of:=[.A403]-[.A$20]" office:value-type="float" office:value="0.069974000000002">
            <text:p>0.069974</text:p>
          </table:table-cell>
          <table:table-cell table:formula="of:=[.B403]-[.B402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715668">
            <text:p>6912.715668</text:p>
          </table:table-cell>
          <table:table-cell table:formula="of:=[.A404]-[.A$20]" office:value-type="float" office:value="0.0699779999995371">
            <text:p>0.069978</text:p>
          </table:table-cell>
          <table:table-cell table:formula="of:=[.B404]-[.B403]" office:value-type="float" office:value="0.00000399999953515362">
            <text:p>0.000004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6912.717627">
            <text:p>6912.717627</text:p>
          </table:table-cell>
          <table:table-cell table:formula="of:=[.A405]-[.A$20]" office:value-type="float" office:value="0.071936999999707">
            <text:p>0.071937</text:p>
          </table:table-cell>
          <table:table-cell table:formula="of:=[.B405]-[.B404]" office:value-type="float" office:value="0.00195900000016991">
            <text:p>0.001959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912.717629">
            <text:p>6912.717629</text:p>
          </table:table-cell>
          <table:table-cell table:formula="of:=[.A406]-[.A$20]" office:value-type="float" office:value="0.0719389999994746">
            <text:p>0.071939</text:p>
          </table:table-cell>
          <table:table-cell table:formula="of:=[.B406]-[.B405]" office:value-type="float" office:value="0.0000019999997675768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912.717632">
            <text:p>6912.717632</text:p>
          </table:table-cell>
          <table:table-cell table:formula="of:=[.A407]-[.A$20]" office:value-type="float" office:value="0.0719419999995807">
            <text:p>0.071942</text:p>
          </table:table-cell>
          <table:table-cell table:formula="of:=[.B407]-[.B406]" office:value-type="float" office:value="0.00000300000010611257">
            <text:p>0.000003</text:p>
          </table:table-cell>
          <table:table-cell/>
          <table:table-cell office:value-type="string">
            <text:p>postpones its deadline to 6912722.614822; c_s is topped up to 1.797816</text:p>
          </table:table-cell>
          <table:table-cell/>
        </table:table-row>
        <table:table-row table:style-name="ro1">
          <table:table-cell office:value-type="float" office:value="6912.717635">
            <text:p>6912.717635</text:p>
          </table:table-cell>
          <table:table-cell table:formula="of:=[.A408]-[.A$20]" office:value-type="float" office:value="0.0719449999996868">
            <text:p>0.071945</text:p>
          </table:table-cell>
          <table:table-cell table:formula="of:=[.B408]-[.B407]" office:value-type="float" office:value="0.00000300000010611257">
            <text:p>0.000003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6912.717639">
            <text:p>6912.717639</text:p>
          </table:table-cell>
          <table:table-cell table:formula="of:=[.A409]-[.A$20]" office:value-type="float" office:value="0.0719490000001315">
            <text:p>0.071949</text:p>
          </table:table-cell>
          <table:table-cell table:formula="of:=[.B409]-[.B408]" office:value-type="float" office:value="0.00000400000044464832">
            <text:p>0.00000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912.717641">
            <text:p>6912.717641</text:p>
          </table:table-cell>
          <table:table-cell table:formula="of:=[.A410]-[.A$20]" office:value-type="float" office:value="0.0719509999998991">
            <text:p>0.071951</text:p>
          </table:table-cell>
          <table:table-cell table:formula="of:=[.B410]-[.B409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912.717643">
            <text:p>6912.717643</text:p>
          </table:table-cell>
          <table:table-cell table:formula="of:=[.A411]-[.A$20]" office:value-type="float" office:value="0.0719529999996666">
            <text:p>0.071953</text:p>
          </table:table-cell>
          <table:table-cell table:formula="of:=[.B411]-[.B410]" office:value-type="float" office:value="0.00000199999976757681">
            <text:p>0.000002</text:p>
          </table:table-cell>
          <table:table-cell office:value-type="string">
            <text:p>d_s is renewed (r + D) to 6912719.641259; c_s is fully topped up</text:p>
          </table:table-cell>
          <table:table-cell table:number-columns-repeated="2"/>
        </table:table-row>
        <table:table-row table:style-name="ro1">
          <table:table-cell office:value-type="float" office:value="6912.717646">
            <text:p>6912.717646</text:p>
          </table:table-cell>
          <table:table-cell table:formula="of:=[.A412]-[.A$20]" office:value-type="float" office:value="0.0719559999997728">
            <text:p>0.071956</text:p>
          </table:table-cell>
          <table:table-cell table:formula="of:=[.B412]-[.B411]" office:value-type="float" office:value="0.00000300000010611257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6912.71765">
            <text:p>6912.717650</text:p>
          </table:table-cell>
          <table:table-cell table:formula="of:=[.A413]-[.A$20]" office:value-type="float" office:value="0.0719599999993079">
            <text:p>0.071960</text:p>
          </table:table-cell>
          <table:table-cell table:formula="of:=[.B413]-[.B412]" office:value-type="float" office:value="0.00000399999953515362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717652">
            <text:p>6912.717652</text:p>
          </table:table-cell>
          <table:table-cell table:formula="of:=[.A414]-[.A$20]" office:value-type="float" office:value="0.071961999999985">
            <text:p>0.071962</text:p>
          </table:table-cell>
          <table:table-cell table:formula="of:=[.B414]-[.B413]" office:value-type="float" office:value="0.0000020000006770715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912.718599">
            <text:p>6912.718599</text:p>
          </table:table-cell>
          <table:table-cell table:formula="of:=[.A415]-[.A$20]" office:value-type="float" office:value="0.0729089999995267">
            <text:p>0.072909</text:p>
          </table:table-cell>
          <table:table-cell table:formula="of:=[.B415]-[.B414]" office:value-type="float" office:value="0.000946999999541731">
            <text:p>0.00094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912.718601">
            <text:p>6912.718601</text:p>
          </table:table-cell>
          <table:table-cell table:formula="of:=[.A416]-[.A$20]" office:value-type="float" office:value="0.0729109999992943">
            <text:p>0.072911</text:p>
          </table:table-cell>
          <table:table-cell table:formula="of:=[.B416]-[.B415]" office:value-type="float" office:value="0.0000019999997675768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912.718605">
            <text:p>6912.718605</text:p>
          </table:table-cell>
          <table:table-cell table:formula="of:=[.A417]-[.A$20]" office:value-type="float" office:value="0.0729149999997389">
            <text:p>0.072915</text:p>
          </table:table-cell>
          <table:table-cell table:formula="of:=[.B417]-[.B416]" office:value-type="float" office:value="0.00000400000044464832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912.718609">
            <text:p>6912.718609</text:p>
          </table:table-cell>
          <table:table-cell table:formula="of:=[.A418]-[.A$20]" office:value-type="float" office:value="0.0729189999992741">
            <text:p>0.072919</text:p>
          </table:table-cell>
          <table:table-cell table:formula="of:=[.B418]-[.B417]" office:value-type="float" office:value="0.00000399999953515362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718613">
            <text:p>6912.718613</text:p>
          </table:table-cell>
          <table:table-cell table:formula="of:=[.A419]-[.A$20]" office:value-type="float" office:value="0.0729229999997187">
            <text:p>0.072923</text:p>
          </table:table-cell>
          <table:table-cell table:formula="of:=[.B419]-[.B418]" office:value-type="float" office:value="0.00000400000044464832">
            <text:p>0.000004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6912.720591">
            <text:p>6912.720591</text:p>
          </table:table-cell>
          <table:table-cell table:formula="of:=[.A420]-[.A$20]" office:value-type="float" office:value="0.0749009999999544">
            <text:p>0.074901</text:p>
          </table:table-cell>
          <table:table-cell table:formula="of:=[.B420]-[.B419]" office:value-type="float" office:value="0.00197800000023562">
            <text:p>0.00197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912.720593">
            <text:p>6912.720593</text:p>
          </table:table-cell>
          <table:table-cell table:formula="of:=[.A421]-[.A$20]" office:value-type="float" office:value="0.0749029999997219">
            <text:p>0.074903</text:p>
          </table:table-cell>
          <table:table-cell table:formula="of:=[.B421]-[.B420]" office:value-type="float" office:value="0.00000199999976757681">
            <text:p>0.00000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912.720596">
            <text:p>6912.720596</text:p>
          </table:table-cell>
          <table:table-cell table:formula="of:=[.A422]-[.A$20]" office:value-type="float" office:value="0.0749059999998281">
            <text:p>0.074906</text:p>
          </table:table-cell>
          <table:table-cell table:formula="of:=[.B422]-[.B421]" office:value-type="float" office:value="0.00000300000010611257">
            <text:p>0.000003</text:p>
          </table:table-cell>
          <table:table-cell/>
          <table:table-cell office:value-type="string">
            <text:p>uses up its c_s; 6912720.591224-6912720.120177=0.471047</text:p>
          </table:table-cell>
          <table:table-cell/>
        </table:table-row>
        <table:table-row table:style-name="ro1">
          <table:table-cell office:value-type="float" office:value="6912.720599">
            <text:p>6912.720599</text:p>
          </table:table-cell>
          <table:table-cell table:formula="of:=[.A423]-[.A$20]" office:value-type="float" office:value="0.0749089999999342">
            <text:p>0.074909</text:p>
          </table:table-cell>
          <table:table-cell table:formula="of:=[.B423]-[.B422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720603">
            <text:p>6912.720603</text:p>
          </table:table-cell>
          <table:table-cell table:formula="of:=[.A424]-[.A$20]" office:value-type="float" office:value="0.0749129999994693">
            <text:p>0.074913</text:p>
          </table:table-cell>
          <table:table-cell table:formula="of:=[.B424]-[.B423]" office:value-type="float" office:value="0.00000399999953515362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912.721632">
            <text:p>6912.721632</text:p>
          </table:table-cell>
          <table:table-cell table:formula="of:=[.A425]-[.A$20]" office:value-type="float" office:value="0.0759419999994861">
            <text:p>0.075942</text:p>
          </table:table-cell>
          <table:table-cell table:formula="of:=[.B425]-[.B424]" office:value-type="float" office:value="0.00102900000001682">
            <text:p>0.001029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912.721634">
            <text:p>6912.721634</text:p>
          </table:table-cell>
          <table:table-cell table:formula="of:=[.A426]-[.A$20]" office:value-type="float" office:value="0.0759440000001632">
            <text:p>0.075944</text:p>
          </table:table-cell>
          <table:table-cell table:formula="of:=[.B426]-[.B425]" office:value-type="float" office:value="0.00000200000067707151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6912.721636">
            <text:p>6912.721636</text:p>
          </table:table-cell>
          <table:table-cell table:formula="of:=[.A427]-[.A$20]" office:value-type="float" office:value="0.0759459999999308">
            <text:p>0.075946</text:p>
          </table:table-cell>
          <table:table-cell table:formula="of:=[.B427]-[.B426]" office:value-type="float" office:value="0.00000199999976757681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6912.721638">
            <text:p>6912.721638</text:p>
          </table:table-cell>
          <table:table-cell table:formula="of:=[.A428]-[.A$20]" office:value-type="float" office:value="0.0759479999996984">
            <text:p>0.075948</text:p>
          </table:table-cell>
          <table:table-cell table:formula="of:=[.B428]-[.B427]" office:value-type="float" office:value="0.00000199999976757681">
            <text:p>0.00000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912.721639">
            <text:p>6912.721639</text:p>
          </table:table-cell>
          <table:table-cell table:formula="of:=[.A429]-[.A$20]" office:value-type="float" office:value="0.0759490000000369">
            <text:p>0.075949</text:p>
          </table:table-cell>
          <table:table-cell table:formula="of:=[.B429]-[.B428]" office:value-type="float" office:value="0.00000100000033853576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912.721642">
            <text:p>6912.721642</text:p>
          </table:table-cell>
          <table:table-cell table:formula="of:=[.A430]-[.A$20]" office:value-type="float" office:value="0.075952000000143">
            <text:p>0.075952</text:p>
          </table:table-cell>
          <table:table-cell table:formula="of:=[.B430]-[.B429]" office:value-type="float" office:value="0.00000300000010611257">
            <text:p>0.000003</text:p>
          </table:table-cell>
          <table:table-cell office:value-type="string">
            <text:p>d_s is renewed (r + D) to 6912723.633623; c_s is fully topped up</text:p>
          </table:table-cell>
          <table:table-cell table:number-columns-repeated="2"/>
        </table:table-row>
        <table:table-row table:style-name="ro1">
          <table:table-cell office:value-type="float" office:value="6912.721649">
            <text:p>6912.721649</text:p>
          </table:table-cell>
          <table:table-cell table:formula="of:=[.A431]-[.A$20]" office:value-type="float" office:value="0.0759589999997843">
            <text:p>0.075959</text:p>
          </table:table-cell>
          <table:table-cell table:formula="of:=[.B431]-[.B430]" office:value-type="float" office:value="0.00000699999964126619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721651">
            <text:p>6912.721651</text:p>
          </table:table-cell>
          <table:table-cell table:formula="of:=[.A432]-[.A$20]" office:value-type="float" office:value="0.0759609999995519">
            <text:p>0.075961</text:p>
          </table:table-cell>
          <table:table-cell table:formula="of:=[.B432]-[.B431]" office:value-type="float" office:value="0.00000199999976757681">
            <text:p>0.000002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6912.721654">
            <text:p>6912.721654</text:p>
          </table:table-cell>
          <table:table-cell table:formula="of:=[.A433]-[.A$20]" office:value-type="float" office:value="0.075963999999658">
            <text:p>0.075964</text:p>
          </table:table-cell>
          <table:table-cell table:formula="of:=[.B433]-[.B432]" office:value-type="float" office:value="0.00000300000010611257">
            <text:p>0.000003</text:p>
          </table:table-cell>
          <table:table-cell table:number-columns-repeated="2"/>
          <table:table-cell office:value-type="string">
            <text:p>uses up its c_s; 6912721.633623-6912720.591224=1.042399</text:p>
          </table:table-cell>
        </table:table-row>
        <table:table-row table:style-name="ro1">
          <table:table-cell office:value-type="float" office:value="6912.721658">
            <text:p>6912.721658</text:p>
          </table:table-cell>
          <table:table-cell table:formula="of:=[.A434]-[.A$20]" office:value-type="float" office:value="0.0759680000001026">
            <text:p>0.075968</text:p>
          </table:table-cell>
          <table:table-cell table:formula="of:=[.B434]-[.B433]" office:value-type="float" office:value="0.00000400000044464832">
            <text:p>0.000004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912.722595">
            <text:p>6912.722595</text:p>
          </table:table-cell>
          <table:table-cell table:formula="of:=[.A435]-[.A$20]" office:value-type="float" office:value="0.076904999999897">
            <text:p>0.076905</text:p>
          </table:table-cell>
          <table:table-cell table:formula="of:=[.B435]-[.B434]" office:value-type="float" office:value="0.000936999999794352">
            <text:p>0.00093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912.722597">
            <text:p>6912.722597</text:p>
          </table:table-cell>
          <table:table-cell table:formula="of:=[.A436]-[.A$20]" office:value-type="float" office:value="0.0769069999996646">
            <text:p>0.076907</text:p>
          </table:table-cell>
          <table:table-cell table:formula="of:=[.B436]-[.B435]" office:value-type="float" office:value="0.0000019999997675768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912.722621">
            <text:p>6912.722621</text:p>
          </table:table-cell>
          <table:table-cell table:formula="of:=[.A437]-[.A$20]" office:value-type="float" office:value="0.076930999999604">
            <text:p>0.076931</text:p>
          </table:table-cell>
          <table:table-cell table:formula="of:=[.B437]-[.B436]" office:value-type="float" office:value="0.0000239999999394058">
            <text:p>0.000024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912.722623">
            <text:p>6912.722623</text:p>
          </table:table-cell>
          <table:table-cell table:formula="of:=[.A438]-[.A$20]" office:value-type="float" office:value="0.0769329999993715">
            <text:p>0.076933</text:p>
          </table:table-cell>
          <table:table-cell table:formula="of:=[.B438]-[.B437]" office:value-type="float" office:value="0.0000019999997675768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912.722626">
            <text:p>6912.722626</text:p>
          </table:table-cell>
          <table:table-cell table:formula="of:=[.A439]-[.A$20]" office:value-type="float" office:value="0.0769359999994776">
            <text:p>0.076936</text:p>
          </table:table-cell>
          <table:table-cell table:formula="of:=[.B439]-[.B438]" office:value-type="float" office:value="0.00000300000010611257">
            <text:p>0.000003</text:p>
          </table:table-cell>
          <table:table-cell/>
          <table:table-cell office:value-type="string">
            <text:p>postpones its deadline to 6912727.614822; c_s is topped up to 1.805630</text:p>
          </table:table-cell>
          <table:table-cell/>
        </table:table-row>
        <table:table-row table:style-name="ro1">
          <table:table-cell office:value-type="float" office:value="6912.722628">
            <text:p>6912.722628</text:p>
          </table:table-cell>
          <table:table-cell table:formula="of:=[.A440]-[.A$20]" office:value-type="float" office:value="0.0769380000001547">
            <text:p>0.076938</text:p>
          </table:table-cell>
          <table:table-cell table:formula="of:=[.B440]-[.B439]" office:value-type="float" office:value="0.00000200000067707151">
            <text:p>0.000002</text:p>
          </table:table-cell>
          <table:table-cell/>
          <table:table-cell office:value-type="string">
            <text:p>preempts rsyslogd (817)</text:p>
          </table:table-cell>
          <table:table-cell/>
        </table:table-row>
        <table:table-row table:style-name="ro1">
          <table:table-cell office:value-type="float" office:value="6912.722634">
            <text:p>6912.722634</text:p>
          </table:table-cell>
          <table:table-cell table:formula="of:=[.A441]-[.A$20]" office:value-type="float" office:value="0.0769439999994574">
            <text:p>0.076944</text:p>
          </table:table-cell>
          <table:table-cell table:formula="of:=[.B441]-[.B440]" office:value-type="float" office:value="0.00000599999930273043">
            <text:p>0.000006</text:p>
          </table:table-cell>
          <table:table-cell/>
          <table:table-cell office:value-type="string">
            <text:p>is pick_next_task_dl-ed by rsyslogd (817)</text:p>
          </table:table-cell>
          <table:table-cell/>
        </table:table-row>
        <table:table-row table:style-name="ro1">
          <table:table-cell office:value-type="float" office:value="6912.722636">
            <text:p>6912.722636</text:p>
          </table:table-cell>
          <table:table-cell table:formula="of:=[.A442]-[.A$20]" office:value-type="float" office:value="0.0769460000001345">
            <text:p>0.076946</text:p>
          </table:table-cell>
          <table:table-cell table:formula="of:=[.B442]-[.B441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72264">
            <text:p>6912.722640</text:p>
          </table:table-cell>
          <table:table-cell table:formula="of:=[.A443]-[.A$20]" office:value-type="float" office:value="0.0769499999996697">
            <text:p>0.076950</text:p>
          </table:table-cell>
          <table:table-cell table:formula="of:=[.B443]-[.B442]" office:value-type="float" office:value="0.00000399999953515362">
            <text:p>0.000004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6912.722672">
            <text:p>6912.722672</text:p>
          </table:table-cell>
          <table:table-cell table:formula="of:=[.A444]-[.A$20]" office:value-type="float" office:value="0.0769819999995889">
            <text:p>0.076982</text:p>
          </table:table-cell>
          <table:table-cell table:formula="of:=[.B444]-[.B443]" office:value-type="float" office:value="0.0000319999999192078">
            <text:p>0.000032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6912.722673">
            <text:p>6912.722673</text:p>
          </table:table-cell>
          <table:table-cell table:formula="of:=[.A445]-[.A$20]" office:value-type="float" office:value="0.0769829999999274">
            <text:p>0.076983</text:p>
          </table:table-cell>
          <table:table-cell table:formula="of:=[.B445]-[.B444]" office:value-type="float" office:value="0.00000100000033853576">
            <text:p>0.000001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912.722676">
            <text:p>6912.722676</text:p>
          </table:table-cell>
          <table:table-cell table:formula="of:=[.A446]-[.A$20]" office:value-type="float" office:value="0.0769860000000335">
            <text:p>0.076986</text:p>
          </table:table-cell>
          <table:table-cell table:formula="of:=[.B446]-[.B445]" office:value-type="float" office:value="0.00000300000010611257">
            <text:p>0.000003</text:p>
          </table:table-cell>
          <table:table-cell table:number-columns-repeated="2"/>
          <table:table-cell office:value-type="string">
            <text:p>postpones its deadline to 6912729.647911; c_s is topped up to 2.955005</text:p>
          </table:table-cell>
        </table:table-row>
        <table:table-row table:style-name="ro1">
          <table:table-cell office:value-type="float" office:value="6912.724621">
            <text:p>6912.724621</text:p>
          </table:table-cell>
          <table:table-cell table:formula="of:=[.A447]-[.A$20]" office:value-type="float" office:value="0.0789310000000114">
            <text:p>0.078931</text:p>
          </table:table-cell>
          <table:table-cell table:formula="of:=[.B447]-[.B446]" office:value-type="float" office:value="0.00194499999997788">
            <text:p>0.00194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912.724623">
            <text:p>6912.724623</text:p>
          </table:table-cell>
          <table:table-cell table:formula="of:=[.A448]-[.A$20]" office:value-type="float" office:value="0.078932999999779">
            <text:p>0.078933</text:p>
          </table:table-cell>
          <table:table-cell table:formula="of:=[.B448]-[.B447]" office:value-type="float" office:value="0.00000199999976757681">
            <text:p>0.00000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912.724625">
            <text:p>6912.724625</text:p>
          </table:table-cell>
          <table:table-cell table:formula="of:=[.A449]-[.A$20]" office:value-type="float" office:value="0.0789349999995466">
            <text:p>0.078935</text:p>
          </table:table-cell>
          <table:table-cell table:formula="of:=[.B449]-[.B448]" office:value-type="float" office:value="0.00000199999976757681">
            <text:p>0.000002</text:p>
          </table:table-cell>
          <table:table-cell/>
          <table:table-cell office:value-type="string">
            <text:p>uses up its c_s; 6912724.620743-6912724.056062=0.564681</text:p>
          </table:table-cell>
          <table:table-cell/>
        </table:table-row>
        <table:table-row table:style-name="ro1">
          <table:table-cell office:value-type="float" office:value="6912.724629">
            <text:p>6912.724629</text:p>
          </table:table-cell>
          <table:table-cell table:formula="of:=[.A450]-[.A$20]" office:value-type="float" office:value="0.0789389999999912">
            <text:p>0.078939</text:p>
          </table:table-cell>
          <table:table-cell table:formula="of:=[.B450]-[.B449]" office:value-type="float" office:value="0.00000400000044464832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724632">
            <text:p>6912.724632</text:p>
          </table:table-cell>
          <table:table-cell table:formula="of:=[.A451]-[.A$20]" office:value-type="float" office:value="0.0789420000000973">
            <text:p>0.078942</text:p>
          </table:table-cell>
          <table:table-cell table:formula="of:=[.B451]-[.B450]" office:value-type="float" office:value="0.00000300000010611257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912.724634">
            <text:p>6912.724634</text:p>
          </table:table-cell>
          <table:table-cell table:formula="of:=[.A452]-[.A$20]" office:value-type="float" office:value="0.0789439999998649">
            <text:p>0.078944</text:p>
          </table:table-cell>
          <table:table-cell table:formula="of:=[.B452]-[.B451]" office:value-type="float" office:value="0.0000019999997675768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724638">
            <text:p>6912.724638</text:p>
          </table:table-cell>
          <table:table-cell table:formula="of:=[.A453]-[.A$20]" office:value-type="float" office:value="0.0789479999994001">
            <text:p>0.078948</text:p>
          </table:table-cell>
          <table:table-cell table:formula="of:=[.B453]-[.B452]" office:value-type="float" office:value="0.00000399999953515362">
            <text:p>0.000004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6912.724661">
            <text:p>6912.724661</text:p>
          </table:table-cell>
          <table:table-cell table:formula="of:=[.A454]-[.A$20]" office:value-type="float" office:value="0.0789709999999104">
            <text:p>0.078971</text:p>
          </table:table-cell>
          <table:table-cell table:formula="of:=[.B454]-[.B453]" office:value-type="float" office:value="0.0000230000005103648">
            <text:p>0.000023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912.724663">
            <text:p>6912.724663</text:p>
          </table:table-cell>
          <table:table-cell table:formula="of:=[.A455]-[.A$20]" office:value-type="float" office:value="0.078972999999678">
            <text:p>0.078973</text:p>
          </table:table-cell>
          <table:table-cell table:formula="of:=[.B455]-[.B454]" office:value-type="float" office:value="0.0000019999997675768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724954">
            <text:p>6912.724954</text:p>
          </table:table-cell>
          <table:table-cell table:formula="of:=[.A456]-[.A$20]" office:value-type="float" office:value="0.0792639999999665">
            <text:p>0.079264</text:p>
          </table:table-cell>
          <table:table-cell table:formula="of:=[.B456]-[.B455]" office:value-type="float" office:value="0.000291000000288477">
            <text:p>0.000291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912.724956">
            <text:p>6912.724956</text:p>
          </table:table-cell>
          <table:table-cell table:formula="of:=[.A457]-[.A$20]" office:value-type="float" office:value="0.0792659999997341">
            <text:p>0.079266</text:p>
          </table:table-cell>
          <table:table-cell table:formula="of:=[.B457]-[.B456]" office:value-type="float" office:value="0.00000199999976757681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6912.725646">
            <text:p>6912.725646</text:p>
          </table:table-cell>
          <table:table-cell table:formula="of:=[.A458]-[.A$20]" office:value-type="float" office:value="0.0799559999995836">
            <text:p>0.079956</text:p>
          </table:table-cell>
          <table:table-cell table:formula="of:=[.B458]-[.B457]" office:value-type="float" office:value="0.000689999999849533">
            <text:p>0.00069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912.725648">
            <text:p>6912.725648</text:p>
          </table:table-cell>
          <table:table-cell table:formula="of:=[.A459]-[.A$20]" office:value-type="float" office:value="0.0799579999993512">
            <text:p>0.079958</text:p>
          </table:table-cell>
          <table:table-cell table:formula="of:=[.B459]-[.B458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912.725651">
            <text:p>6912.725651</text:p>
          </table:table-cell>
          <table:table-cell table:formula="of:=[.A460]-[.A$20]" office:value-type="float" office:value="0.0799609999994573">
            <text:p>0.079961</text:p>
          </table:table-cell>
          <table:table-cell table:formula="of:=[.B460]-[.B459]" office:value-type="float" office:value="0.00000300000010611257">
            <text:p>0.000003</text:p>
          </table:table-cell>
          <table:table-cell office:value-type="string">
            <text:p>d_s is renewed (r + D) to 6912727.648245; c_s is fully topped up</text:p>
          </table:table-cell>
          <table:table-cell table:number-columns-repeated="2"/>
        </table:table-row>
        <table:table-row table:style-name="ro1">
          <table:table-cell office:value-type="float" office:value="6912.725654">
            <text:p>6912.725654</text:p>
          </table:table-cell>
          <table:table-cell table:formula="of:=[.A461]-[.A$20]" office:value-type="float" office:value="0.0799639999995634">
            <text:p>0.079964</text:p>
          </table:table-cell>
          <table:table-cell table:formula="of:=[.B461]-[.B460]" office:value-type="float" office:value="0.00000300000010611257">
            <text:p>0.000003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912.725655">
            <text:p>6912.725655</text:p>
          </table:table-cell>
          <table:table-cell table:formula="of:=[.A462]-[.A$20]" office:value-type="float" office:value="0.0799649999999019">
            <text:p>0.079965</text:p>
          </table:table-cell>
          <table:table-cell table:formula="of:=[.B462]-[.B461]" office:value-type="float" office:value="0.00000100000033853576">
            <text:p>0.000001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912.725659">
            <text:p>6912.725659</text:p>
          </table:table-cell>
          <table:table-cell table:formula="of:=[.A463]-[.A$20]" office:value-type="float" office:value="0.0799689999994371">
            <text:p>0.079969</text:p>
          </table:table-cell>
          <table:table-cell table:formula="of:=[.B463]-[.B462]" office:value-type="float" office:value="0.00000399999953515362">
            <text:p>0.000004</text:p>
          </table:table-cell>
          <table:table-cell table:number-columns-repeated="2"/>
          <table:table-cell office:value-type="string">
            <text:p>2.914388 / 3.992328 &gt; 3.000000 / 7.000000</text:p>
          </table:table-cell>
        </table:table-row>
        <table:table-row table:style-name="ro1">
          <table:table-cell office:value-type="float" office:value="6912.725661">
            <text:p>6912.725661</text:p>
          </table:table-cell>
          <table:table-cell table:formula="of:=[.A464]-[.A$20]" office:value-type="float" office:value="0.0799710000001141">
            <text:p>0.079971</text:p>
          </table:table-cell>
          <table:table-cell table:formula="of:=[.B464]-[.B463]" office:value-type="float" office:value="0.00000200000067707151">
            <text:p>0.000002</text:p>
          </table:table-cell>
          <table:table-cell table:number-columns-repeated="2"/>
          <table:table-cell office:value-type="string">
            <text:p>d_s is renewed (r + D) to 6912732.655583; c_s is fully topped up</text:p>
          </table:table-cell>
        </table:table-row>
        <table:table-row table:style-name="ro1">
          <table:table-cell office:value-type="float" office:value="6912.725669">
            <text:p>6912.725669</text:p>
          </table:table-cell>
          <table:table-cell table:formula="of:=[.A465]-[.A$20]" office:value-type="float" office:value="0.079979000000094">
            <text:p>0.079979</text:p>
          </table:table-cell>
          <table:table-cell table:formula="of:=[.B465]-[.B464]" office:value-type="float" office:value="0.00000799999997980194">
            <text:p>0.000008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6912.72661">
            <text:p>6912.726610</text:p>
          </table:table-cell>
          <table:table-cell table:formula="of:=[.A466]-[.A$20]" office:value-type="float" office:value="0.0809199999994235">
            <text:p>0.080920</text:p>
          </table:table-cell>
          <table:table-cell table:formula="of:=[.B466]-[.B465]" office:value-type="float" office:value="0.000940999999329506">
            <text:p>0.00094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912.726612">
            <text:p>6912.726612</text:p>
          </table:table-cell>
          <table:table-cell table:formula="of:=[.A467]-[.A$20]" office:value-type="float" office:value="0.0809220000001005">
            <text:p>0.080922</text:p>
          </table:table-cell>
          <table:table-cell table:formula="of:=[.B467]-[.B466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912.726614">
            <text:p>6912.726614</text:p>
          </table:table-cell>
          <table:table-cell table:formula="of:=[.A468]-[.A$20]" office:value-type="float" office:value="0.0809239999998681">
            <text:p>0.080924</text:p>
          </table:table-cell>
          <table:table-cell table:formula="of:=[.B468]-[.B467]" office:value-type="float" office:value="0.00000199999976757681">
            <text:p>0.000002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6912.727627">
            <text:p>6912.727627</text:p>
          </table:table-cell>
          <table:table-cell table:formula="of:=[.A469]-[.A$20]" office:value-type="float" office:value="0.0819369999999253">
            <text:p>0.081937</text:p>
          </table:table-cell>
          <table:table-cell table:formula="of:=[.B469]-[.B468]" office:value-type="float" office:value="0.00101300000005722">
            <text:p>0.001013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912.727628">
            <text:p>6912.727628</text:p>
          </table:table-cell>
          <table:table-cell table:formula="of:=[.A470]-[.A$20]" office:value-type="float" office:value="0.0819379999993544">
            <text:p>0.081938</text:p>
          </table:table-cell>
          <table:table-cell table:formula="of:=[.B470]-[.B469]" office:value-type="float" office:value="0.000000999999429041054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912.727631">
            <text:p>6912.727631</text:p>
          </table:table-cell>
          <table:table-cell table:formula="of:=[.A471]-[.A$20]" office:value-type="float" office:value="0.0819409999994605">
            <text:p>0.081941</text:p>
          </table:table-cell>
          <table:table-cell table:formula="of:=[.B471]-[.B470]" office:value-type="float" office:value="0.00000300000010611257">
            <text:p>0.000003</text:p>
          </table:table-cell>
          <table:table-cell/>
          <table:table-cell office:value-type="string">
            <text:p>postpones its deadline to 6912732.614822; c_s is topped up to 1.816780</text:p>
          </table:table-cell>
          <table:table-cell/>
        </table:table-row>
        <table:table-row table:style-name="ro1">
          <table:table-cell office:value-type="float" office:value="6912.727633">
            <text:p>6912.727633</text:p>
          </table:table-cell>
          <table:table-cell table:formula="of:=[.A472]-[.A$20]" office:value-type="float" office:value="0.0819430000001375">
            <text:p>0.081943</text:p>
          </table:table-cell>
          <table:table-cell table:formula="of:=[.B472]-[.B471]" office:value-type="float" office:value="0.00000200000067707151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6912.727637">
            <text:p>6912.727637</text:p>
          </table:table-cell>
          <table:table-cell table:formula="of:=[.A473]-[.A$20]" office:value-type="float" office:value="0.0819469999996727">
            <text:p>0.081947</text:p>
          </table:table-cell>
          <table:table-cell table:formula="of:=[.B473]-[.B472]" office:value-type="float" office:value="0.00000399999953515362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727641">
            <text:p>6912.727641</text:p>
          </table:table-cell>
          <table:table-cell table:formula="of:=[.A474]-[.A$20]" office:value-type="float" office:value="0.0819510000001173">
            <text:p>0.081951</text:p>
          </table:table-cell>
          <table:table-cell table:formula="of:=[.B474]-[.B473]" office:value-type="float" office:value="0.00000400000044464832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912.727646">
            <text:p>6912.727646</text:p>
          </table:table-cell>
          <table:table-cell table:formula="of:=[.A475]-[.A$20]" office:value-type="float" office:value="0.081955999999991">
            <text:p>0.081956</text:p>
          </table:table-cell>
          <table:table-cell table:formula="of:=[.B475]-[.B474]" office:value-type="float" office:value="0.00000499999987368938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72765">
            <text:p>6912.727650</text:p>
          </table:table-cell>
          <table:table-cell table:formula="of:=[.A476]-[.A$20]" office:value-type="float" office:value="0.0819599999995262">
            <text:p>0.081960</text:p>
          </table:table-cell>
          <table:table-cell table:formula="of:=[.B476]-[.B475]" office:value-type="float" office:value="0.00000399999953515362">
            <text:p>0.000004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6912.729621">
            <text:p>6912.729621</text:p>
          </table:table-cell>
          <table:table-cell table:formula="of:=[.A477]-[.A$20]" office:value-type="float" office:value="0.0839310000001206">
            <text:p>0.083931</text:p>
          </table:table-cell>
          <table:table-cell table:formula="of:=[.B477]-[.B476]" office:value-type="float" office:value="0.00197100000059436">
            <text:p>0.00197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912.729624">
            <text:p>6912.729624</text:p>
          </table:table-cell>
          <table:table-cell table:formula="of:=[.A478]-[.A$20]" office:value-type="float" office:value="0.0839339999993172">
            <text:p>0.083934</text:p>
          </table:table-cell>
          <table:table-cell table:formula="of:=[.B478]-[.B477]" office:value-type="float" office:value="0.00000299999919661786">
            <text:p>0.000003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912.729626">
            <text:p>6912.729626</text:p>
          </table:table-cell>
          <table:table-cell table:formula="of:=[.A479]-[.A$20]" office:value-type="float" office:value="0.0839359999999942">
            <text:p>0.083936</text:p>
          </table:table-cell>
          <table:table-cell table:formula="of:=[.B479]-[.B478]" office:value-type="float" office:value="0.00000200000067707151">
            <text:p>0.000002</text:p>
          </table:table-cell>
          <table:table-cell/>
          <table:table-cell office:value-type="string">
            <text:p>uses up its c_s; 6912729.620404-6912729.018739=0.601665</text:p>
          </table:table-cell>
          <table:table-cell/>
        </table:table-row>
        <table:table-row table:style-name="ro1">
          <table:table-cell office:value-type="float" office:value="6912.72963">
            <text:p>6912.729630</text:p>
          </table:table-cell>
          <table:table-cell table:formula="of:=[.A480]-[.A$20]" office:value-type="float" office:value="0.0839399999995294">
            <text:p>0.083940</text:p>
          </table:table-cell>
          <table:table-cell table:formula="of:=[.B480]-[.B479]" office:value-type="float" office:value="0.00000399999953515362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729634">
            <text:p>6912.729634</text:p>
          </table:table-cell>
          <table:table-cell table:formula="of:=[.A481]-[.A$20]" office:value-type="float" office:value="0.083943999999974">
            <text:p>0.083944</text:p>
          </table:table-cell>
          <table:table-cell table:formula="of:=[.B481]-[.B480]" office:value-type="float" office:value="0.00000400000044464832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912.729638">
            <text:p>6912.729638</text:p>
          </table:table-cell>
          <table:table-cell table:formula="of:=[.A482]-[.A$20]" office:value-type="float" office:value="0.0839479999995092">
            <text:p>0.083948</text:p>
          </table:table-cell>
          <table:table-cell table:formula="of:=[.B482]-[.B481]" office:value-type="float" office:value="0.00000399999953515362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912.72964">
            <text:p>6912.729640</text:p>
          </table:table-cell>
          <table:table-cell table:formula="of:=[.A483]-[.A$20]" office:value-type="float" office:value="0.0839499999992768">
            <text:p>0.083950</text:p>
          </table:table-cell>
          <table:table-cell table:formula="of:=[.B483]-[.B482]" office:value-type="float" office:value="0.00000199999976757681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6912.729642">
            <text:p>6912.729642</text:p>
          </table:table-cell>
          <table:table-cell table:formula="of:=[.A484]-[.A$20]" office:value-type="float" office:value="0.0839519999999538">
            <text:p>0.083952</text:p>
          </table:table-cell>
          <table:table-cell table:formula="of:=[.B484]-[.B483]" office:value-type="float" office:value="0.00000200000067707151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6912.729644">
            <text:p>6912.729644</text:p>
          </table:table-cell>
          <table:table-cell table:formula="of:=[.A485]-[.A$20]" office:value-type="float" office:value="0.0839539999997214">
            <text:p>0.083954</text:p>
          </table:table-cell>
          <table:table-cell table:formula="of:=[.B485]-[.B484]" office:value-type="float" office:value="0.00000199999976757681">
            <text:p>0.00000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912.729646">
            <text:p>6912.729646</text:p>
          </table:table-cell>
          <table:table-cell table:formula="of:=[.A486]-[.A$20]" office:value-type="float" office:value="0.083955999999489">
            <text:p>0.083956</text:p>
          </table:table-cell>
          <table:table-cell table:formula="of:=[.B486]-[.B485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912.729648">
            <text:p>6912.729648</text:p>
          </table:table-cell>
          <table:table-cell table:formula="of:=[.A487]-[.A$20]" office:value-type="float" office:value="0.0839580000001661">
            <text:p>0.083958</text:p>
          </table:table-cell>
          <table:table-cell table:formula="of:=[.B487]-[.B486]" office:value-type="float" office:value="0.00000200000067707151">
            <text:p>0.000002</text:p>
          </table:table-cell>
          <table:table-cell office:value-type="string">
            <text:p>d_s is renewed (r + D) to 6912731.639854; c_s is fully topped up</text:p>
          </table:table-cell>
          <table:table-cell table:number-columns-repeated="2"/>
        </table:table-row>
        <table:table-row table:style-name="ro1">
          <table:table-cell office:value-type="float" office:value="6912.729651">
            <text:p>6912.729651</text:p>
          </table:table-cell>
          <table:table-cell table:formula="of:=[.A488]-[.A$20]" office:value-type="float" office:value="0.0839609999993627">
            <text:p>0.083961</text:p>
          </table:table-cell>
          <table:table-cell table:formula="of:=[.B488]-[.B487]" office:value-type="float" office:value="0.00000299999919661786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6912.729658">
            <text:p>6912.729658</text:p>
          </table:table-cell>
          <table:table-cell table:formula="of:=[.A489]-[.A$20]" office:value-type="float" office:value="0.0839679999999134">
            <text:p>0.083968</text:p>
          </table:table-cell>
          <table:table-cell table:formula="of:=[.B489]-[.B488]" office:value-type="float" office:value="0.00000700000055076089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72966">
            <text:p>6912.729660</text:p>
          </table:table-cell>
          <table:table-cell table:formula="of:=[.A490]-[.A$20]" office:value-type="float" office:value="0.083969999999681">
            <text:p>0.083970</text:p>
          </table:table-cell>
          <table:table-cell table:formula="of:=[.B490]-[.B489]" office:value-type="float" office:value="0.0000019999997675768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912.730624">
            <text:p>6912.730624</text:p>
          </table:table-cell>
          <table:table-cell table:formula="of:=[.A491]-[.A$20]" office:value-type="float" office:value="0.0849339999995209">
            <text:p>0.084934</text:p>
          </table:table-cell>
          <table:table-cell table:formula="of:=[.B491]-[.B490]" office:value-type="float" office:value="0.000963999999839871">
            <text:p>0.00096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912.730627">
            <text:p>6912.730627</text:p>
          </table:table-cell>
          <table:table-cell table:formula="of:=[.A492]-[.A$20]" office:value-type="float" office:value="0.084936999999627">
            <text:p>0.084937</text:p>
          </table:table-cell>
          <table:table-cell table:formula="of:=[.B492]-[.B491]" office:value-type="float" office:value="0.00000300000010611257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912.730631">
            <text:p>6912.730631</text:p>
          </table:table-cell>
          <table:table-cell table:formula="of:=[.A493]-[.A$20]" office:value-type="float" office:value="0.0849410000000717">
            <text:p>0.084941</text:p>
          </table:table-cell>
          <table:table-cell table:formula="of:=[.B493]-[.B492]" office:value-type="float" office:value="0.00000400000044464832">
            <text:p>0.000004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6912.732598">
            <text:p>6912.732598</text:p>
          </table:table-cell>
          <table:table-cell table:formula="of:=[.A494]-[.A$20]" office:value-type="float" office:value="0.0869079999993119">
            <text:p>0.086908</text:p>
          </table:table-cell>
          <table:table-cell table:formula="of:=[.B494]-[.B493]" office:value-type="float" office:value="0.00196699999924022">
            <text:p>0.001967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912.7326">
            <text:p>6912.732600</text:p>
          </table:table-cell>
          <table:table-cell table:formula="of:=[.A495]-[.A$20]" office:value-type="float" office:value="0.0869099999999889">
            <text:p>0.086910</text:p>
          </table:table-cell>
          <table:table-cell table:formula="of:=[.B495]-[.B494]" office:value-type="float" office:value="0.00000200000067707151">
            <text:p>0.000002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6912.732603">
            <text:p>6912.732603</text:p>
          </table:table-cell>
          <table:table-cell table:formula="of:=[.A496]-[.A$20]" office:value-type="float" office:value="0.0869130000000951">
            <text:p>0.086913</text:p>
          </table:table-cell>
          <table:table-cell table:formula="of:=[.B496]-[.B495]" office:value-type="float" office:value="0.00000300000010611257">
            <text:p>0.000003</text:p>
          </table:table-cell>
          <table:table-cell table:number-columns-repeated="2"/>
          <table:table-cell office:value-type="string">
            <text:p>uses up its c_s; 6912732.597307-6912732.007081=0.590226</text:p>
          </table:table-cell>
        </table:table-row>
        <table:table-row table:style-name="ro1">
          <table:table-cell office:value-type="float" office:value="6912.732606">
            <text:p>6912.732606</text:p>
          </table:table-cell>
          <table:table-cell table:formula="of:=[.A497]-[.A$20]" office:value-type="float" office:value="0.0869159999992917">
            <text:p>0.086916</text:p>
          </table:table-cell>
          <table:table-cell table:formula="of:=[.B497]-[.B496]" office:value-type="float" office:value="0.00000299999919661786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732628">
            <text:p>6912.732628</text:p>
          </table:table-cell>
          <table:table-cell table:formula="of:=[.A498]-[.A$20]" office:value-type="float" office:value="0.0869379999994635">
            <text:p>0.086938</text:p>
          </table:table-cell>
          <table:table-cell table:formula="of:=[.B498]-[.B497]" office:value-type="float" office:value="0.000022000000171829">
            <text:p>0.000022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912.73263">
            <text:p>6912.732630</text:p>
          </table:table-cell>
          <table:table-cell table:formula="of:=[.A499]-[.A$20]" office:value-type="float" office:value="0.0869400000001406">
            <text:p>0.086940</text:p>
          </table:table-cell>
          <table:table-cell table:formula="of:=[.B499]-[.B498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912.732633">
            <text:p>6912.732633</text:p>
          </table:table-cell>
          <table:table-cell table:formula="of:=[.A500]-[.A$20]" office:value-type="float" office:value="0.0869429999993372">
            <text:p>0.086943</text:p>
          </table:table-cell>
          <table:table-cell table:formula="of:=[.B500]-[.B499]" office:value-type="float" office:value="0.00000299999919661786">
            <text:p>0.000003</text:p>
          </table:table-cell>
          <table:table-cell/>
          <table:table-cell office:value-type="string">
            <text:p>postpones its deadline to 6912737.614822; c_s is topped up to 1.833156</text:p>
          </table:table-cell>
          <table:table-cell/>
        </table:table-row>
        <table:table-row table:style-name="ro1">
          <table:table-cell office:value-type="float" office:value="6912.732635">
            <text:p>6912.732635</text:p>
          </table:table-cell>
          <table:table-cell table:formula="of:=[.A501]-[.A$20]" office:value-type="float" office:value="0.0869450000000143">
            <text:p>0.086945</text:p>
          </table:table-cell>
          <table:table-cell table:formula="of:=[.B501]-[.B500]" office:value-type="float" office:value="0.00000200000067707151">
            <text:p>0.000002</text:p>
          </table:table-cell>
          <table:table-cell/>
          <table:table-cell office:value-type="string">
            <text:p>preempts ntpdate (4495)</text:p>
          </table:table-cell>
          <table:table-cell/>
        </table:table-row>
        <table:table-row table:style-name="ro1">
          <table:table-cell office:value-type="float" office:value="6912.732641">
            <text:p>6912.732641</text:p>
          </table:table-cell>
          <table:table-cell table:formula="of:=[.A502]-[.A$20]" office:value-type="float" office:value="0.086950999999317">
            <text:p>0.086951</text:p>
          </table:table-cell>
          <table:table-cell table:formula="of:=[.B502]-[.B501]" office:value-type="float" office:value="0.00000599999930273043">
            <text:p>0.000006</text:p>
          </table:table-cell>
          <table:table-cell/>
          <table:table-cell office:value-type="string">
            <text:p>is pick_next_task_dl-ed by ntpdate (4495)</text:p>
          </table:table-cell>
          <table:table-cell/>
        </table:table-row>
        <table:table-row table:style-name="ro1">
          <table:table-cell office:value-type="float" office:value="6912.732644">
            <text:p>6912.732644</text:p>
          </table:table-cell>
          <table:table-cell table:formula="of:=[.A503]-[.A$20]" office:value-type="float" office:value="0.0869539999994231">
            <text:p>0.086954</text:p>
          </table:table-cell>
          <table:table-cell table:formula="of:=[.B503]-[.B502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732648">
            <text:p>6912.732648</text:p>
          </table:table-cell>
          <table:table-cell table:formula="of:=[.A504]-[.A$20]" office:value-type="float" office:value="0.0869579999998678">
            <text:p>0.086958</text:p>
          </table:table-cell>
          <table:table-cell table:formula="of:=[.B504]-[.B503]" office:value-type="float" office:value="0.00000400000044464832">
            <text:p>0.000004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6912.732666">
            <text:p>6912.732666</text:p>
          </table:table-cell>
          <table:table-cell table:formula="of:=[.A505]-[.A$20]" office:value-type="float" office:value="0.0869759999995949">
            <text:p>0.086976</text:p>
          </table:table-cell>
          <table:table-cell table:formula="of:=[.B505]-[.B504]" office:value-type="float" office:value="0.0000179999997271807">
            <text:p>0.000018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6912.733632">
            <text:p>6912.733632</text:p>
          </table:table-cell>
          <table:table-cell table:formula="of:=[.A506]-[.A$20]" office:value-type="float" office:value="0.0879420000001119">
            <text:p>0.087942</text:p>
          </table:table-cell>
          <table:table-cell table:formula="of:=[.B506]-[.B505]" office:value-type="float" office:value="0.000966000000516942">
            <text:p>0.00096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912.733634">
            <text:p>6912.733634</text:p>
          </table:table-cell>
          <table:table-cell table:formula="of:=[.A507]-[.A$20]" office:value-type="float" office:value="0.0879439999998795">
            <text:p>0.087944</text:p>
          </table:table-cell>
          <table:table-cell table:formula="of:=[.B507]-[.B506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912.733637">
            <text:p>6912.733637</text:p>
          </table:table-cell>
          <table:table-cell table:formula="of:=[.A508]-[.A$20]" office:value-type="float" office:value="0.0879469999999856">
            <text:p>0.087947</text:p>
          </table:table-cell>
          <table:table-cell table:formula="of:=[.B508]-[.B507]" office:value-type="float" office:value="0.00000300000010611257">
            <text:p>0.000003</text:p>
          </table:table-cell>
          <table:table-cell office:value-type="string">
            <text:p>d_s is renewed (r + D) to 6912735.634494; c_s is fully topped up</text:p>
          </table:table-cell>
          <table:table-cell table:number-columns-repeated="2"/>
        </table:table-row>
        <table:table-row table:style-name="ro1">
          <table:table-cell office:value-type="float" office:value="6912.733639">
            <text:p>6912.733639</text:p>
          </table:table-cell>
          <table:table-cell table:formula="of:=[.A509]-[.A$20]" office:value-type="float" office:value="0.0879489999997531">
            <text:p>0.087949</text:p>
          </table:table-cell>
          <table:table-cell table:formula="of:=[.B509]-[.B508]" office:value-type="float" office:value="0.00000199999976757681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6912.733644">
            <text:p>6912.733644</text:p>
          </table:table-cell>
          <table:table-cell table:formula="of:=[.A510]-[.A$20]" office:value-type="float" office:value="0.0879539999996268">
            <text:p>0.087954</text:p>
          </table:table-cell>
          <table:table-cell table:formula="of:=[.B510]-[.B509]" office:value-type="float" office:value="0.00000499999987368938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733646">
            <text:p>6912.733646</text:p>
          </table:table-cell>
          <table:table-cell table:formula="of:=[.A511]-[.A$20]" office:value-type="float" office:value="0.0879559999993944">
            <text:p>0.087956</text:p>
          </table:table-cell>
          <table:table-cell table:formula="of:=[.B511]-[.B510]" office:value-type="float" office:value="0.0000019999997675768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912.734585">
            <text:p>6912.734585</text:p>
          </table:table-cell>
          <table:table-cell table:formula="of:=[.A512]-[.A$20]" office:value-type="float" office:value="0.0888949999998658">
            <text:p>0.088895</text:p>
          </table:table-cell>
          <table:table-cell table:formula="of:=[.B512]-[.B511]" office:value-type="float" office:value="0.000939000000471424">
            <text:p>0.00093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912.734586">
            <text:p>6912.734586</text:p>
          </table:table-cell>
          <table:table-cell table:formula="of:=[.A513]-[.A$20]" office:value-type="float" office:value="0.0888959999992949">
            <text:p>0.088896</text:p>
          </table:table-cell>
          <table:table-cell table:formula="of:=[.B513]-[.B512]" office:value-type="float" office:value="0.000000999999429041054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912.73459">
            <text:p>6912.734590</text:p>
          </table:table-cell>
          <table:table-cell table:formula="of:=[.A514]-[.A$20]" office:value-type="float" office:value="0.0888999999997395">
            <text:p>0.088900</text:p>
          </table:table-cell>
          <table:table-cell table:formula="of:=[.B514]-[.B513]" office:value-type="float" office:value="0.00000400000044464832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912.735588">
            <text:p>6912.735588</text:p>
          </table:table-cell>
          <table:table-cell table:formula="of:=[.A515]-[.A$20]" office:value-type="float" office:value="0.0898979999992662">
            <text:p>0.089898</text:p>
          </table:table-cell>
          <table:table-cell table:formula="of:=[.B515]-[.B514]" office:value-type="float" office:value="0.000997999999526655">
            <text:p>0.000998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73559">
            <text:p>6912.735590</text:p>
          </table:table-cell>
          <table:table-cell table:formula="of:=[.A516]-[.A$20]" office:value-type="float" office:value="0.0898999999999433">
            <text:p>0.089900</text:p>
          </table:table-cell>
          <table:table-cell table:formula="of:=[.B516]-[.B515]" office:value-type="float" office:value="0.00000200000067707151">
            <text:p>0.00000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912.735593">
            <text:p>6912.735593</text:p>
          </table:table-cell>
          <table:table-cell table:formula="of:=[.A517]-[.A$20]" office:value-type="float" office:value="0.0899030000000494">
            <text:p>0.089903</text:p>
          </table:table-cell>
          <table:table-cell table:formula="of:=[.B517]-[.B516]" office:value-type="float" office:value="0.00000300000010611257">
            <text:p>0.000003</text:p>
          </table:table-cell>
          <table:table-cell/>
          <table:table-cell office:value-type="string">
            <text:p>uses up its c_s; 6912735.587264-6912734.584593=1.002671</text:p>
          </table:table-cell>
          <table:table-cell/>
        </table:table-row>
        <table:table-row table:style-name="ro1">
          <table:table-cell office:value-type="float" office:value="6912.735632">
            <text:p>6912.735632</text:p>
          </table:table-cell>
          <table:table-cell table:formula="of:=[.A518]-[.A$20]" office:value-type="float" office:value="0.0899419999996098">
            <text:p>0.089942</text:p>
          </table:table-cell>
          <table:table-cell table:formula="of:=[.B518]-[.B517]" office:value-type="float" office:value="0.0000389999995604739">
            <text:p>0.000039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912.735634">
            <text:p>6912.735634</text:p>
          </table:table-cell>
          <table:table-cell table:formula="of:=[.A519]-[.A$20]" office:value-type="float" office:value="0.0899439999993774">
            <text:p>0.089944</text:p>
          </table:table-cell>
          <table:table-cell table:formula="of:=[.B519]-[.B518]" office:value-type="float" office:value="0.0000019999997675768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912.735637">
            <text:p>6912.735637</text:p>
          </table:table-cell>
          <table:table-cell table:formula="of:=[.A520]-[.A$20]" office:value-type="float" office:value="0.0899469999994835">
            <text:p>0.089947</text:p>
          </table:table-cell>
          <table:table-cell table:formula="of:=[.B520]-[.B519]" office:value-type="float" office:value="0.00000300000010611257">
            <text:p>0.000003</text:p>
          </table:table-cell>
          <table:table-cell table:number-columns-repeated="2"/>
          <table:table-cell office:value-type="string">
            <text:p>d_s is renewed (r + D) to 6912742.634354; c_s is fully topped up</text:p>
          </table:table-cell>
        </table:table-row>
        <table:table-row table:style-name="ro1">
          <table:table-cell office:value-type="float" office:value="6912.73565">
            <text:p>6912.735650</text:p>
          </table:table-cell>
          <table:table-cell table:formula="of:=[.A521]-[.A$20]" office:value-type="float" office:value="0.089959999999337">
            <text:p>0.089960</text:p>
          </table:table-cell>
          <table:table-cell table:formula="of:=[.B521]-[.B520]" office:value-type="float" office:value="0.0000129999998534913">
            <text:p>0.000013</text:p>
          </table:table-cell>
          <table:table-cell table:number-columns-repeated="2"/>
          <table:table-cell office:value-type="string">
            <text:p>is pick_next_task_dl-ed by ntpdate (4495)</text:p>
          </table:table-cell>
        </table:table-row>
        <table:table-row table:style-name="ro1">
          <table:table-cell office:value-type="float" office:value="6912.735653">
            <text:p>6912.735653</text:p>
          </table:table-cell>
          <table:table-cell table:formula="of:=[.A522]-[.A$20]" office:value-type="float" office:value="0.0899629999994431">
            <text:p>0.089963</text:p>
          </table:table-cell>
          <table:table-cell table:formula="of:=[.B522]-[.B521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735658">
            <text:p>6912.735658</text:p>
          </table:table-cell>
          <table:table-cell table:formula="of:=[.A523]-[.A$20]" office:value-type="float" office:value="0.0899679999993168">
            <text:p>0.089968</text:p>
          </table:table-cell>
          <table:table-cell table:formula="of:=[.B523]-[.B522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6912.737628">
            <text:p>6912.737628</text:p>
          </table:table-cell>
          <table:table-cell table:formula="of:=[.A524]-[.A$20]" office:value-type="float" office:value="0.0919379999995726">
            <text:p>0.091938</text:p>
          </table:table-cell>
          <table:table-cell table:formula="of:=[.B524]-[.B523]" office:value-type="float" office:value="0.00197000000025582">
            <text:p>0.001970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912.73763">
            <text:p>6912.737630</text:p>
          </table:table-cell>
          <table:table-cell table:formula="of:=[.A525]-[.A$20]" office:value-type="float" office:value="0.0919399999993402">
            <text:p>0.091940</text:p>
          </table:table-cell>
          <table:table-cell table:formula="of:=[.B525]-[.B524]" office:value-type="float" office:value="0.0000019999997675768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912.737633">
            <text:p>6912.737633</text:p>
          </table:table-cell>
          <table:table-cell table:formula="of:=[.A526]-[.A$20]" office:value-type="float" office:value="0.0919429999994463">
            <text:p>0.091943</text:p>
          </table:table-cell>
          <table:table-cell table:formula="of:=[.B526]-[.B525]" office:value-type="float" office:value="0.00000300000010611257">
            <text:p>0.000003</text:p>
          </table:table-cell>
          <table:table-cell/>
          <table:table-cell office:value-type="string">
            <text:p>postpones its deadline to 6912742.614822; c_s is topped up to 1.825508</text:p>
          </table:table-cell>
          <table:table-cell/>
        </table:table-row>
        <table:table-row table:style-name="ro1">
          <table:table-cell office:value-type="float" office:value="6912.737635">
            <text:p>6912.737635</text:p>
          </table:table-cell>
          <table:table-cell table:formula="of:=[.A527]-[.A$20]" office:value-type="float" office:value="0.0919450000001234">
            <text:p>0.091945</text:p>
          </table:table-cell>
          <table:table-cell table:formula="of:=[.B527]-[.B526]" office:value-type="float" office:value="0.00000200000067707151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6912.73764">
            <text:p>6912.737640</text:p>
          </table:table-cell>
          <table:table-cell table:formula="of:=[.A528]-[.A$20]" office:value-type="float" office:value="0.0919499999999971">
            <text:p>0.091950</text:p>
          </table:table-cell>
          <table:table-cell table:formula="of:=[.B528]-[.B527]" office:value-type="float" office:value="0.00000499999987368938">
            <text:p>0.00000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912.737642">
            <text:p>6912.737642</text:p>
          </table:table-cell>
          <table:table-cell table:formula="of:=[.A529]-[.A$20]" office:value-type="float" office:value="0.0919519999997647">
            <text:p>0.091952</text:p>
          </table:table-cell>
          <table:table-cell table:formula="of:=[.B529]-[.B528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912.737644">
            <text:p>6912.737644</text:p>
          </table:table-cell>
          <table:table-cell table:formula="of:=[.A530]-[.A$20]" office:value-type="float" office:value="0.0919539999995322">
            <text:p>0.091954</text:p>
          </table:table-cell>
          <table:table-cell table:formula="of:=[.B530]-[.B529]" office:value-type="float" office:value="0.00000199999976757681">
            <text:p>0.000002</text:p>
          </table:table-cell>
          <table:table-cell office:value-type="string">
            <text:p>d_s is renewed (r + D) to 6912739.641971; c_s is fully topped up</text:p>
          </table:table-cell>
          <table:table-cell table:number-columns-repeated="2"/>
        </table:table-row>
        <table:table-row table:style-name="ro1">
          <table:table-cell office:value-type="float" office:value="6912.737647">
            <text:p>6912.737647</text:p>
          </table:table-cell>
          <table:table-cell table:formula="of:=[.A531]-[.A$20]" office:value-type="float" office:value="0.0919569999996384">
            <text:p>0.091957</text:p>
          </table:table-cell>
          <table:table-cell table:formula="of:=[.B531]-[.B530]" office:value-type="float" office:value="0.00000300000010611257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6912.737651">
            <text:p>6912.737651</text:p>
          </table:table-cell>
          <table:table-cell table:formula="of:=[.A532]-[.A$20]" office:value-type="float" office:value="0.091961000000083">
            <text:p>0.091961</text:p>
          </table:table-cell>
          <table:table-cell table:formula="of:=[.B532]-[.B531]" office:value-type="float" office:value="0.00000400000044464832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737653">
            <text:p>6912.737653</text:p>
          </table:table-cell>
          <table:table-cell table:formula="of:=[.A533]-[.A$20]" office:value-type="float" office:value="0.0919629999998506">
            <text:p>0.091963</text:p>
          </table:table-cell>
          <table:table-cell table:formula="of:=[.B533]-[.B532]" office:value-type="float" office:value="0.0000019999997675768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912.738593">
            <text:p>6912.738593</text:p>
          </table:table-cell>
          <table:table-cell table:formula="of:=[.A534]-[.A$20]" office:value-type="float" office:value="0.092902999999751">
            <text:p>0.092903</text:p>
          </table:table-cell>
          <table:table-cell table:formula="of:=[.B534]-[.B533]" office:value-type="float" office:value="0.000939999999900465">
            <text:p>0.00094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912.738595">
            <text:p>6912.738595</text:p>
          </table:table-cell>
          <table:table-cell table:formula="of:=[.A535]-[.A$20]" office:value-type="float" office:value="0.0929049999995186">
            <text:p>0.092905</text:p>
          </table:table-cell>
          <table:table-cell table:formula="of:=[.B535]-[.B534]" office:value-type="float" office:value="0.0000019999997675768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912.738599">
            <text:p>6912.738599</text:p>
          </table:table-cell>
          <table:table-cell table:formula="of:=[.A536]-[.A$20]" office:value-type="float" office:value="0.0929089999999633">
            <text:p>0.092909</text:p>
          </table:table-cell>
          <table:table-cell table:formula="of:=[.B536]-[.B535]" office:value-type="float" office:value="0.00000400000044464832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912.738603">
            <text:p>6912.738603</text:p>
          </table:table-cell>
          <table:table-cell table:formula="of:=[.A537]-[.A$20]" office:value-type="float" office:value="0.0929129999994984">
            <text:p>0.092913</text:p>
          </table:table-cell>
          <table:table-cell table:formula="of:=[.B537]-[.B536]" office:value-type="float" office:value="0.00000399999953515362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738608">
            <text:p>6912.738608</text:p>
          </table:table-cell>
          <table:table-cell table:formula="of:=[.A538]-[.A$20]" office:value-type="float" office:value="0.0929179999993721">
            <text:p>0.092918</text:p>
          </table:table-cell>
          <table:table-cell table:formula="of:=[.B538]-[.B537]" office:value-type="float" office:value="0.00000499999987368938">
            <text:p>0.000005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6912.740582">
            <text:p>6912.740582</text:p>
          </table:table-cell>
          <table:table-cell table:formula="of:=[.A539]-[.A$20]" office:value-type="float" office:value="0.0948920000000726">
            <text:p>0.094892</text:p>
          </table:table-cell>
          <table:table-cell table:formula="of:=[.B539]-[.B538]" office:value-type="float" office:value="0.00197400000070047">
            <text:p>0.00197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912.740584">
            <text:p>6912.740584</text:p>
          </table:table-cell>
          <table:table-cell table:formula="of:=[.A540]-[.A$20]" office:value-type="float" office:value="0.0948939999998402">
            <text:p>0.094894</text:p>
          </table:table-cell>
          <table:table-cell table:formula="of:=[.B540]-[.B539]" office:value-type="float" office:value="0.00000199999976757681">
            <text:p>0.00000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912.740586">
            <text:p>6912.740586</text:p>
          </table:table-cell>
          <table:table-cell table:formula="of:=[.A541]-[.A$20]" office:value-type="float" office:value="0.0948959999996077">
            <text:p>0.094896</text:p>
          </table:table-cell>
          <table:table-cell table:formula="of:=[.B541]-[.B540]" office:value-type="float" office:value="0.00000199999976757681">
            <text:p>0.000002</text:p>
          </table:table-cell>
          <table:table-cell/>
          <table:table-cell office:value-type="string">
            <text:p>uses up its c_s; 6912740.581127-6912740.006850=0.574277</text:p>
          </table:table-cell>
          <table:table-cell/>
        </table:table-row>
        <table:table-row table:style-name="ro1">
          <table:table-cell office:value-type="float" office:value="6912.74059">
            <text:p>6912.740590</text:p>
          </table:table-cell>
          <table:table-cell table:formula="of:=[.A542]-[.A$20]" office:value-type="float" office:value="0.0949000000000524">
            <text:p>0.094900</text:p>
          </table:table-cell>
          <table:table-cell table:formula="of:=[.B542]-[.B541]" office:value-type="float" office:value="0.00000400000044464832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740594">
            <text:p>6912.740594</text:p>
          </table:table-cell>
          <table:table-cell table:formula="of:=[.A543]-[.A$20]" office:value-type="float" office:value="0.0949039999995875">
            <text:p>0.094904</text:p>
          </table:table-cell>
          <table:table-cell table:formula="of:=[.B543]-[.B542]" office:value-type="float" office:value="0.00000399999953515362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912.741421">
            <text:p>6912.741421</text:p>
          </table:table-cell>
          <table:table-cell table:formula="of:=[.A544]-[.A$20]" office:value-type="float" office:value="0.0957309999994322">
            <text:p>0.095731</text:p>
          </table:table-cell>
          <table:table-cell table:formula="of:=[.B544]-[.B543]" office:value-type="float" office:value="0.000826999999844702">
            <text:p>0.000827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912.741424">
            <text:p>6912.741424</text:p>
          </table:table-cell>
          <table:table-cell table:formula="of:=[.A545]-[.A$20]" office:value-type="float" office:value="0.0957339999995384">
            <text:p>0.095734</text:p>
          </table:table-cell>
          <table:table-cell table:formula="of:=[.B545]-[.B544]" office:value-type="float" office:value="0.00000300000010611257">
            <text:p>0.000003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6912.741426">
            <text:p>6912.741426</text:p>
          </table:table-cell>
          <table:table-cell table:formula="of:=[.A546]-[.A$20]" office:value-type="float" office:value="0.0957359999993059">
            <text:p>0.095736</text:p>
          </table:table-cell>
          <table:table-cell table:formula="of:=[.B546]-[.B545]" office:value-type="float" office:value="0.00000199999976757681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6912.741431">
            <text:p>6912.741431</text:p>
          </table:table-cell>
          <table:table-cell table:formula="of:=[.A547]-[.A$20]" office:value-type="float" office:value="0.0957410000000891">
            <text:p>0.095741</text:p>
          </table:table-cell>
          <table:table-cell table:formula="of:=[.B547]-[.B546]" office:value-type="float" office:value="0.00000500000078318408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741434">
            <text:p>6912.741434</text:p>
          </table:table-cell>
          <table:table-cell table:formula="of:=[.A548]-[.A$20]" office:value-type="float" office:value="0.0957439999992857">
            <text:p>0.095744</text:p>
          </table:table-cell>
          <table:table-cell table:formula="of:=[.B548]-[.B547]" office:value-type="float" office:value="0.00000299999919661786">
            <text:p>0.000003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6912.741632">
            <text:p>6912.741632</text:p>
          </table:table-cell>
          <table:table-cell table:formula="of:=[.A549]-[.A$20]" office:value-type="float" office:value="0.0959419999999227">
            <text:p>0.095942</text:p>
          </table:table-cell>
          <table:table-cell table:formula="of:=[.B549]-[.B548]" office:value-type="float" office:value="0.000198000000636966">
            <text:p>0.00019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912.741634">
            <text:p>6912.741634</text:p>
          </table:table-cell>
          <table:table-cell table:formula="of:=[.A550]-[.A$20]" office:value-type="float" office:value="0.0959439999996903">
            <text:p>0.095944</text:p>
          </table:table-cell>
          <table:table-cell table:formula="of:=[.B550]-[.B549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912.741636">
            <text:p>6912.741636</text:p>
          </table:table-cell>
          <table:table-cell table:formula="of:=[.A551]-[.A$20]" office:value-type="float" office:value="0.0959459999994579">
            <text:p>0.095946</text:p>
          </table:table-cell>
          <table:table-cell table:formula="of:=[.B551]-[.B550]" office:value-type="float" office:value="0.00000199999976757681">
            <text:p>0.000002</text:p>
          </table:table-cell>
          <table:table-cell office:value-type="string">
            <text:p>d_s is renewed (r + D) to 6912743.634095; c_s is fully topped up</text:p>
          </table:table-cell>
          <table:table-cell table:number-columns-repeated="2"/>
        </table:table-row>
        <table:table-row table:style-name="ro1">
          <table:table-cell office:value-type="float" office:value="6912.741645">
            <text:p>6912.741645</text:p>
          </table:table-cell>
          <table:table-cell table:formula="of:=[.A552]-[.A$20]" office:value-type="float" office:value="0.0959549999997762">
            <text:p>0.095955</text:p>
          </table:table-cell>
          <table:table-cell table:formula="of:=[.B552]-[.B551]" office:value-type="float" office:value="0.0000090000003183377">
            <text:p>0.000009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912.741647">
            <text:p>6912.741647</text:p>
          </table:table-cell>
          <table:table-cell table:formula="of:=[.A553]-[.A$20]" office:value-type="float" office:value="0.0959569999995438">
            <text:p>0.095957</text:p>
          </table:table-cell>
          <table:table-cell table:formula="of:=[.B553]-[.B552]" office:value-type="float" office:value="0.00000199999976757681">
            <text:p>0.000002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6912.74165">
            <text:p>6912.741650</text:p>
          </table:table-cell>
          <table:table-cell table:formula="of:=[.A554]-[.A$20]" office:value-type="float" office:value="0.0959599999996499">
            <text:p>0.095960</text:p>
          </table:table-cell>
          <table:table-cell table:formula="of:=[.B554]-[.B553]" office:value-type="float" office:value="0.00000300000010611257">
            <text:p>0.000003</text:p>
          </table:table-cell>
          <table:table-cell table:number-columns-repeated="2"/>
          <table:table-cell office:value-type="string">
            <text:p>uses up its c_s; 6912741.645204-6912741.423347=0.221857</text:p>
          </table:table-cell>
        </table:table-row>
        <table:table-row table:style-name="ro1">
          <table:table-cell office:value-type="float" office:value="6912.741653">
            <text:p>6912.741653</text:p>
          </table:table-cell>
          <table:table-cell table:formula="of:=[.A555]-[.A$20]" office:value-type="float" office:value="0.095962999999756">
            <text:p>0.095963</text:p>
          </table:table-cell>
          <table:table-cell table:formula="of:=[.B555]-[.B554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741655">
            <text:p>6912.741655</text:p>
          </table:table-cell>
          <table:table-cell table:formula="of:=[.A556]-[.A$20]" office:value-type="float" office:value="0.0959649999995236">
            <text:p>0.095965</text:p>
          </table:table-cell>
          <table:table-cell table:formula="of:=[.B556]-[.B555]" office:value-type="float" office:value="0.0000019999997675768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912.742598">
            <text:p>6912.742598</text:p>
          </table:table-cell>
          <table:table-cell table:formula="of:=[.A557]-[.A$20]" office:value-type="float" office:value="0.0969079999995302">
            <text:p>0.096908</text:p>
          </table:table-cell>
          <table:table-cell table:formula="of:=[.B557]-[.B556]" office:value-type="float" office:value="0.000943000000006577">
            <text:p>0.00094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912.7426">
            <text:p>6912.742600</text:p>
          </table:table-cell>
          <table:table-cell table:formula="of:=[.A558]-[.A$20]" office:value-type="float" office:value="0.0969099999992977">
            <text:p>0.096910</text:p>
          </table:table-cell>
          <table:table-cell table:formula="of:=[.B558]-[.B557]" office:value-type="float" office:value="0.0000019999997675768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912.742623">
            <text:p>6912.742623</text:p>
          </table:table-cell>
          <table:table-cell table:formula="of:=[.A559]-[.A$20]" office:value-type="float" office:value="0.0969329999998081">
            <text:p>0.096933</text:p>
          </table:table-cell>
          <table:table-cell table:formula="of:=[.B559]-[.B558]" office:value-type="float" office:value="0.0000230000005103648">
            <text:p>0.000023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912.742624">
            <text:p>6912.742624</text:p>
          </table:table-cell>
          <table:table-cell table:formula="of:=[.A560]-[.A$20]" office:value-type="float" office:value="0.0969340000001466">
            <text:p>0.096934</text:p>
          </table:table-cell>
          <table:table-cell table:formula="of:=[.B560]-[.B559]" office:value-type="float" office:value="0.00000100000033853576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912.742627">
            <text:p>6912.742627</text:p>
          </table:table-cell>
          <table:table-cell table:formula="of:=[.A561]-[.A$20]" office:value-type="float" office:value="0.0969369999993432">
            <text:p>0.096937</text:p>
          </table:table-cell>
          <table:table-cell table:formula="of:=[.B561]-[.B560]" office:value-type="float" office:value="0.00000299999919661786">
            <text:p>0.000003</text:p>
          </table:table-cell>
          <table:table-cell/>
          <table:table-cell office:value-type="string">
            <text:p>postpones its deadline to 6912747.614822; c_s is topped up to 1.837327</text:p>
          </table:table-cell>
          <table:table-cell/>
        </table:table-row>
        <table:table-row table:style-name="ro1">
          <table:table-cell office:value-type="float" office:value="6912.742629">
            <text:p>6912.742629</text:p>
          </table:table-cell>
          <table:table-cell table:formula="of:=[.A562]-[.A$20]" office:value-type="float" office:value="0.0969390000000203">
            <text:p>0.096939</text:p>
          </table:table-cell>
          <table:table-cell table:formula="of:=[.B562]-[.B561]" office:value-type="float" office:value="0.00000200000067707151">
            <text:p>0.000002</text:p>
          </table:table-cell>
          <table:table-cell/>
          <table:table-cell office:value-type="string">
            <text:p>preempts ntpdate (4495)</text:p>
          </table:table-cell>
          <table:table-cell/>
        </table:table-row>
        <table:table-row table:style-name="ro1">
          <table:table-cell office:value-type="float" office:value="6912.742635">
            <text:p>6912.742635</text:p>
          </table:table-cell>
          <table:table-cell table:formula="of:=[.A563]-[.A$20]" office:value-type="float" office:value="0.096944999999323">
            <text:p>0.096945</text:p>
          </table:table-cell>
          <table:table-cell table:formula="of:=[.B563]-[.B562]" office:value-type="float" office:value="0.00000599999930273043">
            <text:p>0.000006</text:p>
          </table:table-cell>
          <table:table-cell/>
          <table:table-cell office:value-type="string">
            <text:p>is pick_next_task_dl-ed by ntpdate (4495)</text:p>
          </table:table-cell>
          <table:table-cell/>
        </table:table-row>
        <table:table-row table:style-name="ro1">
          <table:table-cell office:value-type="float" office:value="6912.742638">
            <text:p>6912.742638</text:p>
          </table:table-cell>
          <table:table-cell table:formula="of:=[.A564]-[.A$20]" office:value-type="float" office:value="0.0969479999994292">
            <text:p>0.096948</text:p>
          </table:table-cell>
          <table:table-cell table:formula="of:=[.B564]-[.B563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742641">
            <text:p>6912.742641</text:p>
          </table:table-cell>
          <table:table-cell table:formula="of:=[.A565]-[.A$20]" office:value-type="float" office:value="0.0969509999995353">
            <text:p>0.096951</text:p>
          </table:table-cell>
          <table:table-cell table:formula="of:=[.B565]-[.B564]" office:value-type="float" office:value="0.00000300000010611257">
            <text:p>0.000003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6912.742644">
            <text:p>6912.742644</text:p>
          </table:table-cell>
          <table:table-cell table:formula="of:=[.A566]-[.A$20]" office:value-type="float" office:value="0.0969539999996414">
            <text:p>0.096954</text:p>
          </table:table-cell>
          <table:table-cell table:formula="of:=[.B566]-[.B565]" office:value-type="float" office:value="0.00000300000010611257">
            <text:p>0.000003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6912.744657">
            <text:p>6912.744657</text:p>
          </table:table-cell>
          <table:table-cell table:formula="of:=[.A567]-[.A$20]" office:value-type="float" office:value="0.0989669999999023">
            <text:p>0.098967</text:p>
          </table:table-cell>
          <table:table-cell table:formula="of:=[.B567]-[.B566]" office:value-type="float" office:value="0.00201300000026094">
            <text:p>0.00201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912.74466">
            <text:p>6912.744660</text:p>
          </table:table-cell>
          <table:table-cell table:formula="of:=[.A568]-[.A$20]" office:value-type="float" office:value="0.0989700000000084">
            <text:p>0.098970</text:p>
          </table:table-cell>
          <table:table-cell table:formula="of:=[.B568]-[.B567]" office:value-type="float" office:value="0.00000300000010611257">
            <text:p>0.000003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912.744662">
            <text:p>6912.744662</text:p>
          </table:table-cell>
          <table:table-cell table:formula="of:=[.A569]-[.A$20]" office:value-type="float" office:value="0.098971999999776">
            <text:p>0.098972</text:p>
          </table:table-cell>
          <table:table-cell table:formula="of:=[.B569]-[.B568]" office:value-type="float" office:value="0.00000199999976757681">
            <text:p>0.000002</text:p>
          </table:table-cell>
          <table:table-cell/>
          <table:table-cell office:value-type="string">
            <text:p>uses up its c_s; 6912744.655069-6912744.009106=0.645963</text:p>
          </table:table-cell>
          <table:table-cell/>
        </table:table-row>
        <table:table-row table:style-name="ro1">
          <table:table-cell office:value-type="float" office:value="6912.744666">
            <text:p>6912.744666</text:p>
          </table:table-cell>
          <table:table-cell table:formula="of:=[.A570]-[.A$20]" office:value-type="float" office:value="0.0989759999993112">
            <text:p>0.098976</text:p>
          </table:table-cell>
          <table:table-cell table:formula="of:=[.B570]-[.B569]" office:value-type="float" office:value="0.00000399999953515362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744726">
            <text:p>6912.744726</text:p>
          </table:table-cell>
          <table:table-cell table:formula="of:=[.A571]-[.A$20]" office:value-type="float" office:value="0.0990359999996144">
            <text:p>0.099036</text:p>
          </table:table-cell>
          <table:table-cell table:formula="of:=[.B571]-[.B570]" office:value-type="float" office:value="0.0000600000003032619">
            <text:p>0.000060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912.744729">
            <text:p>6912.744729</text:p>
          </table:table-cell>
          <table:table-cell table:formula="of:=[.A572]-[.A$20]" office:value-type="float" office:value="0.0990389999997205">
            <text:p>0.099039</text:p>
          </table:table-cell>
          <table:table-cell table:formula="of:=[.B572]-[.B571]" office:value-type="float" office:value="0.00000300000010611257">
            <text:p>0.000003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6912.745652">
            <text:p>6912.745652</text:p>
          </table:table-cell>
          <table:table-cell table:formula="of:=[.A573]-[.A$20]" office:value-type="float" office:value="0.0999619999993229">
            <text:p>0.099962</text:p>
          </table:table-cell>
          <table:table-cell table:formula="of:=[.B573]-[.B572]" office:value-type="float" office:value="0.000922999999602325">
            <text:p>0.000923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912.745656">
            <text:p>6912.745656</text:p>
          </table:table-cell>
          <table:table-cell table:formula="of:=[.A574]-[.A$20]" office:value-type="float" office:value="0.0999659999997675">
            <text:p>0.099966</text:p>
          </table:table-cell>
          <table:table-cell table:formula="of:=[.B574]-[.B573]" office:value-type="float" office:value="0.00000400000044464832">
            <text:p>0.000004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912.745659">
            <text:p>6912.745659</text:p>
          </table:table-cell>
          <table:table-cell table:formula="of:=[.A575]-[.A$20]" office:value-type="float" office:value="0.0999689999998736">
            <text:p>0.099969</text:p>
          </table:table-cell>
          <table:table-cell table:formula="of:=[.B575]-[.B574]" office:value-type="float" office:value="0.00000300000010611257">
            <text:p>0.000003</text:p>
          </table:table-cell>
          <table:table-cell table:number-columns-repeated="2"/>
          <table:table-cell office:value-type="string">
            <text:p>d_s is renewed (r + D) to 6912752.655660; c_s is fully topped up</text:p>
          </table:table-cell>
        </table:table-row>
        <table:table-row table:style-name="ro1">
          <table:table-cell office:value-type="float" office:value="6912.745662">
            <text:p>6912.745662</text:p>
          </table:table-cell>
          <table:table-cell table:formula="of:=[.A576]-[.A$20]" office:value-type="float" office:value="0.0999719999999797">
            <text:p>0.099972</text:p>
          </table:table-cell>
          <table:table-cell table:formula="of:=[.B576]-[.B575]" office:value-type="float" office:value="0.00000300000010611257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912.745664">
            <text:p>6912.745664</text:p>
          </table:table-cell>
          <table:table-cell table:formula="of:=[.A577]-[.A$20]" office:value-type="float" office:value="0.0999739999997473">
            <text:p>0.099974</text:p>
          </table:table-cell>
          <table:table-cell table:formula="of:=[.B577]-[.B576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912.745666">
            <text:p>6912.745666</text:p>
          </table:table-cell>
          <table:table-cell table:formula="of:=[.A578]-[.A$20]" office:value-type="float" office:value="0.0999759999995149">
            <text:p>0.099976</text:p>
          </table:table-cell>
          <table:table-cell table:formula="of:=[.B578]-[.B577]" office:value-type="float" office:value="0.00000199999976757681">
            <text:p>0.000002</text:p>
          </table:table-cell>
          <table:table-cell office:value-type="string">
            <text:p>d_s is renewed (r + D) to 6912747.655660; c_s is fully topped up</text:p>
          </table:table-cell>
          <table:table-cell table:number-columns-repeated="2"/>
        </table:table-row>
        <table:table-row table:style-name="ro1">
          <table:table-cell office:value-type="float" office:value="6912.745672">
            <text:p>6912.745672</text:p>
          </table:table-cell>
          <table:table-cell table:formula="of:=[.A579]-[.A$20]" office:value-type="float" office:value="0.0999819999997271">
            <text:p>0.099982</text:p>
          </table:table-cell>
          <table:table-cell table:formula="of:=[.B579]-[.B578]" office:value-type="float" office:value="0.00000600000021222513">
            <text:p>0.000006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6912.746615">
            <text:p>6912.746615</text:p>
          </table:table-cell>
          <table:table-cell table:formula="of:=[.A580]-[.A$20]" office:value-type="float" office:value="0.100924999999734">
            <text:p>0.100925</text:p>
          </table:table-cell>
          <table:table-cell table:formula="of:=[.B580]-[.B579]" office:value-type="float" office:value="0.000943000000006577">
            <text:p>0.00094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912.746617">
            <text:p>6912.746617</text:p>
          </table:table-cell>
          <table:table-cell table:formula="of:=[.A581]-[.A$20]" office:value-type="float" office:value="0.100926999999501">
            <text:p>0.100927</text:p>
          </table:table-cell>
          <table:table-cell table:formula="of:=[.B581]-[.B580]" office:value-type="float" office:value="0.0000019999997675768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912.746619">
            <text:p>6912.746619</text:p>
          </table:table-cell>
          <table:table-cell table:formula="of:=[.A582]-[.A$20]" office:value-type="float" office:value="0.100928999999269">
            <text:p>0.100929</text:p>
          </table:table-cell>
          <table:table-cell table:formula="of:=[.B582]-[.B581]" office:value-type="float" office:value="0.00000199999976757681">
            <text:p>0.000002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6912.746622">
            <text:p>6912.746622</text:p>
          </table:table-cell>
          <table:table-cell table:formula="of:=[.A583]-[.A$20]" office:value-type="float" office:value="0.100931999999375">
            <text:p>0.100932</text:p>
          </table:table-cell>
          <table:table-cell table:formula="of:=[.B583]-[.B582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746624">
            <text:p>6912.746624</text:p>
          </table:table-cell>
          <table:table-cell table:formula="of:=[.A584]-[.A$20]" office:value-type="float" office:value="0.100934000000052">
            <text:p>0.100934</text:p>
          </table:table-cell>
          <table:table-cell table:formula="of:=[.B584]-[.B583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6912.747625">
            <text:p>6912.747625</text:p>
          </table:table-cell>
          <table:table-cell table:formula="of:=[.A585]-[.A$20]" office:value-type="float" office:value="0.101934999999685">
            <text:p>0.101935</text:p>
          </table:table-cell>
          <table:table-cell table:formula="of:=[.B585]-[.B584]" office:value-type="float" office:value="0.00100099999963277">
            <text:p>0.001001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912.747626">
            <text:p>6912.747626</text:p>
          </table:table-cell>
          <table:table-cell table:formula="of:=[.A586]-[.A$20]" office:value-type="float" office:value="0.101936000000023">
            <text:p>0.101936</text:p>
          </table:table-cell>
          <table:table-cell table:formula="of:=[.B586]-[.B585]" office:value-type="float" office:value="0.00000100000033853576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912.747629">
            <text:p>6912.747629</text:p>
          </table:table-cell>
          <table:table-cell table:formula="of:=[.A587]-[.A$20]" office:value-type="float" office:value="0.101939000000129">
            <text:p>0.101939</text:p>
          </table:table-cell>
          <table:table-cell table:formula="of:=[.B587]-[.B586]" office:value-type="float" office:value="0.00000300000010611257">
            <text:p>0.000003</text:p>
          </table:table-cell>
          <table:table-cell/>
          <table:table-cell office:value-type="string">
            <text:p>postpones its deadline to 6912752.614822; c_s is topped up to 1.815067</text:p>
          </table:table-cell>
          <table:table-cell/>
        </table:table-row>
        <table:table-row table:style-name="ro1">
          <table:table-cell office:value-type="float" office:value="6912.747632">
            <text:p>6912.747632</text:p>
          </table:table-cell>
          <table:table-cell table:formula="of:=[.A588]-[.A$20]" office:value-type="float" office:value="0.101941999999326">
            <text:p>0.101942</text:p>
          </table:table-cell>
          <table:table-cell table:formula="of:=[.B588]-[.B587]" office:value-type="float" office:value="0.00000299999919661786">
            <text:p>0.000003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6912.747635">
            <text:p>6912.747635</text:p>
          </table:table-cell>
          <table:table-cell table:formula="of:=[.A589]-[.A$20]" office:value-type="float" office:value="0.101944999999432">
            <text:p>0.101945</text:p>
          </table:table-cell>
          <table:table-cell table:formula="of:=[.B589]-[.B588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74764">
            <text:p>6912.747640</text:p>
          </table:table-cell>
          <table:table-cell table:formula="of:=[.A590]-[.A$20]" office:value-type="float" office:value="0.101949999999306">
            <text:p>0.101950</text:p>
          </table:table-cell>
          <table:table-cell table:formula="of:=[.B590]-[.B589]" office:value-type="float" office:value="0.00000499999987368938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912.747644">
            <text:p>6912.747644</text:p>
          </table:table-cell>
          <table:table-cell table:formula="of:=[.A591]-[.A$20]" office:value-type="float" office:value="0.101953999999751">
            <text:p>0.101954</text:p>
          </table:table-cell>
          <table:table-cell table:formula="of:=[.B591]-[.B590]" office:value-type="float" office:value="0.00000400000044464832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747648">
            <text:p>6912.747648</text:p>
          </table:table-cell>
          <table:table-cell table:formula="of:=[.A592]-[.A$20]" office:value-type="float" office:value="0.101957999999286">
            <text:p>0.101958</text:p>
          </table:table-cell>
          <table:table-cell table:formula="of:=[.B592]-[.B591]" office:value-type="float" office:value="0.00000399999953515362">
            <text:p>0.000004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6912.749628">
            <text:p>6912.749628</text:p>
          </table:table-cell>
          <table:table-cell table:formula="of:=[.A593]-[.A$20]" office:value-type="float" office:value="0.103937999999289">
            <text:p>0.103938</text:p>
          </table:table-cell>
          <table:table-cell table:formula="of:=[.B593]-[.B592]" office:value-type="float" office:value="0.0019800000000032">
            <text:p>0.00198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912.74963">
            <text:p>6912.749630</text:p>
          </table:table-cell>
          <table:table-cell table:formula="of:=[.A594]-[.A$20]" office:value-type="float" office:value="0.103939999999966">
            <text:p>0.103940</text:p>
          </table:table-cell>
          <table:table-cell table:formula="of:=[.B594]-[.B593]" office:value-type="float" office:value="0.00000200000067707151">
            <text:p>0.00000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912.749633">
            <text:p>6912.749633</text:p>
          </table:table-cell>
          <table:table-cell table:formula="of:=[.A595]-[.A$20]" office:value-type="float" office:value="0.103943000000072">
            <text:p>0.103943</text:p>
          </table:table-cell>
          <table:table-cell table:formula="of:=[.B595]-[.B594]" office:value-type="float" office:value="0.00000300000010611257">
            <text:p>0.000003</text:p>
          </table:table-cell>
          <table:table-cell/>
          <table:table-cell office:value-type="string">
            <text:p>uses up its c_s; 6912749.627597-6912749.026425=0.601172</text:p>
          </table:table-cell>
          <table:table-cell/>
        </table:table-row>
        <table:table-row table:style-name="ro1">
          <table:table-cell office:value-type="float" office:value="6912.749637">
            <text:p>6912.749637</text:p>
          </table:table-cell>
          <table:table-cell table:formula="of:=[.A596]-[.A$20]" office:value-type="float" office:value="0.103946999999607">
            <text:p>0.103947</text:p>
          </table:table-cell>
          <table:table-cell table:formula="of:=[.B596]-[.B595]" office:value-type="float" office:value="0.00000399999953515362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74964">
            <text:p>6912.749640</text:p>
          </table:table-cell>
          <table:table-cell table:formula="of:=[.A597]-[.A$20]" office:value-type="float" office:value="0.103949999999713">
            <text:p>0.103950</text:p>
          </table:table-cell>
          <table:table-cell table:formula="of:=[.B597]-[.B596]" office:value-type="float" office:value="0.00000300000010611257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912.749644">
            <text:p>6912.749644</text:p>
          </table:table-cell>
          <table:table-cell table:formula="of:=[.A598]-[.A$20]" office:value-type="float" office:value="0.103954000000158">
            <text:p>0.103954</text:p>
          </table:table-cell>
          <table:table-cell table:formula="of:=[.B598]-[.B597]" office:value-type="float" office:value="0.00000400000044464832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912.749646">
            <text:p>6912.749646</text:p>
          </table:table-cell>
          <table:table-cell table:formula="of:=[.A599]-[.A$20]" office:value-type="float" office:value="0.103955999999926">
            <text:p>0.103956</text:p>
          </table:table-cell>
          <table:table-cell table:formula="of:=[.B599]-[.B598]" office:value-type="float" office:value="0.00000199999976757681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6912.749648">
            <text:p>6912.749648</text:p>
          </table:table-cell>
          <table:table-cell table:formula="of:=[.A600]-[.A$20]" office:value-type="float" office:value="0.103957999999693">
            <text:p>0.103958</text:p>
          </table:table-cell>
          <table:table-cell table:formula="of:=[.B600]-[.B599]" office:value-type="float" office:value="0.00000199999976757681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6912.74965">
            <text:p>6912.749650</text:p>
          </table:table-cell>
          <table:table-cell table:formula="of:=[.A601]-[.A$20]" office:value-type="float" office:value="0.103959999999461">
            <text:p>0.103960</text:p>
          </table:table-cell>
          <table:table-cell table:formula="of:=[.B601]-[.B600]" office:value-type="float" office:value="0.00000199999976757681">
            <text:p>0.00000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912.749652">
            <text:p>6912.749652</text:p>
          </table:table-cell>
          <table:table-cell table:formula="of:=[.A602]-[.A$20]" office:value-type="float" office:value="0.103962000000138">
            <text:p>0.103962</text:p>
          </table:table-cell>
          <table:table-cell table:formula="of:=[.B602]-[.B601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912.749654">
            <text:p>6912.749654</text:p>
          </table:table-cell>
          <table:table-cell table:formula="of:=[.A603]-[.A$20]" office:value-type="float" office:value="0.103963999999905">
            <text:p>0.103964</text:p>
          </table:table-cell>
          <table:table-cell table:formula="of:=[.B603]-[.B602]" office:value-type="float" office:value="0.00000199999976757681">
            <text:p>0.000002</text:p>
          </table:table-cell>
          <table:table-cell office:value-type="string">
            <text:p>d_s is renewed (r + D) to 6912751.645750; c_s is fully topped up</text:p>
          </table:table-cell>
          <table:table-cell table:number-columns-repeated="2"/>
        </table:table-row>
        <table:table-row table:style-name="ro1">
          <table:table-cell office:value-type="float" office:value="6912.749656">
            <text:p>6912.749656</text:p>
          </table:table-cell>
          <table:table-cell table:formula="of:=[.A604]-[.A$20]" office:value-type="float" office:value="0.103965999999673">
            <text:p>0.103966</text:p>
          </table:table-cell>
          <table:table-cell table:formula="of:=[.B604]-[.B603]" office:value-type="float" office:value="0.00000199999976757681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6912.749663">
            <text:p>6912.749663</text:p>
          </table:table-cell>
          <table:table-cell table:formula="of:=[.A605]-[.A$20]" office:value-type="float" office:value="0.103972999999314">
            <text:p>0.103973</text:p>
          </table:table-cell>
          <table:table-cell table:formula="of:=[.B605]-[.B604]" office:value-type="float" office:value="0.00000699999964126619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749665">
            <text:p>6912.749665</text:p>
          </table:table-cell>
          <table:table-cell table:formula="of:=[.A606]-[.A$20]" office:value-type="float" office:value="0.103974999999991">
            <text:p>0.103975</text:p>
          </table:table-cell>
          <table:table-cell table:formula="of:=[.B606]-[.B605]" office:value-type="float" office:value="0.0000020000006770715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912.750603">
            <text:p>6912.750603</text:p>
          </table:table-cell>
          <table:table-cell table:formula="of:=[.A607]-[.A$20]" office:value-type="float" office:value="0.104913000000124">
            <text:p>0.104913</text:p>
          </table:table-cell>
          <table:table-cell table:formula="of:=[.B607]-[.B606]" office:value-type="float" office:value="0.000938000000132888">
            <text:p>0.00093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912.750605">
            <text:p>6912.750605</text:p>
          </table:table-cell>
          <table:table-cell table:formula="of:=[.A608]-[.A$20]" office:value-type="float" office:value="0.104914999999892">
            <text:p>0.104915</text:p>
          </table:table-cell>
          <table:table-cell table:formula="of:=[.B608]-[.B607]" office:value-type="float" office:value="0.0000019999997675768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912.750609">
            <text:p>6912.750609</text:p>
          </table:table-cell>
          <table:table-cell table:formula="of:=[.A609]-[.A$20]" office:value-type="float" office:value="0.104918999999427">
            <text:p>0.104919</text:p>
          </table:table-cell>
          <table:table-cell table:formula="of:=[.B609]-[.B608]" office:value-type="float" office:value="0.00000399999953515362">
            <text:p>0.000004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6912.752589">
            <text:p>6912.752589</text:p>
          </table:table-cell>
          <table:table-cell table:formula="of:=[.A610]-[.A$20]" office:value-type="float" office:value="0.10689899999943">
            <text:p>0.106899</text:p>
          </table:table-cell>
          <table:table-cell table:formula="of:=[.B610]-[.B609]" office:value-type="float" office:value="0.0019800000000032">
            <text:p>0.001980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912.752591">
            <text:p>6912.752591</text:p>
          </table:table-cell>
          <table:table-cell table:formula="of:=[.A611]-[.A$20]" office:value-type="float" office:value="0.106901000000107">
            <text:p>0.106901</text:p>
          </table:table-cell>
          <table:table-cell table:formula="of:=[.B611]-[.B610]" office:value-type="float" office:value="0.00000200000067707151">
            <text:p>0.000002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6912.752594">
            <text:p>6912.752594</text:p>
          </table:table-cell>
          <table:table-cell table:formula="of:=[.A612]-[.A$20]" office:value-type="float" office:value="0.106903999999304">
            <text:p>0.106904</text:p>
          </table:table-cell>
          <table:table-cell table:formula="of:=[.B612]-[.B611]" office:value-type="float" office:value="0.00000299999919661786">
            <text:p>0.000003</text:p>
          </table:table-cell>
          <table:table-cell table:number-columns-repeated="2"/>
          <table:table-cell office:value-type="string">
            <text:p>uses up its c_s; 6912752.588657-6912752.007570=0.581087</text:p>
          </table:table-cell>
        </table:table-row>
        <table:table-row table:style-name="ro1">
          <table:table-cell office:value-type="float" office:value="6912.752598">
            <text:p>6912.752598</text:p>
          </table:table-cell>
          <table:table-cell table:formula="of:=[.A613]-[.A$20]" office:value-type="float" office:value="0.106907999999748">
            <text:p>0.106908</text:p>
          </table:table-cell>
          <table:table-cell table:formula="of:=[.B613]-[.B612]" office:value-type="float" office:value="0.00000400000044464832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752638">
            <text:p>6912.752638</text:p>
          </table:table-cell>
          <table:table-cell table:formula="of:=[.A614]-[.A$20]" office:value-type="float" office:value="0.106947999999647">
            <text:p>0.106948</text:p>
          </table:table-cell>
          <table:table-cell table:formula="of:=[.B614]-[.B613]" office:value-type="float" office:value="0.0000399999998990097">
            <text:p>0.000040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912.75264">
            <text:p>6912.752640</text:p>
          </table:table-cell>
          <table:table-cell table:formula="of:=[.A615]-[.A$20]" office:value-type="float" office:value="0.106949999999415">
            <text:p>0.106950</text:p>
          </table:table-cell>
          <table:table-cell table:formula="of:=[.B615]-[.B614]" office:value-type="float" office:value="0.0000019999997675768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912.752643">
            <text:p>6912.752643</text:p>
          </table:table-cell>
          <table:table-cell table:formula="of:=[.A616]-[.A$20]" office:value-type="float" office:value="0.106952999999521">
            <text:p>0.106953</text:p>
          </table:table-cell>
          <table:table-cell table:formula="of:=[.B616]-[.B615]" office:value-type="float" office:value="0.00000300000010611257">
            <text:p>0.000003</text:p>
          </table:table-cell>
          <table:table-cell/>
          <table:table-cell office:value-type="string">
            <text:p>postpones its deadline to 6912757.614822; c_s is topped up to 1.822850</text:p>
          </table:table-cell>
          <table:table-cell/>
        </table:table-row>
        <table:table-row table:style-name="ro1">
          <table:table-cell office:value-type="float" office:value="6912.752646">
            <text:p>6912.752646</text:p>
          </table:table-cell>
          <table:table-cell table:formula="of:=[.A617]-[.A$20]" office:value-type="float" office:value="0.106955999999627">
            <text:p>0.106956</text:p>
          </table:table-cell>
          <table:table-cell table:formula="of:=[.B617]-[.B616]" office:value-type="float" office:value="0.00000300000010611257">
            <text:p>0.000003</text:p>
          </table:table-cell>
          <table:table-cell/>
          <table:table-cell office:value-type="string">
            <text:p>preempts swapper (0)</text:p>
          </table:table-cell>
          <table:table-cell/>
        </table:table-row>
        <table:table-row table:style-name="ro1">
          <table:table-cell office:value-type="float" office:value="6912.752653">
            <text:p>6912.752653</text:p>
          </table:table-cell>
          <table:table-cell table:formula="of:=[.A618]-[.A$20]" office:value-type="float" office:value="0.106962999999269">
            <text:p>0.106963</text:p>
          </table:table-cell>
          <table:table-cell table:formula="of:=[.B618]-[.B617]" office:value-type="float" office:value="0.00000699999964126619">
            <text:p>0.000007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6912.752656">
            <text:p>6912.752656</text:p>
          </table:table-cell>
          <table:table-cell table:formula="of:=[.A619]-[.A$20]" office:value-type="float" office:value="0.106965999999375">
            <text:p>0.106966</text:p>
          </table:table-cell>
          <table:table-cell table:formula="of:=[.B619]-[.B618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752659">
            <text:p>6912.752659</text:p>
          </table:table-cell>
          <table:table-cell table:formula="of:=[.A620]-[.A$20]" office:value-type="float" office:value="0.106968999999481">
            <text:p>0.106969</text:p>
          </table:table-cell>
          <table:table-cell table:formula="of:=[.B620]-[.B619]" office:value-type="float" office:value="0.00000300000010611257">
            <text:p>0.000003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6912.752666">
            <text:p>6912.752666</text:p>
          </table:table-cell>
          <table:table-cell table:formula="of:=[.A621]-[.A$20]" office:value-type="float" office:value="0.106976000000032">
            <text:p>0.106976</text:p>
          </table:table-cell>
          <table:table-cell table:formula="of:=[.B621]-[.B620]" office:value-type="float" office:value="0.00000700000055076089">
            <text:p>0.000007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6912.753633">
            <text:p>6912.753633</text:p>
          </table:table-cell>
          <table:table-cell table:formula="of:=[.A622]-[.A$20]" office:value-type="float" office:value="0.107942999999977">
            <text:p>0.107943</text:p>
          </table:table-cell>
          <table:table-cell table:formula="of:=[.B622]-[.B621]" office:value-type="float" office:value="0.000966999999945983">
            <text:p>0.00096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912.753635">
            <text:p>6912.753635</text:p>
          </table:table-cell>
          <table:table-cell table:formula="of:=[.A623]-[.A$20]" office:value-type="float" office:value="0.107944999999745">
            <text:p>0.107945</text:p>
          </table:table-cell>
          <table:table-cell table:formula="of:=[.B623]-[.B622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912.753637">
            <text:p>6912.753637</text:p>
          </table:table-cell>
          <table:table-cell table:formula="of:=[.A624]-[.A$20]" office:value-type="float" office:value="0.107946999999513">
            <text:p>0.107947</text:p>
          </table:table-cell>
          <table:table-cell table:formula="of:=[.B624]-[.B623]" office:value-type="float" office:value="0.00000199999976757681">
            <text:p>0.000002</text:p>
          </table:table-cell>
          <table:table-cell office:value-type="string">
            <text:p>d_s is renewed (r + D) to 6912755.635050; c_s is fully topped up</text:p>
          </table:table-cell>
          <table:table-cell table:number-columns-repeated="2"/>
        </table:table-row>
        <table:table-row table:style-name="ro1">
          <table:table-cell office:value-type="float" office:value="6912.75364">
            <text:p>6912.753640</text:p>
          </table:table-cell>
          <table:table-cell table:formula="of:=[.A625]-[.A$20]" office:value-type="float" office:value="0.107949999999619">
            <text:p>0.107950</text:p>
          </table:table-cell>
          <table:table-cell table:formula="of:=[.B625]-[.B624]" office:value-type="float" office:value="0.00000300000010611257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6912.753644">
            <text:p>6912.753644</text:p>
          </table:table-cell>
          <table:table-cell table:formula="of:=[.A626]-[.A$20]" office:value-type="float" office:value="0.107954000000063">
            <text:p>0.107954</text:p>
          </table:table-cell>
          <table:table-cell table:formula="of:=[.B626]-[.B625]" office:value-type="float" office:value="0.00000400000044464832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753646">
            <text:p>6912.753646</text:p>
          </table:table-cell>
          <table:table-cell table:formula="of:=[.A627]-[.A$20]" office:value-type="float" office:value="0.107955999999831">
            <text:p>0.107956</text:p>
          </table:table-cell>
          <table:table-cell table:formula="of:=[.B627]-[.B626]" office:value-type="float" office:value="0.0000019999997675768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912.75459">
            <text:p>6912.754590</text:p>
          </table:table-cell>
          <table:table-cell table:formula="of:=[.A628]-[.A$20]" office:value-type="float" office:value="0.108899999999267">
            <text:p>0.108900</text:p>
          </table:table-cell>
          <table:table-cell table:formula="of:=[.B628]-[.B627]" office:value-type="float" office:value="0.000943999999435619">
            <text:p>0.00094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912.754592">
            <text:p>6912.754592</text:p>
          </table:table-cell>
          <table:table-cell table:formula="of:=[.A629]-[.A$20]" office:value-type="float" office:value="0.108901999999944">
            <text:p>0.108902</text:p>
          </table:table-cell>
          <table:table-cell table:formula="of:=[.B629]-[.B628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912.754595">
            <text:p>6912.754595</text:p>
          </table:table-cell>
          <table:table-cell table:formula="of:=[.A630]-[.A$20]" office:value-type="float" office:value="0.10890500000005">
            <text:p>0.108905</text:p>
          </table:table-cell>
          <table:table-cell table:formula="of:=[.B630]-[.B629]" office:value-type="float" office:value="0.00000300000010611257">
            <text:p>0.0000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912.75558">
            <text:p>6912.755580</text:p>
          </table:table-cell>
          <table:table-cell table:formula="of:=[.A631]-[.A$20]" office:value-type="float" office:value="0.109889999999723">
            <text:p>0.109890</text:p>
          </table:table-cell>
          <table:table-cell table:formula="of:=[.B631]-[.B630]" office:value-type="float" office:value="0.000984999999673164">
            <text:p>0.00098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912.755582">
            <text:p>6912.755582</text:p>
          </table:table-cell>
          <table:table-cell table:formula="of:=[.A632]-[.A$20]" office:value-type="float" office:value="0.109891999999491">
            <text:p>0.109892</text:p>
          </table:table-cell>
          <table:table-cell table:formula="of:=[.B632]-[.B631]" office:value-type="float" office:value="0.00000199999976757681">
            <text:p>0.00000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912.755584">
            <text:p>6912.755584</text:p>
          </table:table-cell>
          <table:table-cell table:formula="of:=[.A633]-[.A$20]" office:value-type="float" office:value="0.109894000000168">
            <text:p>0.109894</text:p>
          </table:table-cell>
          <table:table-cell table:formula="of:=[.B633]-[.B632]" office:value-type="float" office:value="0.00000200000067707151">
            <text:p>0.000002</text:p>
          </table:table-cell>
          <table:table-cell/>
          <table:table-cell office:value-type="string">
            <text:p>uses up its c_s; 6912755.580074-6912754.590463=0.989611</text:p>
          </table:table-cell>
          <table:table-cell/>
        </table:table-row>
        <table:table-row table:style-name="ro1">
          <table:table-cell office:value-type="float" office:value="6912.755588">
            <text:p>6912.755588</text:p>
          </table:table-cell>
          <table:table-cell table:formula="of:=[.A634]-[.A$20]" office:value-type="float" office:value="0.109897999999703">
            <text:p>0.109898</text:p>
          </table:table-cell>
          <table:table-cell table:formula="of:=[.B634]-[.B633]" office:value-type="float" office:value="0.00000399999953515362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755591">
            <text:p>6912.755591</text:p>
          </table:table-cell>
          <table:table-cell table:formula="of:=[.A635]-[.A$20]" office:value-type="float" office:value="0.109900999999809">
            <text:p>0.109901</text:p>
          </table:table-cell>
          <table:table-cell table:formula="of:=[.B635]-[.B634]" office:value-type="float" office:value="0.00000300000010611257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912.755594">
            <text:p>6912.755594</text:p>
          </table:table-cell>
          <table:table-cell table:formula="of:=[.A636]-[.A$20]" office:value-type="float" office:value="0.109903999999915">
            <text:p>0.109904</text:p>
          </table:table-cell>
          <table:table-cell table:formula="of:=[.B636]-[.B635]" office:value-type="float" office:value="0.00000300000010611257">
            <text:p>0.000003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6912.755644">
            <text:p>6912.755644</text:p>
          </table:table-cell>
          <table:table-cell table:formula="of:=[.A637]-[.A$20]" office:value-type="float" office:value="0.109953999999561">
            <text:p>0.109954</text:p>
          </table:table-cell>
          <table:table-cell table:formula="of:=[.B637]-[.B636]" office:value-type="float" office:value="0.0000499999996463885">
            <text:p>0.000050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912.755646">
            <text:p>6912.755646</text:p>
          </table:table-cell>
          <table:table-cell table:formula="of:=[.A638]-[.A$20]" office:value-type="float" office:value="0.109955999999329">
            <text:p>0.109956</text:p>
          </table:table-cell>
          <table:table-cell table:formula="of:=[.B638]-[.B637]" office:value-type="float" office:value="0.0000019999997675768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912.755648">
            <text:p>6912.755648</text:p>
          </table:table-cell>
          <table:table-cell table:formula="of:=[.A639]-[.A$20]" office:value-type="float" office:value="0.109958000000006">
            <text:p>0.109958</text:p>
          </table:table-cell>
          <table:table-cell table:formula="of:=[.B639]-[.B638]" office:value-type="float" office:value="0.00000200000067707151">
            <text:p>0.000002</text:p>
          </table:table-cell>
          <table:table-cell table:number-columns-repeated="2"/>
          <table:table-cell office:value-type="string">
            <text:p>d_s is renewed (r + D) to 6912762.646195; c_s is fully topped up</text:p>
          </table:table-cell>
        </table:table-row>
        <table:table-row table:style-name="ro1">
          <table:table-cell office:value-type="float" office:value="6912.755659">
            <text:p>6912.755659</text:p>
          </table:table-cell>
          <table:table-cell table:formula="of:=[.A640]-[.A$20]" office:value-type="float" office:value="0.109969000000092">
            <text:p>0.109969</text:p>
          </table:table-cell>
          <table:table-cell table:formula="of:=[.B640]-[.B639]" office:value-type="float" office:value="0.0000110000000859145">
            <text:p>0.000011</text:p>
          </table:table-cell>
          <table:table-cell table:number-columns-repeated="2"/>
          <table:table-cell office:value-type="string">
            <text:p>is pick_next_task_dl-ed by swapper (0)</text:p>
          </table:table-cell>
        </table:table-row>
        <table:table-row table:style-name="ro1">
          <table:table-cell office:value-type="float" office:value="6912.755662">
            <text:p>6912.755662</text:p>
          </table:table-cell>
          <table:table-cell table:formula="of:=[.A641]-[.A$20]" office:value-type="float" office:value="0.109971999999289">
            <text:p>0.109972</text:p>
          </table:table-cell>
          <table:table-cell table:formula="of:=[.B641]-[.B640]" office:value-type="float" office:value="0.00000299999919661786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755666">
            <text:p>6912.755666</text:p>
          </table:table-cell>
          <table:table-cell table:formula="of:=[.A642]-[.A$20]" office:value-type="float" office:value="0.109975999999733">
            <text:p>0.109976</text:p>
          </table:table-cell>
          <table:table-cell table:formula="of:=[.B642]-[.B641]" office:value-type="float" office:value="0.00000400000044464832">
            <text:p>0.000004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6912.757626">
            <text:p>6912.757626</text:p>
          </table:table-cell>
          <table:table-cell table:formula="of:=[.A643]-[.A$20]" office:value-type="float" office:value="0.111935999999332">
            <text:p>0.111936</text:p>
          </table:table-cell>
          <table:table-cell table:formula="of:=[.B643]-[.B642]" office:value-type="float" office:value="0.00195999999959895">
            <text:p>0.001960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912.757628">
            <text:p>6912.757628</text:p>
          </table:table-cell>
          <table:table-cell table:formula="of:=[.A644]-[.A$20]" office:value-type="float" office:value="0.111938000000009">
            <text:p>0.111938</text:p>
          </table:table-cell>
          <table:table-cell table:formula="of:=[.B644]-[.B643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912.757631">
            <text:p>6912.757631</text:p>
          </table:table-cell>
          <table:table-cell table:formula="of:=[.A645]-[.A$20]" office:value-type="float" office:value="0.111941000000115">
            <text:p>0.111941</text:p>
          </table:table-cell>
          <table:table-cell table:formula="of:=[.B645]-[.B644]" office:value-type="float" office:value="0.00000300000010611257">
            <text:p>0.000003</text:p>
          </table:table-cell>
          <table:table-cell/>
          <table:table-cell office:value-type="string">
            <text:p>postpones its deadline to 6912762.614822; c_s is topped up to 1.789674</text:p>
          </table:table-cell>
          <table:table-cell/>
        </table:table-row>
        <table:table-row table:style-name="ro1">
          <table:table-cell office:value-type="float" office:value="6912.757633">
            <text:p>6912.757633</text:p>
          </table:table-cell>
          <table:table-cell table:formula="of:=[.A646]-[.A$20]" office:value-type="float" office:value="0.111942999999883">
            <text:p>0.111943</text:p>
          </table:table-cell>
          <table:table-cell table:formula="of:=[.B646]-[.B645]" office:value-type="float" office:value="0.00000199999976757681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6912.757638">
            <text:p>6912.757638</text:p>
          </table:table-cell>
          <table:table-cell table:formula="of:=[.A647]-[.A$20]" office:value-type="float" office:value="0.111947999999757">
            <text:p>0.111948</text:p>
          </table:table-cell>
          <table:table-cell table:formula="of:=[.B647]-[.B646]" office:value-type="float" office:value="0.00000499999987368938">
            <text:p>0.00000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912.75764">
            <text:p>6912.757640</text:p>
          </table:table-cell>
          <table:table-cell table:formula="of:=[.A648]-[.A$20]" office:value-type="float" office:value="0.111949999999524">
            <text:p>0.111950</text:p>
          </table:table-cell>
          <table:table-cell table:formula="of:=[.B648]-[.B647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912.757642">
            <text:p>6912.757642</text:p>
          </table:table-cell>
          <table:table-cell table:formula="of:=[.A649]-[.A$20]" office:value-type="float" office:value="0.111951999999292">
            <text:p>0.111952</text:p>
          </table:table-cell>
          <table:table-cell table:formula="of:=[.B649]-[.B648]" office:value-type="float" office:value="0.00000199999976757681">
            <text:p>0.000002</text:p>
          </table:table-cell>
          <table:table-cell office:value-type="string">
            <text:p>d_s is renewed (r + D) to 6912759.639666; c_s is fully topped up</text:p>
          </table:table-cell>
          <table:table-cell table:number-columns-repeated="2"/>
        </table:table-row>
        <table:table-row table:style-name="ro1">
          <table:table-cell office:value-type="float" office:value="6912.757644">
            <text:p>6912.757644</text:p>
          </table:table-cell>
          <table:table-cell table:formula="of:=[.A650]-[.A$20]" office:value-type="float" office:value="0.111953999999969">
            <text:p>0.111954</text:p>
          </table:table-cell>
          <table:table-cell table:formula="of:=[.B650]-[.B649]" office:value-type="float" office:value="0.00000200000067707151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6912.757649">
            <text:p>6912.757649</text:p>
          </table:table-cell>
          <table:table-cell table:formula="of:=[.A651]-[.A$20]" office:value-type="float" office:value="0.111958999999843">
            <text:p>0.111959</text:p>
          </table:table-cell>
          <table:table-cell table:formula="of:=[.B651]-[.B650]" office:value-type="float" office:value="0.00000499999987368938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757651">
            <text:p>6912.757651</text:p>
          </table:table-cell>
          <table:table-cell table:formula="of:=[.A652]-[.A$20]" office:value-type="float" office:value="0.11196099999961">
            <text:p>0.111961</text:p>
          </table:table-cell>
          <table:table-cell table:formula="of:=[.B652]-[.B651]" office:value-type="float" office:value="0.0000019999997675768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912.758615">
            <text:p>6912.758615</text:p>
          </table:table-cell>
          <table:table-cell table:formula="of:=[.A653]-[.A$20]" office:value-type="float" office:value="0.11292499999945">
            <text:p>0.112925</text:p>
          </table:table-cell>
          <table:table-cell table:formula="of:=[.B653]-[.B652]" office:value-type="float" office:value="0.000963999999839871">
            <text:p>0.00096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912.758617">
            <text:p>6912.758617</text:p>
          </table:table-cell>
          <table:table-cell table:formula="of:=[.A654]-[.A$20]" office:value-type="float" office:value="0.112927000000127">
            <text:p>0.112927</text:p>
          </table:table-cell>
          <table:table-cell table:formula="of:=[.B654]-[.B653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912.758622">
            <text:p>6912.758622</text:p>
          </table:table-cell>
          <table:table-cell table:formula="of:=[.A655]-[.A$20]" office:value-type="float" office:value="0.112932000000001">
            <text:p>0.112932</text:p>
          </table:table-cell>
          <table:table-cell table:formula="of:=[.B655]-[.B654]" office:value-type="float" office:value="0.0000049999998736893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912.758626">
            <text:p>6912.758626</text:p>
          </table:table-cell>
          <table:table-cell table:formula="of:=[.A656]-[.A$20]" office:value-type="float" office:value="0.112935999999536">
            <text:p>0.112936</text:p>
          </table:table-cell>
          <table:table-cell table:formula="of:=[.B656]-[.B655]" office:value-type="float" office:value="0.00000399999953515362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758631">
            <text:p>6912.758631</text:p>
          </table:table-cell>
          <table:table-cell table:formula="of:=[.A657]-[.A$20]" office:value-type="float" office:value="0.11294099999941">
            <text:p>0.112941</text:p>
          </table:table-cell>
          <table:table-cell table:formula="of:=[.B657]-[.B656]" office:value-type="float" office:value="0.00000499999987368938">
            <text:p>0.000005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6912.760601">
            <text:p>6912.760601</text:p>
          </table:table-cell>
          <table:table-cell table:formula="of:=[.A658]-[.A$20]" office:value-type="float" office:value="0.114910999999665">
            <text:p>0.114911</text:p>
          </table:table-cell>
          <table:table-cell table:formula="of:=[.B658]-[.B657]" office:value-type="float" office:value="0.00197000000025582">
            <text:p>0.00197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912.760603">
            <text:p>6912.760603</text:p>
          </table:table-cell>
          <table:table-cell table:formula="of:=[.A659]-[.A$20]" office:value-type="float" office:value="0.114912999999433">
            <text:p>0.114913</text:p>
          </table:table-cell>
          <table:table-cell table:formula="of:=[.B659]-[.B658]" office:value-type="float" office:value="0.00000199999976757681">
            <text:p>0.00000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912.760606">
            <text:p>6912.760606</text:p>
          </table:table-cell>
          <table:table-cell table:formula="of:=[.A660]-[.A$20]" office:value-type="float" office:value="0.114915999999539">
            <text:p>0.114916</text:p>
          </table:table-cell>
          <table:table-cell table:formula="of:=[.B660]-[.B659]" office:value-type="float" office:value="0.00000300000010611257">
            <text:p>0.000003</text:p>
          </table:table-cell>
          <table:table-cell/>
          <table:table-cell office:value-type="string">
            <text:p>uses up its c_s; 6912760.600791-6912760.209651=0.391140</text:p>
          </table:table-cell>
          <table:table-cell/>
        </table:table-row>
        <table:table-row table:style-name="ro1">
          <table:table-cell office:value-type="float" office:value="6912.760609">
            <text:p>6912.760609</text:p>
          </table:table-cell>
          <table:table-cell table:formula="of:=[.A661]-[.A$20]" office:value-type="float" office:value="0.114918999999645">
            <text:p>0.114919</text:p>
          </table:table-cell>
          <table:table-cell table:formula="of:=[.B661]-[.B660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760613">
            <text:p>6912.760613</text:p>
          </table:table-cell>
          <table:table-cell table:formula="of:=[.A662]-[.A$20]" office:value-type="float" office:value="0.11492300000009">
            <text:p>0.114923</text:p>
          </table:table-cell>
          <table:table-cell table:formula="of:=[.B662]-[.B661]" office:value-type="float" office:value="0.00000400000044464832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912.760829">
            <text:p>6912.760829</text:p>
          </table:table-cell>
          <table:table-cell table:formula="of:=[.A663]-[.A$20]" office:value-type="float" office:value="0.115138999999544">
            <text:p>0.115139</text:p>
          </table:table-cell>
          <table:table-cell table:formula="of:=[.B663]-[.B662]" office:value-type="float" office:value="0.000215999999454652">
            <text:p>0.000216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912.760831">
            <text:p>6912.760831</text:p>
          </table:table-cell>
          <table:table-cell table:formula="of:=[.A664]-[.A$20]" office:value-type="float" office:value="0.115140999999312">
            <text:p>0.115141</text:p>
          </table:table-cell>
          <table:table-cell table:formula="of:=[.B664]-[.B663]" office:value-type="float" office:value="0.00000199999976757681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6912.760833">
            <text:p>6912.760833</text:p>
          </table:table-cell>
          <table:table-cell table:formula="of:=[.A665]-[.A$20]" office:value-type="float" office:value="0.115142999999989">
            <text:p>0.115143</text:p>
          </table:table-cell>
          <table:table-cell table:formula="of:=[.B665]-[.B664]" office:value-type="float" office:value="0.00000200000067707151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6912.76084">
            <text:p>6912.760840</text:p>
          </table:table-cell>
          <table:table-cell table:formula="of:=[.A666]-[.A$20]" office:value-type="float" office:value="0.11514999999963">
            <text:p>0.115150</text:p>
          </table:table-cell>
          <table:table-cell table:formula="of:=[.B666]-[.B665]" office:value-type="float" office:value="0.00000699999964126619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760844">
            <text:p>6912.760844</text:p>
          </table:table-cell>
          <table:table-cell table:formula="of:=[.A667]-[.A$20]" office:value-type="float" office:value="0.115154000000075">
            <text:p>0.115154</text:p>
          </table:table-cell>
          <table:table-cell table:formula="of:=[.B667]-[.B666]" office:value-type="float" office:value="0.00000400000044464832">
            <text:p>0.000004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6912.761633">
            <text:p>6912.761633</text:p>
          </table:table-cell>
          <table:table-cell table:formula="of:=[.A668]-[.A$20]" office:value-type="float" office:value="0.115942999999788">
            <text:p>0.115943</text:p>
          </table:table-cell>
          <table:table-cell table:formula="of:=[.B668]-[.B667]" office:value-type="float" office:value="0.000788999999713269">
            <text:p>0.00078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912.761635">
            <text:p>6912.761635</text:p>
          </table:table-cell>
          <table:table-cell table:formula="of:=[.A669]-[.A$20]" office:value-type="float" office:value="0.115944999999556">
            <text:p>0.115945</text:p>
          </table:table-cell>
          <table:table-cell table:formula="of:=[.B669]-[.B668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912.761637">
            <text:p>6912.761637</text:p>
          </table:table-cell>
          <table:table-cell table:formula="of:=[.A670]-[.A$20]" office:value-type="float" office:value="0.115946999999323">
            <text:p>0.115947</text:p>
          </table:table-cell>
          <table:table-cell table:formula="of:=[.B670]-[.B669]" office:value-type="float" office:value="0.00000199999976757681">
            <text:p>0.000002</text:p>
          </table:table-cell>
          <table:table-cell office:value-type="string">
            <text:p>d_s is renewed (r + D) to 6912763.634820; c_s is fully topped up</text:p>
          </table:table-cell>
          <table:table-cell table:number-columns-repeated="2"/>
        </table:table-row>
        <table:table-row table:style-name="ro1">
          <table:table-cell office:value-type="float" office:value="6912.761678">
            <text:p>6912.761678</text:p>
          </table:table-cell>
          <table:table-cell table:formula="of:=[.A671]-[.A$20]" office:value-type="float" office:value="0.115987999999561">
            <text:p>0.115988</text:p>
          </table:table-cell>
          <table:table-cell table:formula="of:=[.B671]-[.B670]" office:value-type="float" office:value="0.0000410000002375455">
            <text:p>0.000041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912.76168">
            <text:p>6912.761680</text:p>
          </table:table-cell>
          <table:table-cell table:formula="of:=[.A672]-[.A$20]" office:value-type="float" office:value="0.115989999999329">
            <text:p>0.115990</text:p>
          </table:table-cell>
          <table:table-cell table:formula="of:=[.B672]-[.B671]" office:value-type="float" office:value="0.00000199999976757681">
            <text:p>0.000002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6912.761683">
            <text:p>6912.761683</text:p>
          </table:table-cell>
          <table:table-cell table:formula="of:=[.A673]-[.A$20]" office:value-type="float" office:value="0.115992999999435">
            <text:p>0.115993</text:p>
          </table:table-cell>
          <table:table-cell table:formula="of:=[.B673]-[.B672]" office:value-type="float" office:value="0.00000300000010611257">
            <text:p>0.000003</text:p>
          </table:table-cell>
          <table:table-cell table:number-columns-repeated="2"/>
          <table:table-cell office:value-type="string">
            <text:p>uses up its c_s; 6912761.678397-6912760.830670=0.847727</text:p>
          </table:table-cell>
        </table:table-row>
        <table:table-row table:style-name="ro1">
          <table:table-cell office:value-type="float" office:value="6912.761687">
            <text:p>6912.761687</text:p>
          </table:table-cell>
          <table:table-cell table:formula="of:=[.A674]-[.A$20]" office:value-type="float" office:value="0.115996999999879">
            <text:p>0.115997</text:p>
          </table:table-cell>
          <table:table-cell table:formula="of:=[.B674]-[.B673]" office:value-type="float" office:value="0.00000400000044464832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761689">
            <text:p>6912.761689</text:p>
          </table:table-cell>
          <table:table-cell table:formula="of:=[.A675]-[.A$20]" office:value-type="float" office:value="0.115998999999647">
            <text:p>0.115999</text:p>
          </table:table-cell>
          <table:table-cell table:formula="of:=[.B675]-[.B674]" office:value-type="float" office:value="0.0000019999997675768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912.762622">
            <text:p>6912.762622</text:p>
          </table:table-cell>
          <table:table-cell table:formula="of:=[.A676]-[.A$20]" office:value-type="float" office:value="0.116931999999906">
            <text:p>0.116932</text:p>
          </table:table-cell>
          <table:table-cell table:formula="of:=[.B676]-[.B675]" office:value-type="float" office:value="0.000933000000259199">
            <text:p>0.000933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912.762624">
            <text:p>6912.762624</text:p>
          </table:table-cell>
          <table:table-cell table:formula="of:=[.A677]-[.A$20]" office:value-type="float" office:value="0.116933999999674">
            <text:p>0.116934</text:p>
          </table:table-cell>
          <table:table-cell table:formula="of:=[.B677]-[.B676]" office:value-type="float" office:value="0.0000019999997675768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912.762627">
            <text:p>6912.762627</text:p>
          </table:table-cell>
          <table:table-cell table:formula="of:=[.A678]-[.A$20]" office:value-type="float" office:value="0.11693699999978">
            <text:p>0.116937</text:p>
          </table:table-cell>
          <table:table-cell table:formula="of:=[.B678]-[.B677]" office:value-type="float" office:value="0.00000300000010611257">
            <text:p>0.000003</text:p>
          </table:table-cell>
          <table:table-cell/>
          <table:table-cell office:value-type="string">
            <text:p>postpones its deadline to 6912767.614822; c_s is topped up to 1.803130</text:p>
          </table:table-cell>
          <table:table-cell/>
        </table:table-row>
        <table:table-row table:style-name="ro1">
          <table:table-cell office:value-type="float" office:value="6912.762638">
            <text:p>6912.762638</text:p>
          </table:table-cell>
          <table:table-cell table:formula="of:=[.A679]-[.A$20]" office:value-type="float" office:value="0.116947999999866">
            <text:p>0.116948</text:p>
          </table:table-cell>
          <table:table-cell table:formula="of:=[.B679]-[.B678]" office:value-type="float" office:value="0.0000110000000859145">
            <text:p>0.00001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912.76264">
            <text:p>6912.762640</text:p>
          </table:table-cell>
          <table:table-cell table:formula="of:=[.A680]-[.A$20]" office:value-type="float" office:value="0.116949999999633">
            <text:p>0.116950</text:p>
          </table:table-cell>
          <table:table-cell table:formula="of:=[.B680]-[.B679]" office:value-type="float" office:value="0.0000019999997675768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912.762644">
            <text:p>6912.762644</text:p>
          </table:table-cell>
          <table:table-cell table:formula="of:=[.A681]-[.A$20]" office:value-type="float" office:value="0.116954000000078">
            <text:p>0.116954</text:p>
          </table:table-cell>
          <table:table-cell table:formula="of:=[.B681]-[.B680]" office:value-type="float" office:value="0.00000400000044464832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912.762647">
            <text:p>6912.762647</text:p>
          </table:table-cell>
          <table:table-cell table:formula="of:=[.A682]-[.A$20]" office:value-type="float" office:value="0.116956999999275">
            <text:p>0.116957</text:p>
          </table:table-cell>
          <table:table-cell table:formula="of:=[.B682]-[.B681]" office:value-type="float" office:value="0.00000299999919661786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76265">
            <text:p>6912.762650</text:p>
          </table:table-cell>
          <table:table-cell table:formula="of:=[.A683]-[.A$20]" office:value-type="float" office:value="0.116959999999381">
            <text:p>0.116960</text:p>
          </table:table-cell>
          <table:table-cell table:formula="of:=[.B683]-[.B682]" office:value-type="float" office:value="0.00000300000010611257">
            <text:p>0.000003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6912.762656">
            <text:p>6912.762656</text:p>
          </table:table-cell>
          <table:table-cell table:formula="of:=[.A684]-[.A$20]" office:value-type="float" office:value="0.116965999999593">
            <text:p>0.116966</text:p>
          </table:table-cell>
          <table:table-cell table:formula="of:=[.B684]-[.B683]" office:value-type="float" office:value="0.00000600000021222513">
            <text:p>0.000006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6912.764638">
            <text:p>6912.764638</text:p>
          </table:table-cell>
          <table:table-cell table:formula="of:=[.A685]-[.A$20]" office:value-type="float" office:value="0.118947999999364">
            <text:p>0.118948</text:p>
          </table:table-cell>
          <table:table-cell table:formula="of:=[.B685]-[.B684]" office:value-type="float" office:value="0.00198199999977078">
            <text:p>0.00198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912.76464">
            <text:p>6912.764640</text:p>
          </table:table-cell>
          <table:table-cell table:formula="of:=[.A686]-[.A$20]" office:value-type="float" office:value="0.118950000000041">
            <text:p>0.118950</text:p>
          </table:table-cell>
          <table:table-cell table:formula="of:=[.B686]-[.B685]" office:value-type="float" office:value="0.00000200000067707151">
            <text:p>0.00000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912.764643">
            <text:p>6912.764643</text:p>
          </table:table-cell>
          <table:table-cell table:formula="of:=[.A687]-[.A$20]" office:value-type="float" office:value="0.118953000000147">
            <text:p>0.118953</text:p>
          </table:table-cell>
          <table:table-cell table:formula="of:=[.B687]-[.B686]" office:value-type="float" office:value="0.00000300000010611257">
            <text:p>0.000003</text:p>
          </table:table-cell>
          <table:table-cell/>
          <table:table-cell office:value-type="string">
            <text:p>uses up its c_s; 6912764.636417-6912764.113416=0.523001</text:p>
          </table:table-cell>
          <table:table-cell/>
        </table:table-row>
        <table:table-row table:style-name="ro1">
          <table:table-cell office:value-type="float" office:value="6912.764647">
            <text:p>6912.764647</text:p>
          </table:table-cell>
          <table:table-cell table:formula="of:=[.A688]-[.A$20]" office:value-type="float" office:value="0.118956999999682">
            <text:p>0.118957</text:p>
          </table:table-cell>
          <table:table-cell table:formula="of:=[.B688]-[.B687]" office:value-type="float" office:value="0.00000399999953515362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764652">
            <text:p>6912.764652</text:p>
          </table:table-cell>
          <table:table-cell table:formula="of:=[.A689]-[.A$20]" office:value-type="float" office:value="0.118961999999556">
            <text:p>0.118962</text:p>
          </table:table-cell>
          <table:table-cell table:formula="of:=[.B689]-[.B688]" office:value-type="float" office:value="0.00000499999987368938">
            <text:p>0.00000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912.764654">
            <text:p>6912.764654</text:p>
          </table:table-cell>
          <table:table-cell table:formula="of:=[.A690]-[.A$20]" office:value-type="float" office:value="0.118963999999323">
            <text:p>0.118964</text:p>
          </table:table-cell>
          <table:table-cell table:formula="of:=[.B690]-[.B689]" office:value-type="float" office:value="0.00000199999976757681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6912.765648">
            <text:p>6912.765648</text:p>
          </table:table-cell>
          <table:table-cell table:formula="of:=[.A691]-[.A$20]" office:value-type="float" office:value="0.119957999999315">
            <text:p>0.119958</text:p>
          </table:table-cell>
          <table:table-cell table:formula="of:=[.B691]-[.B690]" office:value-type="float" office:value="0.000993999999991502">
            <text:p>0.000994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912.765651">
            <text:p>6912.765651</text:p>
          </table:table-cell>
          <table:table-cell table:formula="of:=[.A692]-[.A$20]" office:value-type="float" office:value="0.119960999999421">
            <text:p>0.119961</text:p>
          </table:table-cell>
          <table:table-cell table:formula="of:=[.B692]-[.B691]" office:value-type="float" office:value="0.0000030000001061125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912.765654">
            <text:p>6912.765654</text:p>
          </table:table-cell>
          <table:table-cell table:formula="of:=[.A693]-[.A$20]" office:value-type="float" office:value="0.119963999999527">
            <text:p>0.119964</text:p>
          </table:table-cell>
          <table:table-cell table:formula="of:=[.B693]-[.B692]" office:value-type="float" office:value="0.00000300000010611257">
            <text:p>0.000003</text:p>
          </table:table-cell>
          <table:table-cell table:number-columns-repeated="2"/>
          <table:table-cell office:value-type="string">
            <text:p>d_s is renewed (r + D) to 6912772.650996; c_s is fully topped up</text:p>
          </table:table-cell>
        </table:table-row>
        <table:table-row table:style-name="ro1">
          <table:table-cell office:value-type="float" office:value="6912.765657">
            <text:p>6912.765657</text:p>
          </table:table-cell>
          <table:table-cell table:formula="of:=[.A694]-[.A$20]" office:value-type="float" office:value="0.119966999999633">
            <text:p>0.119967</text:p>
          </table:table-cell>
          <table:table-cell table:formula="of:=[.B694]-[.B693]" office:value-type="float" office:value="0.00000300000010611257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912.765658">
            <text:p>6912.765658</text:p>
          </table:table-cell>
          <table:table-cell table:formula="of:=[.A695]-[.A$20]" office:value-type="float" office:value="0.119967999999972">
            <text:p>0.119968</text:p>
          </table:table-cell>
          <table:table-cell table:formula="of:=[.B695]-[.B694]" office:value-type="float" office:value="0.00000100000033853576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912.76566">
            <text:p>6912.765660</text:p>
          </table:table-cell>
          <table:table-cell table:formula="of:=[.A696]-[.A$20]" office:value-type="float" office:value="0.119969999999739">
            <text:p>0.119970</text:p>
          </table:table-cell>
          <table:table-cell table:formula="of:=[.B696]-[.B695]" office:value-type="float" office:value="0.00000199999976757681">
            <text:p>0.000002</text:p>
          </table:table-cell>
          <table:table-cell office:value-type="string">
            <text:p>d_s is renewed (r + D) to 6912767.650996; c_s is fully topped up</text:p>
          </table:table-cell>
          <table:table-cell table:number-columns-repeated="2"/>
        </table:table-row>
        <table:table-row table:style-name="ro1">
          <table:table-cell office:value-type="float" office:value="6912.765672">
            <text:p>6912.765672</text:p>
          </table:table-cell>
          <table:table-cell table:formula="of:=[.A697]-[.A$20]" office:value-type="float" office:value="0.119982000000164">
            <text:p>0.119982</text:p>
          </table:table-cell>
          <table:table-cell table:formula="of:=[.B697]-[.B696]" office:value-type="float" office:value="0.0000120000004244503">
            <text:p>0.000012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6912.766622">
            <text:p>6912.766622</text:p>
          </table:table-cell>
          <table:table-cell table:formula="of:=[.A698]-[.A$20]" office:value-type="float" office:value="0.120931999999812">
            <text:p>0.120932</text:p>
          </table:table-cell>
          <table:table-cell table:formula="of:=[.B698]-[.B697]" office:value-type="float" office:value="0.000949999999647844">
            <text:p>0.00095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912.766624">
            <text:p>6912.766624</text:p>
          </table:table-cell>
          <table:table-cell table:formula="of:=[.A699]-[.A$20]" office:value-type="float" office:value="0.120933999999579">
            <text:p>0.120934</text:p>
          </table:table-cell>
          <table:table-cell table:formula="of:=[.B699]-[.B698]" office:value-type="float" office:value="0.0000019999997675768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912.766626">
            <text:p>6912.766626</text:p>
          </table:table-cell>
          <table:table-cell table:formula="of:=[.A700]-[.A$20]" office:value-type="float" office:value="0.120935999999347">
            <text:p>0.120936</text:p>
          </table:table-cell>
          <table:table-cell table:formula="of:=[.B700]-[.B699]" office:value-type="float" office:value="0.00000199999976757681">
            <text:p>0.000002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6912.766628">
            <text:p>6912.766628</text:p>
          </table:table-cell>
          <table:table-cell table:formula="of:=[.A701]-[.A$20]" office:value-type="float" office:value="0.120938000000024">
            <text:p>0.120938</text:p>
          </table:table-cell>
          <table:table-cell table:formula="of:=[.B701]-[.B700]" office:value-type="float" office:value="0.0000020000006770715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76663">
            <text:p>6912.766630</text:p>
          </table:table-cell>
          <table:table-cell table:formula="of:=[.A702]-[.A$20]" office:value-type="float" office:value="0.120939999999791">
            <text:p>0.120940</text:p>
          </table:table-cell>
          <table:table-cell table:formula="of:=[.B702]-[.B701]" office:value-type="float" office:value="0.00000199999976757681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6912.767624">
            <text:p>6912.767624</text:p>
          </table:table-cell>
          <table:table-cell table:formula="of:=[.A703]-[.A$20]" office:value-type="float" office:value="0.121933999999783">
            <text:p>0.121934</text:p>
          </table:table-cell>
          <table:table-cell table:formula="of:=[.B703]-[.B702]" office:value-type="float" office:value="0.000993999999991502">
            <text:p>0.000994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912.767625">
            <text:p>6912.767625</text:p>
          </table:table-cell>
          <table:table-cell table:formula="of:=[.A704]-[.A$20]" office:value-type="float" office:value="0.121935000000121">
            <text:p>0.121935</text:p>
          </table:table-cell>
          <table:table-cell table:formula="of:=[.B704]-[.B703]" office:value-type="float" office:value="0.00000100000033853576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912.767628">
            <text:p>6912.767628</text:p>
          </table:table-cell>
          <table:table-cell table:formula="of:=[.A705]-[.A$20]" office:value-type="float" office:value="0.121937999999318">
            <text:p>0.121938</text:p>
          </table:table-cell>
          <table:table-cell table:formula="of:=[.B705]-[.B704]" office:value-type="float" office:value="0.00000299999919661786">
            <text:p>0.000003</text:p>
          </table:table-cell>
          <table:table-cell/>
          <table:table-cell office:value-type="string">
            <text:p>postpones its deadline to 6912772.614822; c_s is topped up to 1.804900</text:p>
          </table:table-cell>
          <table:table-cell/>
        </table:table-row>
        <table:table-row table:style-name="ro1">
          <table:table-cell office:value-type="float" office:value="6912.767631">
            <text:p>6912.767631</text:p>
          </table:table-cell>
          <table:table-cell table:formula="of:=[.A706]-[.A$20]" office:value-type="float" office:value="0.121940999999424">
            <text:p>0.121941</text:p>
          </table:table-cell>
          <table:table-cell table:formula="of:=[.B706]-[.B705]" office:value-type="float" office:value="0.00000300000010611257">
            <text:p>0.000003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6912.767634">
            <text:p>6912.767634</text:p>
          </table:table-cell>
          <table:table-cell table:formula="of:=[.A707]-[.A$20]" office:value-type="float" office:value="0.12194399999953">
            <text:p>0.121944</text:p>
          </table:table-cell>
          <table:table-cell table:formula="of:=[.B707]-[.B706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767638">
            <text:p>6912.767638</text:p>
          </table:table-cell>
          <table:table-cell table:formula="of:=[.A708]-[.A$20]" office:value-type="float" office:value="0.121947999999975">
            <text:p>0.121948</text:p>
          </table:table-cell>
          <table:table-cell table:formula="of:=[.B708]-[.B707]" office:value-type="float" office:value="0.00000400000044464832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912.767642">
            <text:p>6912.767642</text:p>
          </table:table-cell>
          <table:table-cell table:formula="of:=[.A709]-[.A$20]" office:value-type="float" office:value="0.12195199999951">
            <text:p>0.121952</text:p>
          </table:table-cell>
          <table:table-cell table:formula="of:=[.B709]-[.B708]" office:value-type="float" office:value="0.00000399999953515362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767646">
            <text:p>6912.767646</text:p>
          </table:table-cell>
          <table:table-cell table:formula="of:=[.A710]-[.A$20]" office:value-type="float" office:value="0.121955999999955">
            <text:p>0.121956</text:p>
          </table:table-cell>
          <table:table-cell table:formula="of:=[.B710]-[.B709]" office:value-type="float" office:value="0.00000400000044464832">
            <text:p>0.000004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6912.769625">
            <text:p>6912.769625</text:p>
          </table:table-cell>
          <table:table-cell table:formula="of:=[.A711]-[.A$20]" office:value-type="float" office:value="0.123934999999619">
            <text:p>0.123935</text:p>
          </table:table-cell>
          <table:table-cell table:formula="of:=[.B711]-[.B710]" office:value-type="float" office:value="0.00197899999966467">
            <text:p>0.00197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912.769627">
            <text:p>6912.769627</text:p>
          </table:table-cell>
          <table:table-cell table:formula="of:=[.A712]-[.A$20]" office:value-type="float" office:value="0.123936999999387">
            <text:p>0.123937</text:p>
          </table:table-cell>
          <table:table-cell table:formula="of:=[.B712]-[.B711]" office:value-type="float" office:value="0.00000199999976757681">
            <text:p>0.00000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912.76963">
            <text:p>6912.769630</text:p>
          </table:table-cell>
          <table:table-cell table:formula="of:=[.A713]-[.A$20]" office:value-type="float" office:value="0.123939999999493">
            <text:p>0.123940</text:p>
          </table:table-cell>
          <table:table-cell table:formula="of:=[.B713]-[.B712]" office:value-type="float" office:value="0.00000300000010611257">
            <text:p>0.000003</text:p>
          </table:table-cell>
          <table:table-cell/>
          <table:table-cell office:value-type="string">
            <text:p>uses up its c_s; 6912769.624255-6912769.093087=0.531168</text:p>
          </table:table-cell>
          <table:table-cell/>
        </table:table-row>
        <table:table-row table:style-name="ro1">
          <table:table-cell office:value-type="float" office:value="6912.769633">
            <text:p>6912.769633</text:p>
          </table:table-cell>
          <table:table-cell table:formula="of:=[.A714]-[.A$20]" office:value-type="float" office:value="0.123942999999599">
            <text:p>0.123943</text:p>
          </table:table-cell>
          <table:table-cell table:formula="of:=[.B714]-[.B713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769637">
            <text:p>6912.769637</text:p>
          </table:table-cell>
          <table:table-cell table:formula="of:=[.A715]-[.A$20]" office:value-type="float" office:value="0.123947000000044">
            <text:p>0.123947</text:p>
          </table:table-cell>
          <table:table-cell table:formula="of:=[.B715]-[.B714]" office:value-type="float" office:value="0.00000400000044464832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912.76964">
            <text:p>6912.769640</text:p>
          </table:table-cell>
          <table:table-cell table:formula="of:=[.A716]-[.A$20]" office:value-type="float" office:value="0.12395000000015">
            <text:p>0.123950</text:p>
          </table:table-cell>
          <table:table-cell table:formula="of:=[.B716]-[.B715]" office:value-type="float" office:value="0.00000300000010611257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912.769642">
            <text:p>6912.769642</text:p>
          </table:table-cell>
          <table:table-cell table:formula="of:=[.A717]-[.A$20]" office:value-type="float" office:value="0.123951999999917">
            <text:p>0.123952</text:p>
          </table:table-cell>
          <table:table-cell table:formula="of:=[.B717]-[.B716]" office:value-type="float" office:value="0.00000199999976757681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6912.769644">
            <text:p>6912.769644</text:p>
          </table:table-cell>
          <table:table-cell table:formula="of:=[.A718]-[.A$20]" office:value-type="float" office:value="0.123953999999685">
            <text:p>0.123954</text:p>
          </table:table-cell>
          <table:table-cell table:formula="of:=[.B718]-[.B717]" office:value-type="float" office:value="0.00000199999976757681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6912.769646">
            <text:p>6912.769646</text:p>
          </table:table-cell>
          <table:table-cell table:formula="of:=[.A719]-[.A$20]" office:value-type="float" office:value="0.123955999999453">
            <text:p>0.123956</text:p>
          </table:table-cell>
          <table:table-cell table:formula="of:=[.B719]-[.B718]" office:value-type="float" office:value="0.00000199999976757681">
            <text:p>0.00000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912.769648">
            <text:p>6912.769648</text:p>
          </table:table-cell>
          <table:table-cell table:formula="of:=[.A720]-[.A$20]" office:value-type="float" office:value="0.12395800000013">
            <text:p>0.123958</text:p>
          </table:table-cell>
          <table:table-cell table:formula="of:=[.B720]-[.B719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912.76965">
            <text:p>6912.769650</text:p>
          </table:table-cell>
          <table:table-cell table:formula="of:=[.A721]-[.A$20]" office:value-type="float" office:value="0.123959999999897">
            <text:p>0.123960</text:p>
          </table:table-cell>
          <table:table-cell table:formula="of:=[.B721]-[.B720]" office:value-type="float" office:value="0.00000199999976757681">
            <text:p>0.000002</text:p>
          </table:table-cell>
          <table:table-cell office:value-type="string">
            <text:p>d_s is renewed (r + D) to 6912771.642209; c_s is fully topped up</text:p>
          </table:table-cell>
          <table:table-cell table:number-columns-repeated="2"/>
        </table:table-row>
        <table:table-row table:style-name="ro1">
          <table:table-cell office:value-type="float" office:value="6912.769653">
            <text:p>6912.769653</text:p>
          </table:table-cell>
          <table:table-cell table:formula="of:=[.A722]-[.A$20]" office:value-type="float" office:value="0.123963000000003">
            <text:p>0.123963</text:p>
          </table:table-cell>
          <table:table-cell table:formula="of:=[.B722]-[.B721]" office:value-type="float" office:value="0.00000300000010611257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6912.76966">
            <text:p>6912.769660</text:p>
          </table:table-cell>
          <table:table-cell table:formula="of:=[.A723]-[.A$20]" office:value-type="float" office:value="0.123969999999645">
            <text:p>0.123970</text:p>
          </table:table-cell>
          <table:table-cell table:formula="of:=[.B723]-[.B722]" office:value-type="float" office:value="0.00000699999964126619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769662">
            <text:p>6912.769662</text:p>
          </table:table-cell>
          <table:table-cell table:formula="of:=[.A724]-[.A$20]" office:value-type="float" office:value="0.123971999999412">
            <text:p>0.123972</text:p>
          </table:table-cell>
          <table:table-cell table:formula="of:=[.B724]-[.B723]" office:value-type="float" office:value="0.0000019999997675768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912.7706">
            <text:p>6912.770600</text:p>
          </table:table-cell>
          <table:table-cell table:formula="of:=[.A725]-[.A$20]" office:value-type="float" office:value="0.124909999999545">
            <text:p>0.124910</text:p>
          </table:table-cell>
          <table:table-cell table:formula="of:=[.B725]-[.B724]" office:value-type="float" office:value="0.000938000000132888">
            <text:p>0.00093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912.770601">
            <text:p>6912.770601</text:p>
          </table:table-cell>
          <table:table-cell table:formula="of:=[.A726]-[.A$20]" office:value-type="float" office:value="0.124910999999884">
            <text:p>0.124911</text:p>
          </table:table-cell>
          <table:table-cell table:formula="of:=[.B726]-[.B725]" office:value-type="float" office:value="0.00000100000033853576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912.770605">
            <text:p>6912.770605</text:p>
          </table:table-cell>
          <table:table-cell table:formula="of:=[.A727]-[.A$20]" office:value-type="float" office:value="0.124914999999419">
            <text:p>0.124915</text:p>
          </table:table-cell>
          <table:table-cell table:formula="of:=[.B727]-[.B726]" office:value-type="float" office:value="0.00000399999953515362">
            <text:p>0.000004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6912.772592">
            <text:p>6912.772592</text:p>
          </table:table-cell>
          <table:table-cell table:formula="of:=[.A728]-[.A$20]" office:value-type="float" office:value="0.126901999999973">
            <text:p>0.126902</text:p>
          </table:table-cell>
          <table:table-cell table:formula="of:=[.B728]-[.B727]" office:value-type="float" office:value="0.00198700000055396">
            <text:p>0.001987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912.772595">
            <text:p>6912.772595</text:p>
          </table:table-cell>
          <table:table-cell table:formula="of:=[.A729]-[.A$20]" office:value-type="float" office:value="0.126905000000079">
            <text:p>0.126905</text:p>
          </table:table-cell>
          <table:table-cell table:formula="of:=[.B729]-[.B728]" office:value-type="float" office:value="0.00000300000010611257">
            <text:p>0.000003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6912.772598">
            <text:p>6912.772598</text:p>
          </table:table-cell>
          <table:table-cell table:formula="of:=[.A730]-[.A$20]" office:value-type="float" office:value="0.126907999999275">
            <text:p>0.126908</text:p>
          </table:table-cell>
          <table:table-cell table:formula="of:=[.B730]-[.B729]" office:value-type="float" office:value="0.00000299999919661786">
            <text:p>0.000003</text:p>
          </table:table-cell>
          <table:table-cell table:number-columns-repeated="2"/>
          <table:table-cell office:value-type="string">
            <text:p>uses up its c_s; 6912772.590693-6912772.009648=0.581045</text:p>
          </table:table-cell>
        </table:table-row>
        <table:table-row table:style-name="ro1">
          <table:table-cell office:value-type="float" office:value="6912.772601">
            <text:p>6912.772601</text:p>
          </table:table-cell>
          <table:table-cell table:formula="of:=[.A731]-[.A$20]" office:value-type="float" office:value="0.126910999999382">
            <text:p>0.126911</text:p>
          </table:table-cell>
          <table:table-cell table:formula="of:=[.B731]-[.B730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772631">
            <text:p>6912.772631</text:p>
          </table:table-cell>
          <table:table-cell table:formula="of:=[.A732]-[.A$20]" office:value-type="float" office:value="0.126940999999533">
            <text:p>0.126941</text:p>
          </table:table-cell>
          <table:table-cell table:formula="of:=[.B732]-[.B731]" office:value-type="float" office:value="0.000030000000151631">
            <text:p>0.000030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912.772632">
            <text:p>6912.772632</text:p>
          </table:table-cell>
          <table:table-cell table:formula="of:=[.A733]-[.A$20]" office:value-type="float" office:value="0.126941999999872">
            <text:p>0.126942</text:p>
          </table:table-cell>
          <table:table-cell table:formula="of:=[.B733]-[.B732]" office:value-type="float" office:value="0.00000100000033853576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912.772635">
            <text:p>6912.772635</text:p>
          </table:table-cell>
          <table:table-cell table:formula="of:=[.A734]-[.A$20]" office:value-type="float" office:value="0.126944999999978">
            <text:p>0.126945</text:p>
          </table:table-cell>
          <table:table-cell table:formula="of:=[.B734]-[.B733]" office:value-type="float" office:value="0.00000300000010611257">
            <text:p>0.000003</text:p>
          </table:table-cell>
          <table:table-cell/>
          <table:table-cell office:value-type="string">
            <text:p>postpones its deadline to 6912777.614822; c_s is topped up to 1.814430</text:p>
          </table:table-cell>
          <table:table-cell/>
        </table:table-row>
        <table:table-row table:style-name="ro1">
          <table:table-cell office:value-type="float" office:value="6912.772638">
            <text:p>6912.772638</text:p>
          </table:table-cell>
          <table:table-cell table:formula="of:=[.A735]-[.A$20]" office:value-type="float" office:value="0.126948000000084">
            <text:p>0.126948</text:p>
          </table:table-cell>
          <table:table-cell table:formula="of:=[.B735]-[.B734]" office:value-type="float" office:value="0.00000300000010611257">
            <text:p>0.000003</text:p>
          </table:table-cell>
          <table:table-cell/>
          <table:table-cell office:value-type="string">
            <text:p>preempts swapper (0)</text:p>
          </table:table-cell>
          <table:table-cell/>
        </table:table-row>
        <table:table-row table:style-name="ro1">
          <table:table-cell office:value-type="float" office:value="6912.772644">
            <text:p>6912.772644</text:p>
          </table:table-cell>
          <table:table-cell table:formula="of:=[.A736]-[.A$20]" office:value-type="float" office:value="0.126953999999387">
            <text:p>0.126954</text:p>
          </table:table-cell>
          <table:table-cell table:formula="of:=[.B736]-[.B735]" office:value-type="float" office:value="0.00000599999930273043">
            <text:p>0.000006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6912.772646">
            <text:p>6912.772646</text:p>
          </table:table-cell>
          <table:table-cell table:formula="of:=[.A737]-[.A$20]" office:value-type="float" office:value="0.126956000000064">
            <text:p>0.126956</text:p>
          </table:table-cell>
          <table:table-cell table:formula="of:=[.B737]-[.B736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77265">
            <text:p>6912.772650</text:p>
          </table:table-cell>
          <table:table-cell table:formula="of:=[.A738]-[.A$20]" office:value-type="float" office:value="0.126959999999599">
            <text:p>0.126960</text:p>
          </table:table-cell>
          <table:table-cell table:formula="of:=[.B738]-[.B737]" office:value-type="float" office:value="0.00000399999953515362">
            <text:p>0.000004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6912.772663">
            <text:p>6912.772663</text:p>
          </table:table-cell>
          <table:table-cell table:formula="of:=[.A739]-[.A$20]" office:value-type="float" office:value="0.126972999999452">
            <text:p>0.126973</text:p>
          </table:table-cell>
          <table:table-cell table:formula="of:=[.B739]-[.B738]" office:value-type="float" office:value="0.0000129999998534913">
            <text:p>0.000013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6912.773634">
            <text:p>6912.773634</text:p>
          </table:table-cell>
          <table:table-cell table:formula="of:=[.A740]-[.A$20]" office:value-type="float" office:value="0.127943999999843">
            <text:p>0.127944</text:p>
          </table:table-cell>
          <table:table-cell table:formula="of:=[.B740]-[.B739]" office:value-type="float" office:value="0.000971000000390632">
            <text:p>0.00097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912.773636">
            <text:p>6912.773636</text:p>
          </table:table-cell>
          <table:table-cell table:formula="of:=[.A741]-[.A$20]" office:value-type="float" office:value="0.127945999999611">
            <text:p>0.127946</text:p>
          </table:table-cell>
          <table:table-cell table:formula="of:=[.B741]-[.B740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912.773638">
            <text:p>6912.773638</text:p>
          </table:table-cell>
          <table:table-cell table:formula="of:=[.A742]-[.A$20]" office:value-type="float" office:value="0.127947999999378">
            <text:p>0.127948</text:p>
          </table:table-cell>
          <table:table-cell table:formula="of:=[.B742]-[.B741]" office:value-type="float" office:value="0.00000199999976757681">
            <text:p>0.000002</text:p>
          </table:table-cell>
          <table:table-cell office:value-type="string">
            <text:p>d_s is renewed (r + D) to 6912775.635874; c_s is fully topped up</text:p>
          </table:table-cell>
          <table:table-cell table:number-columns-repeated="2"/>
        </table:table-row>
        <table:table-row table:style-name="ro1">
          <table:table-cell office:value-type="float" office:value="6912.773641">
            <text:p>6912.773641</text:p>
          </table:table-cell>
          <table:table-cell table:formula="of:=[.A743]-[.A$20]" office:value-type="float" office:value="0.127950999999484">
            <text:p>0.127951</text:p>
          </table:table-cell>
          <table:table-cell table:formula="of:=[.B743]-[.B742]" office:value-type="float" office:value="0.00000300000010611257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6912.773645">
            <text:p>6912.773645</text:p>
          </table:table-cell>
          <table:table-cell table:formula="of:=[.A744]-[.A$20]" office:value-type="float" office:value="0.127954999999929">
            <text:p>0.127955</text:p>
          </table:table-cell>
          <table:table-cell table:formula="of:=[.B744]-[.B743]" office:value-type="float" office:value="0.00000400000044464832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773647">
            <text:p>6912.773647</text:p>
          </table:table-cell>
          <table:table-cell table:formula="of:=[.A745]-[.A$20]" office:value-type="float" office:value="0.127956999999697">
            <text:p>0.127957</text:p>
          </table:table-cell>
          <table:table-cell table:formula="of:=[.B745]-[.B744]" office:value-type="float" office:value="0.0000019999997675768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912.774586">
            <text:p>6912.774586</text:p>
          </table:table-cell>
          <table:table-cell table:formula="of:=[.A746]-[.A$20]" office:value-type="float" office:value="0.128896000000168">
            <text:p>0.128896</text:p>
          </table:table-cell>
          <table:table-cell table:formula="of:=[.B746]-[.B745]" office:value-type="float" office:value="0.000939000000471424">
            <text:p>0.00093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912.774588">
            <text:p>6912.774588</text:p>
          </table:table-cell>
          <table:table-cell table:formula="of:=[.A747]-[.A$20]" office:value-type="float" office:value="0.128897999999936">
            <text:p>0.128898</text:p>
          </table:table-cell>
          <table:table-cell table:formula="of:=[.B747]-[.B746]" office:value-type="float" office:value="0.0000019999997675768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912.774591">
            <text:p>6912.774591</text:p>
          </table:table-cell>
          <table:table-cell table:formula="of:=[.A748]-[.A$20]" office:value-type="float" office:value="0.128901000000042">
            <text:p>0.128901</text:p>
          </table:table-cell>
          <table:table-cell table:formula="of:=[.B748]-[.B747]" office:value-type="float" office:value="0.00000300000010611257">
            <text:p>0.0000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912.775599">
            <text:p>6912.775599</text:p>
          </table:table-cell>
          <table:table-cell table:formula="of:=[.A749]-[.A$20]" office:value-type="float" office:value="0.129908999999316">
            <text:p>0.129909</text:p>
          </table:table-cell>
          <table:table-cell table:formula="of:=[.B749]-[.B748]" office:value-type="float" office:value="0.00100799999927403">
            <text:p>0.00100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912.775601">
            <text:p>6912.775601</text:p>
          </table:table-cell>
          <table:table-cell table:formula="of:=[.A750]-[.A$20]" office:value-type="float" office:value="0.129910999999993">
            <text:p>0.129911</text:p>
          </table:table-cell>
          <table:table-cell table:formula="of:=[.B750]-[.B749]" office:value-type="float" office:value="0.00000200000067707151">
            <text:p>0.00000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912.775603">
            <text:p>6912.775603</text:p>
          </table:table-cell>
          <table:table-cell table:formula="of:=[.A751]-[.A$20]" office:value-type="float" office:value="0.12991299999976">
            <text:p>0.129913</text:p>
          </table:table-cell>
          <table:table-cell table:formula="of:=[.B751]-[.B750]" office:value-type="float" office:value="0.00000199999976757681">
            <text:p>0.000002</text:p>
          </table:table-cell>
          <table:table-cell/>
          <table:table-cell office:value-type="string">
            <text:p>uses up its c_s; 6912775.598840-6912774.585847=1.012993</text:p>
          </table:table-cell>
          <table:table-cell/>
        </table:table-row>
        <table:table-row table:style-name="ro1">
          <table:table-cell office:value-type="float" office:value="6912.775607">
            <text:p>6912.775607</text:p>
          </table:table-cell>
          <table:table-cell table:formula="of:=[.A752]-[.A$20]" office:value-type="float" office:value="0.129916999999296">
            <text:p>0.129917</text:p>
          </table:table-cell>
          <table:table-cell table:formula="of:=[.B752]-[.B751]" office:value-type="float" office:value="0.00000399999953515362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775631">
            <text:p>6912.775631</text:p>
          </table:table-cell>
          <table:table-cell table:formula="of:=[.A753]-[.A$20]" office:value-type="float" office:value="0.129941000000144">
            <text:p>0.129941</text:p>
          </table:table-cell>
          <table:table-cell table:formula="of:=[.B753]-[.B752]" office:value-type="float" office:value="0.0000240000008489005">
            <text:p>0.00002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912.775633">
            <text:p>6912.775633</text:p>
          </table:table-cell>
          <table:table-cell table:formula="of:=[.A754]-[.A$20]" office:value-type="float" office:value="0.129942999999912">
            <text:p>0.129943</text:p>
          </table:table-cell>
          <table:table-cell table:formula="of:=[.B754]-[.B753]" office:value-type="float" office:value="0.00000199999976757681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6912.775635">
            <text:p>6912.775635</text:p>
          </table:table-cell>
          <table:table-cell table:formula="of:=[.A755]-[.A$20]" office:value-type="float" office:value="0.12994499999968">
            <text:p>0.129945</text:p>
          </table:table-cell>
          <table:table-cell table:formula="of:=[.B755]-[.B754]" office:value-type="float" office:value="0.00000199999976757681">
            <text:p>0.000002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912.775637">
            <text:p>6912.775637</text:p>
          </table:table-cell>
          <table:table-cell table:formula="of:=[.A756]-[.A$20]" office:value-type="float" office:value="0.129946999999447">
            <text:p>0.129947</text:p>
          </table:table-cell>
          <table:table-cell table:formula="of:=[.B756]-[.B755]" office:value-type="float" office:value="0.0000019999997675768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912.775639">
            <text:p>6912.775639</text:p>
          </table:table-cell>
          <table:table-cell table:formula="of:=[.A757]-[.A$20]" office:value-type="float" office:value="0.129949000000124">
            <text:p>0.129949</text:p>
          </table:table-cell>
          <table:table-cell table:formula="of:=[.B757]-[.B756]" office:value-type="float" office:value="0.00000200000067707151">
            <text:p>0.000002</text:p>
          </table:table-cell>
          <table:table-cell table:number-columns-repeated="2"/>
          <table:table-cell office:value-type="string">
            <text:p>d_s is renewed (r + D) to 6912782.633014; c_s is fully topped up</text:p>
          </table:table-cell>
        </table:table-row>
        <table:table-row table:style-name="ro1">
          <table:table-cell office:value-type="float" office:value="6912.775647">
            <text:p>6912.775647</text:p>
          </table:table-cell>
          <table:table-cell table:formula="of:=[.A758]-[.A$20]" office:value-type="float" office:value="0.129957000000104">
            <text:p>0.129957</text:p>
          </table:table-cell>
          <table:table-cell table:formula="of:=[.B758]-[.B757]" office:value-type="float" office:value="0.00000799999997980194">
            <text:p>0.000008</text:p>
          </table:table-cell>
          <table:table-cell table:number-columns-repeated="2"/>
          <table:table-cell office:value-type="string">
            <text:p>is pick_next_task_dl-ed by Xorg (999)</text:p>
          </table:table-cell>
        </table:table-row>
        <table:table-row table:style-name="ro1">
          <table:table-cell office:value-type="float" office:value="6912.77565">
            <text:p>6912.775650</text:p>
          </table:table-cell>
          <table:table-cell table:formula="of:=[.A759]-[.A$20]" office:value-type="float" office:value="0.129959999999301">
            <text:p>0.129960</text:p>
          </table:table-cell>
          <table:table-cell table:formula="of:=[.B759]-[.B758]" office:value-type="float" office:value="0.00000299999919661786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775654">
            <text:p>6912.775654</text:p>
          </table:table-cell>
          <table:table-cell table:formula="of:=[.A760]-[.A$20]" office:value-type="float" office:value="0.129963999999745">
            <text:p>0.129964</text:p>
          </table:table-cell>
          <table:table-cell table:formula="of:=[.B760]-[.B759]" office:value-type="float" office:value="0.00000400000044464832">
            <text:p>0.000004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6912.777626">
            <text:p>6912.777626</text:p>
          </table:table-cell>
          <table:table-cell table:formula="of:=[.A761]-[.A$20]" office:value-type="float" office:value="0.131935999999769">
            <text:p>0.131936</text:p>
          </table:table-cell>
          <table:table-cell table:formula="of:=[.B761]-[.B760]" office:value-type="float" office:value="0.0019720000000234">
            <text:p>0.001972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912.777628">
            <text:p>6912.777628</text:p>
          </table:table-cell>
          <table:table-cell table:formula="of:=[.A762]-[.A$20]" office:value-type="float" office:value="0.131937999999536">
            <text:p>0.131938</text:p>
          </table:table-cell>
          <table:table-cell table:formula="of:=[.B762]-[.B761]" office:value-type="float" office:value="0.0000019999997675768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912.77763">
            <text:p>6912.777630</text:p>
          </table:table-cell>
          <table:table-cell table:formula="of:=[.A763]-[.A$20]" office:value-type="float" office:value="0.131939999999304">
            <text:p>0.131940</text:p>
          </table:table-cell>
          <table:table-cell table:formula="of:=[.B763]-[.B762]" office:value-type="float" office:value="0.00000199999976757681">
            <text:p>0.000002</text:p>
          </table:table-cell>
          <table:table-cell/>
          <table:table-cell office:value-type="string">
            <text:p>postpones its deadline to 6912782.614822; c_s is topped up to 1.760201</text:p>
          </table:table-cell>
          <table:table-cell/>
        </table:table-row>
        <table:table-row table:style-name="ro1">
          <table:table-cell office:value-type="float" office:value="6912.777633">
            <text:p>6912.777633</text:p>
          </table:table-cell>
          <table:table-cell table:formula="of:=[.A764]-[.A$20]" office:value-type="float" office:value="0.13194299999941">
            <text:p>0.131943</text:p>
          </table:table-cell>
          <table:table-cell table:formula="of:=[.B764]-[.B763]" office:value-type="float" office:value="0.00000300000010611257">
            <text:p>0.000003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6912.777637">
            <text:p>6912.777637</text:p>
          </table:table-cell>
          <table:table-cell table:formula="of:=[.A765]-[.A$20]" office:value-type="float" office:value="0.131946999999855">
            <text:p>0.131947</text:p>
          </table:table-cell>
          <table:table-cell table:formula="of:=[.B765]-[.B764]" office:value-type="float" office:value="0.00000400000044464832">
            <text:p>0.00000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912.777639">
            <text:p>6912.777639</text:p>
          </table:table-cell>
          <table:table-cell table:formula="of:=[.A766]-[.A$20]" office:value-type="float" office:value="0.131948999999622">
            <text:p>0.131949</text:p>
          </table:table-cell>
          <table:table-cell table:formula="of:=[.B766]-[.B765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912.777641">
            <text:p>6912.777641</text:p>
          </table:table-cell>
          <table:table-cell table:formula="of:=[.A767]-[.A$20]" office:value-type="float" office:value="0.13195099999939">
            <text:p>0.131951</text:p>
          </table:table-cell>
          <table:table-cell table:formula="of:=[.B767]-[.B766]" office:value-type="float" office:value="0.00000199999976757681">
            <text:p>0.000002</text:p>
          </table:table-cell>
          <table:table-cell office:value-type="string">
            <text:p>d_s is renewed (r + D) to 6912779.638882; c_s is fully topped up</text:p>
          </table:table-cell>
          <table:table-cell table:number-columns-repeated="2"/>
        </table:table-row>
        <table:table-row table:style-name="ro1">
          <table:table-cell office:value-type="float" office:value="6912.777644">
            <text:p>6912.777644</text:p>
          </table:table-cell>
          <table:table-cell table:formula="of:=[.A768]-[.A$20]" office:value-type="float" office:value="0.131953999999496">
            <text:p>0.131954</text:p>
          </table:table-cell>
          <table:table-cell table:formula="of:=[.B768]-[.B767]" office:value-type="float" office:value="0.00000300000010611257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6912.777648">
            <text:p>6912.777648</text:p>
          </table:table-cell>
          <table:table-cell table:formula="of:=[.A769]-[.A$20]" office:value-type="float" office:value="0.131957999999941">
            <text:p>0.131958</text:p>
          </table:table-cell>
          <table:table-cell table:formula="of:=[.B769]-[.B768]" office:value-type="float" office:value="0.00000400000044464832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77765">
            <text:p>6912.777650</text:p>
          </table:table-cell>
          <table:table-cell table:formula="of:=[.A770]-[.A$20]" office:value-type="float" office:value="0.131959999999708">
            <text:p>0.131960</text:p>
          </table:table-cell>
          <table:table-cell table:formula="of:=[.B770]-[.B769]" office:value-type="float" office:value="0.0000019999997675768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912.7786">
            <text:p>6912.778600</text:p>
          </table:table-cell>
          <table:table-cell table:formula="of:=[.A771]-[.A$20]" office:value-type="float" office:value="0.132909999999356">
            <text:p>0.132910</text:p>
          </table:table-cell>
          <table:table-cell table:formula="of:=[.B771]-[.B770]" office:value-type="float" office:value="0.000949999999647844">
            <text:p>0.00095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912.778601">
            <text:p>6912.778601</text:p>
          </table:table-cell>
          <table:table-cell table:formula="of:=[.A772]-[.A$20]" office:value-type="float" office:value="0.132910999999694">
            <text:p>0.132911</text:p>
          </table:table-cell>
          <table:table-cell table:formula="of:=[.B772]-[.B771]" office:value-type="float" office:value="0.00000100000033853576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912.778606">
            <text:p>6912.778606</text:p>
          </table:table-cell>
          <table:table-cell table:formula="of:=[.A773]-[.A$20]" office:value-type="float" office:value="0.132915999999568">
            <text:p>0.132916</text:p>
          </table:table-cell>
          <table:table-cell table:formula="of:=[.B773]-[.B772]" office:value-type="float" office:value="0.0000049999998736893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912.77861">
            <text:p>6912.778610</text:p>
          </table:table-cell>
          <table:table-cell table:formula="of:=[.A774]-[.A$20]" office:value-type="float" office:value="0.132920000000013">
            <text:p>0.132920</text:p>
          </table:table-cell>
          <table:table-cell table:formula="of:=[.B774]-[.B773]" office:value-type="float" office:value="0.00000400000044464832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778614">
            <text:p>6912.778614</text:p>
          </table:table-cell>
          <table:table-cell table:formula="of:=[.A775]-[.A$20]" office:value-type="float" office:value="0.132923999999548">
            <text:p>0.132924</text:p>
          </table:table-cell>
          <table:table-cell table:formula="of:=[.B775]-[.B774]" office:value-type="float" office:value="0.00000399999953515362">
            <text:p>0.000004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6912.78039">
            <text:p>6912.780390</text:p>
          </table:table-cell>
          <table:table-cell table:formula="of:=[.A776]-[.A$20]" office:value-type="float" office:value="0.134699999999611">
            <text:p>0.134700</text:p>
          </table:table-cell>
          <table:table-cell table:formula="of:=[.B776]-[.B775]" office:value-type="float" office:value="0.0017760000000635">
            <text:p>0.001776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912.780393">
            <text:p>6912.780393</text:p>
          </table:table-cell>
          <table:table-cell table:formula="of:=[.A777]-[.A$20]" office:value-type="float" office:value="0.134702999999718">
            <text:p>0.134703</text:p>
          </table:table-cell>
          <table:table-cell table:formula="of:=[.B777]-[.B776]" office:value-type="float" office:value="0.00000300000010611257">
            <text:p>0.000003</text:p>
          </table:table-cell>
          <table:table-cell/>
          <table:table-cell office:value-type="string">
            <text:p>uses up its c_s; 6912780.389239-6912780.007641=0.381598</text:p>
          </table:table-cell>
          <table:table-cell/>
        </table:table-row>
        <table:table-row table:style-name="ro1">
          <table:table-cell office:value-type="float" office:value="6912.780398">
            <text:p>6912.780398</text:p>
          </table:table-cell>
          <table:table-cell table:formula="of:=[.A778]-[.A$20]" office:value-type="float" office:value="0.134707999999591">
            <text:p>0.134708</text:p>
          </table:table-cell>
          <table:table-cell table:formula="of:=[.B778]-[.B777]" office:value-type="float" office:value="0.00000499999987368938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780402">
            <text:p>6912.780402</text:p>
          </table:table-cell>
          <table:table-cell table:formula="of:=[.A779]-[.A$20]" office:value-type="float" office:value="0.134712000000036">
            <text:p>0.134712</text:p>
          </table:table-cell>
          <table:table-cell table:formula="of:=[.B779]-[.B778]" office:value-type="float" office:value="0.00000400000044464832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912.781428">
            <text:p>6912.781428</text:p>
          </table:table-cell>
          <table:table-cell table:formula="of:=[.A780]-[.A$20]" office:value-type="float" office:value="0.135737999999947">
            <text:p>0.135738</text:p>
          </table:table-cell>
          <table:table-cell table:formula="of:=[.B780]-[.B779]" office:value-type="float" office:value="0.00102599999991071">
            <text:p>0.001026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912.78143">
            <text:p>6912.781430</text:p>
          </table:table-cell>
          <table:table-cell table:formula="of:=[.A781]-[.A$20]" office:value-type="float" office:value="0.135739999999714">
            <text:p>0.135740</text:p>
          </table:table-cell>
          <table:table-cell table:formula="of:=[.B781]-[.B780]" office:value-type="float" office:value="0.00000199999976757681">
            <text:p>0.000002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6912.781432">
            <text:p>6912.781432</text:p>
          </table:table-cell>
          <table:table-cell table:formula="of:=[.A782]-[.A$20]" office:value-type="float" office:value="0.135741999999482">
            <text:p>0.135742</text:p>
          </table:table-cell>
          <table:table-cell table:formula="of:=[.B782]-[.B781]" office:value-type="float" office:value="0.00000199999976757681">
            <text:p>0.000002</text:p>
          </table:table-cell>
          <table:table-cell table:number-columns-repeated="2"/>
          <table:table-cell office:value-type="string">
            <text:p>uses up its c_s; 6912781.427057-6912780.398042=1.029015</text:p>
          </table:table-cell>
        </table:table-row>
        <table:table-row table:style-name="ro1">
          <table:table-cell office:value-type="float" office:value="6912.781436">
            <text:p>6912.781436</text:p>
          </table:table-cell>
          <table:table-cell table:formula="of:=[.A783]-[.A$20]" office:value-type="float" office:value="0.135745999999926">
            <text:p>0.135746</text:p>
          </table:table-cell>
          <table:table-cell table:formula="of:=[.B783]-[.B782]" office:value-type="float" office:value="0.00000400000044464832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78166">
            <text:p>6912.781660</text:p>
          </table:table-cell>
          <table:table-cell table:formula="of:=[.A784]-[.A$20]" office:value-type="float" office:value="0.135969999999361">
            <text:p>0.135970</text:p>
          </table:table-cell>
          <table:table-cell table:formula="of:=[.B784]-[.B783]" office:value-type="float" office:value="0.000223999999434454">
            <text:p>0.00022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912.781662">
            <text:p>6912.781662</text:p>
          </table:table-cell>
          <table:table-cell table:formula="of:=[.A785]-[.A$20]" office:value-type="float" office:value="0.135972000000038">
            <text:p>0.135972</text:p>
          </table:table-cell>
          <table:table-cell table:formula="of:=[.B785]-[.B784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912.781664">
            <text:p>6912.781664</text:p>
          </table:table-cell>
          <table:table-cell table:formula="of:=[.A786]-[.A$20]" office:value-type="float" office:value="0.135973999999806">
            <text:p>0.135974</text:p>
          </table:table-cell>
          <table:table-cell table:formula="of:=[.B786]-[.B785]" office:value-type="float" office:value="0.00000199999976757681">
            <text:p>0.000002</text:p>
          </table:table-cell>
          <table:table-cell office:value-type="string">
            <text:p>d_s is renewed (r + D) to 6912783.661669; c_s is fully topped up</text:p>
          </table:table-cell>
          <table:table-cell table:number-columns-repeated="2"/>
        </table:table-row>
        <table:table-row table:style-name="ro1">
          <table:table-cell office:value-type="float" office:value="6912.78167">
            <text:p>6912.781670</text:p>
          </table:table-cell>
          <table:table-cell table:formula="of:=[.A787]-[.A$20]" office:value-type="float" office:value="0.135980000000018">
            <text:p>0.135980</text:p>
          </table:table-cell>
          <table:table-cell table:formula="of:=[.B787]-[.B786]" office:value-type="float" office:value="0.00000600000021222513">
            <text:p>0.000006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6912.782609">
            <text:p>6912.782609</text:p>
          </table:table-cell>
          <table:table-cell table:formula="of:=[.A788]-[.A$20]" office:value-type="float" office:value="0.13691899999958">
            <text:p>0.136919</text:p>
          </table:table-cell>
          <table:table-cell table:formula="of:=[.B788]-[.B787]" office:value-type="float" office:value="0.000938999999561929">
            <text:p>0.00093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912.78261">
            <text:p>6912.782610</text:p>
          </table:table-cell>
          <table:table-cell table:formula="of:=[.A789]-[.A$20]" office:value-type="float" office:value="0.136919999999918">
            <text:p>0.136920</text:p>
          </table:table-cell>
          <table:table-cell table:formula="of:=[.B789]-[.B788]" office:value-type="float" office:value="0.00000100000033853576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912.782627">
            <text:p>6912.782627</text:p>
          </table:table-cell>
          <table:table-cell table:formula="of:=[.A790]-[.A$20]" office:value-type="float" office:value="0.136936999999307">
            <text:p>0.136937</text:p>
          </table:table-cell>
          <table:table-cell table:formula="of:=[.B790]-[.B789]" office:value-type="float" office:value="0.0000169999993886449">
            <text:p>0.000017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912.782629">
            <text:p>6912.782629</text:p>
          </table:table-cell>
          <table:table-cell table:formula="of:=[.A791]-[.A$20]" office:value-type="float" office:value="0.136938999999984">
            <text:p>0.136939</text:p>
          </table:table-cell>
          <table:table-cell table:formula="of:=[.B791]-[.B790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912.782632">
            <text:p>6912.782632</text:p>
          </table:table-cell>
          <table:table-cell table:formula="of:=[.A792]-[.A$20]" office:value-type="float" office:value="0.13694200000009">
            <text:p>0.136942</text:p>
          </table:table-cell>
          <table:table-cell table:formula="of:=[.B792]-[.B791]" office:value-type="float" office:value="0.00000300000010611257">
            <text:p>0.000003</text:p>
          </table:table-cell>
          <table:table-cell/>
          <table:table-cell office:value-type="string">
            <text:p>postpones its deadline to 6912787.614822; c_s is topped up to 1.970271</text:p>
          </table:table-cell>
          <table:table-cell/>
        </table:table-row>
        <table:table-row table:style-name="ro1">
          <table:table-cell office:value-type="float" office:value="6912.782634">
            <text:p>6912.782634</text:p>
          </table:table-cell>
          <table:table-cell table:formula="of:=[.A793]-[.A$20]" office:value-type="float" office:value="0.136943999999858">
            <text:p>0.136944</text:p>
          </table:table-cell>
          <table:table-cell table:formula="of:=[.B793]-[.B792]" office:value-type="float" office:value="0.00000199999976757681">
            <text:p>0.000002</text:p>
          </table:table-cell>
          <table:table-cell/>
          <table:table-cell office:value-type="string">
            <text:p>preempts swapper (0)</text:p>
          </table:table-cell>
          <table:table-cell/>
        </table:table-row>
        <table:table-row table:style-name="ro1">
          <table:table-cell office:value-type="float" office:value="6912.78264">
            <text:p>6912.782640</text:p>
          </table:table-cell>
          <table:table-cell table:formula="of:=[.A794]-[.A$20]" office:value-type="float" office:value="0.13695000000007">
            <text:p>0.136950</text:p>
          </table:table-cell>
          <table:table-cell table:formula="of:=[.B794]-[.B793]" office:value-type="float" office:value="0.00000600000021222513">
            <text:p>0.000006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6912.782645">
            <text:p>6912.782645</text:p>
          </table:table-cell>
          <table:table-cell table:formula="of:=[.A795]-[.A$20]" office:value-type="float" office:value="0.136954999999944">
            <text:p>0.136955</text:p>
          </table:table-cell>
          <table:table-cell table:formula="of:=[.B795]-[.B794]" office:value-type="float" office:value="0.00000499999987368938">
            <text:p>0.000005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6912.782848">
            <text:p>6912.782848</text:p>
          </table:table-cell>
          <table:table-cell table:formula="of:=[.A796]-[.A$20]" office:value-type="float" office:value="0.137157999999545">
            <text:p>0.137158</text:p>
          </table:table-cell>
          <table:table-cell table:formula="of:=[.B796]-[.B795]" office:value-type="float" office:value="0.000202999999601161">
            <text:p>0.00020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912.78285">
            <text:p>6912.782850</text:p>
          </table:table-cell>
          <table:table-cell table:formula="of:=[.A797]-[.A$20]" office:value-type="float" office:value="0.137159999999312">
            <text:p>0.137160</text:p>
          </table:table-cell>
          <table:table-cell table:formula="of:=[.B797]-[.B796]" office:value-type="float" office:value="0.0000019999997675768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782854">
            <text:p>6912.782854</text:p>
          </table:table-cell>
          <table:table-cell table:formula="of:=[.A798]-[.A$20]" office:value-type="float" office:value="0.137163999999757">
            <text:p>0.137164</text:p>
          </table:table-cell>
          <table:table-cell table:formula="of:=[.B798]-[.B797]" office:value-type="float" office:value="0.00000400000044464832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912.782855">
            <text:p>6912.782855</text:p>
          </table:table-cell>
          <table:table-cell table:formula="of:=[.A799]-[.A$20]" office:value-type="float" office:value="0.137165000000095">
            <text:p>0.137165</text:p>
          </table:table-cell>
          <table:table-cell table:formula="of:=[.B799]-[.B798]" office:value-type="float" office:value="0.00000100000033853576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912.782858">
            <text:p>6912.782858</text:p>
          </table:table-cell>
          <table:table-cell table:formula="of:=[.A800]-[.A$20]" office:value-type="float" office:value="0.137167999999292">
            <text:p>0.137168</text:p>
          </table:table-cell>
          <table:table-cell table:formula="of:=[.B800]-[.B799]" office:value-type="float" office:value="0.00000299999919661786">
            <text:p>0.000003</text:p>
          </table:table-cell>
          <table:table-cell/>
          <table:table-cell office:value-type="string">
            <text:p>1.730580 / 4.759497 &lt;= 2.000000 / 5.000000</text:p>
          </table:table-cell>
          <table:table-cell/>
        </table:table-row>
        <table:table-row table:style-name="ro1">
          <table:table-cell office:value-type="float" office:value="6912.78286">
            <text:p>6912.782860</text:p>
          </table:table-cell>
          <table:table-cell table:formula="of:=[.A801]-[.A$20]" office:value-type="float" office:value="0.137169999999969">
            <text:p>0.137170</text:p>
          </table:table-cell>
          <table:table-cell table:formula="of:=[.B801]-[.B800]" office:value-type="float" office:value="0.00000200000067707151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6912.782866">
            <text:p>6912.782866</text:p>
          </table:table-cell>
          <table:table-cell table:formula="of:=[.A802]-[.A$20]" office:value-type="float" office:value="0.137175999999272">
            <text:p>0.137176</text:p>
          </table:table-cell>
          <table:table-cell table:formula="of:=[.B802]-[.B801]" office:value-type="float" office:value="0.00000599999930273043">
            <text:p>0.000006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6912.784765">
            <text:p>6912.784765</text:p>
          </table:table-cell>
          <table:table-cell table:formula="of:=[.A803]-[.A$20]" office:value-type="float" office:value="0.139075000000048">
            <text:p>0.139075</text:p>
          </table:table-cell>
          <table:table-cell table:formula="of:=[.B803]-[.B802]" office:value-type="float" office:value="0.00189900000077614">
            <text:p>0.001899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912.784768">
            <text:p>6912.784768</text:p>
          </table:table-cell>
          <table:table-cell table:formula="of:=[.A804]-[.A$20]" office:value-type="float" office:value="0.139078000000154">
            <text:p>0.139078</text:p>
          </table:table-cell>
          <table:table-cell table:formula="of:=[.B804]-[.B803]" office:value-type="float" office:value="0.00000300000010611257">
            <text:p>0.000003</text:p>
          </table:table-cell>
          <table:table-cell/>
          <table:table-cell office:value-type="string">
            <text:p>uses up its c_s; 6912784.764779-6912784.007449=0.757330</text:p>
          </table:table-cell>
          <table:table-cell/>
        </table:table-row>
        <table:table-row table:style-name="ro1">
          <table:table-cell office:value-type="float" office:value="6912.784773">
            <text:p>6912.784773</text:p>
          </table:table-cell>
          <table:table-cell table:formula="of:=[.A805]-[.A$20]" office:value-type="float" office:value="0.139083000000028">
            <text:p>0.139083</text:p>
          </table:table-cell>
          <table:table-cell table:formula="of:=[.B805]-[.B804]" office:value-type="float" office:value="0.00000499999987368938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785699">
            <text:p>6912.785699</text:p>
          </table:table-cell>
          <table:table-cell table:formula="of:=[.A806]-[.A$20]" office:value-type="float" office:value="0.140008999999736">
            <text:p>0.140009</text:p>
          </table:table-cell>
          <table:table-cell table:formula="of:=[.B806]-[.B805]" office:value-type="float" office:value="0.000925999999708438">
            <text:p>0.000926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912.785702">
            <text:p>6912.785702</text:p>
          </table:table-cell>
          <table:table-cell table:formula="of:=[.A807]-[.A$20]" office:value-type="float" office:value="0.140011999999842">
            <text:p>0.140012</text:p>
          </table:table-cell>
          <table:table-cell table:formula="of:=[.B807]-[.B806]" office:value-type="float" office:value="0.0000030000001061125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912.785704">
            <text:p>6912.785704</text:p>
          </table:table-cell>
          <table:table-cell table:formula="of:=[.A808]-[.A$20]" office:value-type="float" office:value="0.14001399999961">
            <text:p>0.140014</text:p>
          </table:table-cell>
          <table:table-cell table:formula="of:=[.B808]-[.B807]" office:value-type="float" office:value="0.00000199999976757681">
            <text:p>0.000002</text:p>
          </table:table-cell>
          <table:table-cell table:number-columns-repeated="2"/>
          <table:table-cell office:value-type="string">
            <text:p>d_s is renewed (r + D) to 6912792.701577; c_s is fully topped up</text:p>
          </table:table-cell>
        </table:table-row>
        <table:table-row table:style-name="ro1">
          <table:table-cell office:value-type="float" office:value="6912.785707">
            <text:p>6912.785707</text:p>
          </table:table-cell>
          <table:table-cell table:formula="of:=[.A809]-[.A$20]" office:value-type="float" office:value="0.140016999999716">
            <text:p>0.140017</text:p>
          </table:table-cell>
          <table:table-cell table:formula="of:=[.B809]-[.B808]" office:value-type="float" office:value="0.00000300000010611257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912.785708">
            <text:p>6912.785708</text:p>
          </table:table-cell>
          <table:table-cell table:formula="of:=[.A810]-[.A$20]" office:value-type="float" office:value="0.140018000000055">
            <text:p>0.140018</text:p>
          </table:table-cell>
          <table:table-cell table:formula="of:=[.B810]-[.B809]" office:value-type="float" office:value="0.00000100000033853576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912.78571">
            <text:p>6912.785710</text:p>
          </table:table-cell>
          <table:table-cell table:formula="of:=[.A811]-[.A$20]" office:value-type="float" office:value="0.140019999999822">
            <text:p>0.140020</text:p>
          </table:table-cell>
          <table:table-cell table:formula="of:=[.B811]-[.B810]" office:value-type="float" office:value="0.00000199999976757681">
            <text:p>0.000002</text:p>
          </table:table-cell>
          <table:table-cell office:value-type="string">
            <text:p>d_s is renewed (r + D) to 6912787.701577; c_s is fully topped up</text:p>
          </table:table-cell>
          <table:table-cell table:number-columns-repeated="2"/>
        </table:table-row>
        <table:table-row table:style-name="ro1">
          <table:table-cell office:value-type="float" office:value="6912.785716">
            <text:p>6912.785716</text:p>
          </table:table-cell>
          <table:table-cell table:formula="of:=[.A812]-[.A$20]" office:value-type="float" office:value="0.140026000000034">
            <text:p>0.140026</text:p>
          </table:table-cell>
          <table:table-cell table:formula="of:=[.B812]-[.B811]" office:value-type="float" office:value="0.00000600000021222513">
            <text:p>0.000006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6912.78666">
            <text:p>6912.786660</text:p>
          </table:table-cell>
          <table:table-cell table:formula="of:=[.A813]-[.A$20]" office:value-type="float" office:value="0.14096999999947">
            <text:p>0.140970</text:p>
          </table:table-cell>
          <table:table-cell table:formula="of:=[.B813]-[.B812]" office:value-type="float" office:value="0.000943999999435619">
            <text:p>0.00094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912.786662">
            <text:p>6912.786662</text:p>
          </table:table-cell>
          <table:table-cell table:formula="of:=[.A814]-[.A$20]" office:value-type="float" office:value="0.140972000000147">
            <text:p>0.140972</text:p>
          </table:table-cell>
          <table:table-cell table:formula="of:=[.B814]-[.B813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912.786664">
            <text:p>6912.786664</text:p>
          </table:table-cell>
          <table:table-cell table:formula="of:=[.A815]-[.A$20]" office:value-type="float" office:value="0.140973999999915">
            <text:p>0.140974</text:p>
          </table:table-cell>
          <table:table-cell table:formula="of:=[.B815]-[.B814]" office:value-type="float" office:value="0.00000199999976757681">
            <text:p>0.000002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6912.786666">
            <text:p>6912.786666</text:p>
          </table:table-cell>
          <table:table-cell table:formula="of:=[.A816]-[.A$20]" office:value-type="float" office:value="0.140975999999682">
            <text:p>0.140976</text:p>
          </table:table-cell>
          <table:table-cell table:formula="of:=[.B816]-[.B815]" office:value-type="float" office:value="0.0000019999997675768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786668">
            <text:p>6912.786668</text:p>
          </table:table-cell>
          <table:table-cell table:formula="of:=[.A817]-[.A$20]" office:value-type="float" office:value="0.14097799999945">
            <text:p>0.140978</text:p>
          </table:table-cell>
          <table:table-cell table:formula="of:=[.B817]-[.B816]" office:value-type="float" office:value="0.00000199999976757681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6912.787622">
            <text:p>6912.787622</text:p>
          </table:table-cell>
          <table:table-cell table:formula="of:=[.A818]-[.A$20]" office:value-type="float" office:value="0.141931999999542">
            <text:p>0.141932</text:p>
          </table:table-cell>
          <table:table-cell table:formula="of:=[.B818]-[.B817]" office:value-type="float" office:value="0.000954000000092492">
            <text:p>0.000954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912.787623">
            <text:p>6912.787623</text:p>
          </table:table-cell>
          <table:table-cell table:formula="of:=[.A819]-[.A$20]" office:value-type="float" office:value="0.141932999999881">
            <text:p>0.141933</text:p>
          </table:table-cell>
          <table:table-cell table:formula="of:=[.B819]-[.B818]" office:value-type="float" office:value="0.00000100000033853576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912.787626">
            <text:p>6912.787626</text:p>
          </table:table-cell>
          <table:table-cell table:formula="of:=[.A820]-[.A$20]" office:value-type="float" office:value="0.141935999999987">
            <text:p>0.141936</text:p>
          </table:table-cell>
          <table:table-cell table:formula="of:=[.B820]-[.B819]" office:value-type="float" office:value="0.00000300000010611257">
            <text:p>0.000003</text:p>
          </table:table-cell>
          <table:table-cell/>
          <table:table-cell office:value-type="string">
            <text:p>postpones its deadline to 6912792.614822; c_s is topped up to 1.829077</text:p>
          </table:table-cell>
          <table:table-cell/>
        </table:table-row>
        <table:table-row table:style-name="ro1">
          <table:table-cell office:value-type="float" office:value="6912.787629">
            <text:p>6912.787629</text:p>
          </table:table-cell>
          <table:table-cell table:formula="of:=[.A821]-[.A$20]" office:value-type="float" office:value="0.141939000000093">
            <text:p>0.141939</text:p>
          </table:table-cell>
          <table:table-cell table:formula="of:=[.B821]-[.B820]" office:value-type="float" office:value="0.00000300000010611257">
            <text:p>0.000003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6912.787632">
            <text:p>6912.787632</text:p>
          </table:table-cell>
          <table:table-cell table:formula="of:=[.A822]-[.A$20]" office:value-type="float" office:value="0.14194199999929">
            <text:p>0.141942</text:p>
          </table:table-cell>
          <table:table-cell table:formula="of:=[.B822]-[.B821]" office:value-type="float" office:value="0.00000299999919661786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787637">
            <text:p>6912.787637</text:p>
          </table:table-cell>
          <table:table-cell table:formula="of:=[.A823]-[.A$20]" office:value-type="float" office:value="0.141947000000073">
            <text:p>0.141947</text:p>
          </table:table-cell>
          <table:table-cell table:formula="of:=[.B823]-[.B822]" office:value-type="float" office:value="0.00000500000078318408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912.787713">
            <text:p>6912.787713</text:p>
          </table:table-cell>
          <table:table-cell table:formula="of:=[.A824]-[.A$20]" office:value-type="float" office:value="0.142022999999426">
            <text:p>0.142023</text:p>
          </table:table-cell>
          <table:table-cell table:formula="of:=[.B824]-[.B823]" office:value-type="float" office:value="0.0000759999993533711">
            <text:p>0.00007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912.787715">
            <text:p>6912.787715</text:p>
          </table:table-cell>
          <table:table-cell table:formula="of:=[.A825]-[.A$20]" office:value-type="float" office:value="0.142025000000103">
            <text:p>0.142025</text:p>
          </table:table-cell>
          <table:table-cell table:formula="of:=[.B825]-[.B824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787719">
            <text:p>6912.787719</text:p>
          </table:table-cell>
          <table:table-cell table:formula="of:=[.A826]-[.A$20]" office:value-type="float" office:value="0.142028999999638">
            <text:p>0.142029</text:p>
          </table:table-cell>
          <table:table-cell table:formula="of:=[.B826]-[.B825]" office:value-type="float" office:value="0.00000399999953515362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912.787807">
            <text:p>6912.787807</text:p>
          </table:table-cell>
          <table:table-cell table:formula="of:=[.A827]-[.A$20]" office:value-type="float" office:value="0.142116999999416">
            <text:p>0.142117</text:p>
          </table:table-cell>
          <table:table-cell table:formula="of:=[.B827]-[.B826]" office:value-type="float" office:value="0.0000879999997778214">
            <text:p>0.000088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912.787809">
            <text:p>6912.787809</text:p>
          </table:table-cell>
          <table:table-cell table:formula="of:=[.A828]-[.A$20]" office:value-type="float" office:value="0.142119000000093">
            <text:p>0.142119</text:p>
          </table:table-cell>
          <table:table-cell table:formula="of:=[.B828]-[.B827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912.787812">
            <text:p>6912.787812</text:p>
          </table:table-cell>
          <table:table-cell table:formula="of:=[.A829]-[.A$20]" office:value-type="float" office:value="0.14212199999929">
            <text:p>0.142122</text:p>
          </table:table-cell>
          <table:table-cell table:formula="of:=[.B829]-[.B828]" office:value-type="float" office:value="0.00000299999919661786">
            <text:p>0.000003</text:p>
          </table:table-cell>
          <table:table-cell/>
          <table:table-cell office:value-type="string">
            <text:p>1.748101 / 4.805873 &lt;= 2.000000 / 5.000000</text:p>
          </table:table-cell>
          <table:table-cell/>
        </table:table-row>
        <table:table-row table:style-name="ro1">
          <table:table-cell office:value-type="float" office:value="6912.787814">
            <text:p>6912.787814</text:p>
          </table:table-cell>
          <table:table-cell table:formula="of:=[.A830]-[.A$20]" office:value-type="float" office:value="0.142123999999967">
            <text:p>0.142124</text:p>
          </table:table-cell>
          <table:table-cell table:formula="of:=[.B830]-[.B829]" office:value-type="float" office:value="0.00000200000067707151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6912.787816">
            <text:p>6912.787816</text:p>
          </table:table-cell>
          <table:table-cell table:formula="of:=[.A831]-[.A$20]" office:value-type="float" office:value="0.142125999999735">
            <text:p>0.142126</text:p>
          </table:table-cell>
          <table:table-cell table:formula="of:=[.B831]-[.B830]" office:value-type="float" office:value="0.00000199999976757681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6912.787822">
            <text:p>6912.787822</text:p>
          </table:table-cell>
          <table:table-cell table:formula="of:=[.A832]-[.A$20]" office:value-type="float" office:value="0.142131999999947">
            <text:p>0.142132</text:p>
          </table:table-cell>
          <table:table-cell table:formula="of:=[.B832]-[.B831]" office:value-type="float" office:value="0.00000600000021222513">
            <text:p>0.000006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787826">
            <text:p>6912.787826</text:p>
          </table:table-cell>
          <table:table-cell table:formula="of:=[.A833]-[.A$20]" office:value-type="float" office:value="0.142135999999482">
            <text:p>0.142136</text:p>
          </table:table-cell>
          <table:table-cell table:formula="of:=[.B833]-[.B832]" office:value-type="float" office:value="0.00000399999953515362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912.78962">
            <text:p>6912.789620</text:p>
          </table:table-cell>
          <table:table-cell table:formula="of:=[.A834]-[.A$20]" office:value-type="float" office:value="0.143929999999273">
            <text:p>0.143930</text:p>
          </table:table-cell>
          <table:table-cell table:formula="of:=[.B834]-[.B833]" office:value-type="float" office:value="0.00179399999979069">
            <text:p>0.001794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912.789624">
            <text:p>6912.789624</text:p>
          </table:table-cell>
          <table:table-cell table:formula="of:=[.A835]-[.A$20]" office:value-type="float" office:value="0.143933999999717">
            <text:p>0.143934</text:p>
          </table:table-cell>
          <table:table-cell table:formula="of:=[.B835]-[.B834]" office:value-type="float" office:value="0.00000400000044464832">
            <text:p>0.000004</text:p>
          </table:table-cell>
          <table:table-cell/>
          <table:table-cell office:value-type="string">
            <text:p>uses up its c_s; 6912789.619476-6912788.594611=1.024865</text:p>
          </table:table-cell>
          <table:table-cell/>
        </table:table-row>
        <table:table-row table:style-name="ro1">
          <table:table-cell office:value-type="float" office:value="6912.789629">
            <text:p>6912.789629</text:p>
          </table:table-cell>
          <table:table-cell table:formula="of:=[.A836]-[.A$20]" office:value-type="float" office:value="0.143938999999591">
            <text:p>0.143939</text:p>
          </table:table-cell>
          <table:table-cell table:formula="of:=[.B836]-[.B835]" office:value-type="float" office:value="0.00000499999987368938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789632">
            <text:p>6912.789632</text:p>
          </table:table-cell>
          <table:table-cell table:formula="of:=[.A837]-[.A$20]" office:value-type="float" office:value="0.143941999999697">
            <text:p>0.143942</text:p>
          </table:table-cell>
          <table:table-cell table:formula="of:=[.B837]-[.B836]" office:value-type="float" office:value="0.00000300000010611257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912.789636">
            <text:p>6912.789636</text:p>
          </table:table-cell>
          <table:table-cell table:formula="of:=[.A838]-[.A$20]" office:value-type="float" office:value="0.143946000000142">
            <text:p>0.143946</text:p>
          </table:table-cell>
          <table:table-cell table:formula="of:=[.B838]-[.B837]" office:value-type="float" office:value="0.00000400000044464832">
            <text:p>0.00000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912.789637">
            <text:p>6912.789637</text:p>
          </table:table-cell>
          <table:table-cell table:formula="of:=[.A839]-[.A$20]" office:value-type="float" office:value="0.143946999999571">
            <text:p>0.143947</text:p>
          </table:table-cell>
          <table:table-cell table:formula="of:=[.B839]-[.B838]" office:value-type="float" office:value="0.000000999999429041054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912.78964">
            <text:p>6912.789640</text:p>
          </table:table-cell>
          <table:table-cell table:formula="of:=[.A840]-[.A$20]" office:value-type="float" office:value="0.143949999999677">
            <text:p>0.143950</text:p>
          </table:table-cell>
          <table:table-cell table:formula="of:=[.B840]-[.B839]" office:value-type="float" office:value="0.00000300000010611257">
            <text:p>0.000003</text:p>
          </table:table-cell>
          <table:table-cell office:value-type="string">
            <text:p>d_s is renewed (r + D) to 6912791.637497; c_s is fully topped up</text:p>
          </table:table-cell>
          <table:table-cell table:number-columns-repeated="2"/>
        </table:table-row>
        <table:table-row table:style-name="ro1">
          <table:table-cell office:value-type="float" office:value="6912.789642">
            <text:p>6912.789642</text:p>
          </table:table-cell>
          <table:table-cell table:formula="of:=[.A841]-[.A$20]" office:value-type="float" office:value="0.143951999999445">
            <text:p>0.143952</text:p>
          </table:table-cell>
          <table:table-cell table:formula="of:=[.B841]-[.B840]" office:value-type="float" office:value="0.00000199999976757681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6912.789647">
            <text:p>6912.789647</text:p>
          </table:table-cell>
          <table:table-cell table:formula="of:=[.A842]-[.A$20]" office:value-type="float" office:value="0.143956999999318">
            <text:p>0.143957</text:p>
          </table:table-cell>
          <table:table-cell table:formula="of:=[.B842]-[.B841]" office:value-type="float" office:value="0.00000499999987368938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789649">
            <text:p>6912.789649</text:p>
          </table:table-cell>
          <table:table-cell table:formula="of:=[.A843]-[.A$20]" office:value-type="float" office:value="0.143958999999995">
            <text:p>0.143959</text:p>
          </table:table-cell>
          <table:table-cell table:formula="of:=[.B843]-[.B842]" office:value-type="float" office:value="0.0000020000006770715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912.790596">
            <text:p>6912.790596</text:p>
          </table:table-cell>
          <table:table-cell table:formula="of:=[.A844]-[.A$20]" office:value-type="float" office:value="0.144905999999537">
            <text:p>0.144906</text:p>
          </table:table-cell>
          <table:table-cell table:formula="of:=[.B844]-[.B843]" office:value-type="float" office:value="0.000946999999541731">
            <text:p>0.00094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912.790598">
            <text:p>6912.790598</text:p>
          </table:table-cell>
          <table:table-cell table:formula="of:=[.A845]-[.A$20]" office:value-type="float" office:value="0.144907999999305">
            <text:p>0.144908</text:p>
          </table:table-cell>
          <table:table-cell table:formula="of:=[.B845]-[.B844]" office:value-type="float" office:value="0.0000019999997675768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912.790603">
            <text:p>6912.790603</text:p>
          </table:table-cell>
          <table:table-cell table:formula="of:=[.A846]-[.A$20]" office:value-type="float" office:value="0.144913000000088">
            <text:p>0.144913</text:p>
          </table:table-cell>
          <table:table-cell table:formula="of:=[.B846]-[.B845]" office:value-type="float" office:value="0.00000500000078318408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6912.792562">
            <text:p>6912.792562</text:p>
          </table:table-cell>
          <table:table-cell table:formula="of:=[.A847]-[.A$20]" office:value-type="float" office:value="0.146871999999348">
            <text:p>0.146872</text:p>
          </table:table-cell>
          <table:table-cell table:formula="of:=[.B847]-[.B846]" office:value-type="float" office:value="0.00195899999926041">
            <text:p>0.001959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912.792564">
            <text:p>6912.792564</text:p>
          </table:table-cell>
          <table:table-cell table:formula="of:=[.A848]-[.A$20]" office:value-type="float" office:value="0.146874000000025">
            <text:p>0.146874</text:p>
          </table:table-cell>
          <table:table-cell table:formula="of:=[.B848]-[.B847]" office:value-type="float" office:value="0.00000200000067707151">
            <text:p>0.000002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6912.792567">
            <text:p>6912.792567</text:p>
          </table:table-cell>
          <table:table-cell table:formula="of:=[.A849]-[.A$20]" office:value-type="float" office:value="0.146877000000131">
            <text:p>0.146877</text:p>
          </table:table-cell>
          <table:table-cell table:formula="of:=[.B849]-[.B848]" office:value-type="float" office:value="0.00000300000010611257">
            <text:p>0.000003</text:p>
          </table:table-cell>
          <table:table-cell table:number-columns-repeated="2"/>
          <table:table-cell office:value-type="string">
            <text:p>uses up its c_s; 6912792.560872-6912792.007258=0.553614</text:p>
          </table:table-cell>
        </table:table-row>
        <table:table-row table:style-name="ro1">
          <table:table-cell office:value-type="float" office:value="6912.79257">
            <text:p>6912.792570</text:p>
          </table:table-cell>
          <table:table-cell table:formula="of:=[.A850]-[.A$20]" office:value-type="float" office:value="0.146879999999328">
            <text:p>0.146880</text:p>
          </table:table-cell>
          <table:table-cell table:formula="of:=[.B850]-[.B849]" office:value-type="float" office:value="0.00000299999919661786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792636">
            <text:p>6912.792636</text:p>
          </table:table-cell>
          <table:table-cell table:formula="of:=[.A851]-[.A$20]" office:value-type="float" office:value="0.146945999999843">
            <text:p>0.146946</text:p>
          </table:table-cell>
          <table:table-cell table:formula="of:=[.B851]-[.B850]" office:value-type="float" office:value="0.000066000000515487">
            <text:p>0.000066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912.792638">
            <text:p>6912.792638</text:p>
          </table:table-cell>
          <table:table-cell table:formula="of:=[.A852]-[.A$20]" office:value-type="float" office:value="0.146947999999611">
            <text:p>0.146948</text:p>
          </table:table-cell>
          <table:table-cell table:formula="of:=[.B852]-[.B851]" office:value-type="float" office:value="0.0000019999997675768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912.792641">
            <text:p>6912.792641</text:p>
          </table:table-cell>
          <table:table-cell table:formula="of:=[.A853]-[.A$20]" office:value-type="float" office:value="0.146950999999717">
            <text:p>0.146951</text:p>
          </table:table-cell>
          <table:table-cell table:formula="of:=[.B853]-[.B852]" office:value-type="float" office:value="0.00000300000010611257">
            <text:p>0.000003</text:p>
          </table:table-cell>
          <table:table-cell/>
          <table:table-cell office:value-type="string">
            <text:p>postpones its deadline to 6912797.614822; c_s is topped up to 1.951157</text:p>
          </table:table-cell>
          <table:table-cell/>
        </table:table-row>
        <table:table-row table:style-name="ro1">
          <table:table-cell office:value-type="float" office:value="6912.792643">
            <text:p>6912.792643</text:p>
          </table:table-cell>
          <table:table-cell table:formula="of:=[.A854]-[.A$20]" office:value-type="float" office:value="0.146952999999485">
            <text:p>0.146953</text:p>
          </table:table-cell>
          <table:table-cell table:formula="of:=[.B854]-[.B853]" office:value-type="float" office:value="0.00000199999976757681">
            <text:p>0.000002</text:p>
          </table:table-cell>
          <table:table-cell/>
          <table:table-cell office:value-type="string">
            <text:p>preempts swapper (0)</text:p>
          </table:table-cell>
          <table:table-cell/>
        </table:table-row>
        <table:table-row table:style-name="ro1">
          <table:table-cell office:value-type="float" office:value="6912.792651">
            <text:p>6912.792651</text:p>
          </table:table-cell>
          <table:table-cell table:formula="of:=[.A855]-[.A$20]" office:value-type="float" office:value="0.146960999999465">
            <text:p>0.146961</text:p>
          </table:table-cell>
          <table:table-cell table:formula="of:=[.B855]-[.B854]" office:value-type="float" office:value="0.00000799999997980194">
            <text:p>0.000008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6912.792713">
            <text:p>6912.792713</text:p>
          </table:table-cell>
          <table:table-cell table:formula="of:=[.A856]-[.A$20]" office:value-type="float" office:value="0.147022999999535">
            <text:p>0.147023</text:p>
          </table:table-cell>
          <table:table-cell table:formula="of:=[.B856]-[.B855]" office:value-type="float" office:value="0.0000620000000708387">
            <text:p>0.000062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6912.792839">
            <text:p>6912.792839</text:p>
          </table:table-cell>
          <table:table-cell table:formula="of:=[.A857]-[.A$20]" office:value-type="float" office:value="0.147148999999445">
            <text:p>0.147149</text:p>
          </table:table-cell>
          <table:table-cell table:formula="of:=[.B857]-[.B856]" office:value-type="float" office:value="0.000125999999909254">
            <text:p>0.00012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912.79284">
            <text:p>6912.792840</text:p>
          </table:table-cell>
          <table:table-cell table:formula="of:=[.A858]-[.A$20]" office:value-type="float" office:value="0.147149999999783">
            <text:p>0.147150</text:p>
          </table:table-cell>
          <table:table-cell table:formula="of:=[.B858]-[.B857]" office:value-type="float" office:value="0.00000100000033853576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792844">
            <text:p>6912.792844</text:p>
          </table:table-cell>
          <table:table-cell table:formula="of:=[.A859]-[.A$20]" office:value-type="float" office:value="0.147153999999318">
            <text:p>0.147154</text:p>
          </table:table-cell>
          <table:table-cell table:formula="of:=[.B859]-[.B858]" office:value-type="float" office:value="0.00000399999953515362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912.792846">
            <text:p>6912.792846</text:p>
          </table:table-cell>
          <table:table-cell table:formula="of:=[.A860]-[.A$20]" office:value-type="float" office:value="0.147155999999995">
            <text:p>0.147156</text:p>
          </table:table-cell>
          <table:table-cell table:formula="of:=[.B860]-[.B859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912.792849">
            <text:p>6912.792849</text:p>
          </table:table-cell>
          <table:table-cell table:formula="of:=[.A861]-[.A$20]" office:value-type="float" office:value="0.147159000000102">
            <text:p>0.147159</text:p>
          </table:table-cell>
          <table:table-cell table:formula="of:=[.B861]-[.B860]" office:value-type="float" office:value="0.00000300000010611257">
            <text:p>0.000003</text:p>
          </table:table-cell>
          <table:table-cell/>
          <table:table-cell office:value-type="string">
            <text:p>1.685842 / 4.768969 &lt;= 2.000000 / 5.000000</text:p>
          </table:table-cell>
          <table:table-cell/>
        </table:table-row>
        <table:table-row table:style-name="ro1">
          <table:table-cell office:value-type="float" office:value="6912.792851">
            <text:p>6912.792851</text:p>
          </table:table-cell>
          <table:table-cell table:formula="of:=[.A862]-[.A$20]" office:value-type="float" office:value="0.147160999999869">
            <text:p>0.147161</text:p>
          </table:table-cell>
          <table:table-cell table:formula="of:=[.B862]-[.B861]" office:value-type="float" office:value="0.00000199999976757681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6912.792856">
            <text:p>6912.792856</text:p>
          </table:table-cell>
          <table:table-cell table:formula="of:=[.A863]-[.A$20]" office:value-type="float" office:value="0.147165999999743">
            <text:p>0.147166</text:p>
          </table:table-cell>
          <table:table-cell table:formula="of:=[.B863]-[.B862]" office:value-type="float" office:value="0.00000499999987368938">
            <text:p>0.000005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6912.793633">
            <text:p>6912.793633</text:p>
          </table:table-cell>
          <table:table-cell table:formula="of:=[.A864]-[.A$20]" office:value-type="float" office:value="0.147942999999941">
            <text:p>0.147943</text:p>
          </table:table-cell>
          <table:table-cell table:formula="of:=[.B864]-[.B863]" office:value-type="float" office:value="0.000777000000198314">
            <text:p>0.00077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912.793635">
            <text:p>6912.793635</text:p>
          </table:table-cell>
          <table:table-cell table:formula="of:=[.A865]-[.A$20]" office:value-type="float" office:value="0.147944999999709">
            <text:p>0.147945</text:p>
          </table:table-cell>
          <table:table-cell table:formula="of:=[.B865]-[.B864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912.793637">
            <text:p>6912.793637</text:p>
          </table:table-cell>
          <table:table-cell table:formula="of:=[.A866]-[.A$20]" office:value-type="float" office:value="0.147946999999476">
            <text:p>0.147947</text:p>
          </table:table-cell>
          <table:table-cell table:formula="of:=[.B866]-[.B865]" office:value-type="float" office:value="0.00000199999976757681">
            <text:p>0.000002</text:p>
          </table:table-cell>
          <table:table-cell office:value-type="string">
            <text:p>d_s is renewed (r + D) to 6912795.634721; c_s is fully topped up</text:p>
          </table:table-cell>
          <table:table-cell table:number-columns-repeated="2"/>
        </table:table-row>
        <table:table-row table:style-name="ro1">
          <table:table-cell office:value-type="float" office:value="6912.793639">
            <text:p>6912.793639</text:p>
          </table:table-cell>
          <table:table-cell table:formula="of:=[.A867]-[.A$20]" office:value-type="float" office:value="0.147949000000153">
            <text:p>0.147949</text:p>
          </table:table-cell>
          <table:table-cell table:formula="of:=[.B867]-[.B866]" office:value-type="float" office:value="0.00000200000067707151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6912.793644">
            <text:p>6912.793644</text:p>
          </table:table-cell>
          <table:table-cell table:formula="of:=[.A868]-[.A$20]" office:value-type="float" office:value="0.147954000000027">
            <text:p>0.147954</text:p>
          </table:table-cell>
          <table:table-cell table:formula="of:=[.B868]-[.B867]" office:value-type="float" office:value="0.00000499999987368938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793646">
            <text:p>6912.793646</text:p>
          </table:table-cell>
          <table:table-cell table:formula="of:=[.A869]-[.A$20]" office:value-type="float" office:value="0.147955999999795">
            <text:p>0.147956</text:p>
          </table:table-cell>
          <table:table-cell table:formula="of:=[.B869]-[.B868]" office:value-type="float" office:value="0.0000019999997675768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912.79459">
            <text:p>6912.794590</text:p>
          </table:table-cell>
          <table:table-cell table:formula="of:=[.A870]-[.A$20]" office:value-type="float" office:value="0.14890000000014">
            <text:p>0.148900</text:p>
          </table:table-cell>
          <table:table-cell table:formula="of:=[.B870]-[.B869]" office:value-type="float" office:value="0.000944000000345113">
            <text:p>0.00094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912.794591">
            <text:p>6912.794591</text:p>
          </table:table-cell>
          <table:table-cell table:formula="of:=[.A871]-[.A$20]" office:value-type="float" office:value="0.148900999999569">
            <text:p>0.148901</text:p>
          </table:table-cell>
          <table:table-cell table:formula="of:=[.B871]-[.B870]" office:value-type="float" office:value="0.000000999999429041054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912.794594">
            <text:p>6912.794594</text:p>
          </table:table-cell>
          <table:table-cell table:formula="of:=[.A872]-[.A$20]" office:value-type="float" office:value="0.148903999999675">
            <text:p>0.148904</text:p>
          </table:table-cell>
          <table:table-cell table:formula="of:=[.B872]-[.B871]" office:value-type="float" office:value="0.00000300000010611257">
            <text:p>0.0000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912.79563">
            <text:p>6912.795630</text:p>
          </table:table-cell>
          <table:table-cell table:formula="of:=[.A873]-[.A$20]" office:value-type="float" office:value="0.149939999999333">
            <text:p>0.149940</text:p>
          </table:table-cell>
          <table:table-cell table:formula="of:=[.B873]-[.B872]" office:value-type="float" office:value="0.00103599999965809">
            <text:p>0.001036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912.795632">
            <text:p>6912.795632</text:p>
          </table:table-cell>
          <table:table-cell table:formula="of:=[.A874]-[.A$20]" office:value-type="float" office:value="0.14994200000001">
            <text:p>0.149942</text:p>
          </table:table-cell>
          <table:table-cell table:formula="of:=[.B874]-[.B873]" office:value-type="float" office:value="0.0000020000006770715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912.795634">
            <text:p>6912.795634</text:p>
          </table:table-cell>
          <table:table-cell table:formula="of:=[.A875]-[.A$20]" office:value-type="float" office:value="0.149943999999778">
            <text:p>0.149944</text:p>
          </table:table-cell>
          <table:table-cell table:formula="of:=[.B875]-[.B874]" office:value-type="float" office:value="0.00000199999976757681">
            <text:p>0.000002</text:p>
          </table:table-cell>
          <table:table-cell table:number-columns-repeated="2"/>
          <table:table-cell office:value-type="string">
            <text:p>d_s is renewed (r + D) to 6912802.631566; c_s is fully topped up</text:p>
          </table:table-cell>
        </table:table-row>
        <table:table-row table:style-name="ro1">
          <table:table-cell office:value-type="float" office:value="6912.795698">
            <text:p>6912.795698</text:p>
          </table:table-cell>
          <table:table-cell table:formula="of:=[.A876]-[.A$20]" office:value-type="float" office:value="0.150007999999616">
            <text:p>0.150008</text:p>
          </table:table-cell>
          <table:table-cell table:formula="of:=[.B876]-[.B875]" office:value-type="float" office:value="0.0000639999998384155">
            <text:p>0.000064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912.795701">
            <text:p>6912.795701</text:p>
          </table:table-cell>
          <table:table-cell table:formula="of:=[.A877]-[.A$20]" office:value-type="float" office:value="0.150010999999722">
            <text:p>0.150011</text:p>
          </table:table-cell>
          <table:table-cell table:formula="of:=[.B877]-[.B876]" office:value-type="float" office:value="0.00000300000010611257">
            <text:p>0.000003</text:p>
          </table:table-cell>
          <table:table-cell/>
          <table:table-cell office:value-type="string">
            <text:p>uses up its c_s; 6912795.631566-6912794.589719=1.041847</text:p>
          </table:table-cell>
          <table:table-cell/>
        </table:table-row>
        <table:table-row table:style-name="ro1">
          <table:table-cell office:value-type="float" office:value="6912.795706">
            <text:p>6912.795706</text:p>
          </table:table-cell>
          <table:table-cell table:formula="of:=[.A878]-[.A$20]" office:value-type="float" office:value="0.150015999999596">
            <text:p>0.150016</text:p>
          </table:table-cell>
          <table:table-cell table:formula="of:=[.B878]-[.B877]" office:value-type="float" office:value="0.00000499999987368938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795708">
            <text:p>6912.795708</text:p>
          </table:table-cell>
          <table:table-cell table:formula="of:=[.A879]-[.A$20]" office:value-type="float" office:value="0.150017999999363">
            <text:p>0.150018</text:p>
          </table:table-cell>
          <table:table-cell table:formula="of:=[.B879]-[.B878]" office:value-type="float" office:value="0.0000019999997675768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912.79571">
            <text:p>6912.795710</text:p>
          </table:table-cell>
          <table:table-cell table:formula="of:=[.A880]-[.A$20]" office:value-type="float" office:value="0.15002000000004">
            <text:p>0.150020</text:p>
          </table:table-cell>
          <table:table-cell table:formula="of:=[.B880]-[.B879]" office:value-type="float" office:value="0.0000020000006770715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795715">
            <text:p>6912.795715</text:p>
          </table:table-cell>
          <table:table-cell table:formula="of:=[.A881]-[.A$20]" office:value-type="float" office:value="0.150024999999914">
            <text:p>0.150025</text:p>
          </table:table-cell>
          <table:table-cell table:formula="of:=[.B881]-[.B880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6912.797632">
            <text:p>6912.797632</text:p>
          </table:table-cell>
          <table:table-cell table:formula="of:=[.A882]-[.A$20]" office:value-type="float" office:value="0.151941999999508">
            <text:p>0.151942</text:p>
          </table:table-cell>
          <table:table-cell table:formula="of:=[.B882]-[.B881]" office:value-type="float" office:value="0.00191699999959383">
            <text:p>0.00191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912.797635">
            <text:p>6912.797635</text:p>
          </table:table-cell>
          <table:table-cell table:formula="of:=[.A883]-[.A$20]" office:value-type="float" office:value="0.151944999999614">
            <text:p>0.151945</text:p>
          </table:table-cell>
          <table:table-cell table:formula="of:=[.B883]-[.B882]" office:value-type="float" office:value="0.0000030000001061125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912.797637">
            <text:p>6912.797637</text:p>
          </table:table-cell>
          <table:table-cell table:formula="of:=[.A884]-[.A$20]" office:value-type="float" office:value="0.151946999999382">
            <text:p>0.151947</text:p>
          </table:table-cell>
          <table:table-cell table:formula="of:=[.B884]-[.B883]" office:value-type="float" office:value="0.00000199999976757681">
            <text:p>0.000002</text:p>
          </table:table-cell>
          <table:table-cell office:value-type="string">
            <text:p>d_s is renewed (r + D) to 6912799.634680; c_s is fully topped up</text:p>
          </table:table-cell>
          <table:table-cell table:number-columns-repeated="2"/>
        </table:table-row>
        <table:table-row table:style-name="ro1">
          <table:table-cell office:value-type="float" office:value="6912.797639">
            <text:p>6912.797639</text:p>
          </table:table-cell>
          <table:table-cell table:formula="of:=[.A885]-[.A$20]" office:value-type="float" office:value="0.151949000000059">
            <text:p>0.151949</text:p>
          </table:table-cell>
          <table:table-cell table:formula="of:=[.B885]-[.B884]" office:value-type="float" office:value="0.00000200000067707151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6912.797642">
            <text:p>6912.797642</text:p>
          </table:table-cell>
          <table:table-cell table:formula="of:=[.A886]-[.A$20]" office:value-type="float" office:value="0.151952000000165">
            <text:p>0.151952</text:p>
          </table:table-cell>
          <table:table-cell table:formula="of:=[.B886]-[.B885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797644">
            <text:p>6912.797644</text:p>
          </table:table-cell>
          <table:table-cell table:formula="of:=[.A887]-[.A$20]" office:value-type="float" office:value="0.151953999999932">
            <text:p>0.151954</text:p>
          </table:table-cell>
          <table:table-cell table:formula="of:=[.B887]-[.B886]" office:value-type="float" office:value="0.0000019999997675768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912.797691">
            <text:p>6912.797691</text:p>
          </table:table-cell>
          <table:table-cell table:formula="of:=[.A888]-[.A$20]" office:value-type="float" office:value="0.152000999999473">
            <text:p>0.152001</text:p>
          </table:table-cell>
          <table:table-cell table:formula="of:=[.B888]-[.B887]" office:value-type="float" office:value="0.0000469999995402759">
            <text:p>0.000047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912.797692">
            <text:p>6912.797692</text:p>
          </table:table-cell>
          <table:table-cell table:formula="of:=[.A889]-[.A$20]" office:value-type="float" office:value="0.152001999999811">
            <text:p>0.152002</text:p>
          </table:table-cell>
          <table:table-cell table:formula="of:=[.B889]-[.B888]" office:value-type="float" office:value="0.00000100000033853576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912.797695">
            <text:p>6912.797695</text:p>
          </table:table-cell>
          <table:table-cell table:formula="of:=[.A890]-[.A$20]" office:value-type="float" office:value="0.152004999999917">
            <text:p>0.152005</text:p>
          </table:table-cell>
          <table:table-cell table:formula="of:=[.B890]-[.B889]" office:value-type="float" office:value="0.00000300000010611257">
            <text:p>0.000003</text:p>
          </table:table-cell>
          <table:table-cell/>
          <table:table-cell office:value-type="string">
            <text:p>postpones its deadline to 6912802.614822; c_s is topped up to 1.854023</text:p>
          </table:table-cell>
          <table:table-cell/>
        </table:table-row>
        <table:table-row table:style-name="ro1">
          <table:table-cell office:value-type="float" office:value="6912.798593">
            <text:p>6912.798593</text:p>
          </table:table-cell>
          <table:table-cell table:formula="of:=[.A891]-[.A$20]" office:value-type="float" office:value="0.152903000000151">
            <text:p>0.152903</text:p>
          </table:table-cell>
          <table:table-cell table:formula="of:=[.B891]-[.B890]" office:value-type="float" office:value="0.000898000000233878">
            <text:p>0.00089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912.798594">
            <text:p>6912.798594</text:p>
          </table:table-cell>
          <table:table-cell table:formula="of:=[.A892]-[.A$20]" office:value-type="float" office:value="0.15290399999958">
            <text:p>0.152904</text:p>
          </table:table-cell>
          <table:table-cell table:formula="of:=[.B892]-[.B891]" office:value-type="float" office:value="0.000000999999429041054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912.798599">
            <text:p>6912.798599</text:p>
          </table:table-cell>
          <table:table-cell table:formula="of:=[.A893]-[.A$20]" office:value-type="float" office:value="0.152908999999454">
            <text:p>0.152909</text:p>
          </table:table-cell>
          <table:table-cell table:formula="of:=[.B893]-[.B892]" office:value-type="float" office:value="0.0000049999998736893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912.79868">
            <text:p>6912.798680</text:p>
          </table:table-cell>
          <table:table-cell table:formula="of:=[.A894]-[.A$20]" office:value-type="float" office:value="0.152989999999591">
            <text:p>0.152990</text:p>
          </table:table-cell>
          <table:table-cell table:formula="of:=[.B894]-[.B893]" office:value-type="float" office:value="0.0000810000001365552">
            <text:p>0.00008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912.798681">
            <text:p>6912.798681</text:p>
          </table:table-cell>
          <table:table-cell table:formula="of:=[.A895]-[.A$20]" office:value-type="float" office:value="0.152990999999929">
            <text:p>0.152991</text:p>
          </table:table-cell>
          <table:table-cell table:formula="of:=[.B895]-[.B894]" office:value-type="float" office:value="0.00000100000033853576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798684">
            <text:p>6912.798684</text:p>
          </table:table-cell>
          <table:table-cell table:formula="of:=[.A896]-[.A$20]" office:value-type="float" office:value="0.152994000000035">
            <text:p>0.152994</text:p>
          </table:table-cell>
          <table:table-cell table:formula="of:=[.B896]-[.B895]" office:value-type="float" office:value="0.00000300000010611257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912.798744">
            <text:p>6912.798744</text:p>
          </table:table-cell>
          <table:table-cell table:formula="of:=[.A897]-[.A$20]" office:value-type="float" office:value="0.153053999999429">
            <text:p>0.153054</text:p>
          </table:table-cell>
          <table:table-cell table:formula="of:=[.B897]-[.B896]" office:value-type="float" office:value="0.0000599999993937672">
            <text:p>0.000060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912.798746">
            <text:p>6912.798746</text:p>
          </table:table-cell>
          <table:table-cell table:formula="of:=[.A898]-[.A$20]" office:value-type="float" office:value="0.153056000000106">
            <text:p>0.153056</text:p>
          </table:table-cell>
          <table:table-cell table:formula="of:=[.B898]-[.B897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912.798749">
            <text:p>6912.798749</text:p>
          </table:table-cell>
          <table:table-cell table:formula="of:=[.A899]-[.A$20]" office:value-type="float" office:value="0.153058999999303">
            <text:p>0.153059</text:p>
          </table:table-cell>
          <table:table-cell table:formula="of:=[.B899]-[.B898]" office:value-type="float" office:value="0.00000299999919661786">
            <text:p>0.000003</text:p>
          </table:table-cell>
          <table:table-cell/>
          <table:table-cell office:value-type="string">
            <text:p>1.767037 / 3.868669 &gt; 2.000000 / 5.000000</text:p>
          </table:table-cell>
          <table:table-cell/>
        </table:table-row>
        <table:table-row table:style-name="ro1">
          <table:table-cell office:value-type="float" office:value="6912.798751">
            <text:p>6912.798751</text:p>
          </table:table-cell>
          <table:table-cell table:formula="of:=[.A900]-[.A$20]" office:value-type="float" office:value="0.15306099999998">
            <text:p>0.153061</text:p>
          </table:table-cell>
          <table:table-cell table:formula="of:=[.B900]-[.B899]" office:value-type="float" office:value="0.00000200000067707151">
            <text:p>0.000002</text:p>
          </table:table-cell>
          <table:table-cell/>
          <table:table-cell office:value-type="string">
            <text:p>d_s is renewed (r + D) to 6912803.746153; c_s is fully topped up</text:p>
          </table:table-cell>
          <table:table-cell/>
        </table:table-row>
        <table:table-row table:style-name="ro1">
          <table:table-cell office:value-type="float" office:value="6912.799763">
            <text:p>6912.799763</text:p>
          </table:table-cell>
          <table:table-cell table:formula="of:=[.A901]-[.A$20]" office:value-type="float" office:value="0.154072999999698">
            <text:p>0.154073</text:p>
          </table:table-cell>
          <table:table-cell table:formula="of:=[.B901]-[.B900]" office:value-type="float" office:value="0.00101199999971868">
            <text:p>0.001012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912.799765">
            <text:p>6912.799765</text:p>
          </table:table-cell>
          <table:table-cell table:formula="of:=[.A902]-[.A$20]" office:value-type="float" office:value="0.154074999999466">
            <text:p>0.154075</text:p>
          </table:table-cell>
          <table:table-cell table:formula="of:=[.B902]-[.B901]" office:value-type="float" office:value="0.00000199999976757681">
            <text:p>0.000002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6912.799768">
            <text:p>6912.799768</text:p>
          </table:table-cell>
          <table:table-cell table:formula="of:=[.A903]-[.A$20]" office:value-type="float" office:value="0.154077999999572">
            <text:p>0.154078</text:p>
          </table:table-cell>
          <table:table-cell table:formula="of:=[.B903]-[.B902]" office:value-type="float" office:value="0.00000300000010611257">
            <text:p>0.000003</text:p>
          </table:table-cell>
          <table:table-cell table:number-columns-repeated="2"/>
          <table:table-cell office:value-type="string">
            <text:p>uses up its c_s; 6912799.763254-6912798.679565=1.083689</text:p>
          </table:table-cell>
        </table:table-row>
        <table:table-row table:style-name="ro1">
          <table:table-cell office:value-type="float" office:value="6912.799771">
            <text:p>6912.799771</text:p>
          </table:table-cell>
          <table:table-cell table:formula="of:=[.A904]-[.A$20]" office:value-type="float" office:value="0.154080999999678">
            <text:p>0.154081</text:p>
          </table:table-cell>
          <table:table-cell table:formula="of:=[.B904]-[.B903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799774">
            <text:p>6912.799774</text:p>
          </table:table-cell>
          <table:table-cell table:formula="of:=[.A905]-[.A$20]" office:value-type="float" office:value="0.154083999999784">
            <text:p>0.154084</text:p>
          </table:table-cell>
          <table:table-cell table:formula="of:=[.B905]-[.B904]" office:value-type="float" office:value="0.00000300000010611257">
            <text:p>0.000003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912.801633">
            <text:p>6912.801633</text:p>
          </table:table-cell>
          <table:table-cell table:formula="of:=[.A906]-[.A$20]" office:value-type="float" office:value="0.155942999999752">
            <text:p>0.155943</text:p>
          </table:table-cell>
          <table:table-cell table:formula="of:=[.B906]-[.B905]" office:value-type="float" office:value="0.00185899999996764">
            <text:p>0.00185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912.801635">
            <text:p>6912.801635</text:p>
          </table:table-cell>
          <table:table-cell table:formula="of:=[.A907]-[.A$20]" office:value-type="float" office:value="0.15594499999952">
            <text:p>0.155945</text:p>
          </table:table-cell>
          <table:table-cell table:formula="of:=[.B907]-[.B906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912.801638">
            <text:p>6912.801638</text:p>
          </table:table-cell>
          <table:table-cell table:formula="of:=[.A908]-[.A$20]" office:value-type="float" office:value="0.155947999999626">
            <text:p>0.155948</text:p>
          </table:table-cell>
          <table:table-cell table:formula="of:=[.B908]-[.B907]" office:value-type="float" office:value="0.00000300000010611257">
            <text:p>0.000003</text:p>
          </table:table-cell>
          <table:table-cell office:value-type="string">
            <text:p>d_s is renewed (r + D) to 6912803.635315; c_s is fully topped up</text:p>
          </table:table-cell>
          <table:table-cell table:number-columns-repeated="2"/>
        </table:table-row>
        <table:table-row table:style-name="ro1">
          <table:table-cell office:value-type="float" office:value="6912.80164">
            <text:p>6912.801640</text:p>
          </table:table-cell>
          <table:table-cell table:formula="of:=[.A909]-[.A$20]" office:value-type="float" office:value="0.155949999999393">
            <text:p>0.155950</text:p>
          </table:table-cell>
          <table:table-cell table:formula="of:=[.B909]-[.B908]" office:value-type="float" office:value="0.00000199999976757681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6912.801643">
            <text:p>6912.801643</text:p>
          </table:table-cell>
          <table:table-cell table:formula="of:=[.A910]-[.A$20]" office:value-type="float" office:value="0.155952999999499">
            <text:p>0.155953</text:p>
          </table:table-cell>
          <table:table-cell table:formula="of:=[.B910]-[.B909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801645">
            <text:p>6912.801645</text:p>
          </table:table-cell>
          <table:table-cell table:formula="of:=[.A911]-[.A$20]" office:value-type="float" office:value="0.155954999999267">
            <text:p>0.155955</text:p>
          </table:table-cell>
          <table:table-cell table:formula="of:=[.B911]-[.B910]" office:value-type="float" office:value="0.0000019999997675768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912.802614">
            <text:p>6912.802614</text:p>
          </table:table-cell>
          <table:table-cell table:formula="of:=[.A912]-[.A$20]" office:value-type="float" office:value="0.15692399999989">
            <text:p>0.156924</text:p>
          </table:table-cell>
          <table:table-cell table:formula="of:=[.B912]-[.B911]" office:value-type="float" office:value="0.000969000000623055">
            <text:p>0.00096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912.802616">
            <text:p>6912.802616</text:p>
          </table:table-cell>
          <table:table-cell table:formula="of:=[.A913]-[.A$20]" office:value-type="float" office:value="0.156925999999658">
            <text:p>0.156926</text:p>
          </table:table-cell>
          <table:table-cell table:formula="of:=[.B913]-[.B912]" office:value-type="float" office:value="0.0000019999997675768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912.802619">
            <text:p>6912.802619</text:p>
          </table:table-cell>
          <table:table-cell table:formula="of:=[.A914]-[.A$20]" office:value-type="float" office:value="0.156928999999764">
            <text:p>0.156929</text:p>
          </table:table-cell>
          <table:table-cell table:formula="of:=[.B914]-[.B913]" office:value-type="float" office:value="0.00000300000010611257">
            <text:p>0.0000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912.802643">
            <text:p>6912.802643</text:p>
          </table:table-cell>
          <table:table-cell table:formula="of:=[.A915]-[.A$20]" office:value-type="float" office:value="0.156952999999703">
            <text:p>0.156953</text:p>
          </table:table-cell>
          <table:table-cell table:formula="of:=[.B915]-[.B914]" office:value-type="float" office:value="0.0000239999999394058">
            <text:p>0.000024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6912.802734">
            <text:p>6912.802734</text:p>
          </table:table-cell>
          <table:table-cell table:formula="of:=[.A916]-[.A$20]" office:value-type="float" office:value="0.157043999999587">
            <text:p>0.157044</text:p>
          </table:table-cell>
          <table:table-cell table:formula="of:=[.B916]-[.B915]" office:value-type="float" office:value="0.0000909999998839339">
            <text:p>0.00009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912.802736">
            <text:p>6912.802736</text:p>
          </table:table-cell>
          <table:table-cell table:formula="of:=[.A917]-[.A$20]" office:value-type="float" office:value="0.157045999999355">
            <text:p>0.157046</text:p>
          </table:table-cell>
          <table:table-cell table:formula="of:=[.B917]-[.B916]" office:value-type="float" office:value="0.00000199999976757681">
            <text:p>0.00000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912.802738">
            <text:p>6912.802738</text:p>
          </table:table-cell>
          <table:table-cell table:formula="of:=[.A918]-[.A$20]" office:value-type="float" office:value="0.157048000000032">
            <text:p>0.157048</text:p>
          </table:table-cell>
          <table:table-cell table:formula="of:=[.B918]-[.B917]" office:value-type="float" office:value="0.00000200000067707151">
            <text:p>0.000002</text:p>
          </table:table-cell>
          <table:table-cell/>
          <table:table-cell office:value-type="string">
            <text:p>uses up its c_s; 6912802.733968-6912802.612976=0.120992</text:p>
          </table:table-cell>
          <table:table-cell/>
        </table:table-row>
        <table:table-row table:style-name="ro1">
          <table:table-cell office:value-type="float" office:value="6912.802742">
            <text:p>6912.802742</text:p>
          </table:table-cell>
          <table:table-cell table:formula="of:=[.A919]-[.A$20]" office:value-type="float" office:value="0.157051999999567">
            <text:p>0.157052</text:p>
          </table:table-cell>
          <table:table-cell table:formula="of:=[.B919]-[.B918]" office:value-type="float" office:value="0.00000399999953515362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802746">
            <text:p>6912.802746</text:p>
          </table:table-cell>
          <table:table-cell table:formula="of:=[.A920]-[.A$20]" office:value-type="float" office:value="0.157056000000011">
            <text:p>0.157056</text:p>
          </table:table-cell>
          <table:table-cell table:formula="of:=[.B920]-[.B919]" office:value-type="float" office:value="0.00000400000044464832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912.802748">
            <text:p>6912.802748</text:p>
          </table:table-cell>
          <table:table-cell table:formula="of:=[.A921]-[.A$20]" office:value-type="float" office:value="0.157057999999779">
            <text:p>0.157058</text:p>
          </table:table-cell>
          <table:table-cell table:formula="of:=[.B921]-[.B920]" office:value-type="float" office:value="0.00000199999976757681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6912.80381">
            <text:p>6912.803810</text:p>
          </table:table-cell>
          <table:table-cell table:formula="of:=[.A922]-[.A$20]" office:value-type="float" office:value="0.158120000000054">
            <text:p>0.158120</text:p>
          </table:table-cell>
          <table:table-cell table:formula="of:=[.B922]-[.B921]" office:value-type="float" office:value="0.00106200000027457">
            <text:p>0.001062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912.803812">
            <text:p>6912.803812</text:p>
          </table:table-cell>
          <table:table-cell table:formula="of:=[.A923]-[.A$20]" office:value-type="float" office:value="0.158121999999821">
            <text:p>0.158122</text:p>
          </table:table-cell>
          <table:table-cell table:formula="of:=[.B923]-[.B922]" office:value-type="float" office:value="0.0000019999997675768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912.803815">
            <text:p>6912.803815</text:p>
          </table:table-cell>
          <table:table-cell table:formula="of:=[.A924]-[.A$20]" office:value-type="float" office:value="0.158124999999927">
            <text:p>0.158125</text:p>
          </table:table-cell>
          <table:table-cell table:formula="of:=[.B924]-[.B923]" office:value-type="float" office:value="0.00000300000010611257">
            <text:p>0.000003</text:p>
          </table:table-cell>
          <table:table-cell/>
          <table:table-cell office:value-type="string">
            <text:p>postpones its deadline to 6912808.746153; c_s is topped up to 1.998817</text:p>
          </table:table-cell>
          <table:table-cell/>
        </table:table-row>
        <table:table-row table:style-name="ro1">
          <table:table-cell office:value-type="float" office:value="6912.803818">
            <text:p>6912.803818</text:p>
          </table:table-cell>
          <table:table-cell table:formula="of:=[.A925]-[.A$20]" office:value-type="float" office:value="0.158128000000033">
            <text:p>0.158128</text:p>
          </table:table-cell>
          <table:table-cell table:formula="of:=[.B925]-[.B924]" office:value-type="float" office:value="0.00000300000010611257">
            <text:p>0.000003</text:p>
          </table:table-cell>
          <table:table-cell/>
          <table:table-cell office:value-type="string">
            <text:p>preempts swapper (0)</text:p>
          </table:table-cell>
          <table:table-cell/>
        </table:table-row>
        <table:table-row table:style-name="ro1">
          <table:table-cell office:value-type="float" office:value="6912.803827">
            <text:p>6912.803827</text:p>
          </table:table-cell>
          <table:table-cell table:formula="of:=[.A926]-[.A$20]" office:value-type="float" office:value="0.158136999999442">
            <text:p>0.158137</text:p>
          </table:table-cell>
          <table:table-cell table:formula="of:=[.B926]-[.B925]" office:value-type="float" office:value="0.000008999999408843">
            <text:p>0.000009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6912.80383">
            <text:p>6912.803830</text:p>
          </table:table-cell>
          <table:table-cell table:formula="of:=[.A927]-[.A$20]" office:value-type="float" office:value="0.158139999999548">
            <text:p>0.158140</text:p>
          </table:table-cell>
          <table:table-cell table:formula="of:=[.B927]-[.B926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803834">
            <text:p>6912.803834</text:p>
          </table:table-cell>
          <table:table-cell table:formula="of:=[.A928]-[.A$20]" office:value-type="float" office:value="0.158143999999993">
            <text:p>0.158144</text:p>
          </table:table-cell>
          <table:table-cell table:formula="of:=[.B928]-[.B927]" office:value-type="float" office:value="0.00000400000044464832">
            <text:p>0.000004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6912.804913">
            <text:p>6912.804913</text:p>
          </table:table-cell>
          <table:table-cell table:formula="of:=[.A929]-[.A$20]" office:value-type="float" office:value="0.159222999999656">
            <text:p>0.159223</text:p>
          </table:table-cell>
          <table:table-cell table:formula="of:=[.B929]-[.B928]" office:value-type="float" office:value="0.00107899999966321">
            <text:p>0.001079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912.804916">
            <text:p>6912.804916</text:p>
          </table:table-cell>
          <table:table-cell table:formula="of:=[.A930]-[.A$20]" office:value-type="float" office:value="0.159225999999762">
            <text:p>0.159226</text:p>
          </table:table-cell>
          <table:table-cell table:formula="of:=[.B930]-[.B929]" office:value-type="float" office:value="0.00000300000010611257">
            <text:p>0.000003</text:p>
          </table:table-cell>
          <table:table-cell/>
          <table:table-cell office:value-type="string">
            <text:p>uses up its c_s; 6912804.912442-6912804.009457=0.902985</text:p>
          </table:table-cell>
          <table:table-cell/>
        </table:table-row>
        <table:table-row table:style-name="ro1">
          <table:table-cell office:value-type="float" office:value="6912.804921">
            <text:p>6912.804921</text:p>
          </table:table-cell>
          <table:table-cell table:formula="of:=[.A931]-[.A$20]" office:value-type="float" office:value="0.159230999999636">
            <text:p>0.159231</text:p>
          </table:table-cell>
          <table:table-cell table:formula="of:=[.B931]-[.B930]" office:value-type="float" office:value="0.00000499999987368938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805706">
            <text:p>6912.805706</text:p>
          </table:table-cell>
          <table:table-cell table:formula="of:=[.A932]-[.A$20]" office:value-type="float" office:value="0.160015999999814">
            <text:p>0.160016</text:p>
          </table:table-cell>
          <table:table-cell table:formula="of:=[.B932]-[.B931]" office:value-type="float" office:value="0.000785000000178115">
            <text:p>0.000785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912.805708">
            <text:p>6912.805708</text:p>
          </table:table-cell>
          <table:table-cell table:formula="of:=[.A933]-[.A$20]" office:value-type="float" office:value="0.160017999999582">
            <text:p>0.160018</text:p>
          </table:table-cell>
          <table:table-cell table:formula="of:=[.B933]-[.B932]" office:value-type="float" office:value="0.0000019999997675768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912.80571">
            <text:p>6912.805710</text:p>
          </table:table-cell>
          <table:table-cell table:formula="of:=[.A934]-[.A$20]" office:value-type="float" office:value="0.160019999999349">
            <text:p>0.160020</text:p>
          </table:table-cell>
          <table:table-cell table:formula="of:=[.B934]-[.B933]" office:value-type="float" office:value="0.00000199999976757681">
            <text:p>0.000002</text:p>
          </table:table-cell>
          <table:table-cell table:number-columns-repeated="2"/>
          <table:table-cell office:value-type="string">
            <text:p>d_s is renewed (r + D) to 6912812.707970; c_s is fully topped up</text:p>
          </table:table-cell>
        </table:table-row>
        <table:table-row table:style-name="ro1">
          <table:table-cell office:value-type="float" office:value="6912.805713">
            <text:p>6912.805713</text:p>
          </table:table-cell>
          <table:table-cell table:formula="of:=[.A935]-[.A$20]" office:value-type="float" office:value="0.160022999999455">
            <text:p>0.160023</text:p>
          </table:table-cell>
          <table:table-cell table:formula="of:=[.B935]-[.B934]" office:value-type="float" office:value="0.00000300000010611257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912.805715">
            <text:p>6912.805715</text:p>
          </table:table-cell>
          <table:table-cell table:formula="of:=[.A936]-[.A$20]" office:value-type="float" office:value="0.160025000000132">
            <text:p>0.160025</text:p>
          </table:table-cell>
          <table:table-cell table:formula="of:=[.B936]-[.B935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912.805717">
            <text:p>6912.805717</text:p>
          </table:table-cell>
          <table:table-cell table:formula="of:=[.A937]-[.A$20]" office:value-type="float" office:value="0.1600269999999">
            <text:p>0.160027</text:p>
          </table:table-cell>
          <table:table-cell table:formula="of:=[.B937]-[.B936]" office:value-type="float" office:value="0.00000199999976757681">
            <text:p>0.000002</text:p>
          </table:table-cell>
          <table:table-cell office:value-type="string">
            <text:p>d_s is renewed (r + D) to 6912807.707970; c_s is fully topped up</text:p>
          </table:table-cell>
          <table:table-cell table:number-columns-repeated="2"/>
        </table:table-row>
        <table:table-row table:style-name="ro1">
          <table:table-cell office:value-type="float" office:value="6912.805729">
            <text:p>6912.805729</text:p>
          </table:table-cell>
          <table:table-cell table:formula="of:=[.A938]-[.A$20]" office:value-type="float" office:value="0.160038999999415">
            <text:p>0.160039</text:p>
          </table:table-cell>
          <table:table-cell table:formula="of:=[.B938]-[.B937]" office:value-type="float" office:value="0.0000119999995149556">
            <text:p>0.000012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6912.806675">
            <text:p>6912.806675</text:p>
          </table:table-cell>
          <table:table-cell table:formula="of:=[.A939]-[.A$20]" office:value-type="float" office:value="0.160984999999528">
            <text:p>0.160985</text:p>
          </table:table-cell>
          <table:table-cell table:formula="of:=[.B939]-[.B938]" office:value-type="float" office:value="0.00094600000011269">
            <text:p>0.00094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912.806677">
            <text:p>6912.806677</text:p>
          </table:table-cell>
          <table:table-cell table:formula="of:=[.A940]-[.A$20]" office:value-type="float" office:value="0.160986999999295">
            <text:p>0.160987</text:p>
          </table:table-cell>
          <table:table-cell table:formula="of:=[.B940]-[.B939]" office:value-type="float" office:value="0.0000019999997675768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912.806679">
            <text:p>6912.806679</text:p>
          </table:table-cell>
          <table:table-cell table:formula="of:=[.A941]-[.A$20]" office:value-type="float" office:value="0.160988999999972">
            <text:p>0.160989</text:p>
          </table:table-cell>
          <table:table-cell table:formula="of:=[.B941]-[.B940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6912.806681">
            <text:p>6912.806681</text:p>
          </table:table-cell>
          <table:table-cell table:formula="of:=[.A942]-[.A$20]" office:value-type="float" office:value="0.16099099999974">
            <text:p>0.160991</text:p>
          </table:table-cell>
          <table:table-cell table:formula="of:=[.B942]-[.B941]" office:value-type="float" office:value="0.0000019999997675768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806683">
            <text:p>6912.806683</text:p>
          </table:table-cell>
          <table:table-cell table:formula="of:=[.A943]-[.A$20]" office:value-type="float" office:value="0.160992999999507">
            <text:p>0.160993</text:p>
          </table:table-cell>
          <table:table-cell table:formula="of:=[.B943]-[.B942]" office:value-type="float" office:value="0.00000199999976757681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6912.808754">
            <text:p>6912.808754</text:p>
          </table:table-cell>
          <table:table-cell table:formula="of:=[.A944]-[.A$20]" office:value-type="float" office:value="0.163063999999395">
            <text:p>0.163064</text:p>
          </table:table-cell>
          <table:table-cell table:formula="of:=[.B944]-[.B943]" office:value-type="float" office:value="0.00207099999988714">
            <text:p>0.002071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912.808756">
            <text:p>6912.808756</text:p>
          </table:table-cell>
          <table:table-cell table:formula="of:=[.A945]-[.A$20]" office:value-type="float" office:value="0.163066000000072">
            <text:p>0.163066</text:p>
          </table:table-cell>
          <table:table-cell table:formula="of:=[.B945]-[.B944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912.808759">
            <text:p>6912.808759</text:p>
          </table:table-cell>
          <table:table-cell table:formula="of:=[.A946]-[.A$20]" office:value-type="float" office:value="0.163068999999268">
            <text:p>0.163069</text:p>
          </table:table-cell>
          <table:table-cell table:formula="of:=[.B946]-[.B945]" office:value-type="float" office:value="0.00000299999919661786">
            <text:p>0.000003</text:p>
          </table:table-cell>
          <table:table-cell/>
          <table:table-cell office:value-type="string">
            <text:p>postpones its deadline to 6912813.746153; c_s is topped up to 1.838706</text:p>
          </table:table-cell>
          <table:table-cell/>
        </table:table-row>
        <table:table-row table:style-name="ro1">
          <table:table-cell office:value-type="float" office:value="6912.809632">
            <text:p>6912.809632</text:p>
          </table:table-cell>
          <table:table-cell table:formula="of:=[.A947]-[.A$20]" office:value-type="float" office:value="0.163942000000134">
            <text:p>0.163942</text:p>
          </table:table-cell>
          <table:table-cell table:formula="of:=[.B947]-[.B946]" office:value-type="float" office:value="0.000873000000865432">
            <text:p>0.00087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912.809634">
            <text:p>6912.809634</text:p>
          </table:table-cell>
          <table:table-cell table:formula="of:=[.A948]-[.A$20]" office:value-type="float" office:value="0.163943999999901">
            <text:p>0.163944</text:p>
          </table:table-cell>
          <table:table-cell table:formula="of:=[.B948]-[.B947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912.809636">
            <text:p>6912.809636</text:p>
          </table:table-cell>
          <table:table-cell table:formula="of:=[.A949]-[.A$20]" office:value-type="float" office:value="0.163945999999669">
            <text:p>0.163946</text:p>
          </table:table-cell>
          <table:table-cell table:formula="of:=[.B949]-[.B948]" office:value-type="float" office:value="0.00000199999976757681">
            <text:p>0.000002</text:p>
          </table:table-cell>
          <table:table-cell office:value-type="string">
            <text:p>d_s is renewed (r + D) to 6912811.633968; c_s is fully topped up</text:p>
          </table:table-cell>
          <table:table-cell table:number-columns-repeated="2"/>
        </table:table-row>
        <table:table-row table:style-name="ro1">
          <table:table-cell office:value-type="float" office:value="6912.809638">
            <text:p>6912.809638</text:p>
          </table:table-cell>
          <table:table-cell table:formula="of:=[.A950]-[.A$20]" office:value-type="float" office:value="0.163947999999436">
            <text:p>0.163948</text:p>
          </table:table-cell>
          <table:table-cell table:formula="of:=[.B950]-[.B949]" office:value-type="float" office:value="0.00000199999976757681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6912.809642">
            <text:p>6912.809642</text:p>
          </table:table-cell>
          <table:table-cell table:formula="of:=[.A951]-[.A$20]" office:value-type="float" office:value="0.163951999999881">
            <text:p>0.163952</text:p>
          </table:table-cell>
          <table:table-cell table:formula="of:=[.B951]-[.B950]" office:value-type="float" office:value="0.00000400000044464832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809644">
            <text:p>6912.809644</text:p>
          </table:table-cell>
          <table:table-cell table:formula="of:=[.A952]-[.A$20]" office:value-type="float" office:value="0.163953999999649">
            <text:p>0.163954</text:p>
          </table:table-cell>
          <table:table-cell table:formula="of:=[.B952]-[.B951]" office:value-type="float" office:value="0.0000019999997675768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912.810581">
            <text:p>6912.810581</text:p>
          </table:table-cell>
          <table:table-cell table:formula="of:=[.A953]-[.A$20]" office:value-type="float" office:value="0.164890999999443">
            <text:p>0.164891</text:p>
          </table:table-cell>
          <table:table-cell table:formula="of:=[.B953]-[.B952]" office:value-type="float" office:value="0.000936999999794352">
            <text:p>0.00093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912.810583">
            <text:p>6912.810583</text:p>
          </table:table-cell>
          <table:table-cell table:formula="of:=[.A954]-[.A$20]" office:value-type="float" office:value="0.16489300000012">
            <text:p>0.164893</text:p>
          </table:table-cell>
          <table:table-cell table:formula="of:=[.B954]-[.B953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912.810586">
            <text:p>6912.810586</text:p>
          </table:table-cell>
          <table:table-cell table:formula="of:=[.A955]-[.A$20]" office:value-type="float" office:value="0.164895999999317">
            <text:p>0.164896</text:p>
          </table:table-cell>
          <table:table-cell table:formula="of:=[.B955]-[.B954]" office:value-type="float" office:value="0.00000299999919661786">
            <text:p>0.000003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6912.810609">
            <text:p>6912.810609</text:p>
          </table:table-cell>
          <table:table-cell table:formula="of:=[.A956]-[.A$20]" office:value-type="float" office:value="0.164918999999827">
            <text:p>0.164919</text:p>
          </table:table-cell>
          <table:table-cell table:formula="of:=[.B956]-[.B955]" office:value-type="float" office:value="0.0000230000005103648">
            <text:p>0.000023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912.810611">
            <text:p>6912.810611</text:p>
          </table:table-cell>
          <table:table-cell table:formula="of:=[.A957]-[.A$20]" office:value-type="float" office:value="0.164920999999595">
            <text:p>0.164921</text:p>
          </table:table-cell>
          <table:table-cell table:formula="of:=[.B957]-[.B956]" office:value-type="float" office:value="0.0000019999997675768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810615">
            <text:p>6912.810615</text:p>
          </table:table-cell>
          <table:table-cell table:formula="of:=[.A958]-[.A$20]" office:value-type="float" office:value="0.164925000000039">
            <text:p>0.164925</text:p>
          </table:table-cell>
          <table:table-cell table:formula="of:=[.B958]-[.B957]" office:value-type="float" office:value="0.00000400000044464832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912.81152">
            <text:p>6912.811520</text:p>
          </table:table-cell>
          <table:table-cell table:formula="of:=[.A959]-[.A$20]" office:value-type="float" office:value="0.165829999999914">
            <text:p>0.165830</text:p>
          </table:table-cell>
          <table:table-cell table:formula="of:=[.B959]-[.B958]" office:value-type="float" office:value="0.000904999999875145">
            <text:p>0.00090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912.811522">
            <text:p>6912.811522</text:p>
          </table:table-cell>
          <table:table-cell table:formula="of:=[.A960]-[.A$20]" office:value-type="float" office:value="0.165831999999682">
            <text:p>0.165832</text:p>
          </table:table-cell>
          <table:table-cell table:formula="of:=[.B960]-[.B959]" office:value-type="float" office:value="0.0000019999997675768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811525">
            <text:p>6912.811525</text:p>
          </table:table-cell>
          <table:table-cell table:formula="of:=[.A961]-[.A$20]" office:value-type="float" office:value="0.165834999999788">
            <text:p>0.165835</text:p>
          </table:table-cell>
          <table:table-cell table:formula="of:=[.B961]-[.B960]" office:value-type="float" office:value="0.00000300000010611257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912.811527">
            <text:p>6912.811527</text:p>
          </table:table-cell>
          <table:table-cell table:formula="of:=[.A962]-[.A$20]" office:value-type="float" office:value="0.165836999999556">
            <text:p>0.165837</text:p>
          </table:table-cell>
          <table:table-cell table:formula="of:=[.B962]-[.B961]" office:value-type="float" office:value="0.0000019999997675768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912.81153">
            <text:p>6912.811530</text:p>
          </table:table-cell>
          <table:table-cell table:formula="of:=[.A963]-[.A$20]" office:value-type="float" office:value="0.165839999999662">
            <text:p>0.165840</text:p>
          </table:table-cell>
          <table:table-cell table:formula="of:=[.B963]-[.B962]" office:value-type="float" office:value="0.00000300000010611257">
            <text:p>0.000003</text:p>
          </table:table-cell>
          <table:table-cell/>
          <table:table-cell office:value-type="string">
            <text:p>0.928450 / 2.219152 &gt; 2.000000 / 5.000000</text:p>
          </table:table-cell>
          <table:table-cell/>
        </table:table-row>
        <table:table-row table:style-name="ro1">
          <table:table-cell office:value-type="float" office:value="6912.811533">
            <text:p>6912.811533</text:p>
          </table:table-cell>
          <table:table-cell table:formula="of:=[.A964]-[.A$20]" office:value-type="float" office:value="0.165842999999768">
            <text:p>0.165843</text:p>
          </table:table-cell>
          <table:table-cell table:formula="of:=[.B964]-[.B963]" office:value-type="float" office:value="0.00000300000010611257">
            <text:p>0.000003</text:p>
          </table:table-cell>
          <table:table-cell/>
          <table:table-cell office:value-type="string">
            <text:p>d_s is renewed (r + D) to 6912816.527001; c_s is fully topped up</text:p>
          </table:table-cell>
          <table:table-cell/>
        </table:table-row>
        <table:table-row table:style-name="ro1">
          <table:table-cell office:value-type="float" office:value="6912.811537">
            <text:p>6912.811537</text:p>
          </table:table-cell>
          <table:table-cell table:formula="of:=[.A965]-[.A$20]" office:value-type="float" office:value="0.165846999999303">
            <text:p>0.165847</text:p>
          </table:table-cell>
          <table:table-cell table:formula="of:=[.B965]-[.B964]" office:value-type="float" office:value="0.00000399999953515362">
            <text:p>0.000004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6912.813493">
            <text:p>6912.813493</text:p>
          </table:table-cell>
          <table:table-cell table:formula="of:=[.A966]-[.A$20]" office:value-type="float" office:value="0.167802999999367">
            <text:p>0.167803</text:p>
          </table:table-cell>
          <table:table-cell table:formula="of:=[.B966]-[.B965]" office:value-type="float" office:value="0.0019560000000638">
            <text:p>0.00195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912.813495">
            <text:p>6912.813495</text:p>
          </table:table-cell>
          <table:table-cell table:formula="of:=[.A967]-[.A$20]" office:value-type="float" office:value="0.167805000000044">
            <text:p>0.167805</text:p>
          </table:table-cell>
          <table:table-cell table:formula="of:=[.B967]-[.B966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813498">
            <text:p>6912.813498</text:p>
          </table:table-cell>
          <table:table-cell table:formula="of:=[.A968]-[.A$20]" office:value-type="float" office:value="0.16780800000015">
            <text:p>0.167808</text:p>
          </table:table-cell>
          <table:table-cell table:formula="of:=[.B968]-[.B967]" office:value-type="float" office:value="0.00000300000010611257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912.8135">
            <text:p>6912.813500</text:p>
          </table:table-cell>
          <table:table-cell table:formula="of:=[.A969]-[.A$20]" office:value-type="float" office:value="0.167809999999918">
            <text:p>0.167810</text:p>
          </table:table-cell>
          <table:table-cell table:formula="of:=[.B969]-[.B968]" office:value-type="float" office:value="0.0000019999997675768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912.813503">
            <text:p>6912.813503</text:p>
          </table:table-cell>
          <table:table-cell table:formula="of:=[.A970]-[.A$20]" office:value-type="float" office:value="0.167813000000024">
            <text:p>0.167813</text:p>
          </table:table-cell>
          <table:table-cell table:formula="of:=[.B970]-[.B969]" office:value-type="float" office:value="0.00000300000010611257">
            <text:p>0.000003</text:p>
          </table:table-cell>
          <table:table-cell/>
          <table:table-cell office:value-type="string">
            <text:p>0.044312 / 3.026957 &lt;= 2.000000 / 5.000000</text:p>
          </table:table-cell>
          <table:table-cell/>
        </table:table-row>
        <table:table-row table:style-name="ro1">
          <table:table-cell office:value-type="float" office:value="6912.813505">
            <text:p>6912.813505</text:p>
          </table:table-cell>
          <table:table-cell table:formula="of:=[.A971]-[.A$20]" office:value-type="float" office:value="0.167814999999791">
            <text:p>0.167815</text:p>
          </table:table-cell>
          <table:table-cell table:formula="of:=[.B971]-[.B970]" office:value-type="float" office:value="0.00000199999976757681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6912.81351">
            <text:p>6912.813510</text:p>
          </table:table-cell>
          <table:table-cell table:formula="of:=[.A972]-[.A$20]" office:value-type="float" office:value="0.167819999999665">
            <text:p>0.167820</text:p>
          </table:table-cell>
          <table:table-cell table:formula="of:=[.B972]-[.B971]" office:value-type="float" office:value="0.00000499999987368938">
            <text:p>0.000005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6912.813632">
            <text:p>6912.813632</text:p>
          </table:table-cell>
          <table:table-cell table:formula="of:=[.A973]-[.A$20]" office:value-type="float" office:value="0.167942000000039">
            <text:p>0.167942</text:p>
          </table:table-cell>
          <table:table-cell table:formula="of:=[.B973]-[.B972]" office:value-type="float" office:value="0.000122000000374101">
            <text:p>0.00012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912.813634">
            <text:p>6912.813634</text:p>
          </table:table-cell>
          <table:table-cell table:formula="of:=[.A974]-[.A$20]" office:value-type="float" office:value="0.167943999999807">
            <text:p>0.167944</text:p>
          </table:table-cell>
          <table:table-cell table:formula="of:=[.B974]-[.B973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912.813636">
            <text:p>6912.813636</text:p>
          </table:table-cell>
          <table:table-cell table:formula="of:=[.A975]-[.A$20]" office:value-type="float" office:value="0.167945999999574">
            <text:p>0.167946</text:p>
          </table:table-cell>
          <table:table-cell table:formula="of:=[.B975]-[.B974]" office:value-type="float" office:value="0.00000199999976757681">
            <text:p>0.000002</text:p>
          </table:table-cell>
          <table:table-cell office:value-type="string">
            <text:p>d_s is renewed (r + D) to 6912815.634283; c_s is fully topped up</text:p>
          </table:table-cell>
          <table:table-cell table:number-columns-repeated="2"/>
        </table:table-row>
        <table:table-row table:style-name="ro1">
          <table:table-cell office:value-type="float" office:value="6912.813639">
            <text:p>6912.813639</text:p>
          </table:table-cell>
          <table:table-cell table:formula="of:=[.A976]-[.A$20]" office:value-type="float" office:value="0.16794899999968">
            <text:p>0.167949</text:p>
          </table:table-cell>
          <table:table-cell table:formula="of:=[.B976]-[.B975]" office:value-type="float" office:value="0.00000300000010611257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6912.813643">
            <text:p>6912.813643</text:p>
          </table:table-cell>
          <table:table-cell table:formula="of:=[.A977]-[.A$20]" office:value-type="float" office:value="0.167953000000125">
            <text:p>0.167953</text:p>
          </table:table-cell>
          <table:table-cell table:formula="of:=[.B977]-[.B976]" office:value-type="float" office:value="0.00000400000044464832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813645">
            <text:p>6912.813645</text:p>
          </table:table-cell>
          <table:table-cell table:formula="of:=[.A978]-[.A$20]" office:value-type="float" office:value="0.167954999999893">
            <text:p>0.167955</text:p>
          </table:table-cell>
          <table:table-cell table:formula="of:=[.B978]-[.B977]" office:value-type="float" office:value="0.00000199999976757681">
            <text:p>0.00000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912.813648">
            <text:p>6912.813648</text:p>
          </table:table-cell>
          <table:table-cell table:formula="of:=[.A979]-[.A$20]" office:value-type="float" office:value="0.167957999999999">
            <text:p>0.167958</text:p>
          </table:table-cell>
          <table:table-cell table:formula="of:=[.B979]-[.B978]" office:value-type="float" office:value="0.00000300000010611257">
            <text:p>0.000003</text:p>
          </table:table-cell>
          <table:table-cell/>
          <table:table-cell office:value-type="string">
            <text:p>uses up its c_s; 6912813.643524-6912813.508204=0.135320</text:p>
          </table:table-cell>
          <table:table-cell/>
        </table:table-row>
        <table:table-row table:style-name="ro1">
          <table:table-cell office:value-type="float" office:value="6912.813652">
            <text:p>6912.813652</text:p>
          </table:table-cell>
          <table:table-cell table:formula="of:=[.A980]-[.A$20]" office:value-type="float" office:value="0.167961999999534">
            <text:p>0.167962</text:p>
          </table:table-cell>
          <table:table-cell table:formula="of:=[.B980]-[.B979]" office:value-type="float" office:value="0.00000399999953515362">
            <text:p>0.000004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912.814597">
            <text:p>6912.814597</text:p>
          </table:table-cell>
          <table:table-cell table:formula="of:=[.A981]-[.A$20]" office:value-type="float" office:value="0.168906999999308">
            <text:p>0.168907</text:p>
          </table:table-cell>
          <table:table-cell table:formula="of:=[.B981]-[.B980]" office:value-type="float" office:value="0.000944999999774154">
            <text:p>0.00094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912.814599">
            <text:p>6912.814599</text:p>
          </table:table-cell>
          <table:table-cell table:formula="of:=[.A982]-[.A$20]" office:value-type="float" office:value="0.168908999999985">
            <text:p>0.168909</text:p>
          </table:table-cell>
          <table:table-cell table:formula="of:=[.B982]-[.B981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912.815672">
            <text:p>6912.815672</text:p>
          </table:table-cell>
          <table:table-cell table:formula="of:=[.A983]-[.A$20]" office:value-type="float" office:value="0.169981999999436">
            <text:p>0.169982</text:p>
          </table:table-cell>
          <table:table-cell table:formula="of:=[.B983]-[.B982]" office:value-type="float" office:value="0.00107299999945099">
            <text:p>0.001073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912.815674">
            <text:p>6912.815674</text:p>
          </table:table-cell>
          <table:table-cell table:formula="of:=[.A984]-[.A$20]" office:value-type="float" office:value="0.169984000000113">
            <text:p>0.169984</text:p>
          </table:table-cell>
          <table:table-cell table:formula="of:=[.B984]-[.B983]" office:value-type="float" office:value="0.0000020000006770715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912.815676">
            <text:p>6912.815676</text:p>
          </table:table-cell>
          <table:table-cell table:formula="of:=[.A985]-[.A$20]" office:value-type="float" office:value="0.169985999999881">
            <text:p>0.169986</text:p>
          </table:table-cell>
          <table:table-cell table:formula="of:=[.B985]-[.B984]" office:value-type="float" office:value="0.00000199999976757681">
            <text:p>0.000002</text:p>
          </table:table-cell>
          <table:table-cell table:number-columns-repeated="2"/>
          <table:table-cell office:value-type="string">
            <text:p>d_s is renewed (r + D) to 6912822.674217; c_s is fully topped up</text:p>
          </table:table-cell>
        </table:table-row>
        <table:table-row table:style-name="ro1">
          <table:table-cell office:value-type="float" office:value="6912.815689">
            <text:p>6912.815689</text:p>
          </table:table-cell>
          <table:table-cell table:formula="of:=[.A986]-[.A$20]" office:value-type="float" office:value="0.169998999999734">
            <text:p>0.169999</text:p>
          </table:table-cell>
          <table:table-cell table:formula="of:=[.B986]-[.B985]" office:value-type="float" office:value="0.0000129999998534913">
            <text:p>0.000013</text:p>
          </table:table-cell>
          <table:table-cell table:number-columns-repeated="2"/>
          <table:table-cell office:value-type="string">
            <text:p>is pick_next_task_dl-ed by swapper (0)</text:p>
          </table:table-cell>
        </table:table-row>
        <table:table-row table:style-name="ro1">
          <table:table-cell office:value-type="float" office:value="6912.81654">
            <text:p>6912.816540</text:p>
          </table:table-cell>
          <table:table-cell table:formula="of:=[.A987]-[.A$20]" office:value-type="float" office:value="0.170849999999518">
            <text:p>0.170850</text:p>
          </table:table-cell>
          <table:table-cell table:formula="of:=[.B987]-[.B986]" office:value-type="float" office:value="0.000850999999784108">
            <text:p>0.000851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912.816542">
            <text:p>6912.816542</text:p>
          </table:table-cell>
          <table:table-cell table:formula="of:=[.A988]-[.A$20]" office:value-type="float" office:value="0.170851999999286">
            <text:p>0.170852</text:p>
          </table:table-cell>
          <table:table-cell table:formula="of:=[.B988]-[.B987]" office:value-type="float" office:value="0.0000019999997675768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912.816545">
            <text:p>6912.816545</text:p>
          </table:table-cell>
          <table:table-cell table:formula="of:=[.A989]-[.A$20]" office:value-type="float" office:value="0.170854999999392">
            <text:p>0.170855</text:p>
          </table:table-cell>
          <table:table-cell table:formula="of:=[.B989]-[.B988]" office:value-type="float" office:value="0.00000300000010611257">
            <text:p>0.000003</text:p>
          </table:table-cell>
          <table:table-cell/>
          <table:table-cell office:value-type="string">
            <text:p>postpones its deadline to 6912821.527001; c_s is topped up to 1.908992</text:p>
          </table:table-cell>
          <table:table-cell/>
        </table:table-row>
        <table:table-row table:style-name="ro1">
          <table:table-cell office:value-type="float" office:value="6912.816547">
            <text:p>6912.816547</text:p>
          </table:table-cell>
          <table:table-cell table:formula="of:=[.A990]-[.A$20]" office:value-type="float" office:value="0.170857000000069">
            <text:p>0.170857</text:p>
          </table:table-cell>
          <table:table-cell table:formula="of:=[.B990]-[.B989]" office:value-type="float" office:value="0.00000200000067707151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6912.816551">
            <text:p>6912.816551</text:p>
          </table:table-cell>
          <table:table-cell table:formula="of:=[.A991]-[.A$20]" office:value-type="float" office:value="0.170860999999604">
            <text:p>0.170861</text:p>
          </table:table-cell>
          <table:table-cell table:formula="of:=[.B991]-[.B990]" office:value-type="float" office:value="0.00000399999953515362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816555">
            <text:p>6912.816555</text:p>
          </table:table-cell>
          <table:table-cell table:formula="of:=[.A992]-[.A$20]" office:value-type="float" office:value="0.170865000000049">
            <text:p>0.170865</text:p>
          </table:table-cell>
          <table:table-cell table:formula="of:=[.B992]-[.B991]" office:value-type="float" office:value="0.00000400000044464832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912.816559">
            <text:p>6912.816559</text:p>
          </table:table-cell>
          <table:table-cell table:formula="of:=[.A993]-[.A$20]" office:value-type="float" office:value="0.170868999999584">
            <text:p>0.170869</text:p>
          </table:table-cell>
          <table:table-cell table:formula="of:=[.B993]-[.B992]" office:value-type="float" office:value="0.00000399999953515362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816564">
            <text:p>6912.816564</text:p>
          </table:table-cell>
          <table:table-cell table:formula="of:=[.A994]-[.A$20]" office:value-type="float" office:value="0.170873999999458">
            <text:p>0.170874</text:p>
          </table:table-cell>
          <table:table-cell table:formula="of:=[.B994]-[.B993]" office:value-type="float" office:value="0.00000499999987368938">
            <text:p>0.000005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6912.817632">
            <text:p>6912.817632</text:p>
          </table:table-cell>
          <table:table-cell table:formula="of:=[.A995]-[.A$20]" office:value-type="float" office:value="0.171941999999945">
            <text:p>0.171942</text:p>
          </table:table-cell>
          <table:table-cell table:formula="of:=[.B995]-[.B994]" office:value-type="float" office:value="0.00106800000048679">
            <text:p>0.00106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912.817634">
            <text:p>6912.817634</text:p>
          </table:table-cell>
          <table:table-cell table:formula="of:=[.A996]-[.A$20]" office:value-type="float" office:value="0.171943999999712">
            <text:p>0.171944</text:p>
          </table:table-cell>
          <table:table-cell table:formula="of:=[.B996]-[.B995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912.817636">
            <text:p>6912.817636</text:p>
          </table:table-cell>
          <table:table-cell table:formula="of:=[.A997]-[.A$20]" office:value-type="float" office:value="0.17194599999948">
            <text:p>0.171946</text:p>
          </table:table-cell>
          <table:table-cell table:formula="of:=[.B997]-[.B996]" office:value-type="float" office:value="0.00000199999976757681">
            <text:p>0.000002</text:p>
          </table:table-cell>
          <table:table-cell office:value-type="string">
            <text:p>d_s is renewed (r + D) to 6912819.634151; c_s is fully topped up</text:p>
          </table:table-cell>
          <table:table-cell table:number-columns-repeated="2"/>
        </table:table-row>
        <table:table-row table:style-name="ro1">
          <table:table-cell office:value-type="float" office:value="6912.817639">
            <text:p>6912.817639</text:p>
          </table:table-cell>
          <table:table-cell table:formula="of:=[.A998]-[.A$20]" office:value-type="float" office:value="0.171948999999586">
            <text:p>0.171949</text:p>
          </table:table-cell>
          <table:table-cell table:formula="of:=[.B998]-[.B997]" office:value-type="float" office:value="0.00000300000010611257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6912.817643">
            <text:p>6912.817643</text:p>
          </table:table-cell>
          <table:table-cell table:formula="of:=[.A999]-[.A$20]" office:value-type="float" office:value="0.17195300000003">
            <text:p>0.171953</text:p>
          </table:table-cell>
          <table:table-cell table:formula="of:=[.B999]-[.B998]" office:value-type="float" office:value="0.00000400000044464832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817645">
            <text:p>6912.817645</text:p>
          </table:table-cell>
          <table:table-cell table:formula="of:=[.A1000]-[.A$20]" office:value-type="float" office:value="0.171954999999798">
            <text:p>0.171955</text:p>
          </table:table-cell>
          <table:table-cell table:formula="of:=[.B1000]-[.B999]" office:value-type="float" office:value="0.0000019999997675768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912.818586">
            <text:p>6912.818586</text:p>
          </table:table-cell>
          <table:table-cell table:formula="of:=[.A1001]-[.A$20]" office:value-type="float" office:value="0.172896000000037">
            <text:p>0.172896</text:p>
          </table:table-cell>
          <table:table-cell table:formula="of:=[.B1001]-[.B1000]" office:value-type="float" office:value="0.000941000000239001">
            <text:p>0.00094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912.818587">
            <text:p>6912.818587</text:p>
          </table:table-cell>
          <table:table-cell table:formula="of:=[.A1002]-[.A$20]" office:value-type="float" office:value="0.172896999999466">
            <text:p>0.172897</text:p>
          </table:table-cell>
          <table:table-cell table:formula="of:=[.B1002]-[.B1001]" office:value-type="float" office:value="0.000000999999429041054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912.818592">
            <text:p>6912.818592</text:p>
          </table:table-cell>
          <table:table-cell table:formula="of:=[.A1003]-[.A$20]" office:value-type="float" office:value="0.17290199999934">
            <text:p>0.172902</text:p>
          </table:table-cell>
          <table:table-cell table:formula="of:=[.B1003]-[.B1002]" office:value-type="float" office:value="0.0000049999998736893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912.81937">
            <text:p>6912.819370</text:p>
          </table:table-cell>
          <table:table-cell table:formula="of:=[.A1004]-[.A$20]" office:value-type="float" office:value="0.173679999999877">
            <text:p>0.173680</text:p>
          </table:table-cell>
          <table:table-cell table:formula="of:=[.B1004]-[.B1003]" office:value-type="float" office:value="0.000778000000536849">
            <text:p>0.00077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912.819371">
            <text:p>6912.819371</text:p>
          </table:table-cell>
          <table:table-cell table:formula="of:=[.A1005]-[.A$20]" office:value-type="float" office:value="0.173680999999306">
            <text:p>0.173681</text:p>
          </table:table-cell>
          <table:table-cell table:formula="of:=[.B1005]-[.B1004]" office:value-type="float" office:value="0.000000999999429041054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819374">
            <text:p>6912.819374</text:p>
          </table:table-cell>
          <table:table-cell table:formula="of:=[.A1006]-[.A$20]" office:value-type="float" office:value="0.173683999999412">
            <text:p>0.173684</text:p>
          </table:table-cell>
          <table:table-cell table:formula="of:=[.B1006]-[.B1005]" office:value-type="float" office:value="0.00000300000010611257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912.819773">
            <text:p>6912.819773</text:p>
          </table:table-cell>
          <table:table-cell table:formula="of:=[.A1007]-[.A$20]" office:value-type="float" office:value="0.174082999999882">
            <text:p>0.174083</text:p>
          </table:table-cell>
          <table:table-cell table:formula="of:=[.B1007]-[.B1006]" office:value-type="float" office:value="0.000399000000470551">
            <text:p>0.000399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912.819775">
            <text:p>6912.819775</text:p>
          </table:table-cell>
          <table:table-cell table:formula="of:=[.A1008]-[.A$20]" office:value-type="float" office:value="0.17408499999965">
            <text:p>0.174085</text:p>
          </table:table-cell>
          <table:table-cell table:formula="of:=[.B1008]-[.B1007]" office:value-type="float" office:value="0.0000019999997675768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912.819778">
            <text:p>6912.819778</text:p>
          </table:table-cell>
          <table:table-cell table:formula="of:=[.A1009]-[.A$20]" office:value-type="float" office:value="0.174087999999756">
            <text:p>0.174088</text:p>
          </table:table-cell>
          <table:table-cell table:formula="of:=[.B1009]-[.B1008]" office:value-type="float" office:value="0.00000300000010611257">
            <text:p>0.000003</text:p>
          </table:table-cell>
          <table:table-cell/>
          <table:table-cell office:value-type="string">
            <text:p>0.032255 / 1.751989 &lt;= 2.000000 / 5.000000</text:p>
          </table:table-cell>
          <table:table-cell/>
        </table:table-row>
        <table:table-row table:style-name="ro1">
          <table:table-cell office:value-type="float" office:value="6912.81978">
            <text:p>6912.819780</text:p>
          </table:table-cell>
          <table:table-cell table:formula="of:=[.A1010]-[.A$20]" office:value-type="float" office:value="0.174089999999524">
            <text:p>0.174090</text:p>
          </table:table-cell>
          <table:table-cell table:formula="of:=[.B1010]-[.B1009]" office:value-type="float" office:value="0.00000199999976757681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6912.819782">
            <text:p>6912.819782</text:p>
          </table:table-cell>
          <table:table-cell table:formula="of:=[.A1011]-[.A$20]" office:value-type="float" office:value="0.174091999999291">
            <text:p>0.174092</text:p>
          </table:table-cell>
          <table:table-cell table:formula="of:=[.B1011]-[.B1010]" office:value-type="float" office:value="0.00000199999976757681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6912.819788">
            <text:p>6912.819788</text:p>
          </table:table-cell>
          <table:table-cell table:formula="of:=[.A1012]-[.A$20]" office:value-type="float" office:value="0.174097999999503">
            <text:p>0.174098</text:p>
          </table:table-cell>
          <table:table-cell table:formula="of:=[.B1012]-[.B1011]" office:value-type="float" office:value="0.00000600000021222513">
            <text:p>0.000006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819792">
            <text:p>6912.819792</text:p>
          </table:table-cell>
          <table:table-cell table:formula="of:=[.A1013]-[.A$20]" office:value-type="float" office:value="0.174101999999948">
            <text:p>0.174102</text:p>
          </table:table-cell>
          <table:table-cell table:formula="of:=[.B1013]-[.B1012]" office:value-type="float" office:value="0.00000400000044464832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912.820007">
            <text:p>6912.820007</text:p>
          </table:table-cell>
          <table:table-cell table:formula="of:=[.A1014]-[.A$20]" office:value-type="float" office:value="0.174316999999974">
            <text:p>0.174317</text:p>
          </table:table-cell>
          <table:table-cell table:formula="of:=[.B1014]-[.B1013]" office:value-type="float" office:value="0.000215000000025611">
            <text:p>0.000215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912.82001">
            <text:p>6912.820010</text:p>
          </table:table-cell>
          <table:table-cell table:formula="of:=[.A1015]-[.A$20]" office:value-type="float" office:value="0.17432000000008">
            <text:p>0.174320</text:p>
          </table:table-cell>
          <table:table-cell table:formula="of:=[.B1015]-[.B1014]" office:value-type="float" office:value="0.00000300000010611257">
            <text:p>0.000003</text:p>
          </table:table-cell>
          <table:table-cell/>
          <table:table-cell office:value-type="string">
            <text:p>uses up its c_s; 6912820.006381-6912819.787797=0.218584</text:p>
          </table:table-cell>
          <table:table-cell/>
        </table:table-row>
        <table:table-row table:style-name="ro1">
          <table:table-cell office:value-type="float" office:value="6912.820017">
            <text:p>6912.820017</text:p>
          </table:table-cell>
          <table:table-cell table:formula="of:=[.A1016]-[.A$20]" office:value-type="float" office:value="0.174326999999721">
            <text:p>0.174327</text:p>
          </table:table-cell>
          <table:table-cell table:formula="of:=[.B1016]-[.B1015]" office:value-type="float" office:value="0.00000699999964126619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820022">
            <text:p>6912.820022</text:p>
          </table:table-cell>
          <table:table-cell table:formula="of:=[.A1017]-[.A$20]" office:value-type="float" office:value="0.174331999999595">
            <text:p>0.174332</text:p>
          </table:table-cell>
          <table:table-cell table:formula="of:=[.B1017]-[.B1016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912.821533">
            <text:p>6912.821533</text:p>
          </table:table-cell>
          <table:table-cell table:formula="of:=[.A1018]-[.A$20]" office:value-type="float" office:value="0.175842999999986">
            <text:p>0.175843</text:p>
          </table:table-cell>
          <table:table-cell table:formula="of:=[.B1018]-[.B1017]" office:value-type="float" office:value="0.0015110000003915">
            <text:p>0.001511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912.821535">
            <text:p>6912.821535</text:p>
          </table:table-cell>
          <table:table-cell table:formula="of:=[.A1019]-[.A$20]" office:value-type="float" office:value="0.175844999999754">
            <text:p>0.175845</text:p>
          </table:table-cell>
          <table:table-cell table:formula="of:=[.B1019]-[.B1018]" office:value-type="float" office:value="0.0000019999997675768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912.821537">
            <text:p>6912.821537</text:p>
          </table:table-cell>
          <table:table-cell table:formula="of:=[.A1020]-[.A$20]" office:value-type="float" office:value="0.175846999999521">
            <text:p>0.175847</text:p>
          </table:table-cell>
          <table:table-cell table:formula="of:=[.B1020]-[.B1019]" office:value-type="float" office:value="0.00000199999976757681">
            <text:p>0.000002</text:p>
          </table:table-cell>
          <table:table-cell/>
          <table:table-cell office:value-type="string">
            <text:p>postpones its deadline to 6912826.527001; c_s is topped up to 1.813671</text:p>
          </table:table-cell>
          <table:table-cell/>
        </table:table-row>
        <table:table-row table:style-name="ro1">
          <table:table-cell office:value-type="float" office:value="6912.821632">
            <text:p>6912.821632</text:p>
          </table:table-cell>
          <table:table-cell table:formula="of:=[.A1021]-[.A$20]" office:value-type="float" office:value="0.17594199999985">
            <text:p>0.175942</text:p>
          </table:table-cell>
          <table:table-cell table:formula="of:=[.B1021]-[.B1020]" office:value-type="float" office:value="0.0000950000003285822">
            <text:p>0.00009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912.821634">
            <text:p>6912.821634</text:p>
          </table:table-cell>
          <table:table-cell table:formula="of:=[.A1022]-[.A$20]" office:value-type="float" office:value="0.175943999999618">
            <text:p>0.175944</text:p>
          </table:table-cell>
          <table:table-cell table:formula="of:=[.B1022]-[.B1021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912.821636">
            <text:p>6912.821636</text:p>
          </table:table-cell>
          <table:table-cell table:formula="of:=[.A1023]-[.A$20]" office:value-type="float" office:value="0.175945999999385">
            <text:p>0.175946</text:p>
          </table:table-cell>
          <table:table-cell table:formula="of:=[.B1023]-[.B1022]" office:value-type="float" office:value="0.00000199999976757681">
            <text:p>0.000002</text:p>
          </table:table-cell>
          <table:table-cell office:value-type="string">
            <text:p>d_s is renewed (r + D) to 6912823.634185; c_s is fully topped up</text:p>
          </table:table-cell>
          <table:table-cell table:number-columns-repeated="2"/>
        </table:table-row>
        <table:table-row table:style-name="ro1">
          <table:table-cell office:value-type="float" office:value="6912.821791">
            <text:p>6912.821791</text:p>
          </table:table-cell>
          <table:table-cell table:formula="of:=[.A1024]-[.A$20]" office:value-type="float" office:value="0.176101000000017">
            <text:p>0.176101</text:p>
          </table:table-cell>
          <table:table-cell table:formula="of:=[.B1024]-[.B1023]" office:value-type="float" office:value="0.000155000000631844">
            <text:p>0.000155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912.821793">
            <text:p>6912.821793</text:p>
          </table:table-cell>
          <table:table-cell table:formula="of:=[.A1025]-[.A$20]" office:value-type="float" office:value="0.176102999999785">
            <text:p>0.176103</text:p>
          </table:table-cell>
          <table:table-cell table:formula="of:=[.B1025]-[.B1024]" office:value-type="float" office:value="0.00000199999976757681">
            <text:p>0.000002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6912.821796">
            <text:p>6912.821796</text:p>
          </table:table-cell>
          <table:table-cell table:formula="of:=[.A1026]-[.A$20]" office:value-type="float" office:value="0.176105999999891">
            <text:p>0.176106</text:p>
          </table:table-cell>
          <table:table-cell table:formula="of:=[.B1026]-[.B1025]" office:value-type="float" office:value="0.00000300000010611257">
            <text:p>0.000003</text:p>
          </table:table-cell>
          <table:table-cell table:number-columns-repeated="2"/>
          <table:table-cell office:value-type="string">
            <text:p>uses up its c_s; 6912821.791579-6912821.313926=0.477653</text:p>
          </table:table-cell>
        </table:table-row>
        <table:table-row table:style-name="ro1">
          <table:table-cell office:value-type="float" office:value="6912.821801">
            <text:p>6912.821801</text:p>
          </table:table-cell>
          <table:table-cell table:formula="of:=[.A1027]-[.A$20]" office:value-type="float" office:value="0.176110999999764">
            <text:p>0.176111</text:p>
          </table:table-cell>
          <table:table-cell table:formula="of:=[.B1027]-[.B1026]" office:value-type="float" office:value="0.00000499999987368938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821803">
            <text:p>6912.821803</text:p>
          </table:table-cell>
          <table:table-cell table:formula="of:=[.A1028]-[.A$20]" office:value-type="float" office:value="0.176112999999532">
            <text:p>0.176113</text:p>
          </table:table-cell>
          <table:table-cell table:formula="of:=[.B1028]-[.B1027]" office:value-type="float" office:value="0.0000019999997675768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912.822682">
            <text:p>6912.822682</text:p>
          </table:table-cell>
          <table:table-cell table:formula="of:=[.A1029]-[.A$20]" office:value-type="float" office:value="0.1769919999997">
            <text:p>0.176992</text:p>
          </table:table-cell>
          <table:table-cell table:formula="of:=[.B1029]-[.B1028]" office:value-type="float" office:value="0.000879000000168162">
            <text:p>0.000879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6912.822745">
            <text:p>6912.822745</text:p>
          </table:table-cell>
          <table:table-cell table:formula="of:=[.A1030]-[.A$20]" office:value-type="float" office:value="0.177055000000109">
            <text:p>0.177055</text:p>
          </table:table-cell>
          <table:table-cell table:formula="of:=[.B1030]-[.B1029]" office:value-type="float" office:value="0.0000630000004093745">
            <text:p>0.00006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912.822747">
            <text:p>6912.822747</text:p>
          </table:table-cell>
          <table:table-cell table:formula="of:=[.A1031]-[.A$20]" office:value-type="float" office:value="0.177056999999877">
            <text:p>0.177057</text:p>
          </table:table-cell>
          <table:table-cell table:formula="of:=[.B1031]-[.B1030]" office:value-type="float" office:value="0.0000019999997675768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912.822751">
            <text:p>6912.822751</text:p>
          </table:table-cell>
          <table:table-cell table:formula="of:=[.A1032]-[.A$20]" office:value-type="float" office:value="0.177060999999412">
            <text:p>0.177061</text:p>
          </table:table-cell>
          <table:table-cell table:formula="of:=[.B1032]-[.B1031]" office:value-type="float" office:value="0.00000399999953515362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912.824525">
            <text:p>6912.824525</text:p>
          </table:table-cell>
          <table:table-cell table:formula="of:=[.A1033]-[.A$20]" office:value-type="float" office:value="0.178834999999708">
            <text:p>0.178835</text:p>
          </table:table-cell>
          <table:table-cell table:formula="of:=[.B1033]-[.B1032]" office:value-type="float" office:value="0.00177400000029593">
            <text:p>0.00177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912.824527">
            <text:p>6912.824527</text:p>
          </table:table-cell>
          <table:table-cell table:formula="of:=[.A1034]-[.A$20]" office:value-type="float" office:value="0.178836999999476">
            <text:p>0.178837</text:p>
          </table:table-cell>
          <table:table-cell table:formula="of:=[.B1034]-[.B1033]" office:value-type="float" office:value="0.0000019999997675768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82453">
            <text:p>6912.824530</text:p>
          </table:table-cell>
          <table:table-cell table:formula="of:=[.A1035]-[.A$20]" office:value-type="float" office:value="0.178839999999582">
            <text:p>0.178840</text:p>
          </table:table-cell>
          <table:table-cell table:formula="of:=[.B1035]-[.B1034]" office:value-type="float" office:value="0.00000300000010611257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912.824532">
            <text:p>6912.824532</text:p>
          </table:table-cell>
          <table:table-cell table:formula="of:=[.A1036]-[.A$20]" office:value-type="float" office:value="0.178841999999349">
            <text:p>0.178842</text:p>
          </table:table-cell>
          <table:table-cell table:formula="of:=[.B1036]-[.B1035]" office:value-type="float" office:value="0.0000019999997675768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912.824535">
            <text:p>6912.824535</text:p>
          </table:table-cell>
          <table:table-cell table:formula="of:=[.A1037]-[.A$20]" office:value-type="float" office:value="0.178844999999455">
            <text:p>0.178845</text:p>
          </table:table-cell>
          <table:table-cell table:formula="of:=[.B1037]-[.B1036]" office:value-type="float" office:value="0.00000300000010611257">
            <text:p>0.000003</text:p>
          </table:table-cell>
          <table:table-cell/>
          <table:table-cell office:value-type="string">
            <text:p>0.034544 / 1.994806 &lt;= 2.000000 / 5.000000</text:p>
          </table:table-cell>
          <table:table-cell/>
        </table:table-row>
        <table:table-row table:style-name="ro1">
          <table:table-cell office:value-type="float" office:value="6912.824537">
            <text:p>6912.824537</text:p>
          </table:table-cell>
          <table:table-cell table:formula="of:=[.A1038]-[.A$20]" office:value-type="float" office:value="0.178847000000133">
            <text:p>0.178847</text:p>
          </table:table-cell>
          <table:table-cell table:formula="of:=[.B1038]-[.B1037]" office:value-type="float" office:value="0.00000200000067707151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6912.824542">
            <text:p>6912.824542</text:p>
          </table:table-cell>
          <table:table-cell table:formula="of:=[.A1039]-[.A$20]" office:value-type="float" office:value="0.178852000000006">
            <text:p>0.178852</text:p>
          </table:table-cell>
          <table:table-cell table:formula="of:=[.B1039]-[.B1038]" office:value-type="float" office:value="0.00000499999987368938">
            <text:p>0.000005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6912.825632">
            <text:p>6912.825632</text:p>
          </table:table-cell>
          <table:table-cell table:formula="of:=[.A1040]-[.A$20]" office:value-type="float" office:value="0.179941999999755">
            <text:p>0.179942</text:p>
          </table:table-cell>
          <table:table-cell table:formula="of:=[.B1040]-[.B1039]" office:value-type="float" office:value="0.00108999999974913">
            <text:p>0.001090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912.825634">
            <text:p>6912.825634</text:p>
          </table:table-cell>
          <table:table-cell table:formula="of:=[.A1041]-[.A$20]" office:value-type="float" office:value="0.179943999999523">
            <text:p>0.179944</text:p>
          </table:table-cell>
          <table:table-cell table:formula="of:=[.B1041]-[.B1040]" office:value-type="float" office:value="0.0000019999997675768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912.825636">
            <text:p>6912.825636</text:p>
          </table:table-cell>
          <table:table-cell table:formula="of:=[.A1042]-[.A$20]" office:value-type="float" office:value="0.179945999999291">
            <text:p>0.179946</text:p>
          </table:table-cell>
          <table:table-cell table:formula="of:=[.B1042]-[.B1041]" office:value-type="float" office:value="0.00000199999976757681">
            <text:p>0.000002</text:p>
          </table:table-cell>
          <table:table-cell table:number-columns-repeated="2"/>
          <table:table-cell office:value-type="string">
            <text:p>d_s is renewed (r + D) to 6912832.633725; c_s is fully topped up</text:p>
          </table:table-cell>
        </table:table-row>
        <table:table-row table:style-name="ro1">
          <table:table-cell office:value-type="float" office:value="6912.825638">
            <text:p>6912.825638</text:p>
          </table:table-cell>
          <table:table-cell table:formula="of:=[.A1043]-[.A$20]" office:value-type="float" office:value="0.179947999999968">
            <text:p>0.179948</text:p>
          </table:table-cell>
          <table:table-cell table:formula="of:=[.B1043]-[.B1042]" office:value-type="float" office:value="0.00000200000067707151">
            <text:p>0.00000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912.82564">
            <text:p>6912.825640</text:p>
          </table:table-cell>
          <table:table-cell table:formula="of:=[.A1044]-[.A$20]" office:value-type="float" office:value="0.179949999999735">
            <text:p>0.179950</text:p>
          </table:table-cell>
          <table:table-cell table:formula="of:=[.B1044]-[.B1043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912.825642">
            <text:p>6912.825642</text:p>
          </table:table-cell>
          <table:table-cell table:formula="of:=[.A1045]-[.A$20]" office:value-type="float" office:value="0.179951999999503">
            <text:p>0.179952</text:p>
          </table:table-cell>
          <table:table-cell table:formula="of:=[.B1045]-[.B1044]" office:value-type="float" office:value="0.00000199999976757681">
            <text:p>0.000002</text:p>
          </table:table-cell>
          <table:table-cell office:value-type="string">
            <text:p>d_s is renewed (r + D) to 6912827.633725; c_s is fully topped up</text:p>
          </table:table-cell>
          <table:table-cell table:number-columns-repeated="2"/>
        </table:table-row>
        <table:table-row table:style-name="ro1">
          <table:table-cell office:value-type="float" office:value="6912.826504">
            <text:p>6912.826504</text:p>
          </table:table-cell>
          <table:table-cell table:formula="of:=[.A1046]-[.A$20]" office:value-type="float" office:value="0.180813999999373">
            <text:p>0.180814</text:p>
          </table:table-cell>
          <table:table-cell table:formula="of:=[.B1046]-[.B1045]" office:value-type="float" office:value="0.000861999999870022">
            <text:p>0.00086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912.826505">
            <text:p>6912.826505</text:p>
          </table:table-cell>
          <table:table-cell table:formula="of:=[.A1047]-[.A$20]" office:value-type="float" office:value="0.180814999999711">
            <text:p>0.180815</text:p>
          </table:table-cell>
          <table:table-cell table:formula="of:=[.B1047]-[.B1046]" office:value-type="float" office:value="0.00000100000033853576">
            <text:p>0.000001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912.826508">
            <text:p>6912.826508</text:p>
          </table:table-cell>
          <table:table-cell table:formula="of:=[.A1048]-[.A$20]" office:value-type="float" office:value="0.180817999999817">
            <text:p>0.180818</text:p>
          </table:table-cell>
          <table:table-cell table:formula="of:=[.B1048]-[.B1047]" office:value-type="float" office:value="0.00000300000010611257">
            <text:p>0.000003</text:p>
          </table:table-cell>
          <table:table-cell/>
          <table:table-cell office:value-type="string">
            <text:p>uses up its c_s; 6912825.633725-6912824.540290=1.093435</text:p>
          </table:table-cell>
          <table:table-cell/>
        </table:table-row>
        <table:table-row table:style-name="ro1">
          <table:table-cell office:value-type="float" office:value="6912.826511">
            <text:p>6912.826511</text:p>
          </table:table-cell>
          <table:table-cell table:formula="of:=[.A1049]-[.A$20]" office:value-type="float" office:value="0.180820999999924">
            <text:p>0.180821</text:p>
          </table:table-cell>
          <table:table-cell table:formula="of:=[.B1049]-[.B1048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826513">
            <text:p>6912.826513</text:p>
          </table:table-cell>
          <table:table-cell table:formula="of:=[.A1050]-[.A$20]" office:value-type="float" office:value="0.180822999999691">
            <text:p>0.180823</text:p>
          </table:table-cell>
          <table:table-cell table:formula="of:=[.B1050]-[.B1049]" office:value-type="float" office:value="0.0000019999997675768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912.826517">
            <text:p>6912.826517</text:p>
          </table:table-cell>
          <table:table-cell table:formula="of:=[.A1051]-[.A$20]" office:value-type="float" office:value="0.180827000000136">
            <text:p>0.180827</text:p>
          </table:table-cell>
          <table:table-cell table:formula="of:=[.B1051]-[.B1050]" office:value-type="float" office:value="0.00000400000044464832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912.826519">
            <text:p>6912.826519</text:p>
          </table:table-cell>
          <table:table-cell table:formula="of:=[.A1052]-[.A$20]" office:value-type="float" office:value="0.180828999999903">
            <text:p>0.180829</text:p>
          </table:table-cell>
          <table:table-cell table:formula="of:=[.B1052]-[.B1051]" office:value-type="float" office:value="0.00000199999976757681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6912.826521">
            <text:p>6912.826521</text:p>
          </table:table-cell>
          <table:table-cell table:formula="of:=[.A1053]-[.A$20]" office:value-type="float" office:value="0.180830999999671">
            <text:p>0.180831</text:p>
          </table:table-cell>
          <table:table-cell table:formula="of:=[.B1053]-[.B1052]" office:value-type="float" office:value="0.00000199999976757681">
            <text:p>0.000002</text:p>
          </table:table-cell>
          <table:table-cell/>
          <table:table-cell office:value-type="string">
            <text:p>preempts Task 1</text:p>
          </table:table-cell>
          <table:table-cell/>
        </table:table-row>
        <table:table-row table:style-name="ro1">
          <table:table-cell office:value-type="float" office:value="6912.826527">
            <text:p>6912.826527</text:p>
          </table:table-cell>
          <table:table-cell table:formula="of:=[.A1054]-[.A$20]" office:value-type="float" office:value="0.180836999999883">
            <text:p>0.180837</text:p>
          </table:table-cell>
          <table:table-cell table:formula="of:=[.B1054]-[.B1053]" office:value-type="float" office:value="0.00000600000021222513">
            <text:p>0.000006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912.826531">
            <text:p>6912.826531</text:p>
          </table:table-cell>
          <table:table-cell table:formula="of:=[.A1055]-[.A$20]" office:value-type="float" office:value="0.180840999999418">
            <text:p>0.180841</text:p>
          </table:table-cell>
          <table:table-cell table:formula="of:=[.B1055]-[.B1054]" office:value-type="float" office:value="0.00000399999953515362">
            <text:p>0.000004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6912.827404">
            <text:p>6912.827404</text:p>
          </table:table-cell>
          <table:table-cell table:formula="of:=[.A1056]-[.A$20]" office:value-type="float" office:value="0.181713999999374">
            <text:p>0.181714</text:p>
          </table:table-cell>
          <table:table-cell table:formula="of:=[.B1056]-[.B1055]" office:value-type="float" office:value="0.000872999999955937">
            <text:p>0.000873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912.827406">
            <text:p>6912.827406</text:p>
          </table:table-cell>
          <table:table-cell table:formula="of:=[.A1057]-[.A$20]" office:value-type="float" office:value="0.181716000000051">
            <text:p>0.181716</text:p>
          </table:table-cell>
          <table:table-cell table:formula="of:=[.B1057]-[.B1056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912.827409">
            <text:p>6912.827409</text:p>
          </table:table-cell>
          <table:table-cell table:formula="of:=[.A1058]-[.A$20]" office:value-type="float" office:value="0.181719000000157">
            <text:p>0.181719</text:p>
          </table:table-cell>
          <table:table-cell table:formula="of:=[.B1058]-[.B1057]" office:value-type="float" office:value="0.00000300000010611257">
            <text:p>0.000003</text:p>
          </table:table-cell>
          <table:table-cell/>
          <table:table-cell office:value-type="string">
            <text:p>postpones its deadline to 6912831.527001; c_s is topped up to 0.941109</text:p>
          </table:table-cell>
          <table:table-cell/>
        </table:table-row>
        <table:table-row table:style-name="ro1">
          <table:table-cell office:value-type="float" office:value="6912.827416">
            <text:p>6912.827416</text:p>
          </table:table-cell>
          <table:table-cell table:formula="of:=[.A1059]-[.A$20]" office:value-type="float" office:value="0.181725999999799">
            <text:p>0.181726</text:p>
          </table:table-cell>
          <table:table-cell table:formula="of:=[.B1059]-[.B1058]" office:value-type="float" office:value="0.00000699999964126619">
            <text:p>0.000007</text:p>
          </table:table-cell>
          <table:table-cell office:value-type="string">
            <text:p>rorun</text:p>
          </table:table-cell>
          <table:table-cell table:number-columns-repeated="2"/>
        </table:table-row>
        <table:table-row table:style-name="ro1">
          <table:table-cell office:value-type="float" office:value="6912.827419">
            <text:p>6912.827419</text:p>
          </table:table-cell>
          <table:table-cell table:formula="of:=[.A1060]-[.A$20]" office:value-type="float" office:value="0.181728999999905">
            <text:p>0.181729</text:p>
          </table:table-cell>
          <table:table-cell table:formula="of:=[.B1060]-[.B1059]" office:value-type="float" office:value="0.00000300000010611257">
            <text:p>0.000003</text:p>
          </table:table-cell>
          <table:table-cell office:value-type="string">
            <text:p>uses up its c_s; 6912827.415914-6912826.519187=0.896727</text:p>
          </table:table-cell>
          <table:table-cell table:number-columns-repeated="2"/>
        </table:table-row>
        <table:table-row table:style-name="ro1">
          <table:table-cell office:value-type="float" office:value="6912.827425">
            <text:p>6912.827425</text:p>
          </table:table-cell>
          <table:table-cell table:formula="of:=[.A1061]-[.A$20]" office:value-type="float" office:value="0.181735000000117">
            <text:p>0.181735</text:p>
          </table:table-cell>
          <table:table-cell table:formula="of:=[.B1061]-[.B1060]" office:value-type="float" office:value="0.00000600000021222513">
            <text:p>0.000006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912.827428">
            <text:p>6912.827428</text:p>
          </table:table-cell>
          <table:table-cell table:formula="of:=[.A1062]-[.A$20]" office:value-type="float" office:value="0.181737999999314">
            <text:p>0.181738</text:p>
          </table:table-cell>
          <table:table-cell table:formula="of:=[.B1062]-[.B1061]" office:value-type="float" office:value="0.00000299999919661786">
            <text:p>0.0000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912.827431">
            <text:p>6912.827431</text:p>
          </table:table-cell>
          <table:table-cell table:formula="of:=[.A1063]-[.A$20]" office:value-type="float" office:value="0.18174099999942">
            <text:p>0.181741</text:p>
          </table:table-cell>
          <table:table-cell table:formula="of:=[.B1063]-[.B1062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827434">
            <text:p>6912.827434</text:p>
          </table:table-cell>
          <table:table-cell table:formula="of:=[.A1064]-[.A$20]" office:value-type="float" office:value="0.181743999999526">
            <text:p>0.181744</text:p>
          </table:table-cell>
          <table:table-cell table:formula="of:=[.B1064]-[.B1063]" office:value-type="float" office:value="0.00000300000010611257">
            <text:p>0.000003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6912.827641">
            <text:p>6912.827641</text:p>
          </table:table-cell>
          <table:table-cell table:formula="of:=[.A1065]-[.A$20]" office:value-type="float" office:value="0.181950999999572">
            <text:p>0.181951</text:p>
          </table:table-cell>
          <table:table-cell table:formula="of:=[.B1065]-[.B1064]" office:value-type="float" office:value="0.000207000000045809">
            <text:p>0.000207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6912.827643">
            <text:p>6912.827643</text:p>
          </table:table-cell>
          <table:table-cell table:formula="of:=[.A1066]-[.A$20]" office:value-type="float" office:value="0.181952999999339">
            <text:p>0.181953</text:p>
          </table:table-cell>
          <table:table-cell table:formula="of:=[.B1066]-[.B1065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912.827645">
            <text:p>6912.827645</text:p>
          </table:table-cell>
          <table:table-cell table:formula="of:=[.A1067]-[.A$20]" office:value-type="float" office:value="0.181955000000016">
            <text:p>0.181955</text:p>
          </table:table-cell>
          <table:table-cell table:formula="of:=[.B1067]-[.B1066]" office:value-type="float" office:value="0.00000200000067707151">
            <text:p>0.000002</text:p>
          </table:table-cell>
          <table:table-cell office:value-type="string">
            <text:p>postpones its deadline to 6912829.633725; c_s is topped up to 0.217811</text:p>
          </table:table-cell>
          <table:table-cell table:number-columns-repeated="2"/>
        </table:table-row>
        <table:table-row table:style-name="ro1">
          <table:table-cell office:value-type="float" office:value="6912.827648">
            <text:p>6912.827648</text:p>
          </table:table-cell>
          <table:table-cell table:formula="of:=[.A1068]-[.A$20]" office:value-type="float" office:value="0.181958000000122">
            <text:p>0.181958</text:p>
          </table:table-cell>
          <table:table-cell table:formula="of:=[.B1068]-[.B1067]" office:value-type="float" office:value="0.00000300000010611257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6912.827651">
            <text:p>6912.827651</text:p>
          </table:table-cell>
          <table:table-cell table:formula="of:=[.A1069]-[.A$20]" office:value-type="float" office:value="0.181960999999319">
            <text:p>0.181961</text:p>
          </table:table-cell>
          <table:table-cell table:formula="of:=[.B1069]-[.B1068]" office:value-type="float" office:value="0.00000299999919661786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827654">
            <text:p>6912.827654</text:p>
          </table:table-cell>
          <table:table-cell table:formula="of:=[.A1070]-[.A$20]" office:value-type="float" office:value="0.181963999999425">
            <text:p>0.181964</text:p>
          </table:table-cell>
          <table:table-cell table:formula="of:=[.B1070]-[.B1069]" office:value-type="float" office:value="0.00000300000010611257">
            <text:p>0.000003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912.82772">
            <text:p>6912.827720</text:p>
          </table:table-cell>
          <table:table-cell table:formula="of:=[.A1071]-[.A$20]" office:value-type="float" office:value="0.182029999999941">
            <text:p>0.182030</text:p>
          </table:table-cell>
          <table:table-cell table:formula="of:=[.B1071]-[.B1070]" office:value-type="float" office:value="0.000066000000515487">
            <text:p>0.00006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912.827722">
            <text:p>6912.827722</text:p>
          </table:table-cell>
          <table:table-cell table:formula="of:=[.A1072]-[.A$20]" office:value-type="float" office:value="0.182031999999708">
            <text:p>0.182032</text:p>
          </table:table-cell>
          <table:table-cell table:formula="of:=[.B1072]-[.B1071]" office:value-type="float" office:value="0.0000019999997675768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912.827725">
            <text:p>6912.827725</text:p>
          </table:table-cell>
          <table:table-cell table:formula="of:=[.A1073]-[.A$20]" office:value-type="float" office:value="0.182034999999814">
            <text:p>0.182035</text:p>
          </table:table-cell>
          <table:table-cell table:formula="of:=[.B1073]-[.B1072]" office:value-type="float" office:value="0.00000300000010611257">
            <text:p>0.0000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912.829014">
            <text:p>6912.829014</text:p>
          </table:table-cell>
          <table:table-cell table:formula="of:=[.A1074]-[.A$20]" office:value-type="float" office:value="0.183323999999629">
            <text:p>0.183324</text:p>
          </table:table-cell>
          <table:table-cell table:formula="of:=[.B1074]-[.B1073]" office:value-type="float" office:value="0.00128899999981513">
            <text:p>0.001289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912.829017">
            <text:p>6912.829017</text:p>
          </table:table-cell>
          <table:table-cell table:formula="of:=[.A1075]-[.A$20]" office:value-type="float" office:value="0.183326999999736">
            <text:p>0.183327</text:p>
          </table:table-cell>
          <table:table-cell table:formula="of:=[.B1075]-[.B1074]" office:value-type="float" office:value="0.00000300000010611257">
            <text:p>0.000003</text:p>
          </table:table-cell>
          <table:table-cell/>
          <table:table-cell office:value-type="string">
            <text:p>uses up its c_s; 6912829.013887-6912828.007085=1.006802</text:p>
          </table:table-cell>
          <table:table-cell/>
        </table:table-row>
        <table:table-row table:style-name="ro1">
          <table:table-cell office:value-type="float" office:value="6912.829022">
            <text:p>6912.829022</text:p>
          </table:table-cell>
          <table:table-cell table:formula="of:=[.A1076]-[.A$20]" office:value-type="float" office:value="0.183331999999609">
            <text:p>0.183332</text:p>
          </table:table-cell>
          <table:table-cell table:formula="of:=[.B1076]-[.B1075]" office:value-type="float" office:value="0.00000499999987368938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829024">
            <text:p>6912.829024</text:p>
          </table:table-cell>
          <table:table-cell table:formula="of:=[.A1077]-[.A$20]" office:value-type="float" office:value="0.183333999999377">
            <text:p>0.183334</text:p>
          </table:table-cell>
          <table:table-cell table:formula="of:=[.B1077]-[.B1076]" office:value-type="float" office:value="0.0000019999997675768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912.829027">
            <text:p>6912.829027</text:p>
          </table:table-cell>
          <table:table-cell table:formula="of:=[.A1078]-[.A$20]" office:value-type="float" office:value="0.183336999999483">
            <text:p>0.183337</text:p>
          </table:table-cell>
          <table:table-cell table:formula="of:=[.B1078]-[.B1077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829029">
            <text:p>6912.829029</text:p>
          </table:table-cell>
          <table:table-cell table:formula="of:=[.A1079]-[.A$20]" office:value-type="float" office:value="0.18333900000016">
            <text:p>0.183339</text:p>
          </table:table-cell>
          <table:table-cell table:formula="of:=[.B1079]-[.B1078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6912.829632">
            <text:p>6912.829632</text:p>
          </table:table-cell>
          <table:table-cell table:formula="of:=[.A1080]-[.A$20]" office:value-type="float" office:value="0.183941999999661">
            <text:p>0.183942</text:p>
          </table:table-cell>
          <table:table-cell table:formula="of:=[.B1080]-[.B1079]" office:value-type="float" office:value="0.000602999999500753">
            <text:p>0.0006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912.829634">
            <text:p>6912.829634</text:p>
          </table:table-cell>
          <table:table-cell table:formula="of:=[.A1081]-[.A$20]" office:value-type="float" office:value="0.183943999999428">
            <text:p>0.183944</text:p>
          </table:table-cell>
          <table:table-cell table:formula="of:=[.B1081]-[.B1080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912.829637">
            <text:p>6912.829637</text:p>
          </table:table-cell>
          <table:table-cell table:formula="of:=[.A1082]-[.A$20]" office:value-type="float" office:value="0.183946999999534">
            <text:p>0.183947</text:p>
          </table:table-cell>
          <table:table-cell table:formula="of:=[.B1082]-[.B1081]" office:value-type="float" office:value="0.00000300000010611257">
            <text:p>0.000003</text:p>
          </table:table-cell>
          <table:table-cell office:value-type="string">
            <text:p>0.149079 / 0.000110 &gt; 1.000000 / 2.000000</text:p>
          </table:table-cell>
          <table:table-cell table:number-columns-repeated="2"/>
        </table:table-row>
        <table:table-row table:style-name="ro1">
          <table:table-cell office:value-type="float" office:value="6912.829639">
            <text:p>6912.829639</text:p>
          </table:table-cell>
          <table:table-cell table:formula="of:=[.A1083]-[.A$20]" office:value-type="float" office:value="0.183948999999302">
            <text:p>0.183949</text:p>
          </table:table-cell>
          <table:table-cell table:formula="of:=[.B1083]-[.B1082]" office:value-type="float" office:value="0.00000199999976757681">
            <text:p>0.000002</text:p>
          </table:table-cell>
          <table:table-cell office:value-type="string">
            <text:p>d_s is renewed (r + D) to 6912831.633615; c_s is fully topped up</text:p>
          </table:table-cell>
          <table:table-cell table:number-columns-repeated="2"/>
        </table:table-row>
        <table:table-row table:style-name="ro1">
          <table:table-cell office:value-type="float" office:value="6912.829641">
            <text:p>6912.829641</text:p>
          </table:table-cell>
          <table:table-cell table:formula="of:=[.A1084]-[.A$20]" office:value-type="float" office:value="0.183950999999979">
            <text:p>0.183951</text:p>
          </table:table-cell>
          <table:table-cell table:formula="of:=[.B1084]-[.B1083]" office:value-type="float" office:value="0.00000200000067707151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6912.829645">
            <text:p>6912.829645</text:p>
          </table:table-cell>
          <table:table-cell table:formula="of:=[.A1085]-[.A$20]" office:value-type="float" office:value="0.183954999999514">
            <text:p>0.183955</text:p>
          </table:table-cell>
          <table:table-cell table:formula="of:=[.B1085]-[.B1084]" office:value-type="float" office:value="0.00000399999953515362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829647">
            <text:p>6912.829647</text:p>
          </table:table-cell>
          <table:table-cell table:formula="of:=[.A1086]-[.A$20]" office:value-type="float" office:value="0.183956999999282">
            <text:p>0.183957</text:p>
          </table:table-cell>
          <table:table-cell table:formula="of:=[.B1086]-[.B1085]" office:value-type="float" office:value="0.0000019999997675768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912.830586">
            <text:p>6912.830586</text:p>
          </table:table-cell>
          <table:table-cell table:formula="of:=[.A1087]-[.A$20]" office:value-type="float" office:value="0.184895999999753">
            <text:p>0.184896</text:p>
          </table:table-cell>
          <table:table-cell table:formula="of:=[.B1087]-[.B1086]" office:value-type="float" office:value="0.000939000000471424">
            <text:p>0.00093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912.830587">
            <text:p>6912.830587</text:p>
          </table:table-cell>
          <table:table-cell table:formula="of:=[.A1088]-[.A$20]" office:value-type="float" office:value="0.184897000000092">
            <text:p>0.184897</text:p>
          </table:table-cell>
          <table:table-cell table:formula="of:=[.B1088]-[.B1087]" office:value-type="float" office:value="0.00000100000033853576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912.830592">
            <text:p>6912.830592</text:p>
          </table:table-cell>
          <table:table-cell table:formula="of:=[.A1089]-[.A$20]" office:value-type="float" office:value="0.184901999999965">
            <text:p>0.184902</text:p>
          </table:table-cell>
          <table:table-cell table:formula="of:=[.B1089]-[.B1088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6912.831533">
            <text:p>6912.831533</text:p>
          </table:table-cell>
          <table:table-cell table:formula="of:=[.A1090]-[.A$20]" office:value-type="float" office:value="0.185842999999295">
            <text:p>0.185843</text:p>
          </table:table-cell>
          <table:table-cell table:formula="of:=[.B1090]-[.B1089]" office:value-type="float" office:value="0.000940999999329506">
            <text:p>0.000941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912.831535">
            <text:p>6912.831535</text:p>
          </table:table-cell>
          <table:table-cell table:formula="of:=[.A1091]-[.A$20]" office:value-type="float" office:value="0.185844999999972">
            <text:p>0.185845</text:p>
          </table:table-cell>
          <table:table-cell table:formula="of:=[.B1091]-[.B1090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912.831538">
            <text:p>6912.831538</text:p>
          </table:table-cell>
          <table:table-cell table:formula="of:=[.A1092]-[.A$20]" office:value-type="float" office:value="0.185848000000078">
            <text:p>0.185848</text:p>
          </table:table-cell>
          <table:table-cell table:formula="of:=[.B1092]-[.B1091]" office:value-type="float" office:value="0.00000300000010611257">
            <text:p>0.000003</text:p>
          </table:table-cell>
          <table:table-cell/>
          <table:table-cell office:value-type="string">
            <text:p>postpones its deadline to 6912836.527001; c_s is topped up to 1.421002</text:p>
          </table:table-cell>
          <table:table-cell/>
        </table:table-row>
        <table:table-row table:style-name="ro1">
          <table:table-cell office:value-type="float" office:value="6912.833006">
            <text:p>6912.833006</text:p>
          </table:table-cell>
          <table:table-cell table:formula="of:=[.A1093]-[.A$20]" office:value-type="float" office:value="0.187315999999555">
            <text:p>0.187316</text:p>
          </table:table-cell>
          <table:table-cell table:formula="of:=[.B1093]-[.B1092]" office:value-type="float" office:value="0.00146799999947689">
            <text:p>0.001468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912.833008">
            <text:p>6912.833008</text:p>
          </table:table-cell>
          <table:table-cell table:formula="of:=[.A1094]-[.A$20]" office:value-type="float" office:value="0.187317999999323">
            <text:p>0.187318</text:p>
          </table:table-cell>
          <table:table-cell table:formula="of:=[.B1094]-[.B1093]" office:value-type="float" office:value="0.00000199999976757681">
            <text:p>0.000002</text:p>
          </table:table-cell>
          <table:table-cell table:number-columns-repeated="2"/>
          <table:table-cell office:value-type="string">
            <text:p>rorun dmiss</text:p>
          </table:table-cell>
        </table:table-row>
        <table:table-row table:style-name="ro1">
          <table:table-cell office:value-type="float" office:value="6912.83301">
            <text:p>6912.833010</text:p>
          </table:table-cell>
          <table:table-cell table:formula="of:=[.A1095]-[.A$20]" office:value-type="float" office:value="0.18732">
            <text:p>0.187320</text:p>
          </table:table-cell>
          <table:table-cell table:formula="of:=[.B1095]-[.B1094]" office:value-type="float" office:value="0.00000200000067707151">
            <text:p>0.000002</text:p>
          </table:table-cell>
          <table:table-cell table:number-columns-repeated="2"/>
          <table:table-cell office:value-type="string">
            <text:p>uses up its c_s; 6912833.005169-6912832.468741=0.536428</text:p>
          </table:table-cell>
        </table:table-row>
        <table:table-row table:style-name="ro1">
          <table:table-cell office:value-type="float" office:value="6912.833014">
            <text:p>6912.833014</text:p>
          </table:table-cell>
          <table:table-cell table:formula="of:=[.A1096]-[.A$20]" office:value-type="float" office:value="0.187323999999535">
            <text:p>0.187324</text:p>
          </table:table-cell>
          <table:table-cell table:formula="of:=[.B1096]-[.B1095]" office:value-type="float" office:value="0.00000399999953515362">
            <text:p>0.000004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912.833017">
            <text:p>6912.833017</text:p>
          </table:table-cell>
          <table:table-cell table:formula="of:=[.A1097]-[.A$20]" office:value-type="float" office:value="0.187326999999641">
            <text:p>0.187327</text:p>
          </table:table-cell>
          <table:table-cell table:formula="of:=[.B1097]-[.B1096]" office:value-type="float" office:value="0.00000300000010611257">
            <text:p>0.000003</text:p>
          </table:table-cell>
          <table:table-cell table:number-columns-repeated="2"/>
          <table:table-cell office:value-type="string">
            <text:p>postpones its deadline to 6912839.633725; c_s is topped up to 2.586676</text:p>
          </table:table-cell>
        </table:table-row>
        <table:table-row table:style-name="ro1">
          <table:table-cell office:value-type="float" office:value="6912.833019">
            <text:p>6912.833019</text:p>
          </table:table-cell>
          <table:table-cell table:formula="of:=[.A1098]-[.A$20]" office:value-type="float" office:value="0.187328999999409">
            <text:p>0.187329</text:p>
          </table:table-cell>
          <table:table-cell table:formula="of:=[.B1098]-[.B1097]" office:value-type="float" office:value="0.0000019999997675768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833023">
            <text:p>6912.833023</text:p>
          </table:table-cell>
          <table:table-cell table:formula="of:=[.A1099]-[.A$20]" office:value-type="float" office:value="0.187332999999853">
            <text:p>0.187333</text:p>
          </table:table-cell>
          <table:table-cell table:formula="of:=[.B1099]-[.B1098]" office:value-type="float" office:value="0.00000400000044464832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912.833498">
            <text:p>6912.833498</text:p>
          </table:table-cell>
          <table:table-cell table:formula="of:=[.A1100]-[.A$20]" office:value-type="float" office:value="0.187807999999677">
            <text:p>0.187808</text:p>
          </table:table-cell>
          <table:table-cell table:formula="of:=[.B1100]-[.B1099]" office:value-type="float" office:value="0.000474999999823922">
            <text:p>0.00047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912.833499">
            <text:p>6912.833499</text:p>
          </table:table-cell>
          <table:table-cell table:formula="of:=[.A1101]-[.A$20]" office:value-type="float" office:value="0.187809000000016">
            <text:p>0.187809</text:p>
          </table:table-cell>
          <table:table-cell table:formula="of:=[.B1101]-[.B1100]" office:value-type="float" office:value="0.00000100000033853576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833503">
            <text:p>6912.833503</text:p>
          </table:table-cell>
          <table:table-cell table:formula="of:=[.A1102]-[.A$20]" office:value-type="float" office:value="0.187812999999551">
            <text:p>0.187813</text:p>
          </table:table-cell>
          <table:table-cell table:formula="of:=[.B1102]-[.B1101]" office:value-type="float" office:value="0.00000399999953515362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912.833505">
            <text:p>6912.833505</text:p>
          </table:table-cell>
          <table:table-cell table:formula="of:=[.A1103]-[.A$20]" office:value-type="float" office:value="0.187814999999318">
            <text:p>0.187815</text:p>
          </table:table-cell>
          <table:table-cell table:formula="of:=[.B1103]-[.B1102]" office:value-type="float" office:value="0.0000019999997675768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912.833508">
            <text:p>6912.833508</text:p>
          </table:table-cell>
          <table:table-cell table:formula="of:=[.A1104]-[.A$20]" office:value-type="float" office:value="0.187817999999425">
            <text:p>0.187818</text:p>
          </table:table-cell>
          <table:table-cell table:formula="of:=[.B1104]-[.B1103]" office:value-type="float" office:value="0.00000300000010611257">
            <text:p>0.000003</text:p>
          </table:table-cell>
          <table:table-cell/>
          <table:table-cell office:value-type="string">
            <text:p>0.928458 / 3.021686 &lt;= 2.000000 / 5.000000</text:p>
          </table:table-cell>
          <table:table-cell/>
        </table:table-row>
        <table:table-row table:style-name="ro1">
          <table:table-cell office:value-type="float" office:value="6912.83351">
            <text:p>6912.833510</text:p>
          </table:table-cell>
          <table:table-cell table:formula="of:=[.A1105]-[.A$20]" office:value-type="float" office:value="0.187820000000102">
            <text:p>0.187820</text:p>
          </table:table-cell>
          <table:table-cell table:formula="of:=[.B1105]-[.B1104]" office:value-type="float" office:value="0.00000200000067707151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6912.833515">
            <text:p>6912.833515</text:p>
          </table:table-cell>
          <table:table-cell table:formula="of:=[.A1106]-[.A$20]" office:value-type="float" office:value="0.187824999999975">
            <text:p>0.187825</text:p>
          </table:table-cell>
          <table:table-cell table:formula="of:=[.B1106]-[.B1105]" office:value-type="float" office:value="0.00000499999987368938">
            <text:p>0.000005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6912.833632">
            <text:p>6912.833632</text:p>
          </table:table-cell>
          <table:table-cell table:formula="of:=[.A1107]-[.A$20]" office:value-type="float" office:value="0.187941999999566">
            <text:p>0.187942</text:p>
          </table:table-cell>
          <table:table-cell table:formula="of:=[.B1107]-[.B1106]" office:value-type="float" office:value="0.000116999999590917">
            <text:p>0.00011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912.833634">
            <text:p>6912.833634</text:p>
          </table:table-cell>
          <table:table-cell table:formula="of:=[.A1108]-[.A$20]" office:value-type="float" office:value="0.187943999999334">
            <text:p>0.187944</text:p>
          </table:table-cell>
          <table:table-cell table:formula="of:=[.B1108]-[.B1107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912.833637">
            <text:p>6912.833637</text:p>
          </table:table-cell>
          <table:table-cell table:formula="of:=[.A1109]-[.A$20]" office:value-type="float" office:value="0.18794699999944">
            <text:p>0.187947</text:p>
          </table:table-cell>
          <table:table-cell table:formula="of:=[.B1109]-[.B1108]" office:value-type="float" office:value="0.00000300000010611257">
            <text:p>0.000003</text:p>
          </table:table-cell>
          <table:table-cell office:value-type="string">
            <text:p>d_s is renewed (r + D) to 6912835.634276; c_s is fully topped up</text:p>
          </table:table-cell>
          <table:table-cell table:number-columns-repeated="2"/>
        </table:table-row>
        <table:table-row table:style-name="ro1">
          <table:table-cell office:value-type="float" office:value="6912.833639">
            <text:p>6912.833639</text:p>
          </table:table-cell>
          <table:table-cell table:formula="of:=[.A1110]-[.A$20]" office:value-type="float" office:value="0.187949000000117">
            <text:p>0.187949</text:p>
          </table:table-cell>
          <table:table-cell table:formula="of:=[.B1110]-[.B1109]" office:value-type="float" office:value="0.00000200000067707151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6912.833644">
            <text:p>6912.833644</text:p>
          </table:table-cell>
          <table:table-cell table:formula="of:=[.A1111]-[.A$20]" office:value-type="float" office:value="0.187953999999991">
            <text:p>0.187954</text:p>
          </table:table-cell>
          <table:table-cell table:formula="of:=[.B1111]-[.B1110]" office:value-type="float" office:value="0.00000499999987368938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833646">
            <text:p>6912.833646</text:p>
          </table:table-cell>
          <table:table-cell table:formula="of:=[.A1112]-[.A$20]" office:value-type="float" office:value="0.187955999999758">
            <text:p>0.187956</text:p>
          </table:table-cell>
          <table:table-cell table:formula="of:=[.B1112]-[.B1111]" office:value-type="float" office:value="0.0000019999997675768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912.834584">
            <text:p>6912.834584</text:p>
          </table:table-cell>
          <table:table-cell table:formula="of:=[.A1113]-[.A$20]" office:value-type="float" office:value="0.188893999999891">
            <text:p>0.188894</text:p>
          </table:table-cell>
          <table:table-cell table:formula="of:=[.B1113]-[.B1112]" office:value-type="float" office:value="0.000938000000132888">
            <text:p>0.00093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912.834586">
            <text:p>6912.834586</text:p>
          </table:table-cell>
          <table:table-cell table:formula="of:=[.A1114]-[.A$20]" office:value-type="float" office:value="0.188895999999659">
            <text:p>0.188896</text:p>
          </table:table-cell>
          <table:table-cell table:formula="of:=[.B1114]-[.B1113]" office:value-type="float" office:value="0.0000019999997675768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912.834589">
            <text:p>6912.834589</text:p>
          </table:table-cell>
          <table:table-cell table:formula="of:=[.A1115]-[.A$20]" office:value-type="float" office:value="0.188898999999765">
            <text:p>0.188899</text:p>
          </table:table-cell>
          <table:table-cell table:formula="of:=[.B1115]-[.B1114]" office:value-type="float" office:value="0.00000300000010611257">
            <text:p>0.0000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912.835629">
            <text:p>6912.835629</text:p>
          </table:table-cell>
          <table:table-cell table:formula="of:=[.A1116]-[.A$20]" office:value-type="float" office:value="0.189938999999868">
            <text:p>0.189939</text:p>
          </table:table-cell>
          <table:table-cell table:formula="of:=[.B1116]-[.B1115]" office:value-type="float" office:value="0.00104000000010274">
            <text:p>0.001040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912.835631">
            <text:p>6912.835631</text:p>
          </table:table-cell>
          <table:table-cell table:formula="of:=[.A1117]-[.A$20]" office:value-type="float" office:value="0.189940999999635">
            <text:p>0.189941</text:p>
          </table:table-cell>
          <table:table-cell table:formula="of:=[.B1117]-[.B1116]" office:value-type="float" office:value="0.0000019999997675768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912.835634">
            <text:p>6912.835634</text:p>
          </table:table-cell>
          <table:table-cell table:formula="of:=[.A1118]-[.A$20]" office:value-type="float" office:value="0.189943999999741">
            <text:p>0.189944</text:p>
          </table:table-cell>
          <table:table-cell table:formula="of:=[.B1118]-[.B1117]" office:value-type="float" office:value="0.00000300000010611257">
            <text:p>0.000003</text:p>
          </table:table-cell>
          <table:table-cell table:number-columns-repeated="2"/>
          <table:table-cell office:value-type="string">
            <text:p>2.586676 / 4.002837 &gt; 3.000000 / 7.000000</text:p>
          </table:table-cell>
        </table:table-row>
        <table:table-row table:style-name="ro1">
          <table:table-cell office:value-type="float" office:value="6912.835636">
            <text:p>6912.835636</text:p>
          </table:table-cell>
          <table:table-cell table:formula="of:=[.A1119]-[.A$20]" office:value-type="float" office:value="0.189945999999509">
            <text:p>0.189946</text:p>
          </table:table-cell>
          <table:table-cell table:formula="of:=[.B1119]-[.B1118]" office:value-type="float" office:value="0.00000199999976757681">
            <text:p>0.000002</text:p>
          </table:table-cell>
          <table:table-cell table:number-columns-repeated="2"/>
          <table:table-cell office:value-type="string">
            <text:p>d_s is renewed (r + D) to 6912842.630888; c_s is fully topped up</text:p>
          </table:table-cell>
        </table:table-row>
        <table:table-row table:style-name="ro1">
          <table:table-cell office:value-type="float" office:value="6912.835791">
            <text:p>6912.835791</text:p>
          </table:table-cell>
          <table:table-cell table:formula="of:=[.A1120]-[.A$20]" office:value-type="float" office:value="0.190101000000141">
            <text:p>0.190101</text:p>
          </table:table-cell>
          <table:table-cell table:formula="of:=[.B1120]-[.B1119]" office:value-type="float" office:value="0.000155000000631844">
            <text:p>0.000155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912.835793">
            <text:p>6912.835793</text:p>
          </table:table-cell>
          <table:table-cell table:formula="of:=[.A1121]-[.A$20]" office:value-type="float" office:value="0.190102999999908">
            <text:p>0.190103</text:p>
          </table:table-cell>
          <table:table-cell table:formula="of:=[.B1121]-[.B1120]" office:value-type="float" office:value="0.00000199999976757681">
            <text:p>0.000002</text:p>
          </table:table-cell>
          <table:table-cell/>
          <table:table-cell office:value-type="string">
            <text:p>uses up its c_s; 6912835.630888-6912834.584093=1.046795</text:p>
          </table:table-cell>
          <table:table-cell/>
        </table:table-row>
        <table:table-row table:style-name="ro1">
          <table:table-cell office:value-type="float" office:value="6912.835798">
            <text:p>6912.835798</text:p>
          </table:table-cell>
          <table:table-cell table:formula="of:=[.A1122]-[.A$20]" office:value-type="float" office:value="0.190107999999782">
            <text:p>0.190108</text:p>
          </table:table-cell>
          <table:table-cell table:formula="of:=[.B1122]-[.B1121]" office:value-type="float" office:value="0.00000499999987368938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8358">
            <text:p>6912.835800</text:p>
          </table:table-cell>
          <table:table-cell table:formula="of:=[.A1123]-[.A$20]" office:value-type="float" office:value="0.190109999999549">
            <text:p>0.190110</text:p>
          </table:table-cell>
          <table:table-cell table:formula="of:=[.B1123]-[.B1122]" office:value-type="float" office:value="0.0000019999997675768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912.835803">
            <text:p>6912.835803</text:p>
          </table:table-cell>
          <table:table-cell table:formula="of:=[.A1124]-[.A$20]" office:value-type="float" office:value="0.190112999999656">
            <text:p>0.190113</text:p>
          </table:table-cell>
          <table:table-cell table:formula="of:=[.B1124]-[.B1123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835807">
            <text:p>6912.835807</text:p>
          </table:table-cell>
          <table:table-cell table:formula="of:=[.A1125]-[.A$20]" office:value-type="float" office:value="0.1901170000001">
            <text:p>0.190117</text:p>
          </table:table-cell>
          <table:table-cell table:formula="of:=[.B1125]-[.B1124]" office:value-type="float" office:value="0.00000400000044464832">
            <text:p>0.000004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6912.836698">
            <text:p>6912.836698</text:p>
          </table:table-cell>
          <table:table-cell table:formula="of:=[.A1126]-[.A$20]" office:value-type="float" office:value="0.191007999999783">
            <text:p>0.191008</text:p>
          </table:table-cell>
          <table:table-cell table:formula="of:=[.B1126]-[.B1125]" office:value-type="float" office:value="0.000890999999683118">
            <text:p>0.000891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912.8367">
            <text:p>6912.836700</text:p>
          </table:table-cell>
          <table:table-cell table:formula="of:=[.A1127]-[.A$20]" office:value-type="float" office:value="0.191009999999551">
            <text:p>0.191010</text:p>
          </table:table-cell>
          <table:table-cell table:formula="of:=[.B1127]-[.B1126]" office:value-type="float" office:value="0.0000019999997675768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912.836703">
            <text:p>6912.836703</text:p>
          </table:table-cell>
          <table:table-cell table:formula="of:=[.A1128]-[.A$20]" office:value-type="float" office:value="0.191012999999657">
            <text:p>0.191013</text:p>
          </table:table-cell>
          <table:table-cell table:formula="of:=[.B1128]-[.B1127]" office:value-type="float" office:value="0.00000300000010611257">
            <text:p>0.000003</text:p>
          </table:table-cell>
          <table:table-cell/>
          <table:table-cell office:value-type="string">
            <text:p>postpones its deadline to 6912841.527001; c_s is topped up to 1.751261</text:p>
          </table:table-cell>
          <table:table-cell/>
        </table:table-row>
        <table:table-row table:style-name="ro1">
          <table:table-cell office:value-type="float" office:value="6912.836705">
            <text:p>6912.836705</text:p>
          </table:table-cell>
          <table:table-cell table:formula="of:=[.A1129]-[.A$20]" office:value-type="float" office:value="0.191014999999425">
            <text:p>0.191015</text:p>
          </table:table-cell>
          <table:table-cell table:formula="of:=[.B1129]-[.B1128]" office:value-type="float" office:value="0.00000199999976757681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6912.83671">
            <text:p>6912.836710</text:p>
          </table:table-cell>
          <table:table-cell table:formula="of:=[.A1130]-[.A$20]" office:value-type="float" office:value="0.191019999999298">
            <text:p>0.191020</text:p>
          </table:table-cell>
          <table:table-cell table:formula="of:=[.B1130]-[.B1129]" office:value-type="float" office:value="0.00000499999987368938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836714">
            <text:p>6912.836714</text:p>
          </table:table-cell>
          <table:table-cell table:formula="of:=[.A1131]-[.A$20]" office:value-type="float" office:value="0.191023999999743">
            <text:p>0.191024</text:p>
          </table:table-cell>
          <table:table-cell table:formula="of:=[.B1131]-[.B1130]" office:value-type="float" office:value="0.00000400000044464832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912.837366">
            <text:p>6912.837366</text:p>
          </table:table-cell>
          <table:table-cell table:formula="of:=[.A1132]-[.A$20]" office:value-type="float" office:value="0.191675999999461">
            <text:p>0.191676</text:p>
          </table:table-cell>
          <table:table-cell table:formula="of:=[.B1132]-[.B1131]" office:value-type="float" office:value="0.0006519999997181">
            <text:p>0.00065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912.837367">
            <text:p>6912.837367</text:p>
          </table:table-cell>
          <table:table-cell table:formula="of:=[.A1133]-[.A$20]" office:value-type="float" office:value="0.1916769999998">
            <text:p>0.191677</text:p>
          </table:table-cell>
          <table:table-cell table:formula="of:=[.B1133]-[.B1132]" office:value-type="float" office:value="0.00000100000033853576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837371">
            <text:p>6912.837371</text:p>
          </table:table-cell>
          <table:table-cell table:formula="of:=[.A1134]-[.A$20]" office:value-type="float" office:value="0.191680999999335">
            <text:p>0.191681</text:p>
          </table:table-cell>
          <table:table-cell table:formula="of:=[.B1134]-[.B1133]" office:value-type="float" office:value="0.00000399999953515362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912.837465">
            <text:p>6912.837465</text:p>
          </table:table-cell>
          <table:table-cell table:formula="of:=[.A1135]-[.A$20]" office:value-type="float" office:value="0.191774999999325">
            <text:p>0.191775</text:p>
          </table:table-cell>
          <table:table-cell table:formula="of:=[.B1135]-[.B1134]" office:value-type="float" office:value="0.0000939999999900465">
            <text:p>0.00009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912.837467">
            <text:p>6912.837467</text:p>
          </table:table-cell>
          <table:table-cell table:formula="of:=[.A1136]-[.A$20]" office:value-type="float" office:value="0.191777000000002">
            <text:p>0.191777</text:p>
          </table:table-cell>
          <table:table-cell table:formula="of:=[.B1136]-[.B1135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912.83747">
            <text:p>6912.837470</text:p>
          </table:table-cell>
          <table:table-cell table:formula="of:=[.A1137]-[.A$20]" office:value-type="float" office:value="0.191780000000108">
            <text:p>0.191780</text:p>
          </table:table-cell>
          <table:table-cell table:formula="of:=[.B1137]-[.B1136]" office:value-type="float" office:value="0.00000300000010611257">
            <text:p>0.000003</text:p>
          </table:table-cell>
          <table:table-cell/>
          <table:table-cell office:value-type="string">
            <text:p>1.095402 / 4.059812 &lt;= 2.000000 / 5.000000</text:p>
          </table:table-cell>
          <table:table-cell/>
        </table:table-row>
        <table:table-row table:style-name="ro1">
          <table:table-cell office:value-type="float" office:value="6912.837472">
            <text:p>6912.837472</text:p>
          </table:table-cell>
          <table:table-cell table:formula="of:=[.A1138]-[.A$20]" office:value-type="float" office:value="0.191781999999876">
            <text:p>0.191782</text:p>
          </table:table-cell>
          <table:table-cell table:formula="of:=[.B1138]-[.B1137]" office:value-type="float" office:value="0.00000199999976757681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6912.837474">
            <text:p>6912.837474</text:p>
          </table:table-cell>
          <table:table-cell table:formula="of:=[.A1139]-[.A$20]" office:value-type="float" office:value="0.191783999999643">
            <text:p>0.191784</text:p>
          </table:table-cell>
          <table:table-cell table:formula="of:=[.B1139]-[.B1138]" office:value-type="float" office:value="0.00000199999976757681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6912.837479">
            <text:p>6912.837479</text:p>
          </table:table-cell>
          <table:table-cell table:formula="of:=[.A1140]-[.A$20]" office:value-type="float" office:value="0.191788999999517">
            <text:p>0.191789</text:p>
          </table:table-cell>
          <table:table-cell table:formula="of:=[.B1140]-[.B1139]" office:value-type="float" office:value="0.00000499999987368938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837483">
            <text:p>6912.837483</text:p>
          </table:table-cell>
          <table:table-cell table:formula="of:=[.A1141]-[.A$20]" office:value-type="float" office:value="0.191792999999961">
            <text:p>0.191793</text:p>
          </table:table-cell>
          <table:table-cell table:formula="of:=[.B1141]-[.B1140]" office:value-type="float" office:value="0.00000400000044464832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912.837632">
            <text:p>6912.837632</text:p>
          </table:table-cell>
          <table:table-cell table:formula="of:=[.A1142]-[.A$20]" office:value-type="float" office:value="0.191941999999472">
            <text:p>0.191942</text:p>
          </table:table-cell>
          <table:table-cell table:formula="of:=[.B1142]-[.B1141]" office:value-type="float" office:value="0.000148999999510124">
            <text:p>0.00014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912.837634">
            <text:p>6912.837634</text:p>
          </table:table-cell>
          <table:table-cell table:formula="of:=[.A1143]-[.A$20]" office:value-type="float" office:value="0.191944000000149">
            <text:p>0.191944</text:p>
          </table:table-cell>
          <table:table-cell table:formula="of:=[.B1143]-[.B1142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912.837636">
            <text:p>6912.837636</text:p>
          </table:table-cell>
          <table:table-cell table:formula="of:=[.A1144]-[.A$20]" office:value-type="float" office:value="0.191945999999916">
            <text:p>0.191946</text:p>
          </table:table-cell>
          <table:table-cell table:formula="of:=[.B1144]-[.B1143]" office:value-type="float" office:value="0.00000199999976757681">
            <text:p>0.000002</text:p>
          </table:table-cell>
          <table:table-cell office:value-type="string">
            <text:p>d_s is renewed (r + D) to 6912839.634239; c_s is fully topped up</text:p>
          </table:table-cell>
          <table:table-cell table:number-columns-repeated="2"/>
        </table:table-row>
        <table:table-row table:style-name="ro1">
          <table:table-cell office:value-type="float" office:value="6912.837639">
            <text:p>6912.837639</text:p>
          </table:table-cell>
          <table:table-cell table:formula="of:=[.A1145]-[.A$20]" office:value-type="float" office:value="0.191949000000022">
            <text:p>0.191949</text:p>
          </table:table-cell>
          <table:table-cell table:formula="of:=[.B1145]-[.B1144]" office:value-type="float" office:value="0.00000300000010611257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6912.837643">
            <text:p>6912.837643</text:p>
          </table:table-cell>
          <table:table-cell table:formula="of:=[.A1146]-[.A$20]" office:value-type="float" office:value="0.191952999999558">
            <text:p>0.191953</text:p>
          </table:table-cell>
          <table:table-cell table:formula="of:=[.B1146]-[.B1145]" office:value-type="float" office:value="0.00000399999953515362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837645">
            <text:p>6912.837645</text:p>
          </table:table-cell>
          <table:table-cell table:formula="of:=[.A1147]-[.A$20]" office:value-type="float" office:value="0.191954999999325">
            <text:p>0.191955</text:p>
          </table:table-cell>
          <table:table-cell table:formula="of:=[.B1147]-[.B1146]" office:value-type="float" office:value="0.0000019999997675768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912.838589">
            <text:p>6912.838589</text:p>
          </table:table-cell>
          <table:table-cell table:formula="of:=[.A1148]-[.A$20]" office:value-type="float" office:value="0.19289899999967">
            <text:p>0.192899</text:p>
          </table:table-cell>
          <table:table-cell table:formula="of:=[.B1148]-[.B1147]" office:value-type="float" office:value="0.000944000000345113">
            <text:p>0.00094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912.83859">
            <text:p>6912.838590</text:p>
          </table:table-cell>
          <table:table-cell table:formula="of:=[.A1149]-[.A$20]" office:value-type="float" office:value="0.192900000000009">
            <text:p>0.192900</text:p>
          </table:table-cell>
          <table:table-cell table:formula="of:=[.B1149]-[.B1148]" office:value-type="float" office:value="0.00000100000033853576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912.838595">
            <text:p>6912.838595</text:p>
          </table:table-cell>
          <table:table-cell table:formula="of:=[.A1150]-[.A$20]" office:value-type="float" office:value="0.192904999999882">
            <text:p>0.192905</text:p>
          </table:table-cell>
          <table:table-cell table:formula="of:=[.B1150]-[.B1149]" office:value-type="float" office:value="0.0000049999998736893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912.839661">
            <text:p>6912.839661</text:p>
          </table:table-cell>
          <table:table-cell table:formula="of:=[.A1151]-[.A$20]" office:value-type="float" office:value="0.193970999999692">
            <text:p>0.193971</text:p>
          </table:table-cell>
          <table:table-cell table:formula="of:=[.B1151]-[.B1150]" office:value-type="float" office:value="0.00106599999980972">
            <text:p>0.001066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912.839664">
            <text:p>6912.839664</text:p>
          </table:table-cell>
          <table:table-cell table:formula="of:=[.A1152]-[.A$20]" office:value-type="float" office:value="0.193973999999798">
            <text:p>0.193974</text:p>
          </table:table-cell>
          <table:table-cell table:formula="of:=[.B1152]-[.B1151]" office:value-type="float" office:value="0.00000300000010611257">
            <text:p>0.000003</text:p>
          </table:table-cell>
          <table:table-cell/>
          <table:table-cell office:value-type="string">
            <text:p>uses up its c_s; 6912839.661193-6912838.588673=1.072520</text:p>
          </table:table-cell>
          <table:table-cell/>
        </table:table-row>
        <table:table-row table:style-name="ro1">
          <table:table-cell office:value-type="float" office:value="6912.839669">
            <text:p>6912.839669</text:p>
          </table:table-cell>
          <table:table-cell table:formula="of:=[.A1153]-[.A$20]" office:value-type="float" office:value="0.193978999999672">
            <text:p>0.193979</text:p>
          </table:table-cell>
          <table:table-cell table:formula="of:=[.B1153]-[.B1152]" office:value-type="float" office:value="0.00000499999987368938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839672">
            <text:p>6912.839672</text:p>
          </table:table-cell>
          <table:table-cell table:formula="of:=[.A1154]-[.A$20]" office:value-type="float" office:value="0.193981999999778">
            <text:p>0.193982</text:p>
          </table:table-cell>
          <table:table-cell table:formula="of:=[.B1154]-[.B1153]" office:value-type="float" office:value="0.00000300000010611257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912.841537">
            <text:p>6912.841537</text:p>
          </table:table-cell>
          <table:table-cell table:formula="of:=[.A1155]-[.A$20]" office:value-type="float" office:value="0.195846999999958">
            <text:p>0.195847</text:p>
          </table:table-cell>
          <table:table-cell table:formula="of:=[.B1155]-[.B1154]" office:value-type="float" office:value="0.00186500000017986">
            <text:p>0.001865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912.841539">
            <text:p>6912.841539</text:p>
          </table:table-cell>
          <table:table-cell table:formula="of:=[.A1156]-[.A$20]" office:value-type="float" office:value="0.195848999999726">
            <text:p>0.195849</text:p>
          </table:table-cell>
          <table:table-cell table:formula="of:=[.B1156]-[.B1155]" office:value-type="float" office:value="0.0000019999997675768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912.841541">
            <text:p>6912.841541</text:p>
          </table:table-cell>
          <table:table-cell table:formula="of:=[.A1157]-[.A$20]" office:value-type="float" office:value="0.195850999999493">
            <text:p>0.195851</text:p>
          </table:table-cell>
          <table:table-cell table:formula="of:=[.B1157]-[.B1156]" office:value-type="float" office:value="0.00000199999976757681">
            <text:p>0.000002</text:p>
          </table:table-cell>
          <table:table-cell/>
          <table:table-cell office:value-type="string">
            <text:p>postpones its deadline to 6912846.527001; c_s is topped up to 1.859051</text:p>
          </table:table-cell>
          <table:table-cell/>
        </table:table-row>
        <table:table-row table:style-name="ro1">
          <table:table-cell office:value-type="float" office:value="6912.841633">
            <text:p>6912.841633</text:p>
          </table:table-cell>
          <table:table-cell table:formula="of:=[.A1158]-[.A$20]" office:value-type="float" office:value="0.195942999999716">
            <text:p>0.195943</text:p>
          </table:table-cell>
          <table:table-cell table:formula="of:=[.B1158]-[.B1157]" office:value-type="float" office:value="0.0000920000002224697">
            <text:p>0.00009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912.841635">
            <text:p>6912.841635</text:p>
          </table:table-cell>
          <table:table-cell table:formula="of:=[.A1159]-[.A$20]" office:value-type="float" office:value="0.195944999999483">
            <text:p>0.195945</text:p>
          </table:table-cell>
          <table:table-cell table:formula="of:=[.B1159]-[.B1158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912.841637">
            <text:p>6912.841637</text:p>
          </table:table-cell>
          <table:table-cell table:formula="of:=[.A1160]-[.A$20]" office:value-type="float" office:value="0.19594700000016">
            <text:p>0.195947</text:p>
          </table:table-cell>
          <table:table-cell table:formula="of:=[.B1160]-[.B1159]" office:value-type="float" office:value="0.00000200000067707151">
            <text:p>0.000002</text:p>
          </table:table-cell>
          <table:table-cell office:value-type="string">
            <text:p>d_s is renewed (r + D) to 6912843.634592; c_s is fully topped up</text:p>
          </table:table-cell>
          <table:table-cell table:number-columns-repeated="2"/>
        </table:table-row>
        <table:table-row table:style-name="ro1">
          <table:table-cell office:value-type="float" office:value="6912.841701">
            <text:p>6912.841701</text:p>
          </table:table-cell>
          <table:table-cell table:formula="of:=[.A1161]-[.A$20]" office:value-type="float" office:value="0.196010999999999">
            <text:p>0.196011</text:p>
          </table:table-cell>
          <table:table-cell table:formula="of:=[.B1161]-[.B1160]" office:value-type="float" office:value="0.0000639999998384155">
            <text:p>0.000064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912.841703">
            <text:p>6912.841703</text:p>
          </table:table-cell>
          <table:table-cell table:formula="of:=[.A1162]-[.A$20]" office:value-type="float" office:value="0.196012999999766">
            <text:p>0.196013</text:p>
          </table:table-cell>
          <table:table-cell table:formula="of:=[.B1162]-[.B1161]" office:value-type="float" office:value="0.00000199999976757681">
            <text:p>0.000002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6912.841706">
            <text:p>6912.841706</text:p>
          </table:table-cell>
          <table:table-cell table:formula="of:=[.A1163]-[.A$20]" office:value-type="float" office:value="0.196015999999872">
            <text:p>0.196016</text:p>
          </table:table-cell>
          <table:table-cell table:formula="of:=[.B1163]-[.B1162]" office:value-type="float" office:value="0.00000300000010611257">
            <text:p>0.000003</text:p>
          </table:table-cell>
          <table:table-cell table:number-columns-repeated="2"/>
          <table:table-cell office:value-type="string">
            <text:p>uses up its c_s; 6912841.701427-6912840.868934=0.832493</text:p>
          </table:table-cell>
        </table:table-row>
        <table:table-row table:style-name="ro1">
          <table:table-cell office:value-type="float" office:value="6912.84171">
            <text:p>6912.841710</text:p>
          </table:table-cell>
          <table:table-cell table:formula="of:=[.A1164]-[.A$20]" office:value-type="float" office:value="0.196019999999407">
            <text:p>0.196020</text:p>
          </table:table-cell>
          <table:table-cell table:formula="of:=[.B1164]-[.B1163]" office:value-type="float" office:value="0.00000399999953515362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841713">
            <text:p>6912.841713</text:p>
          </table:table-cell>
          <table:table-cell table:formula="of:=[.A1165]-[.A$20]" office:value-type="float" office:value="0.196022999999514">
            <text:p>0.196023</text:p>
          </table:table-cell>
          <table:table-cell table:formula="of:=[.B1165]-[.B1164]" office:value-type="float" office:value="0.00000300000010611257">
            <text:p>0.000003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912.842638">
            <text:p>6912.842638</text:p>
          </table:table-cell>
          <table:table-cell table:formula="of:=[.A1166]-[.A$20]" office:value-type="float" office:value="0.196947999999793">
            <text:p>0.196948</text:p>
          </table:table-cell>
          <table:table-cell table:formula="of:=[.B1166]-[.B1165]" office:value-type="float" office:value="0.000925000000279397">
            <text:p>0.000925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6912.842663">
            <text:p>6912.842663</text:p>
          </table:table-cell>
          <table:table-cell table:formula="of:=[.A1167]-[.A$20]" office:value-type="float" office:value="0.196973000000071">
            <text:p>0.196973</text:p>
          </table:table-cell>
          <table:table-cell table:formula="of:=[.B1167]-[.B1166]" office:value-type="float" office:value="0.0000250000002779416">
            <text:p>0.00002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912.842665">
            <text:p>6912.842665</text:p>
          </table:table-cell>
          <table:table-cell table:formula="of:=[.A1168]-[.A$20]" office:value-type="float" office:value="0.196974999999838">
            <text:p>0.196975</text:p>
          </table:table-cell>
          <table:table-cell table:formula="of:=[.B1168]-[.B1167]" office:value-type="float" office:value="0.0000019999997675768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912.842669">
            <text:p>6912.842669</text:p>
          </table:table-cell>
          <table:table-cell table:formula="of:=[.A1169]-[.A$20]" office:value-type="float" office:value="0.196978999999374">
            <text:p>0.196979</text:p>
          </table:table-cell>
          <table:table-cell table:formula="of:=[.B1169]-[.B1168]" office:value-type="float" office:value="0.00000399999953515362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912.843411">
            <text:p>6912.843411</text:p>
          </table:table-cell>
          <table:table-cell table:formula="of:=[.A1170]-[.A$20]" office:value-type="float" office:value="0.197720999999547">
            <text:p>0.197721</text:p>
          </table:table-cell>
          <table:table-cell table:formula="of:=[.B1170]-[.B1169]" office:value-type="float" office:value="0.000742000000172993">
            <text:p>0.00074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912.843412">
            <text:p>6912.843412</text:p>
          </table:table-cell>
          <table:table-cell table:formula="of:=[.A1171]-[.A$20]" office:value-type="float" office:value="0.197721999999885">
            <text:p>0.197722</text:p>
          </table:table-cell>
          <table:table-cell table:formula="of:=[.B1171]-[.B1170]" office:value-type="float" office:value="0.00000100000033853576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843417">
            <text:p>6912.843417</text:p>
          </table:table-cell>
          <table:table-cell table:formula="of:=[.A1172]-[.A$20]" office:value-type="float" office:value="0.197726999999759">
            <text:p>0.197727</text:p>
          </table:table-cell>
          <table:table-cell table:formula="of:=[.B1172]-[.B1171]" office:value-type="float" office:value="0.00000499999987368938">
            <text:p>0.00000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912.843419">
            <text:p>6912.843419</text:p>
          </table:table-cell>
          <table:table-cell table:formula="of:=[.A1173]-[.A$20]" office:value-type="float" office:value="0.197728999999526">
            <text:p>0.197729</text:p>
          </table:table-cell>
          <table:table-cell table:formula="of:=[.B1173]-[.B1172]" office:value-type="float" office:value="0.0000019999997675768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912.843422">
            <text:p>6912.843422</text:p>
          </table:table-cell>
          <table:table-cell table:formula="of:=[.A1174]-[.A$20]" office:value-type="float" office:value="0.197731999999633">
            <text:p>0.197732</text:p>
          </table:table-cell>
          <table:table-cell table:formula="of:=[.B1174]-[.B1173]" office:value-type="float" office:value="0.00000300000010611257">
            <text:p>0.000003</text:p>
          </table:table-cell>
          <table:table-cell/>
          <table:table-cell office:value-type="string">
            <text:p>1.111917 / 3.107601 &lt;= 2.000000 / 5.000000</text:p>
          </table:table-cell>
          <table:table-cell/>
        </table:table-row>
        <table:table-row table:style-name="ro1">
          <table:table-cell office:value-type="float" office:value="6912.843424">
            <text:p>6912.843424</text:p>
          </table:table-cell>
          <table:table-cell table:formula="of:=[.A1175]-[.A$20]" office:value-type="float" office:value="0.1977339999994">
            <text:p>0.197734</text:p>
          </table:table-cell>
          <table:table-cell table:formula="of:=[.B1175]-[.B1174]" office:value-type="float" office:value="0.00000199999976757681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6912.84343">
            <text:p>6912.843430</text:p>
          </table:table-cell>
          <table:table-cell table:formula="of:=[.A1176]-[.A$20]" office:value-type="float" office:value="0.197739999999612">
            <text:p>0.197740</text:p>
          </table:table-cell>
          <table:table-cell table:formula="of:=[.B1176]-[.B1175]" office:value-type="float" office:value="0.00000600000021222513">
            <text:p>0.000006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6912.845425">
            <text:p>6912.845425</text:p>
          </table:table-cell>
          <table:table-cell table:formula="of:=[.A1177]-[.A$20]" office:value-type="float" office:value="0.199735000000146">
            <text:p>0.199735</text:p>
          </table:table-cell>
          <table:table-cell table:formula="of:=[.B1177]-[.B1176]" office:value-type="float" office:value="0.00199500000053376">
            <text:p>0.00199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912.845427">
            <text:p>6912.845427</text:p>
          </table:table-cell>
          <table:table-cell table:formula="of:=[.A1178]-[.A$20]" office:value-type="float" office:value="0.199736999999914">
            <text:p>0.199737</text:p>
          </table:table-cell>
          <table:table-cell table:formula="of:=[.B1178]-[.B1177]" office:value-type="float" office:value="0.00000199999976757681">
            <text:p>0.00000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912.84543">
            <text:p>6912.845430</text:p>
          </table:table-cell>
          <table:table-cell table:formula="of:=[.A1179]-[.A$20]" office:value-type="float" office:value="0.19974000000002">
            <text:p>0.199740</text:p>
          </table:table-cell>
          <table:table-cell table:formula="of:=[.B1179]-[.B1178]" office:value-type="float" office:value="0.00000300000010611257">
            <text:p>0.000003</text:p>
          </table:table-cell>
          <table:table-cell/>
          <table:table-cell office:value-type="string">
            <text:p>uses up its c_s; 6912845.423478-6912844.322729=1.100749</text:p>
          </table:table-cell>
          <table:table-cell/>
        </table:table-row>
        <table:table-row table:style-name="ro1">
          <table:table-cell office:value-type="float" office:value="6912.845434">
            <text:p>6912.845434</text:p>
          </table:table-cell>
          <table:table-cell table:formula="of:=[.A1180]-[.A$20]" office:value-type="float" office:value="0.199743999999555">
            <text:p>0.199744</text:p>
          </table:table-cell>
          <table:table-cell table:formula="of:=[.B1180]-[.B1179]" office:value-type="float" office:value="0.00000399999953515362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845498">
            <text:p>6912.845498</text:p>
          </table:table-cell>
          <table:table-cell table:formula="of:=[.A1181]-[.A$20]" office:value-type="float" office:value="0.199807999999393">
            <text:p>0.199808</text:p>
          </table:table-cell>
          <table:table-cell table:formula="of:=[.B1181]-[.B1180]" office:value-type="float" office:value="0.0000639999998384155">
            <text:p>0.00006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912.845501">
            <text:p>6912.845501</text:p>
          </table:table-cell>
          <table:table-cell table:formula="of:=[.A1182]-[.A$20]" office:value-type="float" office:value="0.199810999999499">
            <text:p>0.199811</text:p>
          </table:table-cell>
          <table:table-cell table:formula="of:=[.B1182]-[.B1181]" office:value-type="float" office:value="0.00000300000010611257">
            <text:p>0.000003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6912.845641">
            <text:p>6912.845641</text:p>
          </table:table-cell>
          <table:table-cell table:formula="of:=[.A1183]-[.A$20]" office:value-type="float" office:value="0.199950999999601">
            <text:p>0.199951</text:p>
          </table:table-cell>
          <table:table-cell table:formula="of:=[.B1183]-[.B1182]" office:value-type="float" office:value="0.000140000000101281">
            <text:p>0.000140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912.845644">
            <text:p>6912.845644</text:p>
          </table:table-cell>
          <table:table-cell table:formula="of:=[.A1184]-[.A$20]" office:value-type="float" office:value="0.199953999999707">
            <text:p>0.199954</text:p>
          </table:table-cell>
          <table:table-cell table:formula="of:=[.B1184]-[.B1183]" office:value-type="float" office:value="0.0000030000001061125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912.845646">
            <text:p>6912.845646</text:p>
          </table:table-cell>
          <table:table-cell table:formula="of:=[.A1185]-[.A$20]" office:value-type="float" office:value="0.199955999999474">
            <text:p>0.199956</text:p>
          </table:table-cell>
          <table:table-cell table:formula="of:=[.B1185]-[.B1184]" office:value-type="float" office:value="0.00000199999976757681">
            <text:p>0.000002</text:p>
          </table:table-cell>
          <table:table-cell table:number-columns-repeated="2"/>
          <table:table-cell office:value-type="string">
            <text:p>d_s is renewed (r + D) to 6912852.643417; c_s is fully topped up</text:p>
          </table:table-cell>
        </table:table-row>
        <table:table-row table:style-name="ro1">
          <table:table-cell office:value-type="float" office:value="6912.845649">
            <text:p>6912.845649</text:p>
          </table:table-cell>
          <table:table-cell table:formula="of:=[.A1186]-[.A$20]" office:value-type="float" office:value="0.199958999999581">
            <text:p>0.199959</text:p>
          </table:table-cell>
          <table:table-cell table:formula="of:=[.B1186]-[.B1185]" office:value-type="float" office:value="0.00000300000010611257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912.845651">
            <text:p>6912.845651</text:p>
          </table:table-cell>
          <table:table-cell table:formula="of:=[.A1187]-[.A$20]" office:value-type="float" office:value="0.199960999999348">
            <text:p>0.199961</text:p>
          </table:table-cell>
          <table:table-cell table:formula="of:=[.B1187]-[.B1186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912.845653">
            <text:p>6912.845653</text:p>
          </table:table-cell>
          <table:table-cell table:formula="of:=[.A1188]-[.A$20]" office:value-type="float" office:value="0.199963000000025">
            <text:p>0.199963</text:p>
          </table:table-cell>
          <table:table-cell table:formula="of:=[.B1188]-[.B1187]" office:value-type="float" office:value="0.00000200000067707151">
            <text:p>0.000002</text:p>
          </table:table-cell>
          <table:table-cell office:value-type="string">
            <text:p>d_s is renewed (r + D) to 6912847.643417; c_s is fully topped up</text:p>
          </table:table-cell>
          <table:table-cell table:number-columns-repeated="2"/>
        </table:table-row>
        <table:table-row table:style-name="ro1">
          <table:table-cell office:value-type="float" office:value="6912.84566">
            <text:p>6912.845660</text:p>
          </table:table-cell>
          <table:table-cell table:formula="of:=[.A1189]-[.A$20]" office:value-type="float" office:value="0.199969999999666">
            <text:p>0.199970</text:p>
          </table:table-cell>
          <table:table-cell table:formula="of:=[.B1189]-[.B1188]" office:value-type="float" office:value="0.00000699999964126619">
            <text:p>0.000007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6912.846539">
            <text:p>6912.846539</text:p>
          </table:table-cell>
          <table:table-cell table:formula="of:=[.A1190]-[.A$20]" office:value-type="float" office:value="0.200848999999835">
            <text:p>0.200849</text:p>
          </table:table-cell>
          <table:table-cell table:formula="of:=[.B1190]-[.B1189]" office:value-type="float" office:value="0.000879000000168162">
            <text:p>0.000879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912.846541">
            <text:p>6912.846541</text:p>
          </table:table-cell>
          <table:table-cell table:formula="of:=[.A1191]-[.A$20]" office:value-type="float" office:value="0.200850999999602">
            <text:p>0.200851</text:p>
          </table:table-cell>
          <table:table-cell table:formula="of:=[.B1191]-[.B1190]" office:value-type="float" office:value="0.0000019999997675768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912.846544">
            <text:p>6912.846544</text:p>
          </table:table-cell>
          <table:table-cell table:formula="of:=[.A1192]-[.A$20]" office:value-type="float" office:value="0.200853999999708">
            <text:p>0.200854</text:p>
          </table:table-cell>
          <table:table-cell table:formula="of:=[.B1192]-[.B1191]" office:value-type="float" office:value="0.00000300000010611257">
            <text:p>0.000003</text:p>
          </table:table-cell>
          <table:table-cell/>
          <table:table-cell office:value-type="string">
            <text:p>postpones its deadline to 6912851.527001; c_s is topped up to 1.116095</text:p>
          </table:table-cell>
          <table:table-cell/>
        </table:table-row>
        <table:table-row table:style-name="ro1">
          <table:table-cell office:value-type="float" office:value="6912.846613">
            <text:p>6912.846613</text:p>
          </table:table-cell>
          <table:table-cell table:formula="of:=[.A1193]-[.A$20]" office:value-type="float" office:value="0.20092299999942">
            <text:p>0.200923</text:p>
          </table:table-cell>
          <table:table-cell table:formula="of:=[.B1193]-[.B1192]" office:value-type="float" office:value="0.0000689999997121049">
            <text:p>0.00006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912.846614">
            <text:p>6912.846614</text:p>
          </table:table-cell>
          <table:table-cell table:formula="of:=[.A1194]-[.A$20]" office:value-type="float" office:value="0.200923999999759">
            <text:p>0.200924</text:p>
          </table:table-cell>
          <table:table-cell table:formula="of:=[.B1194]-[.B1193]" office:value-type="float" office:value="0.00000100000033853576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912.846619">
            <text:p>6912.846619</text:p>
          </table:table-cell>
          <table:table-cell table:formula="of:=[.A1195]-[.A$20]" office:value-type="float" office:value="0.200928999999633">
            <text:p>0.200929</text:p>
          </table:table-cell>
          <table:table-cell table:formula="of:=[.B1195]-[.B1194]" office:value-type="float" office:value="0.0000049999998736893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912.846623">
            <text:p>6912.846623</text:p>
          </table:table-cell>
          <table:table-cell table:formula="of:=[.A1196]-[.A$20]" office:value-type="float" office:value="0.200933000000077">
            <text:p>0.200933</text:p>
          </table:table-cell>
          <table:table-cell table:formula="of:=[.B1196]-[.B1195]" office:value-type="float" office:value="0.00000400000044464832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846627">
            <text:p>6912.846627</text:p>
          </table:table-cell>
          <table:table-cell table:formula="of:=[.A1197]-[.A$20]" office:value-type="float" office:value="0.200936999999612">
            <text:p>0.200937</text:p>
          </table:table-cell>
          <table:table-cell table:formula="of:=[.B1197]-[.B1196]" office:value-type="float" office:value="0.00000399999953515362">
            <text:p>0.000004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6912.84801">
            <text:p>6912.848010</text:p>
          </table:table-cell>
          <table:table-cell table:formula="of:=[.A1198]-[.A$20]" office:value-type="float" office:value="0.202319999999418">
            <text:p>0.202320</text:p>
          </table:table-cell>
          <table:table-cell table:formula="of:=[.B1198]-[.B1197]" office:value-type="float" office:value="0.00138299999980518">
            <text:p>0.001383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912.848013">
            <text:p>6912.848013</text:p>
          </table:table-cell>
          <table:table-cell table:formula="of:=[.A1199]-[.A$20]" office:value-type="float" office:value="0.202322999999524">
            <text:p>0.202323</text:p>
          </table:table-cell>
          <table:table-cell table:formula="of:=[.B1199]-[.B1198]" office:value-type="float" office:value="0.00000300000010611257">
            <text:p>0.000003</text:p>
          </table:table-cell>
          <table:table-cell/>
          <table:table-cell office:value-type="string">
            <text:p>uses up its c_s; 6912848.009344-6912847.519745=0.489599</text:p>
          </table:table-cell>
          <table:table-cell/>
        </table:table-row>
        <table:table-row table:style-name="ro1">
          <table:table-cell office:value-type="float" office:value="6912.848022">
            <text:p>6912.848022</text:p>
          </table:table-cell>
          <table:table-cell table:formula="of:=[.A1200]-[.A$20]" office:value-type="float" office:value="0.202331999999842">
            <text:p>0.202332</text:p>
          </table:table-cell>
          <table:table-cell table:formula="of:=[.B1200]-[.B1199]" office:value-type="float" office:value="0.0000090000003183377">
            <text:p>0.000009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848025">
            <text:p>6912.848025</text:p>
          </table:table-cell>
          <table:table-cell table:formula="of:=[.A1201]-[.A$20]" office:value-type="float" office:value="0.202334999999948">
            <text:p>0.202335</text:p>
          </table:table-cell>
          <table:table-cell table:formula="of:=[.B1201]-[.B1200]" office:value-type="float" office:value="0.00000300000010611257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912.848027">
            <text:p>6912.848027</text:p>
          </table:table-cell>
          <table:table-cell table:formula="of:=[.A1202]-[.A$20]" office:value-type="float" office:value="0.202336999999716">
            <text:p>0.202337</text:p>
          </table:table-cell>
          <table:table-cell table:formula="of:=[.B1202]-[.B1201]" office:value-type="float" office:value="0.0000019999997675768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848029">
            <text:p>6912.848029</text:p>
          </table:table-cell>
          <table:table-cell table:formula="of:=[.A1203]-[.A$20]" office:value-type="float" office:value="0.202338999999483">
            <text:p>0.202339</text:p>
          </table:table-cell>
          <table:table-cell table:formula="of:=[.B1203]-[.B1202]" office:value-type="float" office:value="0.00000199999976757681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6912.849632">
            <text:p>6912.849632</text:p>
          </table:table-cell>
          <table:table-cell table:formula="of:=[.A1204]-[.A$20]" office:value-type="float" office:value="0.203942000000097">
            <text:p>0.203942</text:p>
          </table:table-cell>
          <table:table-cell table:formula="of:=[.B1204]-[.B1203]" office:value-type="float" office:value="0.00160300000061397">
            <text:p>0.0016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912.849634">
            <text:p>6912.849634</text:p>
          </table:table-cell>
          <table:table-cell table:formula="of:=[.A1205]-[.A$20]" office:value-type="float" office:value="0.203943999999865">
            <text:p>0.203944</text:p>
          </table:table-cell>
          <table:table-cell table:formula="of:=[.B1205]-[.B1204]" office:value-type="float" office:value="0.0000019999997675768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912.849636">
            <text:p>6912.849636</text:p>
          </table:table-cell>
          <table:table-cell table:formula="of:=[.A1206]-[.A$20]" office:value-type="float" office:value="0.203945999999632">
            <text:p>0.203946</text:p>
          </table:table-cell>
          <table:table-cell table:formula="of:=[.B1206]-[.B1205]" office:value-type="float" office:value="0.00000199999976757681">
            <text:p>0.000002</text:p>
          </table:table-cell>
          <table:table-cell office:value-type="string">
            <text:p>d_s is renewed (r + D) to 6912851.633989; c_s is fully topped up</text:p>
          </table:table-cell>
          <table:table-cell table:number-columns-repeated="2"/>
        </table:table-row>
        <table:table-row table:style-name="ro1">
          <table:table-cell office:value-type="float" office:value="6912.849639">
            <text:p>6912.849639</text:p>
          </table:table-cell>
          <table:table-cell table:formula="of:=[.A1207]-[.A$20]" office:value-type="float" office:value="0.203948999999739">
            <text:p>0.203949</text:p>
          </table:table-cell>
          <table:table-cell table:formula="of:=[.B1207]-[.B1206]" office:value-type="float" office:value="0.00000300000010611257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6912.849642">
            <text:p>6912.849642</text:p>
          </table:table-cell>
          <table:table-cell table:formula="of:=[.A1208]-[.A$20]" office:value-type="float" office:value="0.203951999999845">
            <text:p>0.203952</text:p>
          </table:table-cell>
          <table:table-cell table:formula="of:=[.B1208]-[.B1207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849644">
            <text:p>6912.849644</text:p>
          </table:table-cell>
          <table:table-cell table:formula="of:=[.A1209]-[.A$20]" office:value-type="float" office:value="0.203953999999612">
            <text:p>0.203954</text:p>
          </table:table-cell>
          <table:table-cell table:formula="of:=[.B1209]-[.B1208]" office:value-type="float" office:value="0.0000019999997675768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912.850581">
            <text:p>6912.850581</text:p>
          </table:table-cell>
          <table:table-cell table:formula="of:=[.A1210]-[.A$20]" office:value-type="float" office:value="0.204890999999407">
            <text:p>0.204891</text:p>
          </table:table-cell>
          <table:table-cell table:formula="of:=[.B1210]-[.B1209]" office:value-type="float" office:value="0.000936999999794352">
            <text:p>0.00093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912.850583">
            <text:p>6912.850583</text:p>
          </table:table-cell>
          <table:table-cell table:formula="of:=[.A1211]-[.A$20]" office:value-type="float" office:value="0.204893000000084">
            <text:p>0.204893</text:p>
          </table:table-cell>
          <table:table-cell table:formula="of:=[.B1211]-[.B1210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912.850586">
            <text:p>6912.850586</text:p>
          </table:table-cell>
          <table:table-cell table:formula="of:=[.A1212]-[.A$20]" office:value-type="float" office:value="0.20489599999928">
            <text:p>0.204896</text:p>
          </table:table-cell>
          <table:table-cell table:formula="of:=[.B1212]-[.B1211]" office:value-type="float" office:value="0.00000299999919661786">
            <text:p>0.000003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6912.851531">
            <text:p>6912.851531</text:p>
          </table:table-cell>
          <table:table-cell table:formula="of:=[.A1213]-[.A$20]" office:value-type="float" office:value="0.205840999999964">
            <text:p>0.205841</text:p>
          </table:table-cell>
          <table:table-cell table:formula="of:=[.B1213]-[.B1212]" office:value-type="float" office:value="0.000945000000683649">
            <text:p>0.000945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912.851533">
            <text:p>6912.851533</text:p>
          </table:table-cell>
          <table:table-cell table:formula="of:=[.A1214]-[.A$20]" office:value-type="float" office:value="0.205842999999732">
            <text:p>0.205843</text:p>
          </table:table-cell>
          <table:table-cell table:formula="of:=[.B1214]-[.B1213]" office:value-type="float" office:value="0.0000019999997675768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912.851535">
            <text:p>6912.851535</text:p>
          </table:table-cell>
          <table:table-cell table:formula="of:=[.A1215]-[.A$20]" office:value-type="float" office:value="0.205844999999499">
            <text:p>0.205845</text:p>
          </table:table-cell>
          <table:table-cell table:formula="of:=[.B1215]-[.B1214]" office:value-type="float" office:value="0.00000199999976757681">
            <text:p>0.000002</text:p>
          </table:table-cell>
          <table:table-cell/>
          <table:table-cell office:value-type="string">
            <text:p>postpones its deadline to 6912856.527001; c_s is topped up to 1.719170</text:p>
          </table:table-cell>
          <table:table-cell/>
        </table:table-row>
        <table:table-row table:style-name="ro1">
          <table:table-cell office:value-type="float" office:value="6912.851948">
            <text:p>6912.851948</text:p>
          </table:table-cell>
          <table:table-cell table:formula="of:=[.A1216]-[.A$20]" office:value-type="float" office:value="0.206258000000162">
            <text:p>0.206258</text:p>
          </table:table-cell>
          <table:table-cell table:formula="of:=[.B1216]-[.B1215]" office:value-type="float" office:value="0.000413000000662578">
            <text:p>0.000413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912.85195">
            <text:p>6912.851950</text:p>
          </table:table-cell>
          <table:table-cell table:formula="of:=[.A1217]-[.A$20]" office:value-type="float" office:value="0.206259999999929">
            <text:p>0.206260</text:p>
          </table:table-cell>
          <table:table-cell table:formula="of:=[.B1217]-[.B1216]" office:value-type="float" office:value="0.0000019999997675768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851953">
            <text:p>6912.851953</text:p>
          </table:table-cell>
          <table:table-cell table:formula="of:=[.A1218]-[.A$20]" office:value-type="float" office:value="0.206263000000035">
            <text:p>0.206263</text:p>
          </table:table-cell>
          <table:table-cell table:formula="of:=[.B1218]-[.B1217]" office:value-type="float" office:value="0.00000300000010611257">
            <text:p>0.000003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912.852567">
            <text:p>6912.852567</text:p>
          </table:table-cell>
          <table:table-cell table:formula="of:=[.A1219]-[.A$20]" office:value-type="float" office:value="0.206876999999622">
            <text:p>0.206877</text:p>
          </table:table-cell>
          <table:table-cell table:formula="of:=[.B1219]-[.B1218]" office:value-type="float" office:value="0.000613999999586667">
            <text:p>0.00061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912.852569">
            <text:p>6912.852569</text:p>
          </table:table-cell>
          <table:table-cell table:formula="of:=[.A1220]-[.A$20]" office:value-type="float" office:value="0.20687899999939">
            <text:p>0.206879</text:p>
          </table:table-cell>
          <table:table-cell table:formula="of:=[.B1220]-[.B1219]" office:value-type="float" office:value="0.0000019999997675768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85258">
            <text:p>6912.852580</text:p>
          </table:table-cell>
          <table:table-cell table:formula="of:=[.A1221]-[.A$20]" office:value-type="float" office:value="0.206889999999476">
            <text:p>0.206890</text:p>
          </table:table-cell>
          <table:table-cell table:formula="of:=[.B1221]-[.B1220]" office:value-type="float" office:value="0.0000110000000859145">
            <text:p>0.000011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912.852582">
            <text:p>6912.852582</text:p>
          </table:table-cell>
          <table:table-cell table:formula="of:=[.A1222]-[.A$20]" office:value-type="float" office:value="0.206892000000153">
            <text:p>0.206892</text:p>
          </table:table-cell>
          <table:table-cell table:formula="of:=[.B1222]-[.B1221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912.852585">
            <text:p>6912.852585</text:p>
          </table:table-cell>
          <table:table-cell table:formula="of:=[.A1223]-[.A$20]" office:value-type="float" office:value="0.206894999999349">
            <text:p>0.206895</text:p>
          </table:table-cell>
          <table:table-cell table:formula="of:=[.B1223]-[.B1222]" office:value-type="float" office:value="0.00000299999919661786">
            <text:p>0.000003</text:p>
          </table:table-cell>
          <table:table-cell/>
          <table:table-cell office:value-type="string">
            <text:p>1.101230 / 3.945291 &lt;= 2.000000 / 5.000000</text:p>
          </table:table-cell>
          <table:table-cell/>
        </table:table-row>
        <table:table-row table:style-name="ro1">
          <table:table-cell office:value-type="float" office:value="6912.852587">
            <text:p>6912.852587</text:p>
          </table:table-cell>
          <table:table-cell table:formula="of:=[.A1224]-[.A$20]" office:value-type="float" office:value="0.206897000000026">
            <text:p>0.206897</text:p>
          </table:table-cell>
          <table:table-cell table:formula="of:=[.B1224]-[.B1223]" office:value-type="float" office:value="0.00000200000067707151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6912.852592">
            <text:p>6912.852592</text:p>
          </table:table-cell>
          <table:table-cell table:formula="of:=[.A1225]-[.A$20]" office:value-type="float" office:value="0.2069019999999">
            <text:p>0.206902</text:p>
          </table:table-cell>
          <table:table-cell table:formula="of:=[.B1225]-[.B1224]" office:value-type="float" office:value="0.00000499999987368938">
            <text:p>0.000005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6912.853633">
            <text:p>6912.853633</text:p>
          </table:table-cell>
          <table:table-cell table:formula="of:=[.A1226]-[.A$20]" office:value-type="float" office:value="0.207942999999432">
            <text:p>0.207943</text:p>
          </table:table-cell>
          <table:table-cell table:formula="of:=[.B1226]-[.B1225]" office:value-type="float" office:value="0.00104099999953178">
            <text:p>0.00104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912.853635">
            <text:p>6912.853635</text:p>
          </table:table-cell>
          <table:table-cell table:formula="of:=[.A1227]-[.A$20]" office:value-type="float" office:value="0.207945000000109">
            <text:p>0.207945</text:p>
          </table:table-cell>
          <table:table-cell table:formula="of:=[.B1227]-[.B1226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912.853637">
            <text:p>6912.853637</text:p>
          </table:table-cell>
          <table:table-cell table:formula="of:=[.A1228]-[.A$20]" office:value-type="float" office:value="0.207946999999876">
            <text:p>0.207947</text:p>
          </table:table-cell>
          <table:table-cell table:formula="of:=[.B1228]-[.B1227]" office:value-type="float" office:value="0.00000199999976757681">
            <text:p>0.000002</text:p>
          </table:table-cell>
          <table:table-cell office:value-type="string">
            <text:p>d_s is renewed (r + D) to 6912855.635002; c_s is fully topped up</text:p>
          </table:table-cell>
          <table:table-cell table:number-columns-repeated="2"/>
        </table:table-row>
        <table:table-row table:style-name="ro1">
          <table:table-cell office:value-type="float" office:value="6912.85364">
            <text:p>6912.853640</text:p>
          </table:table-cell>
          <table:table-cell table:formula="of:=[.A1229]-[.A$20]" office:value-type="float" office:value="0.207949999999983">
            <text:p>0.207950</text:p>
          </table:table-cell>
          <table:table-cell table:formula="of:=[.B1229]-[.B1228]" office:value-type="float" office:value="0.00000300000010611257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6912.853643">
            <text:p>6912.853643</text:p>
          </table:table-cell>
          <table:table-cell table:formula="of:=[.A1230]-[.A$20]" office:value-type="float" office:value="0.207953000000089">
            <text:p>0.207953</text:p>
          </table:table-cell>
          <table:table-cell table:formula="of:=[.B1230]-[.B1229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853645">
            <text:p>6912.853645</text:p>
          </table:table-cell>
          <table:table-cell table:formula="of:=[.A1231]-[.A$20]" office:value-type="float" office:value="0.207954999999856">
            <text:p>0.207955</text:p>
          </table:table-cell>
          <table:table-cell table:formula="of:=[.B1231]-[.B1230]" office:value-type="float" office:value="0.0000019999997675768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912.854679">
            <text:p>6912.854679</text:p>
          </table:table-cell>
          <table:table-cell table:formula="of:=[.A1232]-[.A$20]" office:value-type="float" office:value="0.208988999999747">
            <text:p>0.208989</text:p>
          </table:table-cell>
          <table:table-cell table:formula="of:=[.B1232]-[.B1231]" office:value-type="float" office:value="0.00103399999989051">
            <text:p>0.00103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912.854682">
            <text:p>6912.854682</text:p>
          </table:table-cell>
          <table:table-cell table:formula="of:=[.A1233]-[.A$20]" office:value-type="float" office:value="0.208991999999853">
            <text:p>0.208992</text:p>
          </table:table-cell>
          <table:table-cell table:formula="of:=[.B1233]-[.B1232]" office:value-type="float" office:value="0.00000300000010611257">
            <text:p>0.000003</text:p>
          </table:table-cell>
          <table:table-cell office:value-type="string">
            <text:p>rorun</text:p>
          </table:table-cell>
          <table:table-cell table:number-columns-repeated="2"/>
        </table:table-row>
        <table:table-row table:style-name="ro1">
          <table:table-cell office:value-type="float" office:value="6912.854685">
            <text:p>6912.854685</text:p>
          </table:table-cell>
          <table:table-cell table:formula="of:=[.A1234]-[.A$20]" office:value-type="float" office:value="0.208994999999959">
            <text:p>0.208995</text:p>
          </table:table-cell>
          <table:table-cell table:formula="of:=[.B1234]-[.B1233]" office:value-type="float" office:value="0.00000300000010611257">
            <text:p>0.000003</text:p>
          </table:table-cell>
          <table:table-cell office:value-type="string">
            <text:p>uses up its c_s; 6912854.678056-6912853.642898=1.035158</text:p>
          </table:table-cell>
          <table:table-cell table:number-columns-repeated="2"/>
        </table:table-row>
        <table:table-row table:style-name="ro1">
          <table:table-cell office:value-type="float" office:value="6912.854689">
            <text:p>6912.854689</text:p>
          </table:table-cell>
          <table:table-cell table:formula="of:=[.A1235]-[.A$20]" office:value-type="float" office:value="0.208998999999494">
            <text:p>0.208999</text:p>
          </table:table-cell>
          <table:table-cell table:formula="of:=[.B1235]-[.B1234]" office:value-type="float" office:value="0.00000399999953515362">
            <text:p>0.000004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912.854693">
            <text:p>6912.854693</text:p>
          </table:table-cell>
          <table:table-cell table:formula="of:=[.A1236]-[.A$20]" office:value-type="float" office:value="0.209002999999939">
            <text:p>0.209003</text:p>
          </table:table-cell>
          <table:table-cell table:formula="of:=[.B1236]-[.B1235]" office:value-type="float" office:value="0.00000400000044464832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912.855632">
            <text:p>6912.855632</text:p>
          </table:table-cell>
          <table:table-cell table:formula="of:=[.A1237]-[.A$20]" office:value-type="float" office:value="0.209941999999501">
            <text:p>0.209942</text:p>
          </table:table-cell>
          <table:table-cell table:formula="of:=[.B1237]-[.B1236]" office:value-type="float" office:value="0.000938999999561929">
            <text:p>0.000939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912.855634">
            <text:p>6912.855634</text:p>
          </table:table-cell>
          <table:table-cell table:formula="of:=[.A1238]-[.A$20]" office:value-type="float" office:value="0.209943999999268">
            <text:p>0.209944</text:p>
          </table:table-cell>
          <table:table-cell table:formula="of:=[.B1238]-[.B1237]" office:value-type="float" office:value="0.0000019999997675768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912.855637">
            <text:p>6912.855637</text:p>
          </table:table-cell>
          <table:table-cell table:formula="of:=[.A1239]-[.A$20]" office:value-type="float" office:value="0.209946999999374">
            <text:p>0.209947</text:p>
          </table:table-cell>
          <table:table-cell table:formula="of:=[.B1239]-[.B1238]" office:value-type="float" office:value="0.00000300000010611257">
            <text:p>0.000003</text:p>
          </table:table-cell>
          <table:table-cell table:number-columns-repeated="2"/>
          <table:table-cell office:value-type="string">
            <text:p>d_s is renewed (r + D) to 6912862.634304; c_s is fully topped up</text:p>
          </table:table-cell>
        </table:table-row>
        <table:table-row table:style-name="ro1">
          <table:table-cell office:value-type="float" office:value="6912.855646">
            <text:p>6912.855646</text:p>
          </table:table-cell>
          <table:table-cell table:formula="of:=[.A1240]-[.A$20]" office:value-type="float" office:value="0.209955999999693">
            <text:p>0.209956</text:p>
          </table:table-cell>
          <table:table-cell table:formula="of:=[.B1240]-[.B1239]" office:value-type="float" office:value="0.0000090000003183377">
            <text:p>0.000009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6912.855658">
            <text:p>6912.855658</text:p>
          </table:table-cell>
          <table:table-cell table:formula="of:=[.A1241]-[.A$20]" office:value-type="float" office:value="0.209968000000117">
            <text:p>0.209968</text:p>
          </table:table-cell>
          <table:table-cell table:formula="of:=[.B1241]-[.B1240]" office:value-type="float" office:value="0.0000120000004244503">
            <text:p>0.00001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912.85566">
            <text:p>6912.855660</text:p>
          </table:table-cell>
          <table:table-cell table:formula="of:=[.A1242]-[.A$20]" office:value-type="float" office:value="0.209969999999885">
            <text:p>0.209970</text:p>
          </table:table-cell>
          <table:table-cell table:formula="of:=[.B1242]-[.B1241]" office:value-type="float" office:value="0.00000199999976757681">
            <text:p>0.00000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912.855663">
            <text:p>6912.855663</text:p>
          </table:table-cell>
          <table:table-cell table:formula="of:=[.A1243]-[.A$20]" office:value-type="float" office:value="0.209972999999991">
            <text:p>0.209973</text:p>
          </table:table-cell>
          <table:table-cell table:formula="of:=[.B1243]-[.B1242]" office:value-type="float" office:value="0.00000300000010611257">
            <text:p>0.000003</text:p>
          </table:table-cell>
          <table:table-cell/>
          <table:table-cell office:value-type="string">
            <text:p>uses up its c_s; 6912855.658029-6912854.678056=0.979973</text:p>
          </table:table-cell>
          <table:table-cell/>
        </table:table-row>
        <table:table-row table:style-name="ro1">
          <table:table-cell office:value-type="float" office:value="6912.855667">
            <text:p>6912.855667</text:p>
          </table:table-cell>
          <table:table-cell table:formula="of:=[.A1244]-[.A$20]" office:value-type="float" office:value="0.209976999999526">
            <text:p>0.209977</text:p>
          </table:table-cell>
          <table:table-cell table:formula="of:=[.B1244]-[.B1243]" office:value-type="float" office:value="0.00000399999953515362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855669">
            <text:p>6912.855669</text:p>
          </table:table-cell>
          <table:table-cell table:formula="of:=[.A1245]-[.A$20]" office:value-type="float" office:value="0.209978999999294">
            <text:p>0.209979</text:p>
          </table:table-cell>
          <table:table-cell table:formula="of:=[.B1245]-[.B1244]" office:value-type="float" office:value="0.0000019999997675768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912.856541">
            <text:p>6912.856541</text:p>
          </table:table-cell>
          <table:table-cell table:formula="of:=[.A1246]-[.A$20]" office:value-type="float" office:value="0.21085099999982">
            <text:p>0.210851</text:p>
          </table:table-cell>
          <table:table-cell table:formula="of:=[.B1246]-[.B1245]" office:value-type="float" office:value="0.000872000000526896">
            <text:p>0.000872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912.858683">
            <text:p>6912.858683</text:p>
          </table:table-cell>
          <table:table-cell table:formula="of:=[.A1247]-[.A$20]" office:value-type="float" office:value="0.212993000000097">
            <text:p>0.212993</text:p>
          </table:table-cell>
          <table:table-cell table:formula="of:=[.B1247]-[.B1246]" office:value-type="float" office:value="0.00214200000027631">
            <text:p>0.002142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912.858686">
            <text:p>6912.858686</text:p>
          </table:table-cell>
          <table:table-cell table:formula="of:=[.A1248]-[.A$20]" office:value-type="float" office:value="0.212995999999293">
            <text:p>0.212996</text:p>
          </table:table-cell>
          <table:table-cell table:formula="of:=[.B1248]-[.B1247]" office:value-type="float" office:value="0.00000299999919661786">
            <text:p>0.000003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6912.858688">
            <text:p>6912.858688</text:p>
          </table:table-cell>
          <table:table-cell table:formula="of:=[.A1249]-[.A$20]" office:value-type="float" office:value="0.21299799999997">
            <text:p>0.212998</text:p>
          </table:table-cell>
          <table:table-cell table:formula="of:=[.B1249]-[.B1248]" office:value-type="float" office:value="0.00000200000067707151">
            <text:p>0.000002</text:p>
          </table:table-cell>
          <table:table-cell table:number-columns-repeated="2"/>
          <table:table-cell office:value-type="string">
            <text:p>uses up its c_s; 6912858.680903-6912856.011444=2.669459</text:p>
          </table:table-cell>
        </table:table-row>
        <table:table-row table:style-name="ro1">
          <table:table-cell office:value-type="float" office:value="6912.858693">
            <text:p>6912.858693</text:p>
          </table:table-cell>
          <table:table-cell table:formula="of:=[.A1250]-[.A$20]" office:value-type="float" office:value="0.213002999999844">
            <text:p>0.213003</text:p>
          </table:table-cell>
          <table:table-cell table:formula="of:=[.B1250]-[.B1249]" office:value-type="float" office:value="0.00000499999987368938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862682">
            <text:p>6912.862682</text:p>
          </table:table-cell>
          <table:table-cell table:formula="of:=[.A1251]-[.A$20]" office:value-type="float" office:value="0.216991999999664">
            <text:p>0.216992</text:p>
          </table:table-cell>
          <table:table-cell table:formula="of:=[.B1251]-[.B1250]" office:value-type="float" office:value="0.0039889999998195">
            <text:p>0.003989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6912.880726">
            <text:p>6912.880726</text:p>
          </table:table-cell>
          <table:table-cell table:formula="of:=[.A1252]-[.A$20]" office:value-type="float" office:value="0.235036000000036">
            <text:p>0.235036</text:p>
          </table:table-cell>
          <table:table-cell table:formula="of:=[.B1252]-[.B1251]" office:value-type="float" office:value="0.0180440000003728">
            <text:p>0.01804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912.88073">
            <text:p>6912.880730</text:p>
          </table:table-cell>
          <table:table-cell table:formula="of:=[.A1253]-[.A$20]" office:value-type="float" office:value="0.235039999999572">
            <text:p>0.235040</text:p>
          </table:table-cell>
          <table:table-cell table:formula="of:=[.B1253]-[.B1252]" office:value-type="float" office:value="0.00000399999953515362">
            <text:p>0.000004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912.880734">
            <text:p>6912.880734</text:p>
          </table:table-cell>
          <table:table-cell table:formula="of:=[.A1254]-[.A$20]" office:value-type="float" office:value="0.235044000000016">
            <text:p>0.235044</text:p>
          </table:table-cell>
          <table:table-cell table:formula="of:=[.B1254]-[.B1253]" office:value-type="float" office:value="0.00000400000044464832">
            <text:p>0.000004</text:p>
          </table:table-cell>
          <table:table-cell office:value-type="string">
            <text:p>d_s is renewed (r + D) to 6912882.729667; c_s is fully topped up</text:p>
          </table:table-cell>
          <table:table-cell table:number-columns-repeated="2"/>
        </table:table-row>
        <table:table-row table:style-name="ro1">
          <table:table-cell office:value-type="float" office:value="6912.880737">
            <text:p>6912.880737</text:p>
          </table:table-cell>
          <table:table-cell table:formula="of:=[.A1255]-[.A$20]" office:value-type="float" office:value="0.235047000000122">
            <text:p>0.235047</text:p>
          </table:table-cell>
          <table:table-cell table:formula="of:=[.B1255]-[.B1254]" office:value-type="float" office:value="0.00000300000010611257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912.880739">
            <text:p>6912.880739</text:p>
          </table:table-cell>
          <table:table-cell table:formula="of:=[.A1256]-[.A$20]" office:value-type="float" office:value="0.23504899999989">
            <text:p>0.235049</text:p>
          </table:table-cell>
          <table:table-cell table:formula="of:=[.B1256]-[.B1255]" office:value-type="float" office:value="0.0000019999997675768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912.880741">
            <text:p>6912.880741</text:p>
          </table:table-cell>
          <table:table-cell table:formula="of:=[.A1257]-[.A$20]" office:value-type="float" office:value="0.235050999999657">
            <text:p>0.235051</text:p>
          </table:table-cell>
          <table:table-cell table:formula="of:=[.B1257]-[.B1256]" office:value-type="float" office:value="0.00000199999976757681">
            <text:p>0.000002</text:p>
          </table:table-cell>
          <table:table-cell/>
          <table:table-cell office:value-type="string">
            <text:p>d_s is renewed (r + D) to 6912885.729667; c_s is fully topped up</text:p>
          </table:table-cell>
          <table:table-cell/>
        </table:table-row>
        <table:table-row table:style-name="ro1">
          <table:table-cell office:value-type="float" office:value="6912.880771">
            <text:p>6912.880771</text:p>
          </table:table-cell>
          <table:table-cell table:formula="of:=[.A1258]-[.A$20]" office:value-type="float" office:value="0.235080999999809">
            <text:p>0.235081</text:p>
          </table:table-cell>
          <table:table-cell table:formula="of:=[.B1258]-[.B1257]" office:value-type="float" office:value="0.000030000000151631">
            <text:p>0.000030</text:p>
          </table:table-cell>
          <table:table-cell office:value-type="string">
            <text:p>is pick_next_task_dl-ed by polkitd (1232)</text:p>
          </table:table-cell>
          <table:table-cell table:number-columns-repeated="2"/>
        </table:table-row>
        <table:table-row table:style-name="ro1">
          <table:table-cell office:value-type="float" office:value="6912.880775">
            <text:p>6912.880775</text:p>
          </table:table-cell>
          <table:table-cell table:formula="of:=[.A1259]-[.A$20]" office:value-type="float" office:value="0.235084999999344">
            <text:p>0.235085</text:p>
          </table:table-cell>
          <table:table-cell table:formula="of:=[.B1259]-[.B1258]" office:value-type="float" office:value="0.00000399999953515362">
            <text:p>0.000004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912.880781">
            <text:p>6912.880781</text:p>
          </table:table-cell>
          <table:table-cell table:formula="of:=[.A1260]-[.A$20]" office:value-type="float" office:value="0.235090999999557">
            <text:p>0.235091</text:p>
          </table:table-cell>
          <table:table-cell table:formula="of:=[.B1260]-[.B1259]" office:value-type="float" office:value="0.00000600000021222513">
            <text:p>0.000006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6912.880837">
            <text:p>6912.880837</text:p>
          </table:table-cell>
          <table:table-cell table:formula="of:=[.A1261]-[.A$20]" office:value-type="float" office:value="0.235146999999415">
            <text:p>0.235147</text:p>
          </table:table-cell>
          <table:table-cell table:formula="of:=[.B1261]-[.B1260]" office:value-type="float" office:value="0.0000559999998586136">
            <text:p>0.00005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912.880839">
            <text:p>6912.880839</text:p>
          </table:table-cell>
          <table:table-cell table:formula="of:=[.A1262]-[.A$20]" office:value-type="float" office:value="0.235149000000092">
            <text:p>0.235149</text:p>
          </table:table-cell>
          <table:table-cell table:formula="of:=[.B1262]-[.B1261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912.880841">
            <text:p>6912.880841</text:p>
          </table:table-cell>
          <table:table-cell table:formula="of:=[.A1263]-[.A$20]" office:value-type="float" office:value="0.23515099999986">
            <text:p>0.235151</text:p>
          </table:table-cell>
          <table:table-cell table:formula="of:=[.B1263]-[.B1262]" office:value-type="float" office:value="0.0000019999997675768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912.880844">
            <text:p>6912.880844</text:p>
          </table:table-cell>
          <table:table-cell table:formula="of:=[.A1264]-[.A$20]" office:value-type="float" office:value="0.235153999999966">
            <text:p>0.235154</text:p>
          </table:table-cell>
          <table:table-cell table:formula="of:=[.B1264]-[.B1263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880847">
            <text:p>6912.880847</text:p>
          </table:table-cell>
          <table:table-cell table:formula="of:=[.A1265]-[.A$20]" office:value-type="float" office:value="0.235157000000072">
            <text:p>0.235157</text:p>
          </table:table-cell>
          <table:table-cell table:formula="of:=[.B1265]-[.B1264]" office:value-type="float" office:value="0.00000300000010611257">
            <text:p>0.000003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6912.880851">
            <text:p>6912.880851</text:p>
          </table:table-cell>
          <table:table-cell table:formula="of:=[.A1266]-[.A$20]" office:value-type="float" office:value="0.235160999999607">
            <text:p>0.235161</text:p>
          </table:table-cell>
          <table:table-cell table:formula="of:=[.B1266]-[.B1265]" office:value-type="float" office:value="0.00000399999953515362">
            <text:p>0.000004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912.880854">
            <text:p>6912.880854</text:p>
          </table:table-cell>
          <table:table-cell table:formula="of:=[.A1267]-[.A$20]" office:value-type="float" office:value="0.235163999999713">
            <text:p>0.235164</text:p>
          </table:table-cell>
          <table:table-cell table:formula="of:=[.B1267]-[.B1266]" office:value-type="float" office:value="0.0000030000001061125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912.880856">
            <text:p>6912.880856</text:p>
          </table:table-cell>
          <table:table-cell table:formula="of:=[.A1268]-[.A$20]" office:value-type="float" office:value="0.235165999999481">
            <text:p>0.235166</text:p>
          </table:table-cell>
          <table:table-cell table:formula="of:=[.B1268]-[.B1267]" office:value-type="float" office:value="0.00000199999976757681">
            <text:p>0.000002</text:p>
          </table:table-cell>
          <table:table-cell table:number-columns-repeated="2"/>
          <table:table-cell office:value-type="string">
            <text:p>d_s is renewed (r + D) to 6912887.853308; c_s is fully topped up</text:p>
          </table:table-cell>
        </table:table-row>
        <table:table-row table:style-name="ro1">
          <table:table-cell office:value-type="float" office:value="6912.880861">
            <text:p>6912.880861</text:p>
          </table:table-cell>
          <table:table-cell table:formula="of:=[.A1269]-[.A$20]" office:value-type="float" office:value="0.235170999999355">
            <text:p>0.235171</text:p>
          </table:table-cell>
          <table:table-cell table:formula="of:=[.B1269]-[.B1268]" office:value-type="float" office:value="0.00000499999987368938">
            <text:p>0.00000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912.880862">
            <text:p>6912.880862</text:p>
          </table:table-cell>
          <table:table-cell table:formula="of:=[.A1270]-[.A$20]" office:value-type="float" office:value="0.235171999999693">
            <text:p>0.235172</text:p>
          </table:table-cell>
          <table:table-cell table:formula="of:=[.B1270]-[.B1269]" office:value-type="float" office:value="0.00000100000033853576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880864">
            <text:p>6912.880864</text:p>
          </table:table-cell>
          <table:table-cell table:formula="of:=[.A1271]-[.A$20]" office:value-type="float" office:value="0.235173999999461">
            <text:p>0.235174</text:p>
          </table:table-cell>
          <table:table-cell table:formula="of:=[.B1271]-[.B1270]" office:value-type="float" office:value="0.0000019999997675768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912.880867">
            <text:p>6912.880867</text:p>
          </table:table-cell>
          <table:table-cell table:formula="of:=[.A1272]-[.A$20]" office:value-type="float" office:value="0.235176999999567">
            <text:p>0.235177</text:p>
          </table:table-cell>
          <table:table-cell table:formula="of:=[.B1272]-[.B1271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880871">
            <text:p>6912.880871</text:p>
          </table:table-cell>
          <table:table-cell table:formula="of:=[.A1273]-[.A$20]" office:value-type="float" office:value="0.235181000000011">
            <text:p>0.235181</text:p>
          </table:table-cell>
          <table:table-cell table:formula="of:=[.B1273]-[.B1272]" office:value-type="float" office:value="0.00000400000044464832">
            <text:p>0.000004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6912.880878">
            <text:p>6912.880878</text:p>
          </table:table-cell>
          <table:table-cell table:formula="of:=[.A1274]-[.A$20]" office:value-type="float" office:value="0.235187999999653">
            <text:p>0.235188</text:p>
          </table:table-cell>
          <table:table-cell table:formula="of:=[.B1274]-[.B1273]" office:value-type="float" office:value="0.00000699999964126619">
            <text:p>0.000007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912.88088">
            <text:p>6912.880880</text:p>
          </table:table-cell>
          <table:table-cell table:formula="of:=[.A1275]-[.A$20]" office:value-type="float" office:value="0.23518999999942">
            <text:p>0.235190</text:p>
          </table:table-cell>
          <table:table-cell table:formula="of:=[.B1275]-[.B1274]" office:value-type="float" office:value="0.0000019999997675768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884053">
            <text:p>6912.884053</text:p>
          </table:table-cell>
          <table:table-cell table:formula="of:=[.A1276]-[.A$20]" office:value-type="float" office:value="0.238362999999481">
            <text:p>0.238363</text:p>
          </table:table-cell>
          <table:table-cell table:formula="of:=[.B1276]-[.B1275]" office:value-type="float" office:value="0.00317300000006071">
            <text:p>0.00317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912.884056">
            <text:p>6912.884056</text:p>
          </table:table-cell>
          <table:table-cell table:formula="of:=[.A1277]-[.A$20]" office:value-type="float" office:value="0.238365999999587">
            <text:p>0.238366</text:p>
          </table:table-cell>
          <table:table-cell table:formula="of:=[.B1277]-[.B1276]" office:value-type="float" office:value="0.0000030000001061125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912.88406">
            <text:p>6912.884060</text:p>
          </table:table-cell>
          <table:table-cell table:formula="of:=[.A1278]-[.A$20]" office:value-type="float" office:value="0.238370000000032">
            <text:p>0.238370</text:p>
          </table:table-cell>
          <table:table-cell table:formula="of:=[.B1278]-[.B1277]" office:value-type="float" office:value="0.00000400000044464832">
            <text:p>0.000004</text:p>
          </table:table-cell>
          <table:table-cell office:value-type="string">
            <text:p>d_s is renewed (r + D) to 6912886.056204; c_s is fully topped up</text:p>
          </table:table-cell>
          <table:table-cell table:number-columns-repeated="2"/>
        </table:table-row>
        <table:table-row table:style-name="ro1">
          <table:table-cell office:value-type="float" office:value="6912.884063">
            <text:p>6912.884063</text:p>
          </table:table-cell>
          <table:table-cell table:formula="of:=[.A1279]-[.A$20]" office:value-type="float" office:value="0.238373000000138">
            <text:p>0.238373</text:p>
          </table:table-cell>
          <table:table-cell table:formula="of:=[.B1279]-[.B1278]" office:value-type="float" office:value="0.00000300000010611257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912.884065">
            <text:p>6912.884065</text:p>
          </table:table-cell>
          <table:table-cell table:formula="of:=[.A1280]-[.A$20]" office:value-type="float" office:value="0.238374999999905">
            <text:p>0.238375</text:p>
          </table:table-cell>
          <table:table-cell table:formula="of:=[.B1280]-[.B1279]" office:value-type="float" office:value="0.0000019999997675768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912.884069">
            <text:p>6912.884069</text:p>
          </table:table-cell>
          <table:table-cell table:formula="of:=[.A1281]-[.A$20]" office:value-type="float" office:value="0.238378999999441">
            <text:p>0.238379</text:p>
          </table:table-cell>
          <table:table-cell table:formula="of:=[.B1281]-[.B1280]" office:value-type="float" office:value="0.00000399999953515362">
            <text:p>0.000004</text:p>
          </table:table-cell>
          <table:table-cell/>
          <table:table-cell office:value-type="string">
            <text:p>1.983937 / 1.664288 &gt; 2.000000 / 5.000000</text:p>
          </table:table-cell>
          <table:table-cell/>
        </table:table-row>
        <table:table-row table:style-name="ro1">
          <table:table-cell office:value-type="float" office:value="6912.884072">
            <text:p>6912.884072</text:p>
          </table:table-cell>
          <table:table-cell table:formula="of:=[.A1282]-[.A$20]" office:value-type="float" office:value="0.238381999999547">
            <text:p>0.238382</text:p>
          </table:table-cell>
          <table:table-cell table:formula="of:=[.B1282]-[.B1281]" office:value-type="float" office:value="0.00000300000010611257">
            <text:p>0.000003</text:p>
          </table:table-cell>
          <table:table-cell/>
          <table:table-cell office:value-type="string">
            <text:p>d_s is renewed (r + D) to 6912889.065379; c_s is fully topped up</text:p>
          </table:table-cell>
          <table:table-cell/>
        </table:table-row>
        <table:table-row table:style-name="ro1">
          <table:table-cell office:value-type="float" office:value="6912.884098">
            <text:p>6912.884098</text:p>
          </table:table-cell>
          <table:table-cell table:formula="of:=[.A1283]-[.A$20]" office:value-type="float" office:value="0.238408000000163">
            <text:p>0.238408</text:p>
          </table:table-cell>
          <table:table-cell table:formula="of:=[.B1283]-[.B1282]" office:value-type="float" office:value="0.0000260000006164773">
            <text:p>0.000026</text:p>
          </table:table-cell>
          <table:table-cell office:value-type="string">
            <text:p>is pick_next_task_dl-ed by NetworkManager (844)</text:p>
          </table:table-cell>
          <table:table-cell table:number-columns-repeated="2"/>
        </table:table-row>
        <table:table-row table:style-name="ro1">
          <table:table-cell office:value-type="float" office:value="6912.884111">
            <text:p>6912.884111</text:p>
          </table:table-cell>
          <table:table-cell table:formula="of:=[.A1284]-[.A$20]" office:value-type="float" office:value="0.238421000000017">
            <text:p>0.238421</text:p>
          </table:table-cell>
          <table:table-cell table:formula="of:=[.B1284]-[.B1283]" office:value-type="float" office:value="0.0000129999998534913">
            <text:p>0.000013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912.884113">
            <text:p>6912.884113</text:p>
          </table:table-cell>
          <table:table-cell table:formula="of:=[.A1285]-[.A$20]" office:value-type="float" office:value="0.238422999999784">
            <text:p>0.238423</text:p>
          </table:table-cell>
          <table:table-cell table:formula="of:=[.B1285]-[.B1284]" office:value-type="float" office:value="0.0000019999997675768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912.884116">
            <text:p>6912.884116</text:p>
          </table:table-cell>
          <table:table-cell table:formula="of:=[.A1286]-[.A$20]" office:value-type="float" office:value="0.23842599999989">
            <text:p>0.238426</text:p>
          </table:table-cell>
          <table:table-cell table:formula="of:=[.B1286]-[.B1285]" office:value-type="float" office:value="0.00000300000010611257">
            <text:p>0.000003</text:p>
          </table:table-cell>
          <table:table-cell table:number-columns-repeated="2"/>
          <table:table-cell office:value-type="string">
            <text:p>2.975008 / 3.740148 &gt; 3.000000 / 7.000000</text:p>
          </table:table-cell>
        </table:table-row>
        <table:table-row table:style-name="ro1">
          <table:table-cell office:value-type="float" office:value="6912.884119">
            <text:p>6912.884119</text:p>
          </table:table-cell>
          <table:table-cell table:formula="of:=[.A1287]-[.A$20]" office:value-type="float" office:value="0.238428999999996">
            <text:p>0.238429</text:p>
          </table:table-cell>
          <table:table-cell table:formula="of:=[.B1287]-[.B1286]" office:value-type="float" office:value="0.00000300000010611257">
            <text:p>0.000003</text:p>
          </table:table-cell>
          <table:table-cell table:number-columns-repeated="2"/>
          <table:table-cell office:value-type="string">
            <text:p>d_s is renewed (r + D) to 6912891.113160; c_s is fully topped up</text:p>
          </table:table-cell>
        </table:table-row>
        <table:table-row table:style-name="ro1">
          <table:table-cell office:value-type="float" office:value="6912.884228">
            <text:p>6912.884228</text:p>
          </table:table-cell>
          <table:table-cell table:formula="of:=[.A1288]-[.A$20]" office:value-type="float" office:value="0.238537999999608">
            <text:p>0.238538</text:p>
          </table:table-cell>
          <table:table-cell table:formula="of:=[.B1288]-[.B1287]" office:value-type="float" office:value="0.000108999999611115">
            <text:p>0.00010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912.88423">
            <text:p>6912.884230</text:p>
          </table:table-cell>
          <table:table-cell table:formula="of:=[.A1289]-[.A$20]" office:value-type="float" office:value="0.238539999999375">
            <text:p>0.238540</text:p>
          </table:table-cell>
          <table:table-cell table:formula="of:=[.B1289]-[.B1288]" office:value-type="float" office:value="0.0000019999997675768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912.884233">
            <text:p>6912.884233</text:p>
          </table:table-cell>
          <table:table-cell table:formula="of:=[.A1290]-[.A$20]" office:value-type="float" office:value="0.238542999999481">
            <text:p>0.238543</text:p>
          </table:table-cell>
          <table:table-cell table:formula="of:=[.B1290]-[.B1289]" office:value-type="float" office:value="0.00000300000010611257">
            <text:p>0.0000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912.884236">
            <text:p>6912.884236</text:p>
          </table:table-cell>
          <table:table-cell table:formula="of:=[.A1291]-[.A$20]" office:value-type="float" office:value="0.238545999999587">
            <text:p>0.238546</text:p>
          </table:table-cell>
          <table:table-cell table:formula="of:=[.B1291]-[.B1290]" office:value-type="float" office:value="0.00000300000010611257">
            <text:p>0.000003</text:p>
          </table:table-cell>
          <table:table-cell office:value-type="string">
            <text:p>task_dead_dl</text:p>
          </table:table-cell>
          <table:table-cell table:number-columns-repeated="2"/>
        </table:table-row>
        <table:table-row table:style-name="ro1">
          <table:table-cell office:value-type="float" office:value="6912.884287">
            <text:p>6912.884287</text:p>
          </table:table-cell>
          <table:table-cell table:formula="of:=[.A1292]-[.A$20]" office:value-type="float" office:value="0.238596999999572">
            <text:p>0.238597</text:p>
          </table:table-cell>
          <table:table-cell table:formula="of:=[.B1292]-[.B1291]" office:value-type="float" office:value="0.0000509999999849242">
            <text:p>0.00005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912.884289">
            <text:p>6912.884289</text:p>
          </table:table-cell>
          <table:table-cell table:formula="of:=[.A1293]-[.A$20]" office:value-type="float" office:value="0.23859899999934">
            <text:p>0.238599</text:p>
          </table:table-cell>
          <table:table-cell table:formula="of:=[.B1293]-[.B1292]" office:value-type="float" office:value="0.0000019999997675768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912.884291">
            <text:p>6912.884291</text:p>
          </table:table-cell>
          <table:table-cell table:formula="of:=[.A1294]-[.A$20]" office:value-type="float" office:value="0.238601000000017">
            <text:p>0.238601</text:p>
          </table:table-cell>
          <table:table-cell table:formula="of:=[.B1294]-[.B1293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912.884294">
            <text:p>6912.884294</text:p>
          </table:table-cell>
          <table:table-cell table:formula="of:=[.A1295]-[.A$20]" office:value-type="float" office:value="0.238604000000123">
            <text:p>0.238604</text:p>
          </table:table-cell>
          <table:table-cell table:formula="of:=[.B1295]-[.B1294]" office:value-type="float" office:value="0.00000300000010611257">
            <text:p>0.000003</text:p>
          </table:table-cell>
          <table:table-cell/>
          <table:table-cell office:value-type="string">
            <text:p>task_dead_dl</text:p>
          </table:table-cell>
          <table:table-cell/>
        </table:table-row>
        <table:table-row table:style-name="ro1">
          <table:table-cell office:value-type="float" office:value="6912.884333">
            <text:p>6912.884333</text:p>
          </table:table-cell>
          <table:table-cell table:formula="of:=[.A1296]-[.A$20]" office:value-type="float" office:value="0.238642999999684">
            <text:p>0.238643</text:p>
          </table:table-cell>
          <table:table-cell table:formula="of:=[.B1296]-[.B1295]" office:value-type="float" office:value="0.0000389999995604739">
            <text:p>0.000039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912.884335">
            <text:p>6912.884335</text:p>
          </table:table-cell>
          <table:table-cell table:formula="of:=[.A1297]-[.A$20]" office:value-type="float" office:value="0.238644999999451">
            <text:p>0.238645</text:p>
          </table:table-cell>
          <table:table-cell table:formula="of:=[.B1297]-[.B1296]" office:value-type="float" office:value="0.0000019999997675768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912.884341">
            <text:p>6912.884341</text:p>
          </table:table-cell>
          <table:table-cell table:formula="of:=[.A1298]-[.A$20]" office:value-type="float" office:value="0.238650999999663">
            <text:p>0.238651</text:p>
          </table:table-cell>
          <table:table-cell table:formula="of:=[.B1298]-[.B1297]" office:value-type="float" office:value="0.00000600000021222513">
            <text:p>0.000006</text:p>
          </table:table-cell>
          <table:table-cell table:number-columns-repeated="2"/>
          <table:table-cell office:value-type="string">
            <text:p>task_dead_dl</text:p>
          </table:table-cell>
        </table:table-row>
        <table:table-row table:style-name="ro1" table:number-rows-repeated="1047277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6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3">06/13/2011</text:date>, <text:time>23:40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13T23:40:19</dc:date>
    <dc:creator>Tadeus Prastowo</dc:creator>
    <meta:generator>OpenOffice.org/3.2$Linux OpenOffice.org_project/320m19$Build-9505</meta:generator>
    <meta:editing-duration>PT00H11M24S</meta:editing-duration>
    <meta:editing-cycles>6</meta:editing-cycles>
    <meta:document-statistic meta:table-count="1" meta:cell-count="5158" meta:object-count="0"/>
  </office:meta>
</office:document-meta>
</file>